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14" table:style-name="ta1">
        <table:shapes>
          <draw:frame draw:z-index="0" draw:style-name="gr1" draw:text-style-name="P1" svg:width="6.2909in" svg:height="3.5449in" svg:x="1.5756in" svg:y="3.6079in">
            <draw:object draw:notify-on-update-of-ranges="tfoot14.A1:tfoot14.A1 tfoot14.B1:tfoot14.LM1 tfoot14.A6:tfoot14.A6 tfoot14.B6:tfoot14.LM6 tfoot14.A8:tfoot14.A8 tfoot14.B8:tfoot14.LM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7" table:number-columns-repeated="14" table:default-cell-style-name="Default"/>
        <table:table-column table:style-name="co8" table:default-cell-style-name="Default"/>
        <table:table-column table:style-name="co7" table:number-columns-repeated="9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number-columns-repeated="12" table:default-cell-style-name="Default"/>
        <table:table-column table:style-name="co9" table:default-cell-style-name="Default"/>
        <table:table-column table:style-name="co7" table:number-columns-repeated="9" table:default-cell-style-name="Default"/>
        <table:table-column table:style-name="co9" table:number-columns-repeated="2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9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2" table:default-cell-style-name="Default"/>
        <table:table-column table:style-name="co7" table:number-columns-repeated="3" table:default-cell-style-name="Default"/>
        <table:table-column table:style-name="co9" table:number-columns-repeated="2" table:default-cell-style-name="Default"/>
        <table:table-column table:style-name="co7" table:number-columns-repeated="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column table:style-name="co9" table:default-cell-style-name="Default"/>
        <table:table-column table:style-name="co7" table:number-columns-repeated="11" table:default-cell-style-name="Default"/>
        <table:table-column table:style-name="co9" table:default-cell-style-name="Default"/>
        <table:table-column table:style-name="co7" table:number-columns-repeated="10" table:default-cell-style-name="Default"/>
        <table:table-column table:style-name="co3" table:default-cell-style-name="Default"/>
        <table:table-column table:style-name="co7" table:number-columns-repeated="13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9" table:number-columns-repeated="2" table:default-cell-style-name="Default"/>
        <table:table-column table:style-name="co7" table:number-columns-repeated="13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4" table:default-cell-style-name="Default"/>
        <table:table-column table:style-name="co9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7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13" table:number-columns-repeated="51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78630828857" calcext:value-type="float">
            <text:p>0.066717863082886</text:p>
          </table:table-cell>
          <table:table-cell office:value-type="float" office:value="0.100076913833618" calcext:value-type="float">
            <text:p>0.100076913833618</text:p>
          </table:table-cell>
          <table:table-cell office:value-type="float" office:value="0.166794776916504" calcext:value-type="float">
            <text:p>0.166794776916504</text:p>
          </table:table-cell>
          <table:table-cell office:value-type="float" office:value="0.233513116836548" calcext:value-type="float">
            <text:p>0.233513116836548</text:p>
          </table:table-cell>
          <table:table-cell office:value-type="float" office:value="0.300231456756592" calcext:value-type="float">
            <text:p>0.300231456756592</text:p>
          </table:table-cell>
          <table:table-cell office:value-type="float" office:value="0.366949558258057" calcext:value-type="float">
            <text:p>0.366949558258057</text:p>
          </table:table-cell>
          <table:table-cell office:value-type="float" office:value="0.400308847427368" calcext:value-type="float">
            <text:p>0.400308847427368</text:p>
          </table:table-cell>
          <table:table-cell office:value-type="float" office:value="0.433667898178101" calcext:value-type="float">
            <text:p>0.433667898178101</text:p>
          </table:table-cell>
          <table:table-cell office:value-type="float" office:value="0.467027187347412" calcext:value-type="float">
            <text:p>0.467027187347412</text:p>
          </table:table-cell>
          <table:table-cell office:value-type="float" office:value="0.500386476516724" calcext:value-type="float">
            <text:p>0.500386476516724</text:p>
          </table:table-cell>
          <table:table-cell office:value-type="float" office:value="0.533745765686035" calcext:value-type="float">
            <text:p>0.533745765686035</text:p>
          </table:table-cell>
          <table:table-cell office:value-type="float" office:value="0.567104816436768" calcext:value-type="float">
            <text:p>0.567104816436768</text:p>
          </table:table-cell>
          <table:table-cell office:value-type="float" office:value="0.600464344024658" calcext:value-type="float">
            <text:p>0.600464344024658</text:p>
          </table:table-cell>
          <table:table-cell office:value-type="float" office:value="0.667182683944702" calcext:value-type="float">
            <text:p>0.667182683944702</text:p>
          </table:table-cell>
          <table:table-cell office:value-type="float" office:value="0.700542211532593" calcext:value-type="float">
            <text:p>0.700542211532593</text:p>
          </table:table-cell>
          <table:table-cell office:value-type="float" office:value="0.733901500701904" calcext:value-type="float">
            <text:p>0.733901500701904</text:p>
          </table:table-cell>
          <table:table-cell office:value-type="float" office:value="0.767260789871216" calcext:value-type="float">
            <text:p>0.767260789871216</text:p>
          </table:table-cell>
          <table:table-cell office:value-type="float" office:value="0.833978176116943" calcext:value-type="float">
            <text:p>0.833978176116943</text:p>
          </table:table-cell>
          <table:table-cell office:value-type="float" office:value="0.867336273193359" calcext:value-type="float">
            <text:p>0.867336273193359</text:p>
          </table:table-cell>
          <table:table-cell office:value-type="float" office:value="0.934052228927612" calcext:value-type="float">
            <text:p>0.934052228927612</text:p>
          </table:table-cell>
          <table:table-cell office:value-type="float" office:value="1.00076818466187" calcext:value-type="float">
            <text:p>1.00076818466187</text:p>
          </table:table-cell>
          <table:table-cell office:value-type="float" office:value="1.0674843788147" calcext:value-type="float">
            <text:p>1.0674843788147</text:p>
          </table:table-cell>
          <table:table-cell office:value-type="float" office:value="1.10084247589111" calcext:value-type="float">
            <text:p>1.10084247589111</text:p>
          </table:table-cell>
          <table:table-cell office:value-type="float" office:value="1.13420057296753" calcext:value-type="float">
            <text:p>1.13420057296753</text:p>
          </table:table-cell>
          <table:table-cell office:value-type="float" office:value="1.20091652870178" calcext:value-type="float">
            <text:p>1.20091652870178</text:p>
          </table:table-cell>
          <table:table-cell office:value-type="float" office:value="1.26763296127319" calcext:value-type="float">
            <text:p>1.26763296127319</text:p>
          </table:table-cell>
          <table:table-cell office:value-type="float" office:value="1.30099105834961" calcext:value-type="float">
            <text:p>1.30099105834961</text:p>
          </table:table-cell>
          <table:table-cell office:value-type="float" office:value="1.3677077293396" calcext:value-type="float">
            <text:p>1.3677077293396</text:p>
          </table:table-cell>
          <table:table-cell office:value-type="float" office:value="1.43442392349243" calcext:value-type="float">
            <text:p>1.43442392349243</text:p>
          </table:table-cell>
          <table:table-cell office:value-type="float" office:value="1.50114059448242" calcext:value-type="float">
            <text:p>1.50114059448242</text:p>
          </table:table-cell>
          <table:table-cell office:value-type="float" office:value="1.56785702705383" calcext:value-type="float">
            <text:p>1.56785702705383</text:p>
          </table:table-cell>
          <table:table-cell office:value-type="float" office:value="1.63457369804382" calcext:value-type="float">
            <text:p>1.63457369804382</text:p>
          </table:table-cell>
          <table:table-cell office:value-type="float" office:value="1.70129036903381" calcext:value-type="float">
            <text:p>1.70129036903381</text:p>
          </table:table-cell>
          <table:table-cell office:value-type="float" office:value="1.7680070400238" calcext:value-type="float">
            <text:p>1.7680070400238</text:p>
          </table:table-cell>
          <table:table-cell office:value-type="float" office:value="1.83472299575806" calcext:value-type="float">
            <text:p>1.83472299575806</text:p>
          </table:table-cell>
          <table:table-cell office:value-type="float" office:value="1.90143823623657" calcext:value-type="float">
            <text:p>1.90143823623657</text:p>
          </table:table-cell>
          <table:table-cell office:value-type="float" office:value="1.93479585647583" calcext:value-type="float">
            <text:p>1.93479585647583</text:p>
          </table:table-cell>
          <table:table-cell office:value-type="float" office:value="1.96815347671509" calcext:value-type="float">
            <text:p>1.96815347671509</text:p>
          </table:table-cell>
          <table:table-cell office:value-type="float" office:value="2.00151109695435" calcext:value-type="float">
            <text:p>2.00151109695435</text:p>
          </table:table-cell>
          <table:table-cell office:value-type="float" office:value="2.03486847877502" calcext:value-type="float">
            <text:p>2.03486847877502</text:p>
          </table:table-cell>
          <table:table-cell office:value-type="float" office:value="2.10158395767212" calcext:value-type="float">
            <text:p>2.10158395767212</text:p>
          </table:table-cell>
          <table:table-cell office:value-type="float" office:value="2.13494157791138" calcext:value-type="float">
            <text:p>2.13494157791138</text:p>
          </table:table-cell>
          <table:table-cell office:value-type="float" office:value="2.20165657997131" calcext:value-type="float">
            <text:p>2.20165657997131</text:p>
          </table:table-cell>
          <table:table-cell office:value-type="float" office:value="2.26837205886841" calcext:value-type="float">
            <text:p>2.26837205886841</text:p>
          </table:table-cell>
          <table:table-cell office:value-type="float" office:value="2.33508729934692" calcext:value-type="float">
            <text:p>2.33508729934692</text:p>
          </table:table-cell>
          <table:table-cell office:value-type="float" office:value="2.40180230140686" calcext:value-type="float">
            <text:p>2.40180230140686</text:p>
          </table:table-cell>
          <table:table-cell office:value-type="float" office:value="2.4351601600647" calcext:value-type="float">
            <text:p>2.4351601600647</text:p>
          </table:table-cell>
          <table:table-cell office:value-type="float" office:value="2.46851778030395" calcext:value-type="float">
            <text:p>2.46851778030395</text:p>
          </table:table-cell>
          <table:table-cell office:value-type="float" office:value="2.53523278236389" calcext:value-type="float">
            <text:p>2.53523278236389</text:p>
          </table:table-cell>
          <table:table-cell office:value-type="float" office:value="2.60194802284241" calcext:value-type="float">
            <text:p>2.60194802284241</text:p>
          </table:table-cell>
          <table:table-cell office:value-type="float" office:value="2.63530588150024" calcext:value-type="float">
            <text:p>2.63530588150024</text:p>
          </table:table-cell>
          <table:table-cell office:value-type="float" office:value="2.70202112197876" calcext:value-type="float">
            <text:p>2.70202112197876</text:p>
          </table:table-cell>
          <table:table-cell office:value-type="float" office:value="2.73537850379944" calcext:value-type="float">
            <text:p>2.73537850379944</text:p>
          </table:table-cell>
          <table:table-cell office:value-type="float" office:value="2.7687361240387" calcext:value-type="float">
            <text:p>2.7687361240387</text:p>
          </table:table-cell>
          <table:table-cell office:value-type="float" office:value="3.23572635650635" calcext:value-type="float">
            <text:p>3.23572635650635</text:p>
          </table:table-cell>
          <table:table-cell office:value-type="float" office:value="3.26908254623413" calcext:value-type="float">
            <text:p>3.26908254623413</text:p>
          </table:table-cell>
          <table:table-cell office:value-type="float" office:value="3.30243897438049" calcext:value-type="float">
            <text:p>3.30243897438049</text:p>
          </table:table-cell>
          <table:table-cell office:value-type="float" office:value="3.36915159225464" calcext:value-type="float">
            <text:p>3.36915159225464</text:p>
          </table:table-cell>
          <table:table-cell office:value-type="float" office:value="3.40250778198242" calcext:value-type="float">
            <text:p>3.40250778198242</text:p>
          </table:table-cell>
          <table:table-cell office:value-type="float" office:value="3.46922039985657" calcext:value-type="float">
            <text:p>3.46922039985657</text:p>
          </table:table-cell>
          <table:table-cell office:value-type="float" office:value="3.53593277931213" calcext:value-type="float">
            <text:p>3.53593277931213</text:p>
          </table:table-cell>
          <table:table-cell office:value-type="float" office:value="3.66935753822327" calcext:value-type="float">
            <text:p>3.66935753822327</text:p>
          </table:table-cell>
          <table:table-cell office:value-type="float" office:value="3.70271372795105" calcext:value-type="float">
            <text:p>3.70271372795105</text:p>
          </table:table-cell>
          <table:table-cell office:value-type="float" office:value="3.86949634552002" calcext:value-type="float">
            <text:p>3.86949634552002</text:p>
          </table:table-cell>
          <table:table-cell office:value-type="float" office:value="3.90285325050354" calcext:value-type="float">
            <text:p>3.90285325050354</text:p>
          </table:table-cell>
          <table:table-cell office:value-type="float" office:value="3.93621039390564" calcext:value-type="float">
            <text:p>3.93621039390564</text:p>
          </table:table-cell>
          <table:table-cell office:value-type="float" office:value="3.96956729888916" calcext:value-type="float">
            <text:p>3.96956729888916</text:p>
          </table:table-cell>
          <table:table-cell office:value-type="float" office:value="4.0362811088562" calcext:value-type="float">
            <text:p>4.0362811088562</text:p>
          </table:table-cell>
          <table:table-cell office:value-type="float" office:value="4.0696382522583" calcext:value-type="float">
            <text:p>4.0696382522583</text:p>
          </table:table-cell>
          <table:table-cell office:value-type="float" office:value="4.13635230064392" calcext:value-type="float">
            <text:p>4.13635230064392</text:p>
          </table:table-cell>
          <table:table-cell office:value-type="float" office:value="4.20306611061096" calcext:value-type="float">
            <text:p>4.20306611061096</text:p>
          </table:table-cell>
          <table:table-cell office:value-type="float" office:value="4.50327897071838" calcext:value-type="float">
            <text:p>4.50327897071838</text:p>
          </table:table-cell>
          <table:table-cell office:value-type="float" office:value="4.569993019104" calcext:value-type="float">
            <text:p>4.569993019104</text:p>
          </table:table-cell>
          <table:table-cell office:value-type="float" office:value="4.67006421089172" calcext:value-type="float">
            <text:p>4.67006421089172</text:p>
          </table:table-cell>
          <table:table-cell office:value-type="float" office:value="4.70342111587524" calcext:value-type="float">
            <text:p>4.70342111587524</text:p>
          </table:table-cell>
          <table:table-cell office:value-type="float" office:value="4.73677802085876" calcext:value-type="float">
            <text:p>4.73677802085876</text:p>
          </table:table-cell>
          <table:table-cell office:value-type="float" office:value="4.80349206924439" calcext:value-type="float">
            <text:p>4.80349206924439</text:p>
          </table:table-cell>
          <table:table-cell office:value-type="float" office:value="4.90356302261353" calcext:value-type="float">
            <text:p>4.90356302261353</text:p>
          </table:table-cell>
          <table:table-cell office:value-type="float" office:value="4.97027707099915" calcext:value-type="float">
            <text:p>4.97027707099915</text:p>
          </table:table-cell>
          <table:table-cell office:value-type="float" office:value="5.03699111938477" calcext:value-type="float">
            <text:p>5.03699111938477</text:p>
          </table:table-cell>
          <table:table-cell office:value-type="float" office:value="5.13706207275391" calcext:value-type="float">
            <text:p>5.13706207275391</text:p>
          </table:table-cell>
          <table:table-cell office:value-type="float" office:value="5.20377635955811" calcext:value-type="float">
            <text:p>5.20377635955811</text:p>
          </table:table-cell>
          <table:table-cell office:value-type="float" office:value="5.27049016952515" calcext:value-type="float">
            <text:p>5.27049016952515</text:p>
          </table:table-cell>
          <table:table-cell office:value-type="float" office:value="5.30384731292725" calcext:value-type="float">
            <text:p>5.30384731292725</text:p>
          </table:table-cell>
          <table:table-cell office:value-type="float" office:value="5.53734636306763" calcext:value-type="float">
            <text:p>5.53734636306763</text:p>
          </table:table-cell>
          <table:table-cell office:value-type="float" office:value="5.60406017303467" calcext:value-type="float">
            <text:p>5.60406017303467</text:p>
          </table:table-cell>
          <table:table-cell office:value-type="float" office:value="5.67077422142029" calcext:value-type="float">
            <text:p>5.67077422142029</text:p>
          </table:table-cell>
          <table:table-cell office:value-type="float" office:value="5.70413112640381" calcext:value-type="float">
            <text:p>5.70413112640381</text:p>
          </table:table-cell>
          <table:table-cell office:value-type="float" office:value="5.80420231819153" calcext:value-type="float">
            <text:p>5.80420231819153</text:p>
          </table:table-cell>
          <table:table-cell office:value-type="float" office:value="5.83755922317505" calcext:value-type="float">
            <text:p>5.83755922317505</text:p>
          </table:table-cell>
          <table:table-cell office:value-type="float" office:value="5.90427303314209" calcext:value-type="float">
            <text:p>5.90427303314209</text:p>
          </table:table-cell>
          <table:table-cell office:value-type="float" office:value="5.93762993812561" calcext:value-type="float">
            <text:p>5.93762993812561</text:p>
          </table:table-cell>
          <table:table-cell office:value-type="float" office:value="5.97098684310913" calcext:value-type="float">
            <text:p>5.97098684310913</text:p>
          </table:table-cell>
          <table:table-cell office:value-type="float" office:value="6.00434398651123" calcext:value-type="float">
            <text:p>6.00434398651123</text:p>
          </table:table-cell>
          <table:table-cell office:value-type="float" office:value="6.03770089149475" calcext:value-type="float">
            <text:p>6.03770089149475</text:p>
          </table:table-cell>
          <table:table-cell office:value-type="float" office:value="6.10441446304321" calcext:value-type="float">
            <text:p>6.10441446304321</text:p>
          </table:table-cell>
          <table:table-cell office:value-type="float" office:value="6.30455613136292" calcext:value-type="float">
            <text:p>6.30455613136292</text:p>
          </table:table-cell>
          <table:table-cell office:value-type="float" office:value="6.37126970291138" calcext:value-type="float">
            <text:p>6.37126970291138</text:p>
          </table:table-cell>
          <table:table-cell office:value-type="float" office:value="6.43798351287842" calcext:value-type="float">
            <text:p>6.43798351287842</text:p>
          </table:table-cell>
          <table:table-cell office:value-type="float" office:value="6.47134041786194" calcext:value-type="float">
            <text:p>6.47134041786194</text:p>
          </table:table-cell>
          <table:table-cell office:value-type="float" office:value="6.50469732284546" calcext:value-type="float">
            <text:p>6.50469732284546</text:p>
          </table:table-cell>
          <table:table-cell office:value-type="float" office:value="6.53805422782898" calcext:value-type="float">
            <text:p>6.53805422782898</text:p>
          </table:table-cell>
          <table:table-cell office:value-type="float" office:value="6.5714111328125" calcext:value-type="float">
            <text:p>6.5714111328125</text:p>
          </table:table-cell>
          <table:table-cell office:value-type="float" office:value="6.63812494277954" calcext:value-type="float">
            <text:p>6.63812494277954</text:p>
          </table:table-cell>
          <table:table-cell office:value-type="float" office:value="6.73819541931152" calcext:value-type="float">
            <text:p>6.73819541931152</text:p>
          </table:table-cell>
          <table:table-cell office:value-type="float" office:value="6.80490922927856" calcext:value-type="float">
            <text:p>6.80490922927856</text:p>
          </table:table-cell>
          <table:table-cell office:value-type="float" office:value="7.13850808143616" calcext:value-type="float">
            <text:p>7.13850808143616</text:p>
          </table:table-cell>
          <table:table-cell office:value-type="float" office:value="7.20522809028626" calcext:value-type="float">
            <text:p>7.20522809028626</text:p>
          </table:table-cell>
          <table:table-cell office:value-type="float" office:value="7.27194809913635" calcext:value-type="float">
            <text:p>7.27194809913635</text:p>
          </table:table-cell>
          <table:table-cell office:value-type="float" office:value="7.33866834640503" calcext:value-type="float">
            <text:p>7.33866834640503</text:p>
          </table:table-cell>
          <table:table-cell office:value-type="float" office:value="7.40538859367371" calcext:value-type="float">
            <text:p>7.40538859367371</text:p>
          </table:table-cell>
          <table:table-cell office:value-type="float" office:value="7.53882908821106" calcext:value-type="float">
            <text:p>7.53882908821106</text:p>
          </table:table-cell>
          <table:table-cell office:value-type="float" office:value="7.60554957389832" calcext:value-type="float">
            <text:p>7.60554957389832</text:p>
          </table:table-cell>
          <table:table-cell office:value-type="float" office:value="7.67226982116699" calcext:value-type="float">
            <text:p>7.67226982116699</text:p>
          </table:table-cell>
          <table:table-cell office:value-type="float" office:value="7.7056303024292" calcext:value-type="float">
            <text:p>7.7056303024292</text:p>
          </table:table-cell>
          <table:table-cell office:value-type="float" office:value="7.77235078811646" calcext:value-type="float">
            <text:p>7.77235078811646</text:p>
          </table:table-cell>
          <table:table-cell office:value-type="float" office:value="7.83906841278076" calcext:value-type="float">
            <text:p>7.83906841278076</text:p>
          </table:table-cell>
          <table:table-cell office:value-type="float" office:value="7.90578389167786" calcext:value-type="float">
            <text:p>7.90578389167786</text:p>
          </table:table-cell>
          <table:table-cell office:value-type="float" office:value="8.17264485359192" calcext:value-type="float">
            <text:p>8.17264485359192</text:p>
          </table:table-cell>
          <table:table-cell office:value-type="float" office:value="8.20600247383118" calcext:value-type="float">
            <text:p>8.20600247383118</text:p>
          </table:table-cell>
          <table:table-cell office:value-type="float" office:value="8.30607557296753" calcext:value-type="float">
            <text:p>8.30607557296753</text:p>
          </table:table-cell>
          <table:table-cell office:value-type="float" office:value="8.37279081344605" calcext:value-type="float">
            <text:p>8.37279081344605</text:p>
          </table:table-cell>
          <table:table-cell office:value-type="float" office:value="8.40614867210388" calcext:value-type="float">
            <text:p>8.40614867210388</text:p>
          </table:table-cell>
          <table:table-cell office:value-type="float" office:value="8.43950629234314" calcext:value-type="float">
            <text:p>8.43950629234314</text:p>
          </table:table-cell>
          <table:table-cell office:value-type="float" office:value="8.4728639125824" calcext:value-type="float">
            <text:p>8.4728639125824</text:p>
          </table:table-cell>
          <table:table-cell office:value-type="float" office:value="8.50622153282166" calcext:value-type="float">
            <text:p>8.50622153282166</text:p>
          </table:table-cell>
          <table:table-cell office:value-type="float" office:value="8.53957939147949" calcext:value-type="float">
            <text:p>8.53957939147949</text:p>
          </table:table-cell>
          <table:table-cell office:value-type="float" office:value="8.57293725013733" calcext:value-type="float">
            <text:p>8.57293725013733</text:p>
          </table:table-cell>
          <table:table-cell office:value-type="float" office:value="8.60629487037659" calcext:value-type="float">
            <text:p>8.60629487037659</text:p>
          </table:table-cell>
          <table:table-cell office:value-type="float" office:value="8.63965249061585" calcext:value-type="float">
            <text:p>8.63965249061585</text:p>
          </table:table-cell>
          <table:table-cell office:value-type="float" office:value="8.83979749679565" calcext:value-type="float">
            <text:p>8.83979749679565</text:p>
          </table:table-cell>
          <table:table-cell office:value-type="float" office:value="8.97322392463684" calcext:value-type="float">
            <text:p>8.97322392463684</text:p>
          </table:table-cell>
          <table:table-cell office:value-type="float" office:value="9.00658059120178" calcext:value-type="float">
            <text:p>9.00658059120178</text:p>
          </table:table-cell>
          <table:table-cell office:value-type="float" office:value="9.07329392433167" calcext:value-type="float">
            <text:p>9.07329392433167</text:p>
          </table:table-cell>
          <table:table-cell office:value-type="float" office:value="9.10665059089661" calcext:value-type="float">
            <text:p>9.10665059089661</text:p>
          </table:table-cell>
          <table:table-cell office:value-type="float" office:value="9.17336368560791" calcext:value-type="float">
            <text:p>9.17336368560791</text:p>
          </table:table-cell>
          <table:table-cell office:value-type="float" office:value="9.27343320846558" calcext:value-type="float">
            <text:p>9.27343320846558</text:p>
          </table:table-cell>
          <table:table-cell office:value-type="float" office:value="9.30678987503052" calcext:value-type="float">
            <text:p>9.30678987503052</text:p>
          </table:table-cell>
          <table:table-cell office:value-type="float" office:value="9.34014630317688" calcext:value-type="float">
            <text:p>9.34014630317688</text:p>
          </table:table-cell>
          <table:table-cell office:value-type="float" office:value="9.67371153831482" calcext:value-type="float">
            <text:p>9.67371153831482</text:p>
          </table:table-cell>
          <table:table-cell office:value-type="float" office:value="9.74042439460754" calcext:value-type="float">
            <text:p>9.74042439460754</text:p>
          </table:table-cell>
          <table:table-cell office:value-type="float" office:value="9.84049582481384" calcext:value-type="float">
            <text:p>9.84049582481384</text:p>
          </table:table-cell>
          <table:table-cell office:value-type="float" office:value="9.90721249580383" calcext:value-type="float">
            <text:p>9.90721249580383</text:p>
          </table:table-cell>
          <table:table-cell office:value-type="float" office:value="10.0072875022888" calcext:value-type="float">
            <text:p>10.0072875022888</text:p>
          </table:table-cell>
          <table:table-cell office:value-type="float" office:value="10.174079656601" calcext:value-type="float">
            <text:p>10.174079656601</text:p>
          </table:table-cell>
          <table:table-cell office:value-type="float" office:value="10.2741551399231" calcext:value-type="float">
            <text:p>10.2741551399231</text:p>
          </table:table-cell>
          <table:table-cell office:value-type="float" office:value="10.3075134754181" calcext:value-type="float">
            <text:p>10.3075134754181</text:p>
          </table:table-cell>
          <table:table-cell office:value-type="float" office:value="10.3742306232452" calcext:value-type="float">
            <text:p>10.3742306232452</text:p>
          </table:table-cell>
          <table:table-cell office:value-type="float" office:value="10.440948009491" calcext:value-type="float">
            <text:p>10.440948009491</text:p>
          </table:table-cell>
          <table:table-cell office:value-type="float" office:value="10.5076649188995" calcext:value-type="float">
            <text:p>10.5076649188995</text:p>
          </table:table-cell>
          <table:table-cell office:value-type="float" office:value="10.8412494659424" calcext:value-type="float">
            <text:p>10.8412494659424</text:p>
          </table:table-cell>
          <table:table-cell office:value-type="float" office:value="10.9079632759094" calcext:value-type="float">
            <text:p>10.9079632759094</text:p>
          </table:table-cell>
          <table:table-cell office:value-type="float" office:value="10.9746768474579" calcext:value-type="float">
            <text:p>10.9746768474579</text:p>
          </table:table-cell>
          <table:table-cell office:value-type="float" office:value="11.1081042289734" calcext:value-type="float">
            <text:p>11.1081042289734</text:p>
          </table:table-cell>
          <table:table-cell office:value-type="float" office:value="11.1748178005219" calcext:value-type="float">
            <text:p>11.1748178005219</text:p>
          </table:table-cell>
          <table:table-cell office:value-type="float" office:value="11.2081747055054" calcext:value-type="float">
            <text:p>11.2081747055054</text:p>
          </table:table-cell>
          <table:table-cell office:value-type="float" office:value="11.2415313720703" calcext:value-type="float">
            <text:p>11.2415313720703</text:p>
          </table:table-cell>
          <table:table-cell office:value-type="float" office:value="11.2748882770538" calcext:value-type="float">
            <text:p>11.2748882770538</text:p>
          </table:table-cell>
          <table:table-cell office:value-type="float" office:value="11.5083858966827" calcext:value-type="float">
            <text:p>11.5083858966827</text:p>
          </table:table-cell>
          <table:table-cell office:value-type="float" office:value="11.5750992298126" calcext:value-type="float">
            <text:p>11.5750992298126</text:p>
          </table:table-cell>
          <table:table-cell office:value-type="float" office:value="11.6418128013611" calcext:value-type="float">
            <text:p>11.6418128013611</text:p>
          </table:table-cell>
          <table:table-cell office:value-type="float" office:value="11.7085263729095" calcext:value-type="float">
            <text:p>11.7085263729095</text:p>
          </table:table-cell>
          <table:table-cell office:value-type="float" office:value="11.7418832778931" calcext:value-type="float">
            <text:p>11.7418832778931</text:p>
          </table:table-cell>
          <table:table-cell office:value-type="float" office:value="11.808596611023" calcext:value-type="float">
            <text:p>11.808596611023</text:p>
          </table:table-cell>
          <table:table-cell office:value-type="float" office:value="11.8419528007507" calcext:value-type="float">
            <text:p>11.8419528007507</text:p>
          </table:table-cell>
          <table:table-cell office:value-type="float" office:value="11.9086647033691" calcext:value-type="float">
            <text:p>11.9086647033691</text:p>
          </table:table-cell>
          <table:table-cell office:value-type="float" office:value="12.2755808830261" calcext:value-type="float">
            <text:p>12.2755808830261</text:p>
          </table:table-cell>
          <table:table-cell office:value-type="float" office:value="12.342292547226" calcext:value-type="float">
            <text:p>12.342292547226</text:p>
          </table:table-cell>
          <table:table-cell office:value-type="float" office:value="12.4090044498444" calcext:value-type="float">
            <text:p>12.4090044498444</text:p>
          </table:table-cell>
          <table:table-cell office:value-type="float" office:value="12.4423604011536" calcext:value-type="float">
            <text:p>12.4423604011536</text:p>
          </table:table-cell>
          <table:table-cell office:value-type="float" office:value="12.4757163524628" calcext:value-type="float">
            <text:p>12.4757163524628</text:p>
          </table:table-cell>
          <table:table-cell office:value-type="float" office:value="12.5090720653534" calcext:value-type="float">
            <text:p>12.5090720653534</text:p>
          </table:table-cell>
          <table:table-cell office:value-type="float" office:value="12.6758513450623" calcext:value-type="float">
            <text:p>12.6758513450623</text:p>
          </table:table-cell>
          <table:table-cell office:value-type="float" office:value="12.7425630092621" calcext:value-type="float">
            <text:p>12.7425630092621</text:p>
          </table:table-cell>
          <table:table-cell office:value-type="float" office:value="12.8426320552826" calcext:value-type="float">
            <text:p>12.8426320552826</text:p>
          </table:table-cell>
          <table:table-cell office:value-type="float" office:value="12.9093463420868" calcext:value-type="float">
            <text:p>12.9093463420868</text:p>
          </table:table-cell>
          <table:table-cell office:value-type="float" office:value="12.9760608673096" calcext:value-type="float">
            <text:p>12.9760608673096</text:p>
          </table:table-cell>
          <table:table-cell office:value-type="float" office:value="13.0427756309509" calcext:value-type="float">
            <text:p>13.0427756309509</text:p>
          </table:table-cell>
          <table:table-cell office:value-type="float" office:value="13.076132774353" calcext:value-type="float">
            <text:p>13.076132774353</text:p>
          </table:table-cell>
          <table:table-cell office:value-type="float" office:value="13.1762044429779" calcext:value-type="float">
            <text:p>13.1762044429779</text:p>
          </table:table-cell>
          <table:table-cell office:value-type="float" office:value="13.3429906368256" calcext:value-type="float">
            <text:p>13.3429906368256</text:p>
          </table:table-cell>
          <table:table-cell office:value-type="float" office:value="13.3763480186462" calcext:value-type="float">
            <text:p>13.3763480186462</text:p>
          </table:table-cell>
          <table:table-cell office:value-type="float" office:value="13.4097051620483" calcext:value-type="float">
            <text:p>13.4097051620483</text:p>
          </table:table-cell>
          <table:table-cell office:value-type="float" office:value="13.4430623054504" calcext:value-type="float">
            <text:p>13.4430623054504</text:p>
          </table:table-cell>
          <table:table-cell office:value-type="float" office:value="13.4764199256897" calcext:value-type="float">
            <text:p>13.4764199256897</text:p>
          </table:table-cell>
          <table:table-cell office:value-type="float" office:value="13.5097770690918" calcext:value-type="float">
            <text:p>13.5097770690918</text:p>
          </table:table-cell>
          <table:table-cell office:value-type="float" office:value="13.5431344509125" calcext:value-type="float">
            <text:p>13.5431344509125</text:p>
          </table:table-cell>
          <table:table-cell office:value-type="float" office:value="13.5764915943146" calcext:value-type="float">
            <text:p>13.5764915943146</text:p>
          </table:table-cell>
          <table:table-cell office:value-type="float" office:value="13.6098487377167" calcext:value-type="float">
            <text:p>13.6098487377167</text:p>
          </table:table-cell>
          <table:table-cell office:value-type="float" office:value="13.6432061195374" calcext:value-type="float">
            <text:p>13.6432061195374</text:p>
          </table:table-cell>
          <table:table-cell office:value-type="float" office:value="13.7099208831787" calcext:value-type="float">
            <text:p>13.7099208831787</text:p>
          </table:table-cell>
          <table:table-cell office:value-type="float" office:value="13.7766354084015" calcext:value-type="float">
            <text:p>13.7766354084015</text:p>
          </table:table-cell>
          <table:table-cell office:value-type="float" office:value="13.84334897995" calcext:value-type="float">
            <text:p>13.84334897995</text:p>
          </table:table-cell>
          <table:table-cell office:value-type="float" office:value="14.0768446922302" calcext:value-type="float">
            <text:p>14.0768446922302</text:p>
          </table:table-cell>
          <table:table-cell office:value-type="float" office:value="14.143557548523" calcext:value-type="float">
            <text:p>14.143557548523</text:p>
          </table:table-cell>
          <table:table-cell office:value-type="float" office:value="14.2102704048157" calcext:value-type="float">
            <text:p>14.2102704048157</text:p>
          </table:table-cell>
          <table:table-cell office:value-type="float" office:value="14.243626832962" calcext:value-type="float">
            <text:p>14.243626832962</text:p>
          </table:table-cell>
          <table:table-cell office:value-type="float" office:value="14.2769832611084" calcext:value-type="float">
            <text:p>14.2769832611084</text:p>
          </table:table-cell>
          <table:table-cell office:value-type="float" office:value="14.94411444664" calcext:value-type="float">
            <text:p>14.94411444664</text:p>
          </table:table-cell>
          <table:table-cell office:value-type="float" office:value="15.0108287334442" calcext:value-type="float">
            <text:p>15.0108287334442</text:p>
          </table:table-cell>
          <table:table-cell office:value-type="float" office:value="15.0775427818298" calcext:value-type="float">
            <text:p>15.0775427818298</text:p>
          </table:table-cell>
          <table:table-cell office:value-type="float" office:value="15.1442573070526" calcext:value-type="float">
            <text:p>15.1442573070526</text:p>
          </table:table-cell>
          <table:table-cell office:value-type="float" office:value="15.2109715938568" calcext:value-type="float">
            <text:p>15.2109715938568</text:p>
          </table:table-cell>
          <table:table-cell office:value-type="float" office:value="15.2776856422424" calcext:value-type="float">
            <text:p>15.2776856422424</text:p>
          </table:table-cell>
          <table:table-cell office:value-type="float" office:value="15.3110427856445" calcext:value-type="float">
            <text:p>15.3110427856445</text:p>
          </table:table-cell>
          <table:table-cell office:value-type="float" office:value="15.3443999290466" calcext:value-type="float">
            <text:p>15.3443999290466</text:p>
          </table:table-cell>
          <table:table-cell office:value-type="float" office:value="15.4111142158508" calcext:value-type="float">
            <text:p>15.4111142158508</text:p>
          </table:table-cell>
          <table:table-cell office:value-type="float" office:value="15.477828502655" calcext:value-type="float">
            <text:p>15.477828502655</text:p>
          </table:table-cell>
          <table:table-cell office:value-type="float" office:value="15.5445425510407" calcext:value-type="float">
            <text:p>15.5445425510407</text:p>
          </table:table-cell>
          <table:table-cell office:value-type="float" office:value="15.5778996944428" calcext:value-type="float">
            <text:p>15.5778996944428</text:p>
          </table:table-cell>
          <table:table-cell office:value-type="float" office:value="15.677971124649" calcext:value-type="float">
            <text:p>15.677971124649</text:p>
          </table:table-cell>
          <table:table-cell office:value-type="float" office:value="15.7113282680511" calcext:value-type="float">
            <text:p>15.7113282680511</text:p>
          </table:table-cell>
          <table:table-cell office:value-type="float" office:value="15.7446854114532" calcext:value-type="float">
            <text:p>15.7446854114532</text:p>
          </table:table-cell>
          <table:table-cell office:value-type="float" office:value="15.911473274231" calcext:value-type="float">
            <text:p>15.911473274231</text:p>
          </table:table-cell>
          <table:table-cell office:value-type="float" office:value="15.9781892299652" calcext:value-type="float">
            <text:p>15.9781892299652</text:p>
          </table:table-cell>
          <table:table-cell office:value-type="float" office:value="16.0115473270416" calcext:value-type="float">
            <text:p>16.0115473270416</text:p>
          </table:table-cell>
          <table:table-cell office:value-type="float" office:value="16.0782632827759" calcext:value-type="float">
            <text:p>16.0782632827759</text:p>
          </table:table-cell>
          <table:table-cell office:value-type="float" office:value="16.1116211414337" calcext:value-type="float">
            <text:p>16.1116211414337</text:p>
          </table:table-cell>
          <table:table-cell office:value-type="float" office:value="16.1783373355865" calcext:value-type="float">
            <text:p>16.1783373355865</text:p>
          </table:table-cell>
          <table:table-cell office:value-type="float" office:value="16.2116951942444" calcext:value-type="float">
            <text:p>16.2116951942444</text:p>
          </table:table-cell>
          <table:table-cell office:value-type="float" office:value="16.2784113883972" calcext:value-type="float">
            <text:p>16.2784113883972</text:p>
          </table:table-cell>
          <table:table-cell office:value-type="float" office:value="16.3117694854736" calcext:value-type="float">
            <text:p>16.3117694854736</text:p>
          </table:table-cell>
          <table:table-cell office:value-type="float" office:value="16.3451273441315" calcext:value-type="float">
            <text:p>16.3451273441315</text:p>
          </table:table-cell>
          <table:table-cell office:value-type="float" office:value="16.3784854412079" calcext:value-type="float">
            <text:p>16.3784854412079</text:p>
          </table:table-cell>
          <table:table-cell office:value-type="float" office:value="16.6453499794006" calcext:value-type="float">
            <text:p>16.6453499794006</text:p>
          </table:table-cell>
          <table:table-cell office:value-type="float" office:value="16.712066411972" calcext:value-type="float">
            <text:p>16.712066411972</text:p>
          </table:table-cell>
          <table:table-cell office:value-type="float" office:value="16.7787826061249" calcext:value-type="float">
            <text:p>16.7787826061249</text:p>
          </table:table-cell>
          <table:table-cell office:value-type="float" office:value="17.4125609397888" calcext:value-type="float">
            <text:p>17.4125609397888</text:p>
          </table:table-cell>
          <table:table-cell office:value-type="float" office:value="17.4459176063538" calcext:value-type="float">
            <text:p>17.4459176063538</text:p>
          </table:table-cell>
          <table:table-cell office:value-type="float" office:value="17.5126307010651" calcext:value-type="float">
            <text:p>17.5126307010651</text:p>
          </table:table-cell>
          <table:table-cell office:value-type="float" office:value="17.54598736763" calcext:value-type="float">
            <text:p>17.54598736763</text:p>
          </table:table-cell>
          <table:table-cell office:value-type="float" office:value="17.5793440341949" calcext:value-type="float">
            <text:p>17.5793440341949</text:p>
          </table:table-cell>
          <table:table-cell office:value-type="float" office:value="17.6127004623413" calcext:value-type="float">
            <text:p>17.6127004623413</text:p>
          </table:table-cell>
          <table:table-cell office:value-type="float" office:value="17.6794137954712" calcext:value-type="float">
            <text:p>17.6794137954712</text:p>
          </table:table-cell>
          <table:table-cell office:value-type="float" office:value="17.7461271286011" calcext:value-type="float">
            <text:p>17.7461271286011</text:p>
          </table:table-cell>
          <table:table-cell office:value-type="float" office:value="17.8128402233124" calcext:value-type="float">
            <text:p>17.8128402233124</text:p>
          </table:table-cell>
          <table:table-cell office:value-type="float" office:value="17.8461971282959" calcext:value-type="float">
            <text:p>17.8461971282959</text:p>
          </table:table-cell>
          <table:table-cell office:value-type="float" office:value="17.9129111766815" calcext:value-type="float">
            <text:p>17.9129111766815</text:p>
          </table:table-cell>
          <table:table-cell office:value-type="float" office:value="17.9462685585022" calcext:value-type="float">
            <text:p>17.9462685585022</text:p>
          </table:table-cell>
          <table:table-cell office:value-type="float" office:value="18.0129826068878" calcext:value-type="float">
            <text:p>18.0129826068878</text:p>
          </table:table-cell>
          <table:table-cell office:value-type="float" office:value="18.0463397502899" calcext:value-type="float">
            <text:p>18.0463397502899</text:p>
          </table:table-cell>
          <table:table-cell office:value-type="float" office:value="18.1130537986755" calcext:value-type="float">
            <text:p>18.1130537986755</text:p>
          </table:table-cell>
          <table:table-cell office:value-type="float" office:value="18.1797678470612" calcext:value-type="float">
            <text:p>18.1797678470612</text:p>
          </table:table-cell>
          <table:table-cell office:value-type="float" office:value="18.2131252288818" calcext:value-type="float">
            <text:p>18.2131252288818</text:p>
          </table:table-cell>
          <table:table-cell office:value-type="float" office:value="18.2464821338654" calcext:value-type="float">
            <text:p>18.2464821338654</text:p>
          </table:table-cell>
          <table:table-cell office:value-type="float" office:value="18.2798392772675" calcext:value-type="float">
            <text:p>18.2798392772675</text:p>
          </table:table-cell>
          <table:table-cell office:value-type="float" office:value="18.3465533256531" calcext:value-type="float">
            <text:p>18.3465533256531</text:p>
          </table:table-cell>
          <table:table-cell office:value-type="float" office:value="18.4132676124573" calcext:value-type="float">
            <text:p>18.4132676124573</text:p>
          </table:table-cell>
          <table:table-cell office:value-type="float" office:value="18.4799818992615" calcext:value-type="float">
            <text:p>18.4799818992615</text:p>
          </table:table-cell>
          <table:table-cell office:value-type="float" office:value="18.5466959476471" calcext:value-type="float">
            <text:p>18.5466959476471</text:p>
          </table:table-cell>
          <table:table-cell office:value-type="float" office:value="18.5800530910492" calcext:value-type="float">
            <text:p>18.5800530910492</text:p>
          </table:table-cell>
          <table:table-cell office:value-type="float" office:value="18.6134099960327" calcext:value-type="float">
            <text:p>18.6134099960327</text:p>
          </table:table-cell>
          <table:table-cell office:value-type="float" office:value="18.6467671394348" calcext:value-type="float">
            <text:p>18.6467671394348</text:p>
          </table:table-cell>
          <table:table-cell office:value-type="float" office:value="18.713481426239" calcext:value-type="float">
            <text:p>18.713481426239</text:p>
          </table:table-cell>
          <table:table-cell office:value-type="float" office:value="18.7801957130432" calcext:value-type="float">
            <text:p>18.7801957130432</text:p>
          </table:table-cell>
          <table:table-cell office:value-type="float" office:value="18.8469092845917" calcext:value-type="float">
            <text:p>18.8469092845917</text:p>
          </table:table-cell>
          <table:table-cell office:value-type="float" office:value="18.8802659511566" calcext:value-type="float">
            <text:p>18.8802659511566</text:p>
          </table:table-cell>
          <table:table-cell office:value-type="float" office:value="18.9136226177216" calcext:value-type="float">
            <text:p>18.9136226177216</text:p>
          </table:table-cell>
          <table:table-cell office:value-type="float" office:value="18.9469792842865" calcext:value-type="float">
            <text:p>18.9469792842865</text:p>
          </table:table-cell>
          <table:table-cell office:value-type="float" office:value="18.98033618927" calcext:value-type="float">
            <text:p>18.98033618927</text:p>
          </table:table-cell>
          <table:table-cell office:value-type="float" office:value="19.013692855835" calcext:value-type="float">
            <text:p>19.013692855835</text:p>
          </table:table-cell>
          <table:table-cell office:value-type="float" office:value="19.0470495223999" calcext:value-type="float">
            <text:p>19.0470495223999</text:p>
          </table:table-cell>
          <table:table-cell office:value-type="float" office:value="19.1137626171112" calcext:value-type="float">
            <text:p>19.1137626171112</text:p>
          </table:table-cell>
          <table:table-cell office:value-type="float" office:value="19.1471192836761" calcext:value-type="float">
            <text:p>19.1471192836761</text:p>
          </table:table-cell>
          <table:table-cell office:value-type="float" office:value="19.2138323783875" calcext:value-type="float">
            <text:p>19.2138323783875</text:p>
          </table:table-cell>
          <table:table-cell office:value-type="float" office:value="19.2805457115173" calcext:value-type="float">
            <text:p>19.2805457115173</text:p>
          </table:table-cell>
          <table:table-cell office:value-type="float" office:value="19.3139021396637" calcext:value-type="float">
            <text:p>19.3139021396637</text:p>
          </table:table-cell>
          <table:table-cell office:value-type="float" office:value="19.3806154727936" calcext:value-type="float">
            <text:p>19.3806154727936</text:p>
          </table:table-cell>
          <table:table-cell office:value-type="float" office:value="19.4139721393585" calcext:value-type="float">
            <text:p>19.4139721393585</text:p>
          </table:table-cell>
          <table:table-cell office:value-type="float" office:value="19.4806852340698" calcext:value-type="float">
            <text:p>19.4806852340698</text:p>
          </table:table-cell>
          <table:table-cell office:value-type="float" office:value="19.5473983287811" calcext:value-type="float">
            <text:p>19.5473983287811</text:p>
          </table:table-cell>
          <table:table-cell office:value-type="float" office:value="19.6141114234924" calcext:value-type="float">
            <text:p>19.6141114234924</text:p>
          </table:table-cell>
          <table:table-cell office:value-type="float" office:value="19.6474678516388" calcext:value-type="float">
            <text:p>19.6474678516388</text:p>
          </table:table-cell>
          <table:table-cell office:value-type="float" office:value="19.7141809463501" calcext:value-type="float">
            <text:p>19.7141809463501</text:p>
          </table:table-cell>
          <table:table-cell office:value-type="float" office:value="19.78089427948" calcext:value-type="float">
            <text:p>19.78089427948</text:p>
          </table:table-cell>
          <table:table-cell office:value-type="float" office:value="19.8809645175934" calcext:value-type="float">
            <text:p>19.8809645175934</text:p>
          </table:table-cell>
          <table:table-cell office:value-type="float" office:value="19.9143214225769" calcext:value-type="float">
            <text:p>19.9143214225769</text:p>
          </table:table-cell>
          <table:table-cell office:value-type="float" office:value="19.9476783275604" calcext:value-type="float">
            <text:p>19.9476783275604</text:p>
          </table:table-cell>
          <table:table-cell office:value-type="float" office:value="19.9810352325439" calcext:value-type="float">
            <text:p>19.9810352325439</text:p>
          </table:table-cell>
          <table:table-cell office:value-type="float" office:value="20.0143921375275" calcext:value-type="float">
            <text:p>20.0143921375275</text:p>
          </table:table-cell>
          <table:table-cell office:value-type="float" office:value="20.0477488040924" calcext:value-type="float">
            <text:p>20.0477488040924</text:p>
          </table:table-cell>
          <table:table-cell office:value-type="float" office:value="20.0811059474945" calcext:value-type="float">
            <text:p>20.0811059474945</text:p>
          </table:table-cell>
          <table:table-cell office:value-type="float" office:value="20.114462852478" calcext:value-type="float">
            <text:p>20.114462852478</text:p>
          </table:table-cell>
          <table:table-cell office:value-type="float" office:value="20.1478197574615" calcext:value-type="float">
            <text:p>20.1478197574615</text:p>
          </table:table-cell>
          <table:table-cell office:value-type="float" office:value="20.1811766624451" calcext:value-type="float">
            <text:p>20.1811766624451</text:p>
          </table:table-cell>
          <table:table-cell office:value-type="float" office:value="20.2478902339935" calcext:value-type="float">
            <text:p>20.2478902339935</text:p>
          </table:table-cell>
          <table:table-cell office:value-type="float" office:value="20.3146040439606" calcext:value-type="float">
            <text:p>20.3146040439606</text:p>
          </table:table-cell>
          <table:table-cell office:value-type="float" office:value="20.3813178539276" calcext:value-type="float">
            <text:p>20.3813178539276</text:p>
          </table:table-cell>
          <table:table-cell office:value-type="float" office:value="20.4480314254761" calcext:value-type="float">
            <text:p>20.4480314254761</text:p>
          </table:table-cell>
          <table:table-cell office:value-type="float" office:value="20.5147452354431" calcext:value-type="float">
            <text:p>20.5147452354431</text:p>
          </table:table-cell>
          <table:table-cell office:value-type="float" office:value="20.5481019020081" calcext:value-type="float">
            <text:p>20.5481019020081</text:p>
          </table:table-cell>
          <table:table-cell office:value-type="float" office:value="20.5814588069916" calcext:value-type="float">
            <text:p>20.5814588069916</text:p>
          </table:table-cell>
          <table:table-cell office:value-type="float" office:value="20.6148157119751" calcext:value-type="float">
            <text:p>20.6148157119751</text:p>
          </table:table-cell>
          <table:table-cell office:value-type="float" office:value="20.6815295219421" calcext:value-type="float">
            <text:p>20.6815295219421</text:p>
          </table:table-cell>
          <table:table-cell office:value-type="float" office:value="20.7148861885071" calcext:value-type="float">
            <text:p>20.7148861885071</text:p>
          </table:table-cell>
          <table:table-cell office:value-type="float" office:value="20.7482430934906" calcext:value-type="float">
            <text:p>20.7482430934906</text:p>
          </table:table-cell>
          <table:table-cell office:value-type="float" office:value="20.8149566650391" calcext:value-type="float">
            <text:p>20.8149566650391</text:p>
          </table:table-cell>
          <table:table-cell office:value-type="float" office:value="20.8483135700226" calcext:value-type="float">
            <text:p>20.8483135700226</text:p>
          </table:table-cell>
          <table:table-cell office:value-type="float" office:value="20.9155271053314" calcext:value-type="float">
            <text:p>20.9155271053314</text:p>
          </table:table-cell>
          <table:table-cell office:value-type="float" office:value="20.9827470779419" calcext:value-type="float">
            <text:p>20.9827470779419</text:p>
          </table:table-cell>
          <table:table-cell office:value-type="float" office:value="21.0499730110168" calcext:value-type="float">
            <text:p>21.0499730110168</text:p>
          </table:table-cell>
          <table:table-cell office:value-type="float" office:value="21.0835888385773" calcext:value-type="float">
            <text:p>21.0835888385773</text:p>
          </table:table-cell>
          <table:table-cell office:value-type="float" office:value="21.1508243083954" calcext:value-type="float">
            <text:p>21.1508243083954</text:p>
          </table:table-cell>
          <table:table-cell office:value-type="float" office:value="21.1844446659088" calcext:value-type="float">
            <text:p>21.1844446659088</text:p>
          </table:table-cell>
          <table:table-cell office:value-type="float" office:value="21.2180666923523" calcext:value-type="float">
            <text:p>21.2180666923523</text:p>
          </table:table-cell>
          <table:table-cell office:value-type="float" office:value="21.2853152751923" calcext:value-type="float">
            <text:p>21.2853152751923</text:p>
          </table:table-cell>
          <table:table-cell office:value-type="float" office:value="21.3525702953339" calcext:value-type="float">
            <text:p>21.3525702953339</text:p>
          </table:table-cell>
          <table:table-cell office:value-type="float" office:value="21.4198317527771" calcext:value-type="float">
            <text:p>21.4198317527771</text:p>
          </table:table-cell>
          <table:table-cell office:value-type="float" office:value="21.4870994091034" calcext:value-type="float">
            <text:p>21.4870994091034</text:p>
          </table:table-cell>
          <table:table-cell office:value-type="float" office:value="21.5543735027313" calcext:value-type="float">
            <text:p>21.5543735027313</text:p>
          </table:table-cell>
          <table:table-cell office:value-type="float" office:value="21.5880131721497" calcext:value-type="float">
            <text:p>21.5880131721497</text:p>
          </table:table-cell>
          <table:table-cell office:value-type="float" office:value="21.6216542720795" calcext:value-type="float">
            <text:p>21.6216542720795</text:p>
          </table:table-cell>
          <table:table-cell office:value-type="float" office:value="21.7225868701935" calcext:value-type="float">
            <text:p>21.7225868701935</text:p>
          </table:table-cell>
          <table:table-cell office:value-type="float" office:value="21.7898833751678" calcext:value-type="float">
            <text:p>21.7898833751678</text:p>
          </table:table-cell>
          <table:table-cell office:value-type="float" office:value="21.8571798801422" calcext:value-type="float">
            <text:p>21.8571798801422</text:p>
          </table:table-cell>
          <table:table-cell office:value-type="float" office:value="21.8905119895935" calcext:value-type="float">
            <text:p>21.8905119895935</text:p>
          </table:table-cell>
          <table:table-cell office:value-type="float" office:value="21.9238440990448" calcext:value-type="float">
            <text:p>21.9238440990448</text:p>
          </table:table-cell>
          <table:table-cell office:value-type="float" office:value="21.9905073642731" calcext:value-type="float">
            <text:p>21.9905073642731</text:p>
          </table:table-cell>
          <table:table-cell office:value-type="float" office:value="22.0238387584686" calcext:value-type="float">
            <text:p>22.0238387584686</text:p>
          </table:table-cell>
          <table:table-cell office:value-type="float" office:value="22.0571699142456" calcext:value-type="float">
            <text:p>22.0571699142456</text:p>
          </table:table-cell>
          <table:table-cell office:value-type="float" office:value="22.0905005931854" calcext:value-type="float">
            <text:p>22.0905005931854</text:p>
          </table:table-cell>
          <table:table-cell office:value-type="float" office:value="22.1238315105438" calcext:value-type="float">
            <text:p>22.1238315105438</text:p>
          </table:table-cell>
          <table:table-cell office:value-type="float" office:value="22.1571617126465" calcext:value-type="float">
            <text:p>22.1571617126465</text:p>
          </table:table-cell>
          <table:table-cell table:number-columns-repeated="519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6511089439131" calcext:value-type="float">
            <text:p>0.156511089439131</text:p>
          </table:table-cell>
          <table:table-cell office:value-type="float" office:value="0.156679213798804" calcext:value-type="float">
            <text:p>0.156679213798804</text:p>
          </table:table-cell>
          <table:table-cell office:value-type="float" office:value="0.156509724237091" calcext:value-type="float">
            <text:p>0.156509724237091</text:p>
          </table:table-cell>
          <table:table-cell office:value-type="float" office:value="0.156560623736331" calcext:value-type="float">
            <text:p>0.156560623736331</text:p>
          </table:table-cell>
          <table:table-cell office:value-type="float" office:value="0.156394744780126" calcext:value-type="float">
            <text:p>0.156394744780126</text:p>
          </table:table-cell>
          <table:table-cell office:value-type="float" office:value="0.15652484228118" calcext:value-type="float">
            <text:p>0.15652484228118</text:p>
          </table:table-cell>
          <table:table-cell office:value-type="float" office:value="0.15645899699423" calcext:value-type="float">
            <text:p>0.15645899699423</text:p>
          </table:table-cell>
          <table:table-cell office:value-type="float" office:value="0.156383237606149" calcext:value-type="float">
            <text:p>0.156383237606149</text:p>
          </table:table-cell>
          <table:table-cell office:value-type="float" office:value="0.156426643766838" calcext:value-type="float">
            <text:p>0.156426643766838</text:p>
          </table:table-cell>
          <table:table-cell office:value-type="float" office:value="0.156554766703966" calcext:value-type="float">
            <text:p>0.156554766703966</text:p>
          </table:table-cell>
          <table:table-cell office:value-type="float" office:value="0.156456367194502" calcext:value-type="float">
            <text:p>0.156456367194502</text:p>
          </table:table-cell>
          <table:table-cell office:value-type="float" office:value="0.156404233631974" calcext:value-type="float">
            <text:p>0.156404233631974</text:p>
          </table:table-cell>
          <table:table-cell office:value-type="float" office:value="0.156395749501497" calcext:value-type="float">
            <text:p>0.156395749501497</text:p>
          </table:table-cell>
          <table:table-cell office:value-type="float" office:value="0.156616765235258" calcext:value-type="float">
            <text:p>0.156616765235258</text:p>
          </table:table-cell>
          <table:table-cell office:value-type="float" office:value="0.156550992525497" calcext:value-type="float">
            <text:p>0.156550992525497</text:p>
          </table:table-cell>
          <table:table-cell office:value-type="float" office:value="0.156395703466728" calcext:value-type="float">
            <text:p>0.156395703466728</text:p>
          </table:table-cell>
          <table:table-cell office:value-type="float" office:value="0.156547913034627" calcext:value-type="float">
            <text:p>0.156547913034627</text:p>
          </table:table-cell>
          <table:table-cell office:value-type="float" office:value="0.156486141542455" calcext:value-type="float">
            <text:p>0.156486141542455</text:p>
          </table:table-cell>
          <table:table-cell office:value-type="float" office:value="0.156560990614458" calcext:value-type="float">
            <text:p>0.156560990614458</text:p>
          </table:table-cell>
          <table:table-cell office:value-type="float" office:value="0.156534883437388" calcext:value-type="float">
            <text:p>0.156534883437388</text:p>
          </table:table-cell>
          <table:table-cell office:value-type="float" office:value="0.156551951850906" calcext:value-type="float">
            <text:p>0.156551951850906</text:p>
          </table:table-cell>
          <table:table-cell office:value-type="float" office:value="0.156423936529752" calcext:value-type="float">
            <text:p>0.156423936529752</text:p>
          </table:table-cell>
          <table:table-cell office:value-type="float" office:value="0.156739804921755" calcext:value-type="float">
            <text:p>0.156739804921755</text:p>
          </table:table-cell>
          <table:table-cell office:value-type="float" office:value="0.156617718513032" calcext:value-type="float">
            <text:p>0.156617718513032</text:p>
          </table:table-cell>
          <table:table-cell office:value-type="float" office:value="0.156557612110592" calcext:value-type="float">
            <text:p>0.156557612110592</text:p>
          </table:table-cell>
          <table:table-cell office:value-type="float" office:value="0.156522237067906" calcext:value-type="float">
            <text:p>0.156522237067906</text:p>
          </table:table-cell>
          <table:table-cell office:value-type="float" office:value="0.156411881004854" calcext:value-type="float">
            <text:p>0.156411881004854</text:p>
          </table:table-cell>
          <table:table-cell office:value-type="float" office:value="0.156600299115031" calcext:value-type="float">
            <text:p>0.156600299115031</text:p>
          </table:table-cell>
          <table:table-cell office:value-type="float" office:value="0.15660194812293" calcext:value-type="float">
            <text:p>0.15660194812293</text:p>
          </table:table-cell>
          <table:table-cell office:value-type="float" office:value="0.156603407522261" calcext:value-type="float">
            <text:p>0.156603407522261</text:p>
          </table:table-cell>
          <table:table-cell office:value-type="float" office:value="0.156587311123613" calcext:value-type="float">
            <text:p>0.156587311123613</text:p>
          </table:table-cell>
          <table:table-cell office:value-type="float" office:value="0.156443815811516" calcext:value-type="float">
            <text:p>0.156443815811516</text:p>
          </table:table-cell>
          <table:table-cell office:value-type="float" office:value="0.156515879287476" calcext:value-type="float">
            <text:p>0.156515879287476</text:p>
          </table:table-cell>
          <table:table-cell office:value-type="float" office:value="0.156523246640719" calcext:value-type="float">
            <text:p>0.156523246640719</text:p>
          </table:table-cell>
          <table:table-cell office:value-type="float" office:value="0.156501552496094" calcext:value-type="float">
            <text:p>0.156501552496094</text:p>
          </table:table-cell>
          <table:table-cell office:value-type="float" office:value="0.156519083626495" calcext:value-type="float">
            <text:p>0.156519083626495</text:p>
          </table:table-cell>
          <table:table-cell office:value-type="float" office:value="0.156435959834112" calcext:value-type="float">
            <text:p>0.156435959834112</text:p>
          </table:table-cell>
          <table:table-cell office:value-type="float" office:value="0.156488848777322" calcext:value-type="float">
            <text:p>0.156488848777322</text:p>
          </table:table-cell>
          <table:table-cell office:value-type="float" office:value="0.156348249531998" calcext:value-type="float">
            <text:p>0.156348249531998</text:p>
          </table:table-cell>
          <table:table-cell office:value-type="float" office:value="0.156411313020058" calcext:value-type="float">
            <text:p>0.156411313020058</text:p>
          </table:table-cell>
          <table:table-cell office:value-type="float" office:value="0.156450860715859" calcext:value-type="float">
            <text:p>0.156450860715859</text:p>
          </table:table-cell>
          <table:table-cell office:value-type="float" office:value="0.156538153957904" calcext:value-type="float">
            <text:p>0.156538153957904</text:p>
          </table:table-cell>
          <table:table-cell office:value-type="float" office:value="0.156585282933768" calcext:value-type="float">
            <text:p>0.156585282933768</text:p>
          </table:table-cell>
          <table:table-cell office:value-type="float" office:value="0.156508322148948" calcext:value-type="float">
            <text:p>0.156508322148948</text:p>
          </table:table-cell>
          <table:table-cell office:value-type="float" office:value="0.157080771358041" calcext:value-type="float">
            <text:p>0.157080771358041</text:p>
          </table:table-cell>
          <table:table-cell office:value-type="float" office:value="0.156313906484513" calcext:value-type="float">
            <text:p>0.156313906484513</text:p>
          </table:table-cell>
          <table:table-cell office:value-type="float" office:value="0.157383034125099" calcext:value-type="float">
            <text:p>0.157383034125099</text:p>
          </table:table-cell>
          <table:table-cell office:value-type="float" office:value="0.158537827705505" calcext:value-type="float">
            <text:p>0.158537827705505</text:p>
          </table:table-cell>
          <table:table-cell office:value-type="float" office:value="0.159025888850204" calcext:value-type="float">
            <text:p>0.159025888850204</text:p>
          </table:table-cell>
          <table:table-cell office:value-type="float" office:value="0.15847211490054" calcext:value-type="float">
            <text:p>0.15847211490054</text:p>
          </table:table-cell>
          <table:table-cell office:value-type="float" office:value="0.157919981312261" calcext:value-type="float">
            <text:p>0.157919981312261</text:p>
          </table:table-cell>
          <table:table-cell office:value-type="float" office:value="0.15664040256777" calcext:value-type="float">
            <text:p>0.15664040256777</text:p>
          </table:table-cell>
          <table:table-cell office:value-type="float" office:value="0.151797103629914" calcext:value-type="float">
            <text:p>0.151797103629914</text:p>
          </table:table-cell>
          <table:table-cell office:value-type="float" office:value="0.148055465026557" calcext:value-type="float">
            <text:p>0.148055465026557</text:p>
          </table:table-cell>
          <table:table-cell office:value-type="float" office:value="0.146682539360769" calcext:value-type="float">
            <text:p>0.146682539360769</text:p>
          </table:table-cell>
          <table:table-cell office:value-type="float" office:value="0.193113082026432" calcext:value-type="float">
            <text:p>0.193113082026432</text:p>
          </table:table-cell>
          <table:table-cell office:value-type="float" office:value="0.192646690129519" calcext:value-type="float">
            <text:p>0.192646690129519</text:p>
          </table:table-cell>
          <table:table-cell office:value-type="float" office:value="0.195198047274169" calcext:value-type="float">
            <text:p>0.195198047274169</text:p>
          </table:table-cell>
          <table:table-cell office:value-type="float" office:value="0.200110786196337" calcext:value-type="float">
            <text:p>0.200110786196337</text:p>
          </table:table-cell>
          <table:table-cell office:value-type="float" office:value="0.198293724222541" calcext:value-type="float">
            <text:p>0.198293724222541</text:p>
          </table:table-cell>
          <table:table-cell office:value-type="float" office:value="0.195158981905609" calcext:value-type="float">
            <text:p>0.195158981905609</text:p>
          </table:table-cell>
          <table:table-cell office:value-type="float" office:value="0.196276834647251" calcext:value-type="float">
            <text:p>0.196276834647251</text:p>
          </table:table-cell>
          <table:table-cell office:value-type="float" office:value="0.211867619275319" calcext:value-type="float">
            <text:p>0.211867619275319</text:p>
          </table:table-cell>
          <table:table-cell office:value-type="float" office:value="0.212298414921163" calcext:value-type="float">
            <text:p>0.212298414921163</text:p>
          </table:table-cell>
          <table:table-cell office:value-type="float" office:value="0.183450318006285" calcext:value-type="float">
            <text:p>0.183450318006285</text:p>
          </table:table-cell>
          <table:table-cell office:value-type="float" office:value="0.180320805311689" calcext:value-type="float">
            <text:p>0.180320805311689</text:p>
          </table:table-cell>
          <table:table-cell office:value-type="float" office:value="0.181162583471368" calcext:value-type="float">
            <text:p>0.181162583471368</text:p>
          </table:table-cell>
          <table:table-cell office:value-type="float" office:value="0.186217896692961" calcext:value-type="float">
            <text:p>0.186217896692961</text:p>
          </table:table-cell>
          <table:table-cell office:value-type="float" office:value="0.193795875549538" calcext:value-type="float">
            <text:p>0.193795875549538</text:p>
          </table:table-cell>
          <table:table-cell office:value-type="float" office:value="0.194853162922785" calcext:value-type="float">
            <text:p>0.194853162922785</text:p>
          </table:table-cell>
          <table:table-cell office:value-type="float" office:value="0.193320109541346" calcext:value-type="float">
            <text:p>0.193320109541346</text:p>
          </table:table-cell>
          <table:table-cell office:value-type="float" office:value="0.192551664628734" calcext:value-type="float">
            <text:p>0.192551664628734</text:p>
          </table:table-cell>
          <table:table-cell office:value-type="float" office:value="0.13483970509041" calcext:value-type="float">
            <text:p>0.13483970509041</text:p>
          </table:table-cell>
          <table:table-cell office:value-type="float" office:value="0.127018888386127" calcext:value-type="float">
            <text:p>0.127018888386127</text:p>
          </table:table-cell>
          <table:table-cell office:value-type="float" office:value="0.110711106533114" calcext:value-type="float">
            <text:p>0.110711106533114</text:p>
          </table:table-cell>
          <table:table-cell office:value-type="float" office:value="0.10956771363315" calcext:value-type="float">
            <text:p>0.10956771363315</text:p>
          </table:table-cell>
          <table:table-cell office:value-type="float" office:value="0.111263307421889" calcext:value-type="float">
            <text:p>0.111263307421889</text:p>
          </table:table-cell>
          <table:table-cell office:value-type="float" office:value="0.117892887879934" calcext:value-type="float">
            <text:p>0.117892887879934</text:p>
          </table:table-cell>
          <table:table-cell office:value-type="float" office:value="0.133575691952922" calcext:value-type="float">
            <text:p>0.133575691952922</text:p>
          </table:table-cell>
          <table:table-cell office:value-type="float" office:value="0.142143030310096" calcext:value-type="float">
            <text:p>0.142143030310096</text:p>
          </table:table-cell>
          <table:table-cell office:value-type="float" office:value="0.156605965225967" calcext:value-type="float">
            <text:p>0.156605965225967</text:p>
          </table:table-cell>
          <table:table-cell office:value-type="float" office:value="0.176517557870987" calcext:value-type="float">
            <text:p>0.176517557870987</text:p>
          </table:table-cell>
          <table:table-cell office:value-type="float" office:value="0.177649895908234" calcext:value-type="float">
            <text:p>0.177649895908234</text:p>
          </table:table-cell>
          <table:table-cell office:value-type="float" office:value="0.175769355991401" calcext:value-type="float">
            <text:p>0.175769355991401</text:p>
          </table:table-cell>
          <table:table-cell office:value-type="float" office:value="0.17654743465858" calcext:value-type="float">
            <text:p>0.17654743465858</text:p>
          </table:table-cell>
          <table:table-cell office:value-type="float" office:value="0.185758979526436" calcext:value-type="float">
            <text:p>0.185758979526436</text:p>
          </table:table-cell>
          <table:table-cell office:value-type="float" office:value="0.19414358207673" calcext:value-type="float">
            <text:p>0.19414358207673</text:p>
          </table:table-cell>
          <table:table-cell office:value-type="float" office:value="0.202383530865328" calcext:value-type="float">
            <text:p>0.202383530865328</text:p>
          </table:table-cell>
          <table:table-cell office:value-type="float" office:value="0.200418423677059" calcext:value-type="float">
            <text:p>0.200418423677059</text:p>
          </table:table-cell>
          <table:table-cell office:value-type="float" office:value="0.201007699717379" calcext:value-type="float">
            <text:p>0.201007699717379</text:p>
          </table:table-cell>
          <table:table-cell office:value-type="float" office:value="0.205268986368042" calcext:value-type="float">
            <text:p>0.205268986368042</text:p>
          </table:table-cell>
          <table:table-cell office:value-type="float" office:value="0.205686924663157" calcext:value-type="float">
            <text:p>0.205686924663157</text:p>
          </table:table-cell>
          <table:table-cell office:value-type="float" office:value="0.204416048288772" calcext:value-type="float">
            <text:p>0.204416048288772</text:p>
          </table:table-cell>
          <table:table-cell office:value-type="float" office:value="0.203591914112902" calcext:value-type="float">
            <text:p>0.203591914112902</text:p>
          </table:table-cell>
          <table:table-cell office:value-type="float" office:value="0.202547847694735" calcext:value-type="float">
            <text:p>0.202547847694735</text:p>
          </table:table-cell>
          <table:table-cell office:value-type="float" office:value="0.201968355756441" calcext:value-type="float">
            <text:p>0.201968355756441</text:p>
          </table:table-cell>
          <table:table-cell office:value-type="float" office:value="0.206227363965898" calcext:value-type="float">
            <text:p>0.206227363965898</text:p>
          </table:table-cell>
          <table:table-cell office:value-type="float" office:value="0.21286688362579" calcext:value-type="float">
            <text:p>0.21286688362579</text:p>
          </table:table-cell>
          <table:table-cell office:value-type="float" office:value="0.201913469942781" calcext:value-type="float">
            <text:p>0.201913469942781</text:p>
          </table:table-cell>
          <table:table-cell office:value-type="float" office:value="0.202424674761067" calcext:value-type="float">
            <text:p>0.202424674761067</text:p>
          </table:table-cell>
          <table:table-cell office:value-type="float" office:value="0.202617119984523" calcext:value-type="float">
            <text:p>0.202617119984523</text:p>
          </table:table-cell>
          <table:table-cell office:value-type="float" office:value="0.20417221614077" calcext:value-type="float">
            <text:p>0.20417221614077</text:p>
          </table:table-cell>
          <table:table-cell office:value-type="float" office:value="0.204848282301036" calcext:value-type="float">
            <text:p>0.204848282301036</text:p>
          </table:table-cell>
          <table:table-cell office:value-type="float" office:value="0.207273967082843" calcext:value-type="float">
            <text:p>0.207273967082843</text:p>
          </table:table-cell>
          <table:table-cell office:value-type="float" office:value="0.207228419423482" calcext:value-type="float">
            <text:p>0.207228419423482</text:p>
          </table:table-cell>
          <table:table-cell office:value-type="float" office:value="0.207988093684278" calcext:value-type="float">
            <text:p>0.207988093684278</text:p>
          </table:table-cell>
          <table:table-cell office:value-type="float" office:value="0.217172912400577" calcext:value-type="float">
            <text:p>0.217172912400577</text:p>
          </table:table-cell>
          <table:table-cell office:value-type="float" office:value="0.135803539665508" calcext:value-type="float">
            <text:p>0.135803539665508</text:p>
          </table:table-cell>
          <table:table-cell office:value-type="float" office:value="0.124910717920991" calcext:value-type="float">
            <text:p>0.124910717920991</text:p>
          </table:table-cell>
          <table:table-cell office:value-type="float" office:value="0.11139409396704" calcext:value-type="float">
            <text:p>0.11139409396704</text:p>
          </table:table-cell>
          <table:table-cell office:value-type="float" office:value="0.112508209161039" calcext:value-type="float">
            <text:p>0.112508209161039</text:p>
          </table:table-cell>
          <table:table-cell office:value-type="float" office:value="0.116238305552335" calcext:value-type="float">
            <text:p>0.116238305552335</text:p>
          </table:table-cell>
          <table:table-cell office:value-type="float" office:value="0.131927090365162" calcext:value-type="float">
            <text:p>0.131927090365162</text:p>
          </table:table-cell>
          <table:table-cell office:value-type="float" office:value="0.140707734535689" calcext:value-type="float">
            <text:p>0.140707734535689</text:p>
          </table:table-cell>
          <table:table-cell office:value-type="float" office:value="0.148508854033932" calcext:value-type="float">
            <text:p>0.148508854033932</text:p>
          </table:table-cell>
          <table:table-cell office:value-type="float" office:value="0.151483395823697" calcext:value-type="float">
            <text:p>0.151483395823697</text:p>
          </table:table-cell>
          <table:table-cell office:value-type="float" office:value="0.152067794017405" calcext:value-type="float">
            <text:p>0.152067794017405</text:p>
          </table:table-cell>
          <table:table-cell office:value-type="float" office:value="0.143977599986227" calcext:value-type="float">
            <text:p>0.143977599986227</text:p>
          </table:table-cell>
          <table:table-cell office:value-type="float" office:value="0.132837729515017" calcext:value-type="float">
            <text:p>0.132837729515017</text:p>
          </table:table-cell>
          <table:table-cell office:value-type="float" office:value="0.164775988830033" calcext:value-type="float">
            <text:p>0.164775988830033</text:p>
          </table:table-cell>
          <table:table-cell office:value-type="float" office:value="0.176954960723073" calcext:value-type="float">
            <text:p>0.176954960723073</text:p>
          </table:table-cell>
          <table:table-cell office:value-type="float" office:value="0.202046331069549" calcext:value-type="float">
            <text:p>0.202046331069549</text:p>
          </table:table-cell>
          <table:table-cell office:value-type="float" office:value="0.211160450892669" calcext:value-type="float">
            <text:p>0.211160450892669</text:p>
          </table:table-cell>
          <table:table-cell office:value-type="float" office:value="0.215554732716462" calcext:value-type="float">
            <text:p>0.215554732716462</text:p>
          </table:table-cell>
          <table:table-cell office:value-type="float" office:value="0.216169521693618" calcext:value-type="float">
            <text:p>0.216169521693618</text:p>
          </table:table-cell>
          <table:table-cell office:value-type="float" office:value="0.216640115420489" calcext:value-type="float">
            <text:p>0.216640115420489</text:p>
          </table:table-cell>
          <table:table-cell office:value-type="float" office:value="0.216782725862754" calcext:value-type="float">
            <text:p>0.216782725862754</text:p>
          </table:table-cell>
          <table:table-cell office:value-type="float" office:value="0.217634524481947" calcext:value-type="float">
            <text:p>0.217634524481947</text:p>
          </table:table-cell>
          <table:table-cell office:value-type="float" office:value="0.21605954346684" calcext:value-type="float">
            <text:p>0.21605954346684</text:p>
          </table:table-cell>
          <table:table-cell office:value-type="float" office:value="0.216641544598611" calcext:value-type="float">
            <text:p>0.216641544598611</text:p>
          </table:table-cell>
          <table:table-cell office:value-type="float" office:value="0.215032812569688" calcext:value-type="float">
            <text:p>0.215032812569688</text:p>
          </table:table-cell>
          <table:table-cell office:value-type="float" office:value="0.212911288203536" calcext:value-type="float">
            <text:p>0.212911288203536</text:p>
          </table:table-cell>
          <table:table-cell office:value-type="float" office:value="0.182942709156491" calcext:value-type="float">
            <text:p>0.182942709156491</text:p>
          </table:table-cell>
          <table:table-cell office:value-type="float" office:value="0.179987229216173" calcext:value-type="float">
            <text:p>0.179987229216173</text:p>
          </table:table-cell>
          <table:table-cell office:value-type="float" office:value="0.183324303952317" calcext:value-type="float">
            <text:p>0.183324303952317</text:p>
          </table:table-cell>
          <table:table-cell office:value-type="float" office:value="0.186109902414069" calcext:value-type="float">
            <text:p>0.186109902414069</text:p>
          </table:table-cell>
          <table:table-cell office:value-type="float" office:value="0.194517016081344" calcext:value-type="float">
            <text:p>0.194517016081344</text:p>
          </table:table-cell>
          <table:table-cell office:value-type="float" office:value="0.200507082833537" calcext:value-type="float">
            <text:p>0.200507082833537</text:p>
          </table:table-cell>
          <table:table-cell office:value-type="float" office:value="0.199262838487909" calcext:value-type="float">
            <text:p>0.199262838487909</text:p>
          </table:table-cell>
          <table:table-cell office:value-type="float" office:value="0.198520232606327" calcext:value-type="float">
            <text:p>0.198520232606327</text:p>
          </table:table-cell>
          <table:table-cell office:value-type="float" office:value="0.13327996975876" calcext:value-type="float">
            <text:p>0.13327996975876</text:p>
          </table:table-cell>
          <table:table-cell office:value-type="float" office:value="0.126020291402785" calcext:value-type="float">
            <text:p>0.126020291402785</text:p>
          </table:table-cell>
          <table:table-cell office:value-type="float" office:value="0.107895331317109" calcext:value-type="float">
            <text:p>0.107895331317109</text:p>
          </table:table-cell>
          <table:table-cell office:value-type="float" office:value="0.103980070243211" calcext:value-type="float">
            <text:p>0.103980070243211</text:p>
          </table:table-cell>
          <table:table-cell office:value-type="float" office:value="0.108180854104261" calcext:value-type="float">
            <text:p>0.108180854104261</text:p>
          </table:table-cell>
          <table:table-cell office:value-type="float" office:value="0.125488998027335" calcext:value-type="float">
            <text:p>0.125488998027335</text:p>
          </table:table-cell>
          <table:table-cell office:value-type="float" office:value="0.13451967630394" calcext:value-type="float">
            <text:p>0.13451967630394</text:p>
          </table:table-cell>
          <table:table-cell office:value-type="float" office:value="0.137387127966155" calcext:value-type="float">
            <text:p>0.137387127966155</text:p>
          </table:table-cell>
          <table:table-cell office:value-type="float" office:value="0.132235843471953" calcext:value-type="float">
            <text:p>0.132235843471953</text:p>
          </table:table-cell>
          <table:table-cell office:value-type="float" office:value="0.120201888372232" calcext:value-type="float">
            <text:p>0.120201888372232</text:p>
          </table:table-cell>
          <table:table-cell office:value-type="float" office:value="0.107244484977464" calcext:value-type="float">
            <text:p>0.107244484977464</text:p>
          </table:table-cell>
          <table:table-cell office:value-type="float" office:value="0.210897947214207" calcext:value-type="float">
            <text:p>0.210897947214207</text:p>
          </table:table-cell>
          <table:table-cell office:value-type="float" office:value="0.214756722488625" calcext:value-type="float">
            <text:p>0.214756722488625</text:p>
          </table:table-cell>
          <table:table-cell office:value-type="float" office:value="0.221967607763394" calcext:value-type="float">
            <text:p>0.221967607763394</text:p>
          </table:table-cell>
          <table:table-cell office:value-type="float" office:value="0.219644962591657" calcext:value-type="float">
            <text:p>0.219644962591657</text:p>
          </table:table-cell>
          <table:table-cell office:value-type="float" office:value="0.213452508887075" calcext:value-type="float">
            <text:p>0.213452508887075</text:p>
          </table:table-cell>
          <table:table-cell office:value-type="float" office:value="0.213215020681301" calcext:value-type="float">
            <text:p>0.213215020681301</text:p>
          </table:table-cell>
          <table:table-cell office:value-type="float" office:value="0.213655168110629" calcext:value-type="float">
            <text:p>0.213655168110629</text:p>
          </table:table-cell>
          <table:table-cell office:value-type="float" office:value="0.213278329358654" calcext:value-type="float">
            <text:p>0.213278329358654</text:p>
          </table:table-cell>
          <table:table-cell office:value-type="float" office:value="0.213277303627339" calcext:value-type="float">
            <text:p>0.213277303627339</text:p>
          </table:table-cell>
          <table:table-cell office:value-type="float" office:value="0.209011662626276" calcext:value-type="float">
            <text:p>0.209011662626276</text:p>
          </table:table-cell>
          <table:table-cell office:value-type="float" office:value="0.208959998242064" calcext:value-type="float">
            <text:p>0.208959998242064</text:p>
          </table:table-cell>
          <table:table-cell office:value-type="float" office:value="0.21224145467119" calcext:value-type="float">
            <text:p>0.21224145467119</text:p>
          </table:table-cell>
          <table:table-cell office:value-type="float" office:value="0.212886828330685" calcext:value-type="float">
            <text:p>0.212886828330685</text:p>
          </table:table-cell>
          <table:table-cell office:value-type="float" office:value="0.214972777755641" calcext:value-type="float">
            <text:p>0.214972777755641</text:p>
          </table:table-cell>
          <table:table-cell office:value-type="float" office:value="0.215398749112633" calcext:value-type="float">
            <text:p>0.215398749112633</text:p>
          </table:table-cell>
          <table:table-cell office:value-type="float" office:value="0.213727764022801" calcext:value-type="float">
            <text:p>0.213727764022801</text:p>
          </table:table-cell>
          <table:table-cell office:value-type="float" office:value="0.138994621117802" calcext:value-type="float">
            <text:p>0.138994621117802</text:p>
          </table:table-cell>
          <table:table-cell office:value-type="float" office:value="0.131473976810555" calcext:value-type="float">
            <text:p>0.131473976810555</text:p>
          </table:table-cell>
          <table:table-cell office:value-type="float" office:value="0.117541396911338" calcext:value-type="float">
            <text:p>0.117541396911338</text:p>
          </table:table-cell>
          <table:table-cell office:value-type="float" office:value="0.116233078702181" calcext:value-type="float">
            <text:p>0.116233078702181</text:p>
          </table:table-cell>
          <table:table-cell office:value-type="float" office:value="0.117947056697453" calcext:value-type="float">
            <text:p>0.117947056697453</text:p>
          </table:table-cell>
          <table:table-cell office:value-type="float" office:value="0.11826852828825" calcext:value-type="float">
            <text:p>0.11826852828825</text:p>
          </table:table-cell>
          <table:table-cell office:value-type="float" office:value="0.140448799265338" calcext:value-type="float">
            <text:p>0.140448799265338</text:p>
          </table:table-cell>
          <table:table-cell office:value-type="float" office:value="0.148644318337274" calcext:value-type="float">
            <text:p>0.148644318337274</text:p>
          </table:table-cell>
          <table:table-cell office:value-type="float" office:value="0.159388812073725" calcext:value-type="float">
            <text:p>0.159388812073725</text:p>
          </table:table-cell>
          <table:table-cell office:value-type="float" office:value="0.159382707956919" calcext:value-type="float">
            <text:p>0.159382707956919</text:p>
          </table:table-cell>
          <table:table-cell office:value-type="float" office:value="0.151343260214045" calcext:value-type="float">
            <text:p>0.151343260214045</text:p>
          </table:table-cell>
          <table:table-cell office:value-type="float" office:value="0.139864953906524" calcext:value-type="float">
            <text:p>0.139864953906524</text:p>
          </table:table-cell>
          <table:table-cell office:value-type="float" office:value="0.13186015374892" calcext:value-type="float">
            <text:p>0.13186015374892</text:p>
          </table:table-cell>
          <table:table-cell office:value-type="float" office:value="0.142582587082294" calcext:value-type="float">
            <text:p>0.142582587082294</text:p>
          </table:table-cell>
          <table:table-cell office:value-type="float" office:value="0.179045967329691" calcext:value-type="float">
            <text:p>0.179045967329691</text:p>
          </table:table-cell>
          <table:table-cell office:value-type="float" office:value="0.189000661916664" calcext:value-type="float">
            <text:p>0.189000661916664</text:p>
          </table:table-cell>
          <table:table-cell office:value-type="float" office:value="0.191518887311168" calcext:value-type="float">
            <text:p>0.191518887311168</text:p>
          </table:table-cell>
          <table:table-cell office:value-type="float" office:value="0.196325354610967" calcext:value-type="float">
            <text:p>0.196325354610967</text:p>
          </table:table-cell>
          <table:table-cell office:value-type="float" office:value="0.202751935276455" calcext:value-type="float">
            <text:p>0.202751935276455</text:p>
          </table:table-cell>
          <table:table-cell office:value-type="float" office:value="0.211293383637826" calcext:value-type="float">
            <text:p>0.211293383637826</text:p>
          </table:table-cell>
          <table:table-cell office:value-type="float" office:value="0.213791800344533" calcext:value-type="float">
            <text:p>0.213791800344533</text:p>
          </table:table-cell>
          <table:table-cell office:value-type="float" office:value="0.21561144863902" calcext:value-type="float">
            <text:p>0.21561144863902</text:p>
          </table:table-cell>
          <table:table-cell office:value-type="float" office:value="0.215272001392493" calcext:value-type="float">
            <text:p>0.215272001392493</text:p>
          </table:table-cell>
          <table:table-cell office:value-type="float" office:value="0.21386181221543" calcext:value-type="float">
            <text:p>0.21386181221543</text:p>
          </table:table-cell>
          <table:table-cell office:value-type="float" office:value="0.210681772144642" calcext:value-type="float">
            <text:p>0.210681772144642</text:p>
          </table:table-cell>
          <table:table-cell office:value-type="float" office:value="0.204998956102604" calcext:value-type="float">
            <text:p>0.204998956102604</text:p>
          </table:table-cell>
          <table:table-cell office:value-type="float" office:value="0.208830279449907" calcext:value-type="float">
            <text:p>0.208830279449907</text:p>
          </table:table-cell>
          <table:table-cell office:value-type="float" office:value="0.215290200973574" calcext:value-type="float">
            <text:p>0.215290200973574</text:p>
          </table:table-cell>
          <table:table-cell office:value-type="float" office:value="0.212327587986699" calcext:value-type="float">
            <text:p>0.212327587986699</text:p>
          </table:table-cell>
          <table:table-cell office:value-type="float" office:value="0.212677008917556" calcext:value-type="float">
            <text:p>0.212677008917556</text:p>
          </table:table-cell>
          <table:table-cell office:value-type="float" office:value="0.215031360738256" calcext:value-type="float">
            <text:p>0.215031360738256</text:p>
          </table:table-cell>
          <table:table-cell office:value-type="float" office:value="0.216621116598525" calcext:value-type="float">
            <text:p>0.216621116598525</text:p>
          </table:table-cell>
          <table:table-cell office:value-type="float" office:value="0.131215222666185" calcext:value-type="float">
            <text:p>0.131215222666185</text:p>
          </table:table-cell>
          <table:table-cell office:value-type="float" office:value="0.118463323121749" calcext:value-type="float">
            <text:p>0.118463323121749</text:p>
          </table:table-cell>
          <table:table-cell office:value-type="float" office:value="0.118419435439372" calcext:value-type="float">
            <text:p>0.118419435439372</text:p>
          </table:table-cell>
          <table:table-cell office:value-type="float" office:value="0.120362246172289" calcext:value-type="float">
            <text:p>0.120362246172289</text:p>
          </table:table-cell>
          <table:table-cell office:value-type="float" office:value="0.129937784381546" calcext:value-type="float">
            <text:p>0.129937784381546</text:p>
          </table:table-cell>
          <table:table-cell office:value-type="float" office:value="0.137209366420298" calcext:value-type="float">
            <text:p>0.137209366420298</text:p>
          </table:table-cell>
          <table:table-cell office:value-type="float" office:value="0.143732661633096" calcext:value-type="float">
            <text:p>0.143732661633096</text:p>
          </table:table-cell>
          <table:table-cell office:value-type="float" office:value="0.148996574019978" calcext:value-type="float">
            <text:p>0.148996574019978</text:p>
          </table:table-cell>
          <table:table-cell office:value-type="float" office:value="0.158152739708708" calcext:value-type="float">
            <text:p>0.158152739708708</text:p>
          </table:table-cell>
          <table:table-cell office:value-type="float" office:value="0.159806147180708" calcext:value-type="float">
            <text:p>0.159806147180708</text:p>
          </table:table-cell>
          <table:table-cell office:value-type="float" office:value="0.152115236903315" calcext:value-type="float">
            <text:p>0.152115236903315</text:p>
          </table:table-cell>
          <table:table-cell office:value-type="float" office:value="0.146425842997577" calcext:value-type="float">
            <text:p>0.146425842997577</text:p>
          </table:table-cell>
          <table:table-cell office:value-type="float" office:value="0.139520734603378" calcext:value-type="float">
            <text:p>0.139520734603378</text:p>
          </table:table-cell>
          <table:table-cell office:value-type="float" office:value="0.14534042277766" calcext:value-type="float">
            <text:p>0.14534042277766</text:p>
          </table:table-cell>
          <table:table-cell office:value-type="float" office:value="0.151362288956025" calcext:value-type="float">
            <text:p>0.151362288956025</text:p>
          </table:table-cell>
          <table:table-cell office:value-type="float" office:value="0.201613893230489" calcext:value-type="float">
            <text:p>0.201613893230489</text:p>
          </table:table-cell>
          <table:table-cell office:value-type="float" office:value="0.209174656322881" calcext:value-type="float">
            <text:p>0.209174656322881</text:p>
          </table:table-cell>
          <table:table-cell office:value-type="float" office:value="0.205882846402714" calcext:value-type="float">
            <text:p>0.205882846402714</text:p>
          </table:table-cell>
          <table:table-cell office:value-type="float" office:value="0.204183118071189" calcext:value-type="float">
            <text:p>0.204183118071189</text:p>
          </table:table-cell>
          <table:table-cell office:value-type="float" office:value="0.202508574750405" calcext:value-type="float">
            <text:p>0.202508574750405</text:p>
          </table:table-cell>
          <table:table-cell office:value-type="float" office:value="0.202614462814888" calcext:value-type="float">
            <text:p>0.202614462814888</text:p>
          </table:table-cell>
          <table:table-cell office:value-type="float" office:value="0.203067815104149" calcext:value-type="float">
            <text:p>0.203067815104149</text:p>
          </table:table-cell>
          <table:table-cell office:value-type="float" office:value="0.205009851030874" calcext:value-type="float">
            <text:p>0.205009851030874</text:p>
          </table:table-cell>
          <table:table-cell office:value-type="float" office:value="0.203428253254436" calcext:value-type="float">
            <text:p>0.203428253254436</text:p>
          </table:table-cell>
          <table:table-cell office:value-type="float" office:value="0.204316157976369" calcext:value-type="float">
            <text:p>0.204316157976369</text:p>
          </table:table-cell>
          <table:table-cell office:value-type="float" office:value="0.206107021806578" calcext:value-type="float">
            <text:p>0.206107021806578</text:p>
          </table:table-cell>
          <table:table-cell office:value-type="float" office:value="0.204889173946836" calcext:value-type="float">
            <text:p>0.204889173946836</text:p>
          </table:table-cell>
          <table:table-cell office:value-type="float" office:value="0.204844995375077" calcext:value-type="float">
            <text:p>0.204844995375077</text:p>
          </table:table-cell>
          <table:table-cell office:value-type="float" office:value="0.207304005601886" calcext:value-type="float">
            <text:p>0.207304005601886</text:p>
          </table:table-cell>
          <table:table-cell office:value-type="float" office:value="0.142673233266767" calcext:value-type="float">
            <text:p>0.142673233266767</text:p>
          </table:table-cell>
          <table:table-cell office:value-type="float" office:value="0.140810008267378" calcext:value-type="float">
            <text:p>0.140810008267378</text:p>
          </table:table-cell>
          <table:table-cell office:value-type="float" office:value="0.128350183184736" calcext:value-type="float">
            <text:p>0.128350183184736</text:p>
          </table:table-cell>
          <table:table-cell office:value-type="float" office:value="0.122814887311133" calcext:value-type="float">
            <text:p>0.122814887311133</text:p>
          </table:table-cell>
          <table:table-cell office:value-type="float" office:value="0.118981602071025" calcext:value-type="float">
            <text:p>0.118981602071025</text:p>
          </table:table-cell>
          <table:table-cell office:value-type="float" office:value="0.116271170176989" calcext:value-type="float">
            <text:p>0.116271170176989</text:p>
          </table:table-cell>
          <table:table-cell office:value-type="float" office:value="0.114394853614905" calcext:value-type="float">
            <text:p>0.114394853614905</text:p>
          </table:table-cell>
          <table:table-cell office:value-type="float" office:value="0.111086123689814" calcext:value-type="float">
            <text:p>0.111086123689814</text:p>
          </table:table-cell>
          <table:table-cell office:value-type="float" office:value="0.120848466174115" calcext:value-type="float">
            <text:p>0.120848466174115</text:p>
          </table:table-cell>
          <table:table-cell office:value-type="float" office:value="0.123397088118377" calcext:value-type="float">
            <text:p>0.123397088118377</text:p>
          </table:table-cell>
          <table:table-cell office:value-type="float" office:value="0.135088902930452" calcext:value-type="float">
            <text:p>0.135088902930452</text:p>
          </table:table-cell>
          <table:table-cell office:value-type="float" office:value="0.137363479166908" calcext:value-type="float">
            <text:p>0.137363479166908</text:p>
          </table:table-cell>
          <table:table-cell office:value-type="float" office:value="0.142169266195781" calcext:value-type="float">
            <text:p>0.142169266195781</text:p>
          </table:table-cell>
          <table:table-cell office:value-type="float" office:value="0.142175506706518" calcext:value-type="float">
            <text:p>0.142175506706518</text:p>
          </table:table-cell>
          <table:table-cell office:value-type="float" office:value="0.140003122496447" calcext:value-type="float">
            <text:p>0.140003122496447</text:p>
          </table:table-cell>
          <table:table-cell office:value-type="float" office:value="0.140886046488483" calcext:value-type="float">
            <text:p>0.140886046488483</text:p>
          </table:table-cell>
          <table:table-cell office:value-type="float" office:value="0.141735405478158" calcext:value-type="float">
            <text:p>0.141735405478158</text:p>
          </table:table-cell>
          <table:table-cell office:value-type="float" office:value="0.14188067253069" calcext:value-type="float">
            <text:p>0.14188067253069</text:p>
          </table:table-cell>
          <table:table-cell office:value-type="float" office:value="0.141673254307478" calcext:value-type="float">
            <text:p>0.141673254307478</text:p>
          </table:table-cell>
          <table:table-cell office:value-type="float" office:value="0.140513353890604" calcext:value-type="float">
            <text:p>0.140513353890604</text:p>
          </table:table-cell>
          <table:table-cell office:value-type="float" office:value="0.140113298054178" calcext:value-type="float">
            <text:p>0.140113298054178</text:p>
          </table:table-cell>
          <table:table-cell office:value-type="float" office:value="0.139960131433949" calcext:value-type="float">
            <text:p>0.139960131433949</text:p>
          </table:table-cell>
          <table:table-cell office:value-type="float" office:value="0.139242315663067" calcext:value-type="float">
            <text:p>0.139242315663067</text:p>
          </table:table-cell>
          <table:table-cell office:value-type="float" office:value="0.138692754971289" calcext:value-type="float">
            <text:p>0.138692754971289</text:p>
          </table:table-cell>
          <table:table-cell office:value-type="float" office:value="0.13843415936859" calcext:value-type="float">
            <text:p>0.13843415936859</text:p>
          </table:table-cell>
          <table:table-cell office:value-type="float" office:value="0.138160842079888" calcext:value-type="float">
            <text:p>0.138160842079888</text:p>
          </table:table-cell>
          <table:table-cell office:value-type="float" office:value="0.138524247870438" calcext:value-type="float">
            <text:p>0.138524247870438</text:p>
          </table:table-cell>
          <table:table-cell office:value-type="float" office:value="0.138742143385011" calcext:value-type="float">
            <text:p>0.138742143385011</text:p>
          </table:table-cell>
          <table:table-cell office:value-type="float" office:value="0.139013025085978" calcext:value-type="float">
            <text:p>0.139013025085978</text:p>
          </table:table-cell>
          <table:table-cell office:value-type="float" office:value="0.139089614257314" calcext:value-type="float">
            <text:p>0.139089614257314</text:p>
          </table:table-cell>
          <table:table-cell office:value-type="float" office:value="0.138926527677107" calcext:value-type="float">
            <text:p>0.138926527677107</text:p>
          </table:table-cell>
          <table:table-cell office:value-type="float" office:value="0.139084953715776" calcext:value-type="float">
            <text:p>0.139084953715776</text:p>
          </table:table-cell>
          <table:table-cell office:value-type="float" office:value="0.138926452382092" calcext:value-type="float">
            <text:p>0.138926452382092</text:p>
          </table:table-cell>
          <table:table-cell office:value-type="float" office:value="0.138821839166773" calcext:value-type="float">
            <text:p>0.138821839166773</text:p>
          </table:table-cell>
          <table:table-cell office:value-type="float" office:value="0.138884556232649" calcext:value-type="float">
            <text:p>0.138884556232649</text:p>
          </table:table-cell>
          <table:table-cell office:value-type="float" office:value="0.139073749076423" calcext:value-type="float">
            <text:p>0.139073749076423</text:p>
          </table:table-cell>
          <table:table-cell office:value-type="float" office:value="0.1389932734241" calcext:value-type="float">
            <text:p>0.1389932734241</text:p>
          </table:table-cell>
          <table:table-cell office:value-type="float" office:value="0.138964615974337" calcext:value-type="float">
            <text:p>0.138964615974337</text:p>
          </table:table-cell>
          <table:table-cell office:value-type="float" office:value="0.13895428044171" calcext:value-type="float">
            <text:p>0.13895428044171</text:p>
          </table:table-cell>
          <table:table-cell office:value-type="float" office:value="0.138851709720057" calcext:value-type="float">
            <text:p>0.138851709720057</text:p>
          </table:table-cell>
          <table:table-cell office:value-type="float" office:value="0.138950727755456" calcext:value-type="float">
            <text:p>0.138950727755456</text:p>
          </table:table-cell>
          <table:table-cell office:value-type="float" office:value="0.138834329907677" calcext:value-type="float">
            <text:p>0.138834329907677</text:p>
          </table:table-cell>
          <table:table-cell office:value-type="float" office:value="0.138999676506412" calcext:value-type="float">
            <text:p>0.138999676506412</text:p>
          </table:table-cell>
          <table:table-cell office:value-type="float" office:value="0.138896356979147" calcext:value-type="float">
            <text:p>0.138896356979147</text:p>
          </table:table-cell>
          <table:table-cell office:value-type="float" office:value="0.138962283771877" calcext:value-type="float">
            <text:p>0.138962283771877</text:p>
          </table:table-cell>
          <table:table-cell office:value-type="float" office:value="0.138908993129266" calcext:value-type="float">
            <text:p>0.138908993129266</text:p>
          </table:table-cell>
          <table:table-cell office:value-type="float" office:value="0.138996581777125" calcext:value-type="float">
            <text:p>0.138996581777125</text:p>
          </table:table-cell>
          <table:table-cell office:value-type="float" office:value="0.138903946939896" calcext:value-type="float">
            <text:p>0.138903946939896</text:p>
          </table:table-cell>
          <table:table-cell office:value-type="float" office:value="0.138824781524469" calcext:value-type="float">
            <text:p>0.138824781524469</text:p>
          </table:table-cell>
          <table:table-cell office:value-type="float" office:value="0.138851589099982" calcext:value-type="float">
            <text:p>0.138851589099982</text:p>
          </table:table-cell>
          <table:table-cell office:value-type="float" office:value="0.138859687887224" calcext:value-type="float">
            <text:p>0.138859687887224</text:p>
          </table:table-cell>
          <table:table-cell office:value-type="float" office:value="0.138925644643376" calcext:value-type="float">
            <text:p>0.138925644643376</text:p>
          </table:table-cell>
          <table:table-cell office:value-type="float" office:value="0.139014946258318" calcext:value-type="float">
            <text:p>0.139014946258318</text:p>
          </table:table-cell>
          <table:table-cell office:value-type="float" office:value="0.138838682768749" calcext:value-type="float">
            <text:p>0.138838682768749</text:p>
          </table:table-cell>
          <table:table-cell office:value-type="float" office:value="0.138946463509288" calcext:value-type="float">
            <text:p>0.138946463509288</text:p>
          </table:table-cell>
          <table:table-cell office:value-type="float" office:value="0.138892612798024" calcext:value-type="float">
            <text:p>0.138892612798024</text:p>
          </table:table-cell>
          <table:table-cell office:value-type="float" office:value="0.13882389685059" calcext:value-type="float">
            <text:p>0.13882389685059</text:p>
          </table:table-cell>
          <table:table-cell office:value-type="float" office:value="0.138846723630452" calcext:value-type="float">
            <text:p>0.138846723630452</text:p>
          </table:table-cell>
          <table:table-cell office:value-type="float" office:value="0.138927232838134" calcext:value-type="float">
            <text:p>0.138927232838134</text:p>
          </table:table-cell>
          <table:table-cell office:value-type="float" office:value="0.138875438891893" calcext:value-type="float">
            <text:p>0.138875438891893</text:p>
          </table:table-cell>
          <table:table-cell office:value-type="float" office:value="0.138890592199023" calcext:value-type="float">
            <text:p>0.138890592199023</text:p>
          </table:table-cell>
          <table:table-cell office:value-type="float" office:value="0.138960065229562" calcext:value-type="float">
            <text:p>0.138960065229562</text:p>
          </table:table-cell>
          <table:table-cell office:value-type="float" office:value="0.139077962750333" calcext:value-type="float">
            <text:p>0.139077962750333</text:p>
          </table:table-cell>
          <table:table-cell office:value-type="float" office:value="0.138902505835707" calcext:value-type="float">
            <text:p>0.138902505835707</text:p>
          </table:table-cell>
          <table:table-cell office:value-type="float" office:value="0.138920909936115" calcext:value-type="float">
            <text:p>0.138920909936115</text:p>
          </table:table-cell>
          <table:table-cell office:value-type="float" office:value="0.138972963997233" calcext:value-type="float">
            <text:p>0.138972963997233</text:p>
          </table:table-cell>
          <table:table-cell office:value-type="float" office:value="0.139028219246798" calcext:value-type="float">
            <text:p>0.139028219246798</text:p>
          </table:table-cell>
          <table:table-cell office:value-type="float" office:value="0.138892521965012" calcext:value-type="float">
            <text:p>0.138892521965012</text:p>
          </table:table-cell>
          <table:table-cell office:value-type="float" office:value="0.138825864123476" calcext:value-type="float">
            <text:p>0.138825864123476</text:p>
          </table:table-cell>
          <table:table-cell office:value-type="float" office:value="0.138938985359525" calcext:value-type="float">
            <text:p>0.138938985359525</text:p>
          </table:table-cell>
          <table:table-cell office:value-type="float" office:value="0.138993272198785" calcext:value-type="float">
            <text:p>0.138993272198785</text:p>
          </table:table-cell>
          <table:table-cell office:value-type="float" office:value="0.138781514007598" calcext:value-type="float">
            <text:p>0.138781514007598</text:p>
          </table:table-cell>
          <table:table-cell office:value-type="float" office:value="0.138894545441652" calcext:value-type="float">
            <text:p>0.138894545441652</text:p>
          </table:table-cell>
          <table:table-cell office:value-type="float" office:value="0.138926195650017" calcext:value-type="float">
            <text:p>0.138926195650017</text:p>
          </table:table-cell>
          <table:table-cell office:value-type="float" office:value="0.138725689266104" calcext:value-type="float">
            <text:p>0.138725689266104</text:p>
          </table:table-cell>
          <table:table-cell office:value-type="float" office:value="0.138911304578599" calcext:value-type="float">
            <text:p>0.138911304578599</text:p>
          </table:table-cell>
          <table:table-cell office:value-type="float" office:value="0.138977517723134" calcext:value-type="float">
            <text:p>0.138977517723134</text:p>
          </table:table-cell>
          <table:table-cell office:value-type="float" office:value="0.139053255999527" calcext:value-type="float">
            <text:p>0.139053255999527</text:p>
          </table:table-cell>
          <table:table-cell office:value-type="float" office:value="0.139050259975035" calcext:value-type="float">
            <text:p>0.139050259975035</text:p>
          </table:table-cell>
          <table:table-cell office:value-type="float" office:value="0.138979592479578" calcext:value-type="float">
            <text:p>0.138979592479578</text:p>
          </table:table-cell>
          <table:table-cell office:value-type="float" office:value="0.138943886911885" calcext:value-type="float">
            <text:p>0.138943886911885</text:p>
          </table:table-cell>
          <table:table-cell office:value-type="float" office:value="0.138873466053285" calcext:value-type="float">
            <text:p>0.138873466053285</text:p>
          </table:table-cell>
          <table:table-cell office:value-type="float" office:value="0.138984043455699" calcext:value-type="float">
            <text:p>0.138984043455699</text:p>
          </table:table-cell>
          <table:table-cell office:value-type="float" office:value="0.138917011322111" calcext:value-type="float">
            <text:p>0.138917011322111</text:p>
          </table:table-cell>
          <table:table-cell office:value-type="float" office:value="0.138968465319398" calcext:value-type="float">
            <text:p>0.138968465319398</text:p>
          </table:table-cell>
          <table:table-cell office:value-type="float" office:value="0.138991473163753" calcext:value-type="float">
            <text:p>0.138991473163753</text:p>
          </table:table-cell>
          <table:table-cell office:value-type="float" office:value="0.13888499850369" calcext:value-type="float">
            <text:p>0.13888499850369</text:p>
          </table:table-cell>
          <table:table-cell office:value-type="float" office:value="0.138969197275748" calcext:value-type="float">
            <text:p>0.138969197275748</text:p>
          </table:table-cell>
          <table:table-cell office:value-type="float" office:value="0.138997094196776" calcext:value-type="float">
            <text:p>0.138997094196776</text:p>
          </table:table-cell>
          <table:table-cell office:value-type="float" office:value="0.139102641115941" calcext:value-type="float">
            <text:p>0.139102641115941</text:p>
          </table:table-cell>
          <table:table-cell office:value-type="float" office:value="0.138971881206355" calcext:value-type="float">
            <text:p>0.138971881206355</text:p>
          </table:table-cell>
          <table:table-cell office:value-type="float" office:value="0.139027938684244" calcext:value-type="float">
            <text:p>0.139027938684244</text:p>
          </table:table-cell>
          <table:table-cell office:value-type="float" office:value="0.139098782527466" calcext:value-type="float">
            <text:p>0.139098782527466</text:p>
          </table:table-cell>
          <table:table-cell office:value-type="float" office:value="0.139003592676189" calcext:value-type="float">
            <text:p>0.139003592676189</text:p>
          </table:table-cell>
          <table:table-cell office:value-type="float" office:value="0.13898233399375" calcext:value-type="float">
            <text:p>0.13898233399375</text:p>
          </table:table-cell>
          <table:table-cell office:value-type="float" office:value="0.138951418716785" calcext:value-type="float">
            <text:p>0.138951418716785</text:p>
          </table:table-cell>
          <table:table-cell table:number-columns-repeated="519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55707101251519" calcext:value-type="float">
            <text:p>-0.015570710125152</text:p>
          </table:table-cell>
          <table:table-cell office:value-type="float" office:value="-0.0155761422102061" calcext:value-type="float">
            <text:p>-0.015576142210206</text:p>
          </table:table-cell>
          <table:table-cell office:value-type="float" office:value="-0.0155679294457901" calcext:value-type="float">
            <text:p>-0.01556792944579</text:p>
          </table:table-cell>
          <table:table-cell office:value-type="float" office:value="-0.0155710821744625" calcext:value-type="float">
            <text:p>-0.015571082174463</text:p>
          </table:table-cell>
          <table:table-cell office:value-type="float" office:value="-0.0155447870815643" calcext:value-type="float">
            <text:p>-0.015544787081564</text:p>
          </table:table-cell>
          <table:table-cell office:value-type="float" office:value="-0.0155653216032543" calcext:value-type="float">
            <text:p>-0.015565321603254</text:p>
          </table:table-cell>
          <table:table-cell office:value-type="float" office:value="-0.0155794499502537" calcext:value-type="float">
            <text:p>-0.015579449950254</text:p>
          </table:table-cell>
          <table:table-cell office:value-type="float" office:value="-0.0155631204055709" calcext:value-type="float">
            <text:p>-0.015563120405571</text:p>
          </table:table-cell>
          <table:table-cell office:value-type="float" office:value="-0.015567076077853" calcext:value-type="float">
            <text:p>-0.015567076077853</text:p>
          </table:table-cell>
          <table:table-cell office:value-type="float" office:value="-0.01556656617522" calcext:value-type="float">
            <text:p>-0.01556656617522</text:p>
          </table:table-cell>
          <table:table-cell office:value-type="float" office:value="-0.015561785477352" calcext:value-type="float">
            <text:p>-0.015561785477352</text:p>
          </table:table-cell>
          <table:table-cell office:value-type="float" office:value="-0.0155693316677436" calcext:value-type="float">
            <text:p>-0.015569331667744</text:p>
          </table:table-cell>
          <table:table-cell office:value-type="float" office:value="-0.0155519443093266" calcext:value-type="float">
            <text:p>-0.015551944309327</text:p>
          </table:table-cell>
          <table:table-cell office:value-type="float" office:value="-0.0155766706135216" calcext:value-type="float">
            <text:p>-0.015576670613522</text:p>
          </table:table-cell>
          <table:table-cell office:value-type="float" office:value="-0.0155713264665441" calcext:value-type="float">
            <text:p>-0.015571326466544</text:p>
          </table:table-cell>
          <table:table-cell office:value-type="float" office:value="-0.0155580923730754" calcext:value-type="float">
            <text:p>-0.015558092373075</text:p>
          </table:table-cell>
          <table:table-cell office:value-type="float" office:value="-0.0155603097623435" calcext:value-type="float">
            <text:p>-0.015560309762344</text:p>
          </table:table-cell>
          <table:table-cell office:value-type="float" office:value="-0.015558025037915" calcext:value-type="float">
            <text:p>-0.015558025037915</text:p>
          </table:table-cell>
          <table:table-cell office:value-type="float" office:value="-0.0155614013895355" calcext:value-type="float">
            <text:p>-0.015561401389536</text:p>
          </table:table-cell>
          <table:table-cell office:value-type="float" office:value="-0.0155690390167358" calcext:value-type="float">
            <text:p>-0.015569039016736</text:p>
          </table:table-cell>
          <table:table-cell office:value-type="float" office:value="-0.0155636689174116" calcext:value-type="float">
            <text:p>-0.015563668917412</text:p>
          </table:table-cell>
          <table:table-cell office:value-type="float" office:value="-0.0155500883854836" calcext:value-type="float">
            <text:p>-0.015550088385484</text:p>
          </table:table-cell>
          <table:table-cell office:value-type="float" office:value="-0.01558191067409" calcext:value-type="float">
            <text:p>-0.01558191067409</text:p>
          </table:table-cell>
          <table:table-cell office:value-type="float" office:value="-0.0155759235218663" calcext:value-type="float">
            <text:p>-0.015575923521866</text:p>
          </table:table-cell>
          <table:table-cell office:value-type="float" office:value="-0.0155638467758115" calcext:value-type="float">
            <text:p>-0.015563846775812</text:p>
          </table:table-cell>
          <table:table-cell office:value-type="float" office:value="-0.0155672620109753" calcext:value-type="float">
            <text:p>-0.015567262010975</text:p>
          </table:table-cell>
          <table:table-cell office:value-type="float" office:value="-0.0155630219963787" calcext:value-type="float">
            <text:p>-0.015563021996379</text:p>
          </table:table-cell>
          <table:table-cell office:value-type="float" office:value="-0.0155791465716672" calcext:value-type="float">
            <text:p>-0.015579146571667</text:p>
          </table:table-cell>
          <table:table-cell office:value-type="float" office:value="-0.0155764850704222" calcext:value-type="float">
            <text:p>-0.015576485070422</text:p>
          </table:table-cell>
          <table:table-cell office:value-type="float" office:value="-0.0155660229107307" calcext:value-type="float">
            <text:p>-0.015566022910731</text:p>
          </table:table-cell>
          <table:table-cell office:value-type="float" office:value="-0.0155711173704002" calcext:value-type="float">
            <text:p>-0.0155711173704</text:p>
          </table:table-cell>
          <table:table-cell office:value-type="float" office:value="-0.0155491910962413" calcext:value-type="float">
            <text:p>-0.015549191096241</text:p>
          </table:table-cell>
          <table:table-cell office:value-type="float" office:value="-0.0155694253916952" calcext:value-type="float">
            <text:p>-0.015569425391695</text:p>
          </table:table-cell>
          <table:table-cell office:value-type="float" office:value="-0.0155655489339345" calcext:value-type="float">
            <text:p>-0.015565548933935</text:p>
          </table:table-cell>
          <table:table-cell office:value-type="float" office:value="-0.0155648511401342" calcext:value-type="float">
            <text:p>-0.015564851140134</text:p>
          </table:table-cell>
          <table:table-cell office:value-type="float" office:value="-0.0155739872373839" calcext:value-type="float">
            <text:p>-0.015573987237384</text:p>
          </table:table-cell>
          <table:table-cell office:value-type="float" office:value="-0.0155563679689285" calcext:value-type="float">
            <text:p>-0.015556367968929</text:p>
          </table:table-cell>
          <table:table-cell office:value-type="float" office:value="-0.015563583485866" calcext:value-type="float">
            <text:p>-0.015563583485866</text:p>
          </table:table-cell>
          <table:table-cell office:value-type="float" office:value="-0.0155500027753351" calcext:value-type="float">
            <text:p>-0.015550002775335</text:p>
          </table:table-cell>
          <table:table-cell office:value-type="float" office:value="-0.0155499995619647" calcext:value-type="float">
            <text:p>-0.015549999561965</text:p>
          </table:table-cell>
          <table:table-cell office:value-type="float" office:value="-0.0155551070258004" calcext:value-type="float">
            <text:p>-0.0155551070258</text:p>
          </table:table-cell>
          <table:table-cell office:value-type="float" office:value="-0.0155653939075668" calcext:value-type="float">
            <text:p>-0.015565393907567</text:p>
          </table:table-cell>
          <table:table-cell office:value-type="float" office:value="-0.0155722882883505" calcext:value-type="float">
            <text:p>-0.015572288288351</text:p>
          </table:table-cell>
          <table:table-cell office:value-type="float" office:value="-0.0152751640348936" calcext:value-type="float">
            <text:p>-0.015275164034894</text:p>
          </table:table-cell>
          <table:table-cell office:value-type="float" office:value="-0.015295201295559" calcext:value-type="float">
            <text:p>-0.015295201295559</text:p>
          </table:table-cell>
          <table:table-cell office:value-type="float" office:value="-0.015218117696384" calcext:value-type="float">
            <text:p>-0.015218117696384</text:p>
          </table:table-cell>
          <table:table-cell office:value-type="float" office:value="-0.0156454987489307" calcext:value-type="float">
            <text:p>-0.015645498748931</text:p>
          </table:table-cell>
          <table:table-cell office:value-type="float" office:value="-0.0161851960434362" calcext:value-type="float">
            <text:p>-0.016185196043436</text:p>
          </table:table-cell>
          <table:table-cell office:value-type="float" office:value="-0.0167957200028394" calcext:value-type="float">
            <text:p>-0.016795720002839</text:p>
          </table:table-cell>
          <table:table-cell office:value-type="float" office:value="-0.0172179998006941" calcext:value-type="float">
            <text:p>-0.017217999800694</text:p>
          </table:table-cell>
          <table:table-cell office:value-type="float" office:value="-0.0172673512580227" calcext:value-type="float">
            <text:p>-0.017267351258023</text:p>
          </table:table-cell>
          <table:table-cell office:value-type="float" office:value="-0.0170059252589777" calcext:value-type="float">
            <text:p>-0.017005925258978</text:p>
          </table:table-cell>
          <table:table-cell office:value-type="float" office:value="-0.0161646698779457" calcext:value-type="float">
            <text:p>-0.016164669877946</text:p>
          </table:table-cell>
          <table:table-cell office:value-type="float" office:value="-0.0150758738019808" calcext:value-type="float">
            <text:p>-0.015075873801981</text:p>
          </table:table-cell>
          <table:table-cell office:value-type="float" office:value="-0.0165077452518454" calcext:value-type="float">
            <text:p>-0.016507745251845</text:p>
          </table:table-cell>
          <table:table-cell office:value-type="float" office:value="-0.0608210899011204" calcext:value-type="float">
            <text:p>-0.06082108990112</text:p>
          </table:table-cell>
          <table:table-cell office:value-type="float" office:value="-0.0602467307768327" calcext:value-type="float">
            <text:p>-0.060246730776833</text:p>
          </table:table-cell>
          <table:table-cell office:value-type="float" office:value="-0.0600685052684967" calcext:value-type="float">
            <text:p>-0.060068505268497</text:p>
          </table:table-cell>
          <table:table-cell office:value-type="float" office:value="-0.0606366620741557" calcext:value-type="float">
            <text:p>-0.060636662074156</text:p>
          </table:table-cell>
          <table:table-cell office:value-type="float" office:value="-0.061556387384501" calcext:value-type="float">
            <text:p>-0.061556387384501</text:p>
          </table:table-cell>
          <table:table-cell office:value-type="float" office:value="-0.059921064101067" calcext:value-type="float">
            <text:p>-0.059921064101067</text:p>
          </table:table-cell>
          <table:table-cell office:value-type="float" office:value="-0.0504150345955897" calcext:value-type="float">
            <text:p>-0.05041503459559</text:p>
          </table:table-cell>
          <table:table-cell office:value-type="float" office:value="-0.0272995652960409" calcext:value-type="float">
            <text:p>-0.027299565296041</text:p>
          </table:table-cell>
          <table:table-cell office:value-type="float" office:value="-0.024750909231662" calcext:value-type="float">
            <text:p>-0.024750909231662</text:p>
          </table:table-cell>
          <table:table-cell office:value-type="float" office:value="-0.0200371529123664" calcext:value-type="float">
            <text:p>-0.020037152912366</text:p>
          </table:table-cell>
          <table:table-cell office:value-type="float" office:value="-0.0201038420522868" calcext:value-type="float">
            <text:p>-0.020103842052287</text:p>
          </table:table-cell>
          <table:table-cell office:value-type="float" office:value="-0.0195480102026959" calcext:value-type="float">
            <text:p>-0.019548010202696</text:p>
          </table:table-cell>
          <table:table-cell office:value-type="float" office:value="-0.0177635145402011" calcext:value-type="float">
            <text:p>-0.017763514540201</text:p>
          </table:table-cell>
          <table:table-cell office:value-type="float" office:value="-0.0125943924842897" calcext:value-type="float">
            <text:p>-0.01259439248429</text:p>
          </table:table-cell>
          <table:table-cell office:value-type="float" office:value="-0.0120747095226063" calcext:value-type="float">
            <text:p>-0.012074709522606</text:p>
          </table:table-cell>
          <table:table-cell office:value-type="float" office:value="-0.0124490835007025" calcext:value-type="float">
            <text:p>-0.012449083500703</text:p>
          </table:table-cell>
          <table:table-cell office:value-type="float" office:value="-0.0127622087866854" calcext:value-type="float">
            <text:p>-0.012762208786685</text:p>
          </table:table-cell>
          <table:table-cell office:value-type="float" office:value="-0.0540354402808822" calcext:value-type="float">
            <text:p>-0.054035440280882</text:p>
          </table:table-cell>
          <table:table-cell office:value-type="float" office:value="-0.0515697080598465" calcext:value-type="float">
            <text:p>-0.051569708059847</text:p>
          </table:table-cell>
          <table:table-cell office:value-type="float" office:value="-0.0419470286360296" calcext:value-type="float">
            <text:p>-0.04194702863603</text:p>
          </table:table-cell>
          <table:table-cell office:value-type="float" office:value="-0.0386971175261688" calcext:value-type="float">
            <text:p>-0.038697117526169</text:p>
          </table:table-cell>
          <table:table-cell office:value-type="float" office:value="-0.036021216865879" calcext:value-type="float">
            <text:p>-0.036021216865879</text:p>
          </table:table-cell>
          <table:table-cell office:value-type="float" office:value="-0.0311217112965751" calcext:value-type="float">
            <text:p>-0.031121711296575</text:p>
          </table:table-cell>
          <table:table-cell office:value-type="float" office:value="-0.0187532442098522" calcext:value-type="float">
            <text:p>-0.018753244209852</text:p>
          </table:table-cell>
          <table:table-cell office:value-type="float" office:value="-0.0259269092409268" calcext:value-type="float">
            <text:p>-0.025926909240927</text:p>
          </table:table-cell>
          <table:table-cell office:value-type="float" office:value="-0.0230220943172784" calcext:value-type="float">
            <text:p>-0.023022094317278</text:p>
          </table:table-cell>
          <table:table-cell office:value-type="float" office:value="-0.0232158917688105" calcext:value-type="float">
            <text:p>-0.023215891768811</text:p>
          </table:table-cell>
          <table:table-cell office:value-type="float" office:value="-0.0239018363870099" calcext:value-type="float">
            <text:p>-0.02390183638701</text:p>
          </table:table-cell>
          <table:table-cell office:value-type="float" office:value="-0.0220796812425563" calcext:value-type="float">
            <text:p>-0.022079681242556</text:p>
          </table:table-cell>
          <table:table-cell office:value-type="float" office:value="-0.0188557062144495" calcext:value-type="float">
            <text:p>-0.01885570621445</text:p>
          </table:table-cell>
          <table:table-cell office:value-type="float" office:value="-0.0370479533374203" calcext:value-type="float">
            <text:p>-0.03704795333742</text:p>
          </table:table-cell>
          <table:table-cell office:value-type="float" office:value="-0.0375588588379841" calcext:value-type="float">
            <text:p>-0.037558858837984</text:p>
          </table:table-cell>
          <table:table-cell office:value-type="float" office:value="-0.0510120983297256" calcext:value-type="float">
            <text:p>-0.051012098329726</text:p>
          </table:table-cell>
          <table:table-cell office:value-type="float" office:value="-0.0550433108930967" calcext:value-type="float">
            <text:p>-0.055043310893097</text:p>
          </table:table-cell>
          <table:table-cell office:value-type="float" office:value="-0.0595471653328482" calcext:value-type="float">
            <text:p>-0.059547165332848</text:p>
          </table:table-cell>
          <table:table-cell office:value-type="float" office:value="-0.0597397598329436" calcext:value-type="float">
            <text:p>-0.059739759832944</text:p>
          </table:table-cell>
          <table:table-cell office:value-type="float" office:value="-0.0578369676037148" calcext:value-type="float">
            <text:p>-0.057836967603715</text:p>
          </table:table-cell>
          <table:table-cell office:value-type="float" office:value="-0.0580736682469226" calcext:value-type="float">
            <text:p>-0.058073668246923</text:p>
          </table:table-cell>
          <table:table-cell office:value-type="float" office:value="-0.0595256040673282" calcext:value-type="float">
            <text:p>-0.059525604067328</text:p>
          </table:table-cell>
          <table:table-cell office:value-type="float" office:value="-0.0598571143137659" calcext:value-type="float">
            <text:p>-0.059857114313766</text:p>
          </table:table-cell>
          <table:table-cell office:value-type="float" office:value="-0.0595644307472322" calcext:value-type="float">
            <text:p>-0.059564430747232</text:p>
          </table:table-cell>
          <table:table-cell office:value-type="float" office:value="-0.0549374179115901" calcext:value-type="float">
            <text:p>-0.05493741791159</text:p>
          </table:table-cell>
          <table:table-cell office:value-type="float" office:value="-0.0291593885799307" calcext:value-type="float">
            <text:p>-0.029159388579931</text:p>
          </table:table-cell>
          <table:table-cell office:value-type="float" office:value="-0.0242869223704689" calcext:value-type="float">
            <text:p>-0.024286922370469</text:p>
          </table:table-cell>
          <table:table-cell office:value-type="float" office:value="-0.0225715762810959" calcext:value-type="float">
            <text:p>-0.022571576281096</text:p>
          </table:table-cell>
          <table:table-cell office:value-type="float" office:value="-0.0223764092657574" calcext:value-type="float">
            <text:p>-0.022376409265757</text:p>
          </table:table-cell>
          <table:table-cell office:value-type="float" office:value="-0.0222459956431709" calcext:value-type="float">
            <text:p>-0.022245995643171</text:p>
          </table:table-cell>
          <table:table-cell office:value-type="float" office:value="-0.0221269065940706" calcext:value-type="float">
            <text:p>-0.022126906594071</text:p>
          </table:table-cell>
          <table:table-cell office:value-type="float" office:value="-0.0215972435736459" calcext:value-type="float">
            <text:p>-0.021597243573646</text:p>
          </table:table-cell>
          <table:table-cell office:value-type="float" office:value="-0.0197040391162136" calcext:value-type="float">
            <text:p>-0.019704039116214</text:p>
          </table:table-cell>
          <table:table-cell office:value-type="float" office:value="-0.0177237021271136" calcext:value-type="float">
            <text:p>-0.017723702127114</text:p>
          </table:table-cell>
          <table:table-cell office:value-type="float" office:value="-0.020630834935569" calcext:value-type="float">
            <text:p>-0.020630834935569</text:p>
          </table:table-cell>
          <table:table-cell office:value-type="float" office:value="-0.0553258848168384" calcext:value-type="float">
            <text:p>-0.055325884816838</text:p>
          </table:table-cell>
          <table:table-cell office:value-type="float" office:value="-0.0513390594116601" calcext:value-type="float">
            <text:p>-0.05133905941166</text:p>
          </table:table-cell>
          <table:table-cell office:value-type="float" office:value="-0.0441575941667622" calcext:value-type="float">
            <text:p>-0.044157594166762</text:p>
          </table:table-cell>
          <table:table-cell office:value-type="float" office:value="-0.0414919448125579" calcext:value-type="float">
            <text:p>-0.041491944812558</text:p>
          </table:table-cell>
          <table:table-cell office:value-type="float" office:value="-0.0381031928000968" calcext:value-type="float">
            <text:p>-0.038103192800097</text:p>
          </table:table-cell>
          <table:table-cell office:value-type="float" office:value="-0.0255563600737108" calcext:value-type="float">
            <text:p>-0.025556360073711</text:p>
          </table:table-cell>
          <table:table-cell office:value-type="float" office:value="-0.023963296063518" calcext:value-type="float">
            <text:p>-0.023963296063518</text:p>
          </table:table-cell>
          <table:table-cell office:value-type="float" office:value="-0.0222041601175727" calcext:value-type="float">
            <text:p>-0.022204160117573</text:p>
          </table:table-cell>
          <table:table-cell office:value-type="float" office:value="-0.0227442935629066" calcext:value-type="float">
            <text:p>-0.022744293562907</text:p>
          </table:table-cell>
          <table:table-cell office:value-type="float" office:value="-0.0249427531002817" calcext:value-type="float">
            <text:p>-0.024942753100282</text:p>
          </table:table-cell>
          <table:table-cell office:value-type="float" office:value="-0.025402924645083" calcext:value-type="float">
            <text:p>-0.025402924645083</text:p>
          </table:table-cell>
          <table:table-cell office:value-type="float" office:value="-0.022944420104148" calcext:value-type="float">
            <text:p>-0.022944420104148</text:p>
          </table:table-cell>
          <table:table-cell office:value-type="float" office:value="-0.0402499554333711" calcext:value-type="float">
            <text:p>-0.040249955433371</text:p>
          </table:table-cell>
          <table:table-cell office:value-type="float" office:value="-0.0446942170895993" calcext:value-type="float">
            <text:p>-0.044694217089599</text:p>
          </table:table-cell>
          <table:table-cell office:value-type="float" office:value="-0.0585958230882498" calcext:value-type="float">
            <text:p>-0.05859582308825</text:p>
          </table:table-cell>
          <table:table-cell office:value-type="float" office:value="-0.0596361949558775" calcext:value-type="float">
            <text:p>-0.059636194955878</text:p>
          </table:table-cell>
          <table:table-cell office:value-type="float" office:value="-0.0586331053701015" calcext:value-type="float">
            <text:p>-0.058633105370102</text:p>
          </table:table-cell>
          <table:table-cell office:value-type="float" office:value="-0.0564411608277936" calcext:value-type="float">
            <text:p>-0.056441160827794</text:p>
          </table:table-cell>
          <table:table-cell office:value-type="float" office:value="-0.0560317893152194" calcext:value-type="float">
            <text:p>-0.056031789315219</text:p>
          </table:table-cell>
          <table:table-cell office:value-type="float" office:value="-0.0562290709269998" calcext:value-type="float">
            <text:p>-0.056229070927</text:p>
          </table:table-cell>
          <table:table-cell office:value-type="float" office:value="-0.0582896677850873" calcext:value-type="float">
            <text:p>-0.058289667785087</text:p>
          </table:table-cell>
          <table:table-cell office:value-type="float" office:value="-0.0590510644088107" calcext:value-type="float">
            <text:p>-0.059051064408811</text:p>
          </table:table-cell>
          <table:table-cell office:value-type="float" office:value="-0.0591296775326254" calcext:value-type="float">
            <text:p>-0.059129677532625</text:p>
          </table:table-cell>
          <table:table-cell office:value-type="float" office:value="-0.0561865888551617" calcext:value-type="float">
            <text:p>-0.056186588855162</text:p>
          </table:table-cell>
          <table:table-cell office:value-type="float" office:value="-0.0278323242546021" calcext:value-type="float">
            <text:p>-0.027832324254602</text:p>
          </table:table-cell>
          <table:table-cell office:value-type="float" office:value="-0.0255256193962378" calcext:value-type="float">
            <text:p>-0.025525619396238</text:p>
          </table:table-cell>
          <table:table-cell office:value-type="float" office:value="-0.0250010901311845" calcext:value-type="float">
            <text:p>-0.025001090131185</text:p>
          </table:table-cell>
          <table:table-cell office:value-type="float" office:value="-0.0239787112991552" calcext:value-type="float">
            <text:p>-0.023978711299155</text:p>
          </table:table-cell>
          <table:table-cell office:value-type="float" office:value="-0.0226963168507689" calcext:value-type="float">
            <text:p>-0.022696316850769</text:p>
          </table:table-cell>
          <table:table-cell office:value-type="float" office:value="-0.0199456198899143" calcext:value-type="float">
            <text:p>-0.019945619889914</text:p>
          </table:table-cell>
          <table:table-cell office:value-type="float" office:value="-0.0168365547978369" calcext:value-type="float">
            <text:p>-0.016836554797837</text:p>
          </table:table-cell>
          <table:table-cell office:value-type="float" office:value="-0.0165165214379331" calcext:value-type="float">
            <text:p>-0.016516521437933</text:p>
          </table:table-cell>
          <table:table-cell office:value-type="float" office:value="-0.0162849982158585" calcext:value-type="float">
            <text:p>-0.016284998215859</text:p>
          </table:table-cell>
          <table:table-cell office:value-type="float" office:value="-0.0568755284471356" calcext:value-type="float">
            <text:p>-0.056875528447136</text:p>
          </table:table-cell>
          <table:table-cell office:value-type="float" office:value="-0.0549184062476781" calcext:value-type="float">
            <text:p>-0.054918406247678</text:p>
          </table:table-cell>
          <table:table-cell office:value-type="float" office:value="-0.0492105678671396" calcext:value-type="float">
            <text:p>-0.04921056786714</text:p>
          </table:table-cell>
          <table:table-cell office:value-type="float" office:value="-0.0469364311809443" calcext:value-type="float">
            <text:p>-0.046936431180944</text:p>
          </table:table-cell>
          <table:table-cell office:value-type="float" office:value="-0.0420431523452339" calcext:value-type="float">
            <text:p>-0.042043152345234</text:p>
          </table:table-cell>
          <table:table-cell office:value-type="float" office:value="-0.0240677355935837" calcext:value-type="float">
            <text:p>-0.024067735593584</text:p>
          </table:table-cell>
          <table:table-cell office:value-type="float" office:value="-0.0221194258117005" calcext:value-type="float">
            <text:p>-0.022119425811701</text:p>
          </table:table-cell>
          <table:table-cell office:value-type="float" office:value="-0.0230422336942048" calcext:value-type="float">
            <text:p>-0.023042233694205</text:p>
          </table:table-cell>
          <table:table-cell office:value-type="float" office:value="-0.0231009092194211" calcext:value-type="float">
            <text:p>-0.023100909219421</text:p>
          </table:table-cell>
          <table:table-cell office:value-type="float" office:value="-0.0221657164012273" calcext:value-type="float">
            <text:p>-0.022165716401227</text:p>
          </table:table-cell>
          <table:table-cell office:value-type="float" office:value="-0.0214704843197354" calcext:value-type="float">
            <text:p>-0.021470484319735</text:p>
          </table:table-cell>
          <table:table-cell office:value-type="float" office:value="-0.0565500182175609" calcext:value-type="float">
            <text:p>-0.056550018217561</text:p>
          </table:table-cell>
          <table:table-cell office:value-type="float" office:value="-0.059904637798364" calcext:value-type="float">
            <text:p>-0.059904637798364</text:p>
          </table:table-cell>
          <table:table-cell office:value-type="float" office:value="-0.0614333562484783" calcext:value-type="float">
            <text:p>-0.061433356248478</text:p>
          </table:table-cell>
          <table:table-cell office:value-type="float" office:value="-0.0617910375754108" calcext:value-type="float">
            <text:p>-0.061791037575411</text:p>
          </table:table-cell>
          <table:table-cell office:value-type="float" office:value="-0.0629532134534167" calcext:value-type="float">
            <text:p>-0.062953213453417</text:p>
          </table:table-cell>
          <table:table-cell office:value-type="float" office:value="-0.0620242216335327" calcext:value-type="float">
            <text:p>-0.062024221633533</text:p>
          </table:table-cell>
          <table:table-cell office:value-type="float" office:value="-0.0597906476693847" calcext:value-type="float">
            <text:p>-0.059790647669385</text:p>
          </table:table-cell>
          <table:table-cell office:value-type="float" office:value="-0.0559675802782813" calcext:value-type="float">
            <text:p>-0.055967580278281</text:p>
          </table:table-cell>
          <table:table-cell office:value-type="float" office:value="-0.0235278538384401" calcext:value-type="float">
            <text:p>-0.02352785383844</text:p>
          </table:table-cell>
          <table:table-cell office:value-type="float" office:value="-0.0224438729239524" calcext:value-type="float">
            <text:p>-0.022443872923952</text:p>
          </table:table-cell>
          <table:table-cell office:value-type="float" office:value="-0.0217133025052259" calcext:value-type="float">
            <text:p>-0.021713302505226</text:p>
          </table:table-cell>
          <table:table-cell office:value-type="float" office:value="-0.0205095125673748" calcext:value-type="float">
            <text:p>-0.020509512567375</text:p>
          </table:table-cell>
          <table:table-cell office:value-type="float" office:value="-0.0200639777877913" calcext:value-type="float">
            <text:p>-0.020063977787791</text:p>
          </table:table-cell>
          <table:table-cell office:value-type="float" office:value="-0.0192065875785976" calcext:value-type="float">
            <text:p>-0.019206587578598</text:p>
          </table:table-cell>
          <table:table-cell office:value-type="float" office:value="-0.0188971302607045" calcext:value-type="float">
            <text:p>-0.018897130260705</text:p>
          </table:table-cell>
          <table:table-cell office:value-type="float" office:value="-0.0181129788939653" calcext:value-type="float">
            <text:p>-0.018112978893965</text:p>
          </table:table-cell>
          <table:table-cell office:value-type="float" office:value="-0.055224684843221" calcext:value-type="float">
            <text:p>-0.055224684843221</text:p>
          </table:table-cell>
          <table:table-cell office:value-type="float" office:value="-0.0524593362226985" calcext:value-type="float">
            <text:p>-0.052459336222699</text:p>
          </table:table-cell>
          <table:table-cell office:value-type="float" office:value="-0.0440542597842387" calcext:value-type="float">
            <text:p>-0.044054259784239</text:p>
          </table:table-cell>
          <table:table-cell office:value-type="float" office:value="-0.0417447465047323" calcext:value-type="float">
            <text:p>-0.041744746504732</text:p>
          </table:table-cell>
          <table:table-cell office:value-type="float" office:value="-0.0405203234913266" calcext:value-type="float">
            <text:p>-0.040520323491327</text:p>
          </table:table-cell>
          <table:table-cell office:value-type="float" office:value="-0.0390671043316957" calcext:value-type="float">
            <text:p>-0.039067104331696</text:p>
          </table:table-cell>
          <table:table-cell office:value-type="float" office:value="-0.0267209894307557" calcext:value-type="float">
            <text:p>-0.026720989430756</text:p>
          </table:table-cell>
          <table:table-cell office:value-type="float" office:value="-0.0270035886074942" calcext:value-type="float">
            <text:p>-0.027003588607494</text:p>
          </table:table-cell>
          <table:table-cell office:value-type="float" office:value="-0.0253150444442551" calcext:value-type="float">
            <text:p>-0.025315044444255</text:p>
          </table:table-cell>
          <table:table-cell office:value-type="float" office:value="-0.0265472525071064" calcext:value-type="float">
            <text:p>-0.026547252507106</text:p>
          </table:table-cell>
          <table:table-cell office:value-type="float" office:value="-0.0265053045409613" calcext:value-type="float">
            <text:p>-0.026505304540961</text:p>
          </table:table-cell>
          <table:table-cell office:value-type="float" office:value="-0.0238818017882058" calcext:value-type="float">
            <text:p>-0.023881801788206</text:p>
          </table:table-cell>
          <table:table-cell office:value-type="float" office:value="-0.020482969410953" calcext:value-type="float">
            <text:p>-0.020482969410953</text:p>
          </table:table-cell>
          <table:table-cell office:value-type="float" office:value="-0.04132904554951" calcext:value-type="float">
            <text:p>-0.04132904554951</text:p>
          </table:table-cell>
          <table:table-cell office:value-type="float" office:value="-0.0457803451469178" calcext:value-type="float">
            <text:p>-0.045780345146918</text:p>
          </table:table-cell>
          <table:table-cell office:value-type="float" office:value="-0.0519277642601361" calcext:value-type="float">
            <text:p>-0.051927764260136</text:p>
          </table:table-cell>
          <table:table-cell office:value-type="float" office:value="-0.0560984541247572" calcext:value-type="float">
            <text:p>-0.056098454124757</text:p>
          </table:table-cell>
          <table:table-cell office:value-type="float" office:value="-0.0588242924953608" calcext:value-type="float">
            <text:p>-0.058824292495361</text:p>
          </table:table-cell>
          <table:table-cell office:value-type="float" office:value="-0.0607013193688637" calcext:value-type="float">
            <text:p>-0.060701319368864</text:p>
          </table:table-cell>
          <table:table-cell office:value-type="float" office:value="-0.0632772930579368" calcext:value-type="float">
            <text:p>-0.063277293057937</text:p>
          </table:table-cell>
          <table:table-cell office:value-type="float" office:value="-0.0627804816474056" calcext:value-type="float">
            <text:p>-0.062780481647406</text:p>
          </table:table-cell>
          <table:table-cell office:value-type="float" office:value="-0.0621213443060521" calcext:value-type="float">
            <text:p>-0.062121344306052</text:p>
          </table:table-cell>
          <table:table-cell office:value-type="float" office:value="-0.0618700833778949" calcext:value-type="float">
            <text:p>-0.061870083377895</text:p>
          </table:table-cell>
          <table:table-cell office:value-type="float" office:value="-0.062237257178593" calcext:value-type="float">
            <text:p>-0.062237257178593</text:p>
          </table:table-cell>
          <table:table-cell office:value-type="float" office:value="-0.0648526251160077" calcext:value-type="float">
            <text:p>-0.064852625116008</text:p>
          </table:table-cell>
          <table:table-cell office:value-type="float" office:value="-0.0639026292642229" calcext:value-type="float">
            <text:p>-0.063902629264223</text:p>
          </table:table-cell>
          <table:table-cell office:value-type="float" office:value="-0.0601628223709323" calcext:value-type="float">
            <text:p>-0.060162822370932</text:p>
          </table:table-cell>
          <table:table-cell office:value-type="float" office:value="-0.0279610038044836" calcext:value-type="float">
            <text:p>-0.027961003804484</text:p>
          </table:table-cell>
          <table:table-cell office:value-type="float" office:value="-0.0252880427116859" calcext:value-type="float">
            <text:p>-0.025288042711686</text:p>
          </table:table-cell>
          <table:table-cell office:value-type="float" office:value="-0.0242857087604109" calcext:value-type="float">
            <text:p>-0.024285708760411</text:p>
          </table:table-cell>
          <table:table-cell office:value-type="float" office:value="-0.0241589427797286" calcext:value-type="float">
            <text:p>-0.024158942779729</text:p>
          </table:table-cell>
          <table:table-cell office:value-type="float" office:value="-0.0239579040665515" calcext:value-type="float">
            <text:p>-0.023957904066552</text:p>
          </table:table-cell>
          <table:table-cell office:value-type="float" office:value="-0.0443927134948044" calcext:value-type="float">
            <text:p>-0.044392713494804</text:p>
          </table:table-cell>
          <table:table-cell office:value-type="float" office:value="-0.0352033366716082" calcext:value-type="float">
            <text:p>-0.035203336671608</text:p>
          </table:table-cell>
          <table:table-cell office:value-type="float" office:value="-0.0305818571262417" calcext:value-type="float">
            <text:p>-0.030581857126242</text:p>
          </table:table-cell>
          <table:table-cell office:value-type="float" office:value="-0.0217818962777952" calcext:value-type="float">
            <text:p>-0.021781896277795</text:p>
          </table:table-cell>
          <table:table-cell office:value-type="float" office:value="-0.0219276365593341" calcext:value-type="float">
            <text:p>-0.021927636559334</text:p>
          </table:table-cell>
          <table:table-cell office:value-type="float" office:value="-0.0246250236203368" calcext:value-type="float">
            <text:p>-0.024625023620337</text:p>
          </table:table-cell>
          <table:table-cell office:value-type="float" office:value="-0.0234358341778395" calcext:value-type="float">
            <text:p>-0.02343583417784</text:p>
          </table:table-cell>
          <table:table-cell office:value-type="float" office:value="-0.0225750385417456" calcext:value-type="float">
            <text:p>-0.022575038541746</text:p>
          </table:table-cell>
          <table:table-cell office:value-type="float" office:value="-0.0214729742797081" calcext:value-type="float">
            <text:p>-0.021472974279708</text:p>
          </table:table-cell>
          <table:table-cell office:value-type="float" office:value="-0.0210055315036778" calcext:value-type="float">
            <text:p>-0.021005531503678</text:p>
          </table:table-cell>
          <table:table-cell office:value-type="float" office:value="-0.0184532740818728" calcext:value-type="float">
            <text:p>-0.018453274081873</text:p>
          </table:table-cell>
          <table:table-cell office:value-type="float" office:value="-0.0172258913673996" calcext:value-type="float">
            <text:p>-0.0172258913674</text:p>
          </table:table-cell>
          <table:table-cell office:value-type="float" office:value="-0.0199325010159358" calcext:value-type="float">
            <text:p>-0.019932501015936</text:p>
          </table:table-cell>
          <table:table-cell office:value-type="float" office:value="-0.025600763879338" calcext:value-type="float">
            <text:p>-0.025600763879338</text:p>
          </table:table-cell>
          <table:table-cell office:value-type="float" office:value="-0.0315553822127938" calcext:value-type="float">
            <text:p>-0.031555382212794</text:p>
          </table:table-cell>
          <table:table-cell office:value-type="float" office:value="-0.0371981749545986" calcext:value-type="float">
            <text:p>-0.037198174954599</text:p>
          </table:table-cell>
          <table:table-cell office:value-type="float" office:value="-0.0478248072310105" calcext:value-type="float">
            <text:p>-0.047824807231011</text:p>
          </table:table-cell>
          <table:table-cell office:value-type="float" office:value="-0.0504606084736515" calcext:value-type="float">
            <text:p>-0.050460608473652</text:p>
          </table:table-cell>
          <table:table-cell office:value-type="float" office:value="-0.0533586112725983" calcext:value-type="float">
            <text:p>-0.053358611272598</text:p>
          </table:table-cell>
          <table:table-cell office:value-type="float" office:value="-0.0531077060180481" calcext:value-type="float">
            <text:p>-0.053107706018048</text:p>
          </table:table-cell>
          <table:table-cell office:value-type="float" office:value="-0.0525805744040874" calcext:value-type="float">
            <text:p>-0.052580574404087</text:p>
          </table:table-cell>
          <table:table-cell office:value-type="float" office:value="-0.0520130388500671" calcext:value-type="float">
            <text:p>-0.052013038850067</text:p>
          </table:table-cell>
          <table:table-cell office:value-type="float" office:value="-0.0538704854779705" calcext:value-type="float">
            <text:p>-0.053870485477971</text:p>
          </table:table-cell>
          <table:table-cell office:value-type="float" office:value="-0.0542285491895475" calcext:value-type="float">
            <text:p>-0.054228549189548</text:p>
          </table:table-cell>
          <table:table-cell office:value-type="float" office:value="-0.0534922592819303" calcext:value-type="float">
            <text:p>-0.05349225928193</text:p>
          </table:table-cell>
          <table:table-cell office:value-type="float" office:value="-0.0501791061202998" calcext:value-type="float">
            <text:p>-0.0501791061203</text:p>
          </table:table-cell>
          <table:table-cell office:value-type="float" office:value="-0.0315237318414629" calcext:value-type="float">
            <text:p>-0.031523731841463</text:p>
          </table:table-cell>
          <table:table-cell office:value-type="float" office:value="-0.0308297484308908" calcext:value-type="float">
            <text:p>-0.030829748430891</text:p>
          </table:table-cell>
          <table:table-cell office:value-type="float" office:value="-0.0304637843482775" calcext:value-type="float">
            <text:p>-0.030463784348278</text:p>
          </table:table-cell>
          <table:table-cell office:value-type="float" office:value="-0.0542005210458746" calcext:value-type="float">
            <text:p>-0.054200521045875</text:p>
          </table:table-cell>
          <table:table-cell office:value-type="float" office:value="-0.053217198593909" calcext:value-type="float">
            <text:p>-0.053217198593909</text:p>
          </table:table-cell>
          <table:table-cell office:value-type="float" office:value="-0.0462832947222235" calcext:value-type="float">
            <text:p>-0.046283294722224</text:p>
          </table:table-cell>
          <table:table-cell office:value-type="float" office:value="-0.0428419602853664" calcext:value-type="float">
            <text:p>-0.042841960285366</text:p>
          </table:table-cell>
          <table:table-cell office:value-type="float" office:value="-0.0398847369265975" calcext:value-type="float">
            <text:p>-0.039884736926598</text:p>
          </table:table-cell>
          <table:table-cell office:value-type="float" office:value="-0.0378687039092999" calcext:value-type="float">
            <text:p>-0.0378687039093</text:p>
          </table:table-cell>
          <table:table-cell office:value-type="float" office:value="-0.0354553628944763" calcext:value-type="float">
            <text:p>-0.035455362894476</text:p>
          </table:table-cell>
          <table:table-cell office:value-type="float" office:value="-0.0248181592026596" calcext:value-type="float">
            <text:p>-0.02481815920266</text:p>
          </table:table-cell>
          <table:table-cell office:value-type="float" office:value="-0.0263566158607502" calcext:value-type="float">
            <text:p>-0.02635661586075</text:p>
          </table:table-cell>
          <table:table-cell office:value-type="float" office:value="-0.0267005392416703" calcext:value-type="float">
            <text:p>-0.02670053924167</text:p>
          </table:table-cell>
          <table:table-cell office:value-type="float" office:value="-0.0262871593988309" calcext:value-type="float">
            <text:p>-0.026287159398831</text:p>
          </table:table-cell>
          <table:table-cell office:value-type="float" office:value="-0.0268239146474206" calcext:value-type="float">
            <text:p>-0.026823914647421</text:p>
          </table:table-cell>
          <table:table-cell office:value-type="float" office:value="-0.0272159201698655" calcext:value-type="float">
            <text:p>-0.027215920169866</text:p>
          </table:table-cell>
          <table:table-cell office:value-type="float" office:value="-0.0265602704238329" calcext:value-type="float">
            <text:p>-0.026560270423833</text:p>
          </table:table-cell>
          <table:table-cell office:value-type="float" office:value="-0.024928475814114" calcext:value-type="float">
            <text:p>-0.024928475814114</text:p>
          </table:table-cell>
          <table:table-cell office:value-type="float" office:value="-0.0241707618718548" calcext:value-type="float">
            <text:p>-0.024170761871855</text:p>
          </table:table-cell>
          <table:table-cell office:value-type="float" office:value="-0.0241749277894543" calcext:value-type="float">
            <text:p>-0.024174927789454</text:p>
          </table:table-cell>
          <table:table-cell office:value-type="float" office:value="-0.0242440678728565" calcext:value-type="float">
            <text:p>-0.024244067872857</text:p>
          </table:table-cell>
          <table:table-cell office:value-type="float" office:value="-0.0244462047099045" calcext:value-type="float">
            <text:p>-0.024446204709905</text:p>
          </table:table-cell>
          <table:table-cell office:value-type="float" office:value="-0.024767632667532" calcext:value-type="float">
            <text:p>-0.024767632667532</text:p>
          </table:table-cell>
          <table:table-cell office:value-type="float" office:value="-0.0249648094418698" calcext:value-type="float">
            <text:p>-0.02496480944187</text:p>
          </table:table-cell>
          <table:table-cell office:value-type="float" office:value="-0.0250210438583283" calcext:value-type="float">
            <text:p>-0.025021043858328</text:p>
          </table:table-cell>
          <table:table-cell office:value-type="float" office:value="-0.025199296804663" calcext:value-type="float">
            <text:p>-0.025199296804663</text:p>
          </table:table-cell>
          <table:table-cell office:value-type="float" office:value="-0.0252599321018661" calcext:value-type="float">
            <text:p>-0.025259932101866</text:p>
          </table:table-cell>
          <table:table-cell office:value-type="float" office:value="-0.0252804615898328" calcext:value-type="float">
            <text:p>-0.025280461589833</text:p>
          </table:table-cell>
          <table:table-cell office:value-type="float" office:value="-0.0252956809508405" calcext:value-type="float">
            <text:p>-0.025295680950841</text:p>
          </table:table-cell>
          <table:table-cell office:value-type="float" office:value="-0.0253833664379241" calcext:value-type="float">
            <text:p>-0.025383366437924</text:p>
          </table:table-cell>
          <table:table-cell office:value-type="float" office:value="-0.0253215679696662" calcext:value-type="float">
            <text:p>-0.025321567969666</text:p>
          </table:table-cell>
          <table:table-cell office:value-type="float" office:value="-0.0253379174210584" calcext:value-type="float">
            <text:p>-0.025337917421058</text:p>
          </table:table-cell>
          <table:table-cell office:value-type="float" office:value="-0.025375631116203" calcext:value-type="float">
            <text:p>-0.025375631116203</text:p>
          </table:table-cell>
          <table:table-cell office:value-type="float" office:value="-0.0253686280398763" calcext:value-type="float">
            <text:p>-0.025368628039876</text:p>
          </table:table-cell>
          <table:table-cell office:value-type="float" office:value="-0.0254150751083801" calcext:value-type="float">
            <text:p>-0.02541507510838</text:p>
          </table:table-cell>
          <table:table-cell office:value-type="float" office:value="-0.0254064539150342" calcext:value-type="float">
            <text:p>-0.025406453915034</text:p>
          </table:table-cell>
          <table:table-cell office:value-type="float" office:value="-0.0253934106300001" calcext:value-type="float">
            <text:p>-0.02539341063</text:p>
          </table:table-cell>
          <table:table-cell office:value-type="float" office:value="-0.0253845421013524" calcext:value-type="float">
            <text:p>-0.025384542101352</text:p>
          </table:table-cell>
          <table:table-cell office:value-type="float" office:value="-0.0253838145234912" calcext:value-type="float">
            <text:p>-0.025383814523491</text:p>
          </table:table-cell>
          <table:table-cell office:value-type="float" office:value="-0.0253880314852401" calcext:value-type="float">
            <text:p>-0.02538803148524</text:p>
          </table:table-cell>
          <table:table-cell office:value-type="float" office:value="-0.0253766369466447" calcext:value-type="float">
            <text:p>-0.025376636946645</text:p>
          </table:table-cell>
          <table:table-cell office:value-type="float" office:value="-0.0253821524635043" calcext:value-type="float">
            <text:p>-0.025382152463504</text:p>
          </table:table-cell>
          <table:table-cell office:value-type="float" office:value="-0.0253722889519866" calcext:value-type="float">
            <text:p>-0.025372288951987</text:p>
          </table:table-cell>
          <table:table-cell office:value-type="float" office:value="-0.0253900790343854" calcext:value-type="float">
            <text:p>-0.025390079034385</text:p>
          </table:table-cell>
          <table:table-cell office:value-type="float" office:value="-0.0253562030492086" calcext:value-type="float">
            <text:p>-0.025356203049209</text:p>
          </table:table-cell>
          <table:table-cell office:value-type="float" office:value="-0.025385404924711" calcext:value-type="float">
            <text:p>-0.025385404924711</text:p>
          </table:table-cell>
          <table:table-cell office:value-type="float" office:value="-0.0253565844191135" calcext:value-type="float">
            <text:p>-0.025356584419114</text:p>
          </table:table-cell>
          <table:table-cell office:value-type="float" office:value="-0.0253702628128581" calcext:value-type="float">
            <text:p>-0.025370262812858</text:p>
          </table:table-cell>
          <table:table-cell office:value-type="float" office:value="-0.0253654297971643" calcext:value-type="float">
            <text:p>-0.025365429797164</text:p>
          </table:table-cell>
          <table:table-cell office:value-type="float" office:value="-0.025377002885971" calcext:value-type="float">
            <text:p>-0.025377002885971</text:p>
          </table:table-cell>
          <table:table-cell office:value-type="float" office:value="-0.0253660748976216" calcext:value-type="float">
            <text:p>-0.025366074897622</text:p>
          </table:table-cell>
          <table:table-cell office:value-type="float" office:value="-0.0253536455135235" calcext:value-type="float">
            <text:p>-0.025353645513524</text:p>
          </table:table-cell>
          <table:table-cell office:value-type="float" office:value="-0.0253600827230495" calcext:value-type="float">
            <text:p>-0.02536008272305</text:p>
          </table:table-cell>
          <table:table-cell office:value-type="float" office:value="-0.0253677789321457" calcext:value-type="float">
            <text:p>-0.025367778932146</text:p>
          </table:table-cell>
          <table:table-cell office:value-type="float" office:value="-0.0253737610912021" calcext:value-type="float">
            <text:p>-0.025373761091202</text:p>
          </table:table-cell>
          <table:table-cell office:value-type="float" office:value="-0.0253936322363549" calcext:value-type="float">
            <text:p>-0.025393632236355</text:p>
          </table:table-cell>
          <table:table-cell office:value-type="float" office:value="-0.0253596343601225" calcext:value-type="float">
            <text:p>-0.025359634360123</text:p>
          </table:table-cell>
          <table:table-cell office:value-type="float" office:value="-0.0253623904252816" calcext:value-type="float">
            <text:p>-0.025362390425282</text:p>
          </table:table-cell>
          <table:table-cell office:value-type="float" office:value="-0.025368474322789" calcext:value-type="float">
            <text:p>-0.025368474322789</text:p>
          </table:table-cell>
          <table:table-cell office:value-type="float" office:value="-0.0253489924277985" calcext:value-type="float">
            <text:p>-0.025348992427799</text:p>
          </table:table-cell>
          <table:table-cell office:value-type="float" office:value="-0.0253491618284474" calcext:value-type="float">
            <text:p>-0.025349161828447</text:p>
          </table:table-cell>
          <table:table-cell office:value-type="float" office:value="-0.0253746787466265" calcext:value-type="float">
            <text:p>-0.025374678746627</text:p>
          </table:table-cell>
          <table:table-cell office:value-type="float" office:value="-0.0253534314499654" calcext:value-type="float">
            <text:p>-0.025353431449965</text:p>
          </table:table-cell>
          <table:table-cell office:value-type="float" office:value="-0.0253656460409596" calcext:value-type="float">
            <text:p>-0.02536564604096</text:p>
          </table:table-cell>
          <table:table-cell office:value-type="float" office:value="-0.0253705248587108" calcext:value-type="float">
            <text:p>-0.025370524858711</text:p>
          </table:table-cell>
          <table:table-cell office:value-type="float" office:value="-0.0253851669914818" calcext:value-type="float">
            <text:p>-0.025385166991482</text:p>
          </table:table-cell>
          <table:table-cell office:value-type="float" office:value="-0.0253589903638802" calcext:value-type="float">
            <text:p>-0.02535899036388</text:p>
          </table:table-cell>
          <table:table-cell office:value-type="float" office:value="-0.0253618501173408" calcext:value-type="float">
            <text:p>-0.025361850117341</text:p>
          </table:table-cell>
          <table:table-cell office:value-type="float" office:value="-0.0253742129228206" calcext:value-type="float">
            <text:p>-0.025374212922821</text:p>
          </table:table-cell>
          <table:table-cell office:value-type="float" office:value="-0.0253783716904011" calcext:value-type="float">
            <text:p>-0.025378371690401</text:p>
          </table:table-cell>
          <table:table-cell office:value-type="float" office:value="-0.0253515827474293" calcext:value-type="float">
            <text:p>-0.025351582747429</text:p>
          </table:table-cell>
          <table:table-cell office:value-type="float" office:value="-0.0253436108251692" calcext:value-type="float">
            <text:p>-0.025343610825169</text:p>
          </table:table-cell>
          <table:table-cell office:value-type="float" office:value="-0.0253705845863981" calcext:value-type="float">
            <text:p>-0.025370584586398</text:p>
          </table:table-cell>
          <table:table-cell office:value-type="float" office:value="-0.0253877178192078" calcext:value-type="float">
            <text:p>-0.025387717819208</text:p>
          </table:table-cell>
          <table:table-cell office:value-type="float" office:value="-0.0253322094597578" calcext:value-type="float">
            <text:p>-0.025332209459758</text:p>
          </table:table-cell>
          <table:table-cell office:value-type="float" office:value="-0.025358103802734" calcext:value-type="float">
            <text:p>-0.025358103802734</text:p>
          </table:table-cell>
          <table:table-cell office:value-type="float" office:value="-0.0253707156575314" calcext:value-type="float">
            <text:p>-0.025370715657531</text:p>
          </table:table-cell>
          <table:table-cell office:value-type="float" office:value="-0.0253399968938524" calcext:value-type="float">
            <text:p>-0.025339996893852</text:p>
          </table:table-cell>
          <table:table-cell office:value-type="float" office:value="-0.0253681542831631" calcext:value-type="float">
            <text:p>-0.025368154283163</text:p>
          </table:table-cell>
          <table:table-cell office:value-type="float" office:value="-0.0253740847700836" calcext:value-type="float">
            <text:p>-0.025374084770084</text:p>
          </table:table-cell>
          <table:table-cell office:value-type="float" office:value="-0.025376336874684" calcext:value-type="float">
            <text:p>-0.025376336874684</text:p>
          </table:table-cell>
          <table:table-cell office:value-type="float" office:value="-0.0253944856202668" calcext:value-type="float">
            <text:p>-0.025394485620267</text:p>
          </table:table-cell>
          <table:table-cell office:value-type="float" office:value="-0.0253814670254483" calcext:value-type="float">
            <text:p>-0.025381467025448</text:p>
          </table:table-cell>
          <table:table-cell office:value-type="float" office:value="-0.0253733285100922" calcext:value-type="float">
            <text:p>-0.025373328510092</text:p>
          </table:table-cell>
          <table:table-cell office:value-type="float" office:value="-0.0253520327590574" calcext:value-type="float">
            <text:p>-0.025352032759057</text:p>
          </table:table-cell>
          <table:table-cell office:value-type="float" office:value="-0.0253724637112301" calcext:value-type="float">
            <text:p>-0.02537246371123</text:p>
          </table:table-cell>
          <table:table-cell office:value-type="float" office:value="-0.0253521465199667" calcext:value-type="float">
            <text:p>-0.025352146519967</text:p>
          </table:table-cell>
          <table:table-cell office:value-type="float" office:value="-0.025364735989853" calcext:value-type="float">
            <text:p>-0.025364735989853</text:p>
          </table:table-cell>
          <table:table-cell office:value-type="float" office:value="-0.0253710672994833" calcext:value-type="float">
            <text:p>-0.025371067299483</text:p>
          </table:table-cell>
          <table:table-cell office:value-type="float" office:value="-0.0253546651815442" calcext:value-type="float">
            <text:p>-0.025354665181544</text:p>
          </table:table-cell>
          <table:table-cell office:value-type="float" office:value="-0.0253678382408833" calcext:value-type="float">
            <text:p>-0.025367838240883</text:p>
          </table:table-cell>
          <table:table-cell office:value-type="float" office:value="-0.0253683249893228" calcext:value-type="float">
            <text:p>-0.025368324989323</text:p>
          </table:table-cell>
          <table:table-cell office:value-type="float" office:value="-0.0253934844276343" calcext:value-type="float">
            <text:p>-0.025393484427634</text:p>
          </table:table-cell>
          <table:table-cell office:value-type="float" office:value="-0.0253729426845713" calcext:value-type="float">
            <text:p>-0.025372942684571</text:p>
          </table:table-cell>
          <table:table-cell office:value-type="float" office:value="-0.0253736176623682" calcext:value-type="float">
            <text:p>-0.025373617662368</text:p>
          </table:table-cell>
          <table:table-cell office:value-type="float" office:value="-0.0253877480842028" calcext:value-type="float">
            <text:p>-0.025387748084203</text:p>
          </table:table-cell>
          <table:table-cell office:value-type="float" office:value="-0.0253698082626107" calcext:value-type="float">
            <text:p>-0.025369808262611</text:p>
          </table:table-cell>
          <table:table-cell office:value-type="float" office:value="-0.0253687514062531" calcext:value-type="float">
            <text:p>-0.025368751406253</text:p>
          </table:table-cell>
          <table:table-cell office:value-type="float" office:value="-0.0253709534427399" calcext:value-type="float">
            <text:p>-0.02537095344274</text:p>
          </table:table-cell>
          <table:table-cell table:number-columns-repeated="519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67705723089298" calcext:value-type="float">
            <text:p>0.567705723089298</text:p>
          </table:table-cell>
          <table:table-cell office:value-type="float" office:value="0.568254449760539" calcext:value-type="float">
            <text:p>0.568254449760539</text:p>
          </table:table-cell>
          <table:table-cell office:value-type="float" office:value="0.567640768050926" calcext:value-type="float">
            <text:p>0.567640768050926</text:p>
          </table:table-cell>
          <table:table-cell office:value-type="float" office:value="0.567820408427403" calcext:value-type="float">
            <text:p>0.567820408427403</text:p>
          </table:table-cell>
          <table:table-cell office:value-type="float" office:value="0.567189455872547" calcext:value-type="float">
            <text:p>0.567189455872547</text:p>
          </table:table-cell>
          <table:table-cell office:value-type="float" office:value="0.567717000060959" calcext:value-type="float">
            <text:p>0.567717000060959</text:p>
          </table:table-cell>
          <table:table-cell office:value-type="float" office:value="0.567491336063952" calcext:value-type="float">
            <text:p>0.567491336063952</text:p>
          </table:table-cell>
          <table:table-cell office:value-type="float" office:value="0.567215390485461" calcext:value-type="float">
            <text:p>0.567215390485461</text:p>
          </table:table-cell>
          <table:table-cell office:value-type="float" office:value="0.567419066698058" calcext:value-type="float">
            <text:p>0.567419066698058</text:p>
          </table:table-cell>
          <table:table-cell office:value-type="float" office:value="0.567884607015818" calcext:value-type="float">
            <text:p>0.567884607015818</text:p>
          </table:table-cell>
          <table:table-cell office:value-type="float" office:value="0.567465074594215" calcext:value-type="float">
            <text:p>0.567465074594215</text:p>
          </table:table-cell>
          <table:table-cell office:value-type="float" office:value="0.567271310500838" calcext:value-type="float">
            <text:p>0.567271310500838</text:p>
          </table:table-cell>
          <table:table-cell office:value-type="float" office:value="0.567219057963774" calcext:value-type="float">
            <text:p>0.567219057963774</text:p>
          </table:table-cell>
          <table:table-cell office:value-type="float" office:value="0.568096350409821" calcext:value-type="float">
            <text:p>0.568096350409821</text:p>
          </table:table-cell>
          <table:table-cell office:value-type="float" office:value="0.567863978810165" calcext:value-type="float">
            <text:p>0.567863978810165</text:p>
          </table:table-cell>
          <table:table-cell office:value-type="float" office:value="0.56729650700358" calcext:value-type="float">
            <text:p>0.56729650700358</text:p>
          </table:table-cell>
          <table:table-cell office:value-type="float" office:value="0.567849427360395" calcext:value-type="float">
            <text:p>0.567849427360395</text:p>
          </table:table-cell>
          <table:table-cell office:value-type="float" office:value="0.567639181979085" calcext:value-type="float">
            <text:p>0.567639181979085</text:p>
          </table:table-cell>
          <table:table-cell office:value-type="float" office:value="0.567843794628887" calcext:value-type="float">
            <text:p>0.567843794628887</text:p>
          </table:table-cell>
          <table:table-cell office:value-type="float" office:value="0.567726416675397" calcext:value-type="float">
            <text:p>0.567726416675397</text:p>
          </table:table-cell>
          <table:table-cell office:value-type="float" office:value="0.567840385459195" calcext:value-type="float">
            <text:p>0.567840385459195</text:p>
          </table:table-cell>
          <table:table-cell office:value-type="float" office:value="0.567326282842911" calcext:value-type="float">
            <text:p>0.567326282842911</text:p>
          </table:table-cell>
          <table:table-cell office:value-type="float" office:value="0.568580103036463" calcext:value-type="float">
            <text:p>0.568580103036463</text:p>
          </table:table-cell>
          <table:table-cell office:value-type="float" office:value="0.568073538334607" calcext:value-type="float">
            <text:p>0.568073538334607</text:p>
          </table:table-cell>
          <table:table-cell office:value-type="float" office:value="0.567813573241536" calcext:value-type="float">
            <text:p>0.567813573241536</text:p>
          </table:table-cell>
          <table:table-cell office:value-type="float" office:value="0.567721844696587" calcext:value-type="float">
            <text:p>0.567721844696587</text:p>
          </table:table-cell>
          <table:table-cell office:value-type="float" office:value="0.567304198226627" calcext:value-type="float">
            <text:p>0.567304198226627</text:p>
          </table:table-cell>
          <table:table-cell office:value-type="float" office:value="0.568043298985919" calcext:value-type="float">
            <text:p>0.568043298985919</text:p>
          </table:table-cell>
          <table:table-cell office:value-type="float" office:value="0.568082268053077" calcext:value-type="float">
            <text:p>0.568082268053077</text:p>
          </table:table-cell>
          <table:table-cell office:value-type="float" office:value="0.568005446642534" calcext:value-type="float">
            <text:p>0.568005446642534</text:p>
          </table:table-cell>
          <table:table-cell office:value-type="float" office:value="0.567960128761459" calcext:value-type="float">
            <text:p>0.567960128761459</text:p>
          </table:table-cell>
          <table:table-cell office:value-type="float" office:value="0.567391225466703" calcext:value-type="float">
            <text:p>0.567391225466703</text:p>
          </table:table-cell>
          <table:table-cell office:value-type="float" office:value="0.567796670832028" calcext:value-type="float">
            <text:p>0.567796670832028</text:p>
          </table:table-cell>
          <table:table-cell office:value-type="float" office:value="0.567722452909938" calcext:value-type="float">
            <text:p>0.567722452909938</text:p>
          </table:table-cell>
          <table:table-cell office:value-type="float" office:value="0.567704742599651" calcext:value-type="float">
            <text:p>0.567704742599651</text:p>
          </table:table-cell>
          <table:table-cell office:value-type="float" office:value="0.567701157022606" calcext:value-type="float">
            <text:p>0.567701157022606</text:p>
          </table:table-cell>
          <table:table-cell office:value-type="float" office:value="0.567411195488151" calcext:value-type="float">
            <text:p>0.567411195488151</text:p>
          </table:table-cell>
          <table:table-cell office:value-type="float" office:value="0.56757759866967" calcext:value-type="float">
            <text:p>0.56757759866967</text:p>
          </table:table-cell>
          <table:table-cell office:value-type="float" office:value="0.567082685553093" calcext:value-type="float">
            <text:p>0.567082685553093</text:p>
          </table:table-cell>
          <table:table-cell office:value-type="float" office:value="0.567349051678678" calcext:value-type="float">
            <text:p>0.567349051678678</text:p>
          </table:table-cell>
          <table:table-cell office:value-type="float" office:value="0.567416003605443" calcext:value-type="float">
            <text:p>0.567416003605443</text:p>
          </table:table-cell>
          <table:table-cell office:value-type="float" office:value="0.56794750095906" calcext:value-type="float">
            <text:p>0.56794750095906</text:p>
          </table:table-cell>
          <table:table-cell office:value-type="float" office:value="0.568131819821274" calcext:value-type="float">
            <text:p>0.568131819821274</text:p>
          </table:table-cell>
          <table:table-cell office:value-type="float" office:value="0.567766615268006" calcext:value-type="float">
            <text:p>0.567766615268006</text:p>
          </table:table-cell>
          <table:table-cell office:value-type="float" office:value="0.570645955212721" calcext:value-type="float">
            <text:p>0.570645955212721</text:p>
          </table:table-cell>
          <table:table-cell office:value-type="float" office:value="0.568586715920844" calcext:value-type="float">
            <text:p>0.568586715920844</text:p>
          </table:table-cell>
          <table:table-cell office:value-type="float" office:value="0.571920913928468" calcext:value-type="float">
            <text:p>0.571920913928468</text:p>
          </table:table-cell>
          <table:table-cell office:value-type="float" office:value="0.57570054488273" calcext:value-type="float">
            <text:p>0.57570054488273</text:p>
          </table:table-cell>
          <table:table-cell office:value-type="float" office:value="0.578272376077006" calcext:value-type="float">
            <text:p>0.578272376077006</text:p>
          </table:table-cell>
          <table:table-cell office:value-type="float" office:value="0.578133276986886" calcext:value-type="float">
            <text:p>0.578133276986886</text:p>
          </table:table-cell>
          <table:table-cell office:value-type="float" office:value="0.576828035869914" calcext:value-type="float">
            <text:p>0.576828035869914</text:p>
          </table:table-cell>
          <table:table-cell office:value-type="float" office:value="0.5732582440486" calcext:value-type="float">
            <text:p>0.5732582440486</text:p>
          </table:table-cell>
          <table:table-cell office:value-type="float" office:value="0.560785681179568" calcext:value-type="float">
            <text:p>0.560785681179568</text:p>
          </table:table-cell>
          <table:table-cell office:value-type="float" office:value="0.550147509876647" calcext:value-type="float">
            <text:p>0.550147509876647</text:p>
          </table:table-cell>
          <table:table-cell office:value-type="float" office:value="0.548051561283805" calcext:value-type="float">
            <text:p>0.548051561283805</text:p>
          </table:table-cell>
          <table:table-cell office:value-type="float" office:value="0.615042015032739" calcext:value-type="float">
            <text:p>0.615042015032739</text:p>
          </table:table-cell>
          <table:table-cell office:value-type="float" office:value="0.613575652898261" calcext:value-type="float">
            <text:p>0.613575652898261</text:p>
          </table:table-cell>
          <table:table-cell office:value-type="float" office:value="0.618289204491768" calcext:value-type="float">
            <text:p>0.618289204491768</text:p>
          </table:table-cell>
          <table:table-cell office:value-type="float" office:value="0.62606402642619" calcext:value-type="float">
            <text:p>0.62606402642619</text:p>
          </table:table-cell>
          <table:table-cell office:value-type="float" office:value="0.622724001834005" calcext:value-type="float">
            <text:p>0.622724001834005</text:p>
          </table:table-cell>
          <table:table-cell office:value-type="float" office:value="0.61983658539585" calcext:value-type="float">
            <text:p>0.61983658539585</text:p>
          </table:table-cell>
          <table:table-cell office:value-type="float" office:value="0.604114300664259" calcext:value-type="float">
            <text:p>0.604114300664259</text:p>
          </table:table-cell>
          <table:table-cell office:value-type="float" office:value="0.575153280139118" calcext:value-type="float">
            <text:p>0.575153280139118</text:p>
          </table:table-cell>
          <table:table-cell office:value-type="float" office:value="0.577571650289681" calcext:value-type="float">
            <text:p>0.577571650289681</text:p>
          </table:table-cell>
          <table:table-cell office:value-type="float" office:value="0.572971035403949" calcext:value-type="float">
            <text:p>0.572971035403949</text:p>
          </table:table-cell>
          <table:table-cell office:value-type="float" office:value="0.57302197047105" calcext:value-type="float">
            <text:p>0.57302197047105</text:p>
          </table:table-cell>
          <table:table-cell office:value-type="float" office:value="0.572208741623425" calcext:value-type="float">
            <text:p>0.572208741623425</text:p>
          </table:table-cell>
          <table:table-cell office:value-type="float" office:value="0.572188255493505" calcext:value-type="float">
            <text:p>0.572188255493505</text:p>
          </table:table-cell>
          <table:table-cell office:value-type="float" office:value="0.552152730350626" calcext:value-type="float">
            <text:p>0.552152730350626</text:p>
          </table:table-cell>
          <table:table-cell office:value-type="float" office:value="0.550306228244259" calcext:value-type="float">
            <text:p>0.550306228244259</text:p>
          </table:table-cell>
          <table:table-cell office:value-type="float" office:value="0.551390078277055" calcext:value-type="float">
            <text:p>0.551390078277055</text:p>
          </table:table-cell>
          <table:table-cell office:value-type="float" office:value="0.549788723333965" calcext:value-type="float">
            <text:p>0.549788723333965</text:p>
          </table:table-cell>
          <table:table-cell office:value-type="float" office:value="0.59875594638599" calcext:value-type="float">
            <text:p>0.59875594638599</text:p>
          </table:table-cell>
          <table:table-cell office:value-type="float" office:value="0.597984106001209" calcext:value-type="float">
            <text:p>0.597984106001209</text:p>
          </table:table-cell>
          <table:table-cell office:value-type="float" office:value="0.572496152080289" calcext:value-type="float">
            <text:p>0.572496152080289</text:p>
          </table:table-cell>
          <table:table-cell office:value-type="float" office:value="0.562321579315567" calcext:value-type="float">
            <text:p>0.562321579315567</text:p>
          </table:table-cell>
          <table:table-cell office:value-type="float" office:value="0.55269826277546" calcext:value-type="float">
            <text:p>0.55269826277546</text:p>
          </table:table-cell>
          <table:table-cell office:value-type="float" office:value="0.537701227702418" calcext:value-type="float">
            <text:p>0.537701227702418</text:p>
          </table:table-cell>
          <table:table-cell office:value-type="float" office:value="0.511515460084025" calcext:value-type="float">
            <text:p>0.511515460084025</text:p>
          </table:table-cell>
          <table:table-cell office:value-type="float" office:value="0.497879106998948" calcext:value-type="float">
            <text:p>0.497879106998948</text:p>
          </table:table-cell>
          <table:table-cell office:value-type="float" office:value="0.506502711885929" calcext:value-type="float">
            <text:p>0.506502711885929</text:p>
          </table:table-cell>
          <table:table-cell office:value-type="float" office:value="0.54141048649791" calcext:value-type="float">
            <text:p>0.54141048649791</text:p>
          </table:table-cell>
          <table:table-cell office:value-type="float" office:value="0.542931882893265" calcext:value-type="float">
            <text:p>0.542931882893265</text:p>
          </table:table-cell>
          <table:table-cell office:value-type="float" office:value="0.532527939870833" calcext:value-type="float">
            <text:p>0.532527939870833</text:p>
          </table:table-cell>
          <table:table-cell office:value-type="float" office:value="0.526018774358622" calcext:value-type="float">
            <text:p>0.526018774358622</text:p>
          </table:table-cell>
          <table:table-cell office:value-type="float" office:value="0.474430515410528" calcext:value-type="float">
            <text:p>0.474430515410528</text:p>
          </table:table-cell>
          <table:table-cell office:value-type="float" office:value="0.486217189989171" calcext:value-type="float">
            <text:p>0.486217189989171</text:p>
          </table:table-cell>
          <table:table-cell office:value-type="float" office:value="0.518008901471069" calcext:value-type="float">
            <text:p>0.518008901471069</text:p>
          </table:table-cell>
          <table:table-cell office:value-type="float" office:value="0.518026790883954" calcext:value-type="float">
            <text:p>0.518026790883954</text:p>
          </table:table-cell>
          <table:table-cell office:value-type="float" office:value="0.549128985926881" calcext:value-type="float">
            <text:p>0.549128985926881</text:p>
          </table:table-cell>
          <table:table-cell office:value-type="float" office:value="0.565283279089678" calcext:value-type="float">
            <text:p>0.565283279089678</text:p>
          </table:table-cell>
          <table:table-cell office:value-type="float" office:value="0.571480041704971" calcext:value-type="float">
            <text:p>0.571480041704971</text:p>
          </table:table-cell>
          <table:table-cell office:value-type="float" office:value="0.570801850815072" calcext:value-type="float">
            <text:p>0.570801850815072</text:p>
          </table:table-cell>
          <table:table-cell office:value-type="float" office:value="0.570315645094355" calcext:value-type="float">
            <text:p>0.570315645094355</text:p>
          </table:table-cell>
          <table:table-cell office:value-type="float" office:value="0.568638032353721" calcext:value-type="float">
            <text:p>0.568638032353721</text:p>
          </table:table-cell>
          <table:table-cell office:value-type="float" office:value="0.565901378098139" calcext:value-type="float">
            <text:p>0.565901378098139</text:p>
          </table:table-cell>
          <table:table-cell office:value-type="float" office:value="0.561086424468062" calcext:value-type="float">
            <text:p>0.561086424468062</text:p>
          </table:table-cell>
          <table:table-cell office:value-type="float" office:value="0.507925563892532" calcext:value-type="float">
            <text:p>0.507925563892532</text:p>
          </table:table-cell>
          <table:table-cell office:value-type="float" office:value="0.49050852697469" calcext:value-type="float">
            <text:p>0.49050852697469</text:p>
          </table:table-cell>
          <table:table-cell office:value-type="float" office:value="0.495350814238542" calcext:value-type="float">
            <text:p>0.495350814238542</text:p>
          </table:table-cell>
          <table:table-cell office:value-type="float" office:value="0.498522025476341" calcext:value-type="float">
            <text:p>0.498522025476341</text:p>
          </table:table-cell>
          <table:table-cell office:value-type="float" office:value="0.500597486777844" calcext:value-type="float">
            <text:p>0.500597486777844</text:p>
          </table:table-cell>
          <table:table-cell office:value-type="float" office:value="0.50202991898986" calcext:value-type="float">
            <text:p>0.50202991898986</text:p>
          </table:table-cell>
          <table:table-cell office:value-type="float" office:value="0.502578895869676" calcext:value-type="float">
            <text:p>0.502578895869676</text:p>
          </table:table-cell>
          <table:table-cell office:value-type="float" office:value="0.496372663009443" calcext:value-type="float">
            <text:p>0.496372663009443</text:p>
          </table:table-cell>
          <table:table-cell office:value-type="float" office:value="0.492346024825226" calcext:value-type="float">
            <text:p>0.492346024825226</text:p>
          </table:table-cell>
          <table:table-cell office:value-type="float" office:value="0.521970612932058" calcext:value-type="float">
            <text:p>0.521970612932058</text:p>
          </table:table-cell>
          <table:table-cell office:value-type="float" office:value="0.544860012561068" calcext:value-type="float">
            <text:p>0.544860012561068</text:p>
          </table:table-cell>
          <table:table-cell office:value-type="float" office:value="0.545529957748633" calcext:value-type="float">
            <text:p>0.545529957748633</text:p>
          </table:table-cell>
          <table:table-cell office:value-type="float" office:value="0.50265053351164" calcext:value-type="float">
            <text:p>0.50265053351164</text:p>
          </table:table-cell>
          <table:table-cell office:value-type="float" office:value="0.487845974586583" calcext:value-type="float">
            <text:p>0.487845974586583</text:p>
          </table:table-cell>
          <table:table-cell office:value-type="float" office:value="0.480367501770417" calcext:value-type="float">
            <text:p>0.480367501770417</text:p>
          </table:table-cell>
          <table:table-cell office:value-type="float" office:value="0.448562964550351" calcext:value-type="float">
            <text:p>0.448562964550351</text:p>
          </table:table-cell>
          <table:table-cell office:value-type="float" office:value="0.457585484439171" calcext:value-type="float">
            <text:p>0.457585484439171</text:p>
          </table:table-cell>
          <table:table-cell office:value-type="float" office:value="0.470803854178491" calcext:value-type="float">
            <text:p>0.470803854178491</text:p>
          </table:table-cell>
          <table:table-cell office:value-type="float" office:value="0.479243449334929" calcext:value-type="float">
            <text:p>0.479243449334929</text:p>
          </table:table-cell>
          <table:table-cell office:value-type="float" office:value="0.492526667830713" calcext:value-type="float">
            <text:p>0.492526667830713</text:p>
          </table:table-cell>
          <table:table-cell office:value-type="float" office:value="0.48981031941099" calcext:value-type="float">
            <text:p>0.48981031941099</text:p>
          </table:table-cell>
          <table:table-cell office:value-type="float" office:value="0.478859036765299" calcext:value-type="float">
            <text:p>0.478859036765299</text:p>
          </table:table-cell>
          <table:table-cell office:value-type="float" office:value="0.465746881186638" calcext:value-type="float">
            <text:p>0.465746881186638</text:p>
          </table:table-cell>
          <table:table-cell office:value-type="float" office:value="0.487506312778247" calcext:value-type="float">
            <text:p>0.487506312778247</text:p>
          </table:table-cell>
          <table:table-cell office:value-type="float" office:value="0.515804417392865" calcext:value-type="float">
            <text:p>0.515804417392865</text:p>
          </table:table-cell>
          <table:table-cell office:value-type="float" office:value="0.534090708268175" calcext:value-type="float">
            <text:p>0.534090708268175</text:p>
          </table:table-cell>
          <table:table-cell office:value-type="float" office:value="0.54508704235971" calcext:value-type="float">
            <text:p>0.54508704235971</text:p>
          </table:table-cell>
          <table:table-cell office:value-type="float" office:value="0.546141133103182" calcext:value-type="float">
            <text:p>0.546141133103182</text:p>
          </table:table-cell>
          <table:table-cell office:value-type="float" office:value="0.549282411535811" calcext:value-type="float">
            <text:p>0.549282411535811</text:p>
          </table:table-cell>
          <table:table-cell office:value-type="float" office:value="0.551065358962565" calcext:value-type="float">
            <text:p>0.551065358962565</text:p>
          </table:table-cell>
          <table:table-cell office:value-type="float" office:value="0.557478190871193" calcext:value-type="float">
            <text:p>0.557478190871193</text:p>
          </table:table-cell>
          <table:table-cell office:value-type="float" office:value="0.554671212967869" calcext:value-type="float">
            <text:p>0.554671212967869</text:p>
          </table:table-cell>
          <table:table-cell office:value-type="float" office:value="0.56113578026125" calcext:value-type="float">
            <text:p>0.56113578026125</text:p>
          </table:table-cell>
          <table:table-cell office:value-type="float" office:value="0.557385290781924" calcext:value-type="float">
            <text:p>0.557385290781924</text:p>
          </table:table-cell>
          <table:table-cell office:value-type="float" office:value="0.509322447494919" calcext:value-type="float">
            <text:p>0.509322447494919</text:p>
          </table:table-cell>
          <table:table-cell office:value-type="float" office:value="0.49965149180457" calcext:value-type="float">
            <text:p>0.49965149180457</text:p>
          </table:table-cell>
          <table:table-cell office:value-type="float" office:value="0.495807401701937" calcext:value-type="float">
            <text:p>0.495807401701937</text:p>
          </table:table-cell>
          <table:table-cell office:value-type="float" office:value="0.493058375863106" calcext:value-type="float">
            <text:p>0.493058375863106</text:p>
          </table:table-cell>
          <table:table-cell office:value-type="float" office:value="0.489794449833726" calcext:value-type="float">
            <text:p>0.489794449833726</text:p>
          </table:table-cell>
          <table:table-cell office:value-type="float" office:value="0.487312120603758" calcext:value-type="float">
            <text:p>0.487312120603758</text:p>
          </table:table-cell>
          <table:table-cell office:value-type="float" office:value="0.480623312259556" calcext:value-type="float">
            <text:p>0.480623312259556</text:p>
          </table:table-cell>
          <table:table-cell office:value-type="float" office:value="0.481899778215423" calcext:value-type="float">
            <text:p>0.481899778215423</text:p>
          </table:table-cell>
          <table:table-cell office:value-type="float" office:value="0.483755478724322" calcext:value-type="float">
            <text:p>0.483755478724322</text:p>
          </table:table-cell>
          <table:table-cell office:value-type="float" office:value="0.542481197549738" calcext:value-type="float">
            <text:p>0.542481197549738</text:p>
          </table:table-cell>
          <table:table-cell office:value-type="float" office:value="0.545508024339909" calcext:value-type="float">
            <text:p>0.545508024339909</text:p>
          </table:table-cell>
          <table:table-cell office:value-type="float" office:value="0.509605963687869" calcext:value-type="float">
            <text:p>0.509605963687869</text:p>
          </table:table-cell>
          <table:table-cell office:value-type="float" office:value="0.482704758059531" calcext:value-type="float">
            <text:p>0.482704758059531</text:p>
          </table:table-cell>
          <table:table-cell office:value-type="float" office:value="0.473508663783889" calcext:value-type="float">
            <text:p>0.473508663783889</text:p>
          </table:table-cell>
          <table:table-cell office:value-type="float" office:value="0.441775066200836" calcext:value-type="float">
            <text:p>0.441775066200836</text:p>
          </table:table-cell>
          <table:table-cell office:value-type="float" office:value="0.464269268690074" calcext:value-type="float">
            <text:p>0.464269268690074</text:p>
          </table:table-cell>
          <table:table-cell office:value-type="float" office:value="0.478364568735202" calcext:value-type="float">
            <text:p>0.478364568735202</text:p>
          </table:table-cell>
          <table:table-cell office:value-type="float" office:value="0.482559819164914" calcext:value-type="float">
            <text:p>0.482559819164914</text:p>
          </table:table-cell>
          <table:table-cell office:value-type="float" office:value="0.473611198432555" calcext:value-type="float">
            <text:p>0.473611198432555</text:p>
          </table:table-cell>
          <table:table-cell office:value-type="float" office:value="0.452003187771411" calcext:value-type="float">
            <text:p>0.452003187771411</text:p>
          </table:table-cell>
          <table:table-cell office:value-type="float" office:value="0.511184031698254" calcext:value-type="float">
            <text:p>0.511184031698254</text:p>
          </table:table-cell>
          <table:table-cell office:value-type="float" office:value="0.518093146963781" calcext:value-type="float">
            <text:p>0.518093146963781</text:p>
          </table:table-cell>
          <table:table-cell office:value-type="float" office:value="0.553175101721997" calcext:value-type="float">
            <text:p>0.553175101721997</text:p>
          </table:table-cell>
          <table:table-cell office:value-type="float" office:value="0.575946201162971" calcext:value-type="float">
            <text:p>0.575946201162971</text:p>
          </table:table-cell>
          <table:table-cell office:value-type="float" office:value="0.572156065604094" calcext:value-type="float">
            <text:p>0.572156065604094</text:p>
          </table:table-cell>
          <table:table-cell office:value-type="float" office:value="0.575959864767353" calcext:value-type="float">
            <text:p>0.575959864767353</text:p>
          </table:table-cell>
          <table:table-cell office:value-type="float" office:value="0.572879961238825" calcext:value-type="float">
            <text:p>0.572879961238825</text:p>
          </table:table-cell>
          <table:table-cell office:value-type="float" office:value="0.562155836604127" calcext:value-type="float">
            <text:p>0.562155836604127</text:p>
          </table:table-cell>
          <table:table-cell office:value-type="float" office:value="0.491999155140569" calcext:value-type="float">
            <text:p>0.491999155140569</text:p>
          </table:table-cell>
          <table:table-cell office:value-type="float" office:value="0.491127992815156" calcext:value-type="float">
            <text:p>0.491127992815156</text:p>
          </table:table-cell>
          <table:table-cell office:value-type="float" office:value="0.492363323653257" calcext:value-type="float">
            <text:p>0.492363323653257</text:p>
          </table:table-cell>
          <table:table-cell office:value-type="float" office:value="0.489448205444676" calcext:value-type="float">
            <text:p>0.489448205444676</text:p>
          </table:table-cell>
          <table:table-cell office:value-type="float" office:value="0.487088996526569" calcext:value-type="float">
            <text:p>0.487088996526569</text:p>
          </table:table-cell>
          <table:table-cell office:value-type="float" office:value="0.484971197864052" calcext:value-type="float">
            <text:p>0.484971197864052</text:p>
          </table:table-cell>
          <table:table-cell office:value-type="float" office:value="0.486437367437767" calcext:value-type="float">
            <text:p>0.486437367437767</text:p>
          </table:table-cell>
          <table:table-cell office:value-type="float" office:value="0.489468311367489" calcext:value-type="float">
            <text:p>0.489468311367489</text:p>
          </table:table-cell>
          <table:table-cell office:value-type="float" office:value="0.545687869829345" calcext:value-type="float">
            <text:p>0.545687869829345</text:p>
          </table:table-cell>
          <table:table-cell office:value-type="float" office:value="0.552373427266002" calcext:value-type="float">
            <text:p>0.552373427266002</text:p>
          </table:table-cell>
          <table:table-cell office:value-type="float" office:value="0.511001352948842" calcext:value-type="float">
            <text:p>0.511001352948842</text:p>
          </table:table-cell>
          <table:table-cell office:value-type="float" office:value="0.502122307138237" calcext:value-type="float">
            <text:p>0.502122307138237</text:p>
          </table:table-cell>
          <table:table-cell office:value-type="float" office:value="0.494170759656819" calcext:value-type="float">
            <text:p>0.494170759656819</text:p>
          </table:table-cell>
          <table:table-cell office:value-type="float" office:value="0.481961697470471" calcext:value-type="float">
            <text:p>0.481961697470471</text:p>
          </table:table-cell>
          <table:table-cell office:value-type="float" office:value="0.444183659411985" calcext:value-type="float">
            <text:p>0.444183659411985</text:p>
          </table:table-cell>
          <table:table-cell office:value-type="float" office:value="0.447464721599734" calcext:value-type="float">
            <text:p>0.447464721599734</text:p>
          </table:table-cell>
          <table:table-cell office:value-type="float" office:value="0.47285587879613" calcext:value-type="float">
            <text:p>0.47285587879613</text:p>
          </table:table-cell>
          <table:table-cell office:value-type="float" office:value="0.482201336968542" calcext:value-type="float">
            <text:p>0.482201336968542</text:p>
          </table:table-cell>
          <table:table-cell office:value-type="float" office:value="0.478082437674081" calcext:value-type="float">
            <text:p>0.478082437674081</text:p>
          </table:table-cell>
          <table:table-cell office:value-type="float" office:value="0.46577969507183" calcext:value-type="float">
            <text:p>0.46577969507183</text:p>
          </table:table-cell>
          <table:table-cell office:value-type="float" office:value="0.446767821024458" calcext:value-type="float">
            <text:p>0.446767821024458</text:p>
          </table:table-cell>
          <table:table-cell office:value-type="float" office:value="0.457491509217101" calcext:value-type="float">
            <text:p>0.457491509217101</text:p>
          </table:table-cell>
          <table:table-cell office:value-type="float" office:value="0.46078852158806" calcext:value-type="float">
            <text:p>0.46078852158806</text:p>
          </table:table-cell>
          <table:table-cell office:value-type="float" office:value="0.481848640710974" calcext:value-type="float">
            <text:p>0.481848640710974</text:p>
          </table:table-cell>
          <table:table-cell office:value-type="float" office:value="0.483352811960712" calcext:value-type="float">
            <text:p>0.483352811960712</text:p>
          </table:table-cell>
          <table:table-cell office:value-type="float" office:value="0.491003075009587" calcext:value-type="float">
            <text:p>0.491003075009587</text:p>
          </table:table-cell>
          <table:table-cell office:value-type="float" office:value="0.505880000323584" calcext:value-type="float">
            <text:p>0.505880000323584</text:p>
          </table:table-cell>
          <table:table-cell office:value-type="float" office:value="0.531576587468764" calcext:value-type="float">
            <text:p>0.531576587468764</text:p>
          </table:table-cell>
          <table:table-cell office:value-type="float" office:value="0.541539716443421" calcext:value-type="float">
            <text:p>0.541539716443421</text:p>
          </table:table-cell>
          <table:table-cell office:value-type="float" office:value="0.553198158993516" calcext:value-type="float">
            <text:p>0.553198158993516</text:p>
          </table:table-cell>
          <table:table-cell office:value-type="float" office:value="0.558798361225862" calcext:value-type="float">
            <text:p>0.558798361225862</text:p>
          </table:table-cell>
          <table:table-cell office:value-type="float" office:value="0.562106315568971" calcext:value-type="float">
            <text:p>0.562106315568971</text:p>
          </table:table-cell>
          <table:table-cell office:value-type="float" office:value="0.566316406627014" calcext:value-type="float">
            <text:p>0.566316406627014</text:p>
          </table:table-cell>
          <table:table-cell office:value-type="float" office:value="0.558365858050141" calcext:value-type="float">
            <text:p>0.558365858050141</text:p>
          </table:table-cell>
          <table:table-cell office:value-type="float" office:value="0.552612139151674" calcext:value-type="float">
            <text:p>0.552612139151674</text:p>
          </table:table-cell>
          <table:table-cell office:value-type="float" office:value="0.476909291374118" calcext:value-type="float">
            <text:p>0.476909291374118</text:p>
          </table:table-cell>
          <table:table-cell office:value-type="float" office:value="0.473100749740561" calcext:value-type="float">
            <text:p>0.473100749740561</text:p>
          </table:table-cell>
          <table:table-cell office:value-type="float" office:value="0.476081742921218" calcext:value-type="float">
            <text:p>0.476081742921218</text:p>
          </table:table-cell>
          <table:table-cell office:value-type="float" office:value="0.478572068887447" calcext:value-type="float">
            <text:p>0.478572068887447</text:p>
          </table:table-cell>
          <table:table-cell office:value-type="float" office:value="0.477770139184915" calcext:value-type="float">
            <text:p>0.477770139184915</text:p>
          </table:table-cell>
          <table:table-cell office:value-type="float" office:value="0.517969903153326" calcext:value-type="float">
            <text:p>0.517969903153326</text:p>
          </table:table-cell>
          <table:table-cell office:value-type="float" office:value="0.468539012427875" calcext:value-type="float">
            <text:p>0.468539012427875</text:p>
          </table:table-cell>
          <table:table-cell office:value-type="float" office:value="0.443030112081383" calcext:value-type="float">
            <text:p>0.443030112081383</text:p>
          </table:table-cell>
          <table:table-cell office:value-type="float" office:value="0.43137713791217" calcext:value-type="float">
            <text:p>0.43137713791217</text:p>
          </table:table-cell>
          <table:table-cell office:value-type="float" office:value="0.441528470887715" calcext:value-type="float">
            <text:p>0.441528470887715</text:p>
          </table:table-cell>
          <table:table-cell office:value-type="float" office:value="0.45251825844979" calcext:value-type="float">
            <text:p>0.45251825844979</text:p>
          </table:table-cell>
          <table:table-cell office:value-type="float" office:value="0.464453383122949" calcext:value-type="float">
            <text:p>0.464453383122949</text:p>
          </table:table-cell>
          <table:table-cell office:value-type="float" office:value="0.474947438242847" calcext:value-type="float">
            <text:p>0.474947438242847</text:p>
          </table:table-cell>
          <table:table-cell office:value-type="float" office:value="0.49081137828419" calcext:value-type="float">
            <text:p>0.49081137828419</text:p>
          </table:table-cell>
          <table:table-cell office:value-type="float" office:value="0.498245128530377" calcext:value-type="float">
            <text:p>0.498245128530377</text:p>
          </table:table-cell>
          <table:table-cell office:value-type="float" office:value="0.494243525416132" calcext:value-type="float">
            <text:p>0.494243525416132</text:p>
          </table:table-cell>
          <table:table-cell office:value-type="float" office:value="0.488058654135528" calcext:value-type="float">
            <text:p>0.488058654135528</text:p>
          </table:table-cell>
          <table:table-cell office:value-type="float" office:value="0.474894186578166" calcext:value-type="float">
            <text:p>0.474894186578166</text:p>
          </table:table-cell>
          <table:table-cell office:value-type="float" office:value="0.48410685405404" calcext:value-type="float">
            <text:p>0.48410685405404</text:p>
          </table:table-cell>
          <table:table-cell office:value-type="float" office:value="0.491629544917453" calcext:value-type="float">
            <text:p>0.491629544917453</text:p>
          </table:table-cell>
          <table:table-cell office:value-type="float" office:value="0.522190707845126" calcext:value-type="float">
            <text:p>0.522190707845126</text:p>
          </table:table-cell>
          <table:table-cell office:value-type="float" office:value="0.533749146220681" calcext:value-type="float">
            <text:p>0.533749146220681</text:p>
          </table:table-cell>
          <table:table-cell office:value-type="float" office:value="0.53044598546934" calcext:value-type="float">
            <text:p>0.53044598546934</text:p>
          </table:table-cell>
          <table:table-cell office:value-type="float" office:value="0.535714217427984" calcext:value-type="float">
            <text:p>0.535714217427984</text:p>
          </table:table-cell>
          <table:table-cell office:value-type="float" office:value="0.533444301913486" calcext:value-type="float">
            <text:p>0.533444301913486</text:p>
          </table:table-cell>
          <table:table-cell office:value-type="float" office:value="0.535624651578067" calcext:value-type="float">
            <text:p>0.535624651578067</text:p>
          </table:table-cell>
          <table:table-cell office:value-type="float" office:value="0.535865511964745" calcext:value-type="float">
            <text:p>0.535865511964745</text:p>
          </table:table-cell>
          <table:table-cell office:value-type="float" office:value="0.539518800943864" calcext:value-type="float">
            <text:p>0.539518800943864</text:p>
          </table:table-cell>
          <table:table-cell office:value-type="float" office:value="0.536495664111237" calcext:value-type="float">
            <text:p>0.536495664111237</text:p>
          </table:table-cell>
          <table:table-cell office:value-type="float" office:value="0.537788016578353" calcext:value-type="float">
            <text:p>0.537788016578353</text:p>
          </table:table-cell>
          <table:table-cell office:value-type="float" office:value="0.534422827309056" calcext:value-type="float">
            <text:p>0.534422827309056</text:p>
          </table:table-cell>
          <table:table-cell office:value-type="float" office:value="0.505481777990201" calcext:value-type="float">
            <text:p>0.505481777990201</text:p>
          </table:table-cell>
          <table:table-cell office:value-type="float" office:value="0.509773640950747" calcext:value-type="float">
            <text:p>0.509773640950747</text:p>
          </table:table-cell>
          <table:table-cell office:value-type="float" office:value="0.514650578325945" calcext:value-type="float">
            <text:p>0.514650578325945</text:p>
          </table:table-cell>
          <table:table-cell office:value-type="float" office:value="0.521300014035749" calcext:value-type="float">
            <text:p>0.521300014035749</text:p>
          </table:table-cell>
          <table:table-cell office:value-type="float" office:value="0.523788692281965" calcext:value-type="float">
            <text:p>0.523788692281965</text:p>
          </table:table-cell>
          <table:table-cell office:value-type="float" office:value="0.510601864481036" calcext:value-type="float">
            <text:p>0.510601864481036</text:p>
          </table:table-cell>
          <table:table-cell office:value-type="float" office:value="0.496663155186317" calcext:value-type="float">
            <text:p>0.496663155186317</text:p>
          </table:table-cell>
          <table:table-cell office:value-type="float" office:value="0.480158170147959" calcext:value-type="float">
            <text:p>0.480158170147959</text:p>
          </table:table-cell>
          <table:table-cell office:value-type="float" office:value="0.460283273835143" calcext:value-type="float">
            <text:p>0.460283273835143</text:p>
          </table:table-cell>
          <table:table-cell office:value-type="float" office:value="0.448419911731923" calcext:value-type="float">
            <text:p>0.448419911731923</text:p>
          </table:table-cell>
          <table:table-cell office:value-type="float" office:value="0.430787621046211" calcext:value-type="float">
            <text:p>0.430787621046211</text:p>
          </table:table-cell>
          <table:table-cell office:value-type="float" office:value="0.441309365911845" calcext:value-type="float">
            <text:p>0.441309365911845</text:p>
          </table:table-cell>
          <table:table-cell office:value-type="float" office:value="0.443454876024092" calcext:value-type="float">
            <text:p>0.443454876024092</text:p>
          </table:table-cell>
          <table:table-cell office:value-type="float" office:value="0.462704979169508" calcext:value-type="float">
            <text:p>0.462704979169508</text:p>
          </table:table-cell>
          <table:table-cell office:value-type="float" office:value="0.459435193305155" calcext:value-type="float">
            <text:p>0.459435193305155</text:p>
          </table:table-cell>
          <table:table-cell office:value-type="float" office:value="0.463519898289825" calcext:value-type="float">
            <text:p>0.463519898289825</text:p>
          </table:table-cell>
          <table:table-cell office:value-type="float" office:value="0.463723070869537" calcext:value-type="float">
            <text:p>0.463723070869537</text:p>
          </table:table-cell>
          <table:table-cell office:value-type="float" office:value="0.461577562459469" calcext:value-type="float">
            <text:p>0.461577562459469</text:p>
          </table:table-cell>
          <table:table-cell office:value-type="float" office:value="0.461858571894258" calcext:value-type="float">
            <text:p>0.461858571894258</text:p>
          </table:table-cell>
          <table:table-cell office:value-type="float" office:value="0.461125539397085" calcext:value-type="float">
            <text:p>0.461125539397085</text:p>
          </table:table-cell>
          <table:table-cell office:value-type="float" office:value="0.462816116022548" calcext:value-type="float">
            <text:p>0.462816116022548</text:p>
          </table:table-cell>
          <table:table-cell office:value-type="float" office:value="0.462637952491622" calcext:value-type="float">
            <text:p>0.462637952491622</text:p>
          </table:table-cell>
          <table:table-cell office:value-type="float" office:value="0.463332201921137" calcext:value-type="float">
            <text:p>0.463332201921137</text:p>
          </table:table-cell>
          <table:table-cell office:value-type="float" office:value="0.463245284629174" calcext:value-type="float">
            <text:p>0.463245284629174</text:p>
          </table:table-cell>
          <table:table-cell office:value-type="float" office:value="0.463166981504413" calcext:value-type="float">
            <text:p>0.463166981504413</text:p>
          </table:table-cell>
          <table:table-cell office:value-type="float" office:value="0.463171714626959" calcext:value-type="float">
            <text:p>0.463171714626959</text:p>
          </table:table-cell>
          <table:table-cell office:value-type="float" office:value="0.462718314055186" calcext:value-type="float">
            <text:p>0.462718314055186</text:p>
          </table:table-cell>
          <table:table-cell office:value-type="float" office:value="0.462990712227733" calcext:value-type="float">
            <text:p>0.462990712227733</text:p>
          </table:table-cell>
          <table:table-cell office:value-type="float" office:value="0.46266937725638" calcext:value-type="float">
            <text:p>0.46266937725638</text:p>
          </table:table-cell>
          <table:table-cell office:value-type="float" office:value="0.462466405377772" calcext:value-type="float">
            <text:p>0.462466405377772</text:p>
          </table:table-cell>
          <table:table-cell office:value-type="float" office:value="0.462032930962036" calcext:value-type="float">
            <text:p>0.462032930962036</text:p>
          </table:table-cell>
          <table:table-cell office:value-type="float" office:value="0.461612493635302" calcext:value-type="float">
            <text:p>0.461612493635302</text:p>
          </table:table-cell>
          <table:table-cell office:value-type="float" office:value="0.461679234464731" calcext:value-type="float">
            <text:p>0.461679234464731</text:p>
          </table:table-cell>
          <table:table-cell office:value-type="float" office:value="0.461057805260152" calcext:value-type="float">
            <text:p>0.461057805260152</text:p>
          </table:table-cell>
          <table:table-cell office:value-type="float" office:value="0.46174045392205" calcext:value-type="float">
            <text:p>0.46174045392205</text:p>
          </table:table-cell>
          <table:table-cell office:value-type="float" office:value="0.461333924852969" calcext:value-type="float">
            <text:p>0.461333924852969</text:p>
          </table:table-cell>
          <table:table-cell office:value-type="float" office:value="0.460977825319614" calcext:value-type="float">
            <text:p>0.460977825319614</text:p>
          </table:table-cell>
          <table:table-cell office:value-type="float" office:value="0.461122070091224" calcext:value-type="float">
            <text:p>0.461122070091224</text:p>
          </table:table-cell>
          <table:table-cell office:value-type="float" office:value="0.461504499170391" calcext:value-type="float">
            <text:p>0.461504499170391</text:p>
          </table:table-cell>
          <table:table-cell office:value-type="float" office:value="0.46117029776976" calcext:value-type="float">
            <text:p>0.46117029776976</text:p>
          </table:table-cell>
          <table:table-cell office:value-type="float" office:value="0.461171765145269" calcext:value-type="float">
            <text:p>0.461171765145269</text:p>
          </table:table-cell>
          <table:table-cell office:value-type="float" office:value="0.461303088100334" calcext:value-type="float">
            <text:p>0.461303088100334</text:p>
          </table:table-cell>
          <table:table-cell office:value-type="float" office:value="0.46088491248726" calcext:value-type="float">
            <text:p>0.46088491248726</text:p>
          </table:table-cell>
          <table:table-cell office:value-type="float" office:value="0.461138472730003" calcext:value-type="float">
            <text:p>0.461138472730003</text:p>
          </table:table-cell>
          <table:table-cell office:value-type="float" office:value="0.460767198581933" calcext:value-type="float">
            <text:p>0.460767198581933</text:p>
          </table:table-cell>
          <table:table-cell office:value-type="float" office:value="0.461325824902887" calcext:value-type="float">
            <text:p>0.461325824902887</text:p>
          </table:table-cell>
          <table:table-cell office:value-type="float" office:value="0.461007788196346" calcext:value-type="float">
            <text:p>0.461007788196346</text:p>
          </table:table-cell>
          <table:table-cell office:value-type="float" office:value="0.461205864373013" calcext:value-type="float">
            <text:p>0.461205864373013</text:p>
          </table:table-cell>
          <table:table-cell office:value-type="float" office:value="0.460989066531214" calcext:value-type="float">
            <text:p>0.460989066531214</text:p>
          </table:table-cell>
          <table:table-cell office:value-type="float" office:value="0.461307264701754" calcext:value-type="float">
            <text:p>0.461307264701754</text:p>
          </table:table-cell>
          <table:table-cell office:value-type="float" office:value="0.461057324532003" calcext:value-type="float">
            <text:p>0.461057324532003</text:p>
          </table:table-cell>
          <table:table-cell office:value-type="float" office:value="0.460728418843698" calcext:value-type="float">
            <text:p>0.460728418843698</text:p>
          </table:table-cell>
          <table:table-cell office:value-type="float" office:value="0.460832175136591" calcext:value-type="float">
            <text:p>0.460832175136591</text:p>
          </table:table-cell>
          <table:table-cell office:value-type="float" office:value="0.460860143723679" calcext:value-type="float">
            <text:p>0.460860143723679</text:p>
          </table:table-cell>
          <table:table-cell office:value-type="float" office:value="0.461055009797078" calcext:value-type="float">
            <text:p>0.461055009797078</text:p>
          </table:table-cell>
          <table:table-cell office:value-type="float" office:value="0.461384801992192" calcext:value-type="float">
            <text:p>0.461384801992192</text:p>
          </table:table-cell>
          <table:table-cell office:value-type="float" office:value="0.460794516382146" calcext:value-type="float">
            <text:p>0.460794516382146</text:p>
          </table:table-cell>
          <table:table-cell office:value-type="float" office:value="0.461182168075003" calcext:value-type="float">
            <text:p>0.461182168075003</text:p>
          </table:table-cell>
          <table:table-cell office:value-type="float" office:value="0.460969072793604" calcext:value-type="float">
            <text:p>0.460969072793604</text:p>
          </table:table-cell>
          <table:table-cell office:value-type="float" office:value="0.460771953083399" calcext:value-type="float">
            <text:p>0.460771953083399</text:p>
          </table:table-cell>
          <table:table-cell office:value-type="float" office:value="0.460786722874385" calcext:value-type="float">
            <text:p>0.460786722874385</text:p>
          </table:table-cell>
          <table:table-cell office:value-type="float" office:value="0.461082698923907" calcext:value-type="float">
            <text:p>0.461082698923907</text:p>
          </table:table-cell>
          <table:table-cell office:value-type="float" office:value="0.46087416131286" calcext:value-type="float">
            <text:p>0.46087416131286</text:p>
          </table:table-cell>
          <table:table-cell office:value-type="float" office:value="0.460968944872031" calcext:value-type="float">
            <text:p>0.460968944872031</text:p>
          </table:table-cell>
          <table:table-cell office:value-type="float" office:value="0.461211264251928" calcext:value-type="float">
            <text:p>0.461211264251928</text:p>
          </table:table-cell>
          <table:table-cell office:value-type="float" office:value="0.461594550842803" calcext:value-type="float">
            <text:p>0.461594550842803</text:p>
          </table:table-cell>
          <table:table-cell office:value-type="float" office:value="0.461030976929801" calcext:value-type="float">
            <text:p>0.461030976929801</text:p>
          </table:table-cell>
          <table:table-cell office:value-type="float" office:value="0.461083069754007" calcext:value-type="float">
            <text:p>0.461083069754007</text:p>
          </table:table-cell>
          <table:table-cell office:value-type="float" office:value="0.46124192228356" calcext:value-type="float">
            <text:p>0.46124192228356</text:p>
          </table:table-cell>
          <table:table-cell office:value-type="float" office:value="0.461443231011195" calcext:value-type="float">
            <text:p>0.461443231011195</text:p>
          </table:table-cell>
          <table:table-cell office:value-type="float" office:value="0.46100630916848" calcext:value-type="float">
            <text:p>0.46100630916848</text:p>
          </table:table-cell>
          <table:table-cell office:value-type="float" office:value="0.460769480367678" calcext:value-type="float">
            <text:p>0.460769480367678</text:p>
          </table:table-cell>
          <table:table-cell office:value-type="float" office:value="0.461184078978532" calcext:value-type="float">
            <text:p>0.461184078978532</text:p>
          </table:table-cell>
          <table:table-cell office:value-type="float" office:value="0.461321250427549" calcext:value-type="float">
            <text:p>0.461321250427549</text:p>
          </table:table-cell>
          <table:table-cell office:value-type="float" office:value="0.460564710060945" calcext:value-type="float">
            <text:p>0.460564710060945</text:p>
          </table:table-cell>
          <table:table-cell office:value-type="float" office:value="0.461034115499956" calcext:value-type="float">
            <text:p>0.461034115499956</text:p>
          </table:table-cell>
          <table:table-cell office:value-type="float" office:value="0.461067718450909" calcext:value-type="float">
            <text:p>0.461067718450909</text:p>
          </table:table-cell>
          <table:table-cell office:value-type="float" office:value="0.460443053787917" calcext:value-type="float">
            <text:p>0.460443053787917</text:p>
          </table:table-cell>
          <table:table-cell office:value-type="float" office:value="0.461024326210207" calcext:value-type="float">
            <text:p>0.461024326210207</text:p>
          </table:table-cell>
          <table:table-cell office:value-type="float" office:value="0.461251796491641" calcext:value-type="float">
            <text:p>0.461251796491641</text:p>
          </table:table-cell>
          <table:table-cell office:value-type="float" office:value="0.461526010749929" calcext:value-type="float">
            <text:p>0.461526010749929</text:p>
          </table:table-cell>
          <table:table-cell office:value-type="float" office:value="0.461563214551376" calcext:value-type="float">
            <text:p>0.461563214551376</text:p>
          </table:table-cell>
          <table:table-cell office:value-type="float" office:value="0.461263907457267" calcext:value-type="float">
            <text:p>0.461263907457267</text:p>
          </table:table-cell>
          <table:table-cell office:value-type="float" office:value="0.461114854909198" calcext:value-type="float">
            <text:p>0.461114854909198</text:p>
          </table:table-cell>
          <table:table-cell office:value-type="float" office:value="0.460902895988036" calcext:value-type="float">
            <text:p>0.460902895988036</text:p>
          </table:table-cell>
          <table:table-cell office:value-type="float" office:value="0.46130660607044" calcext:value-type="float">
            <text:p>0.46130660607044</text:p>
          </table:table-cell>
          <table:table-cell office:value-type="float" office:value="0.461095284737452" calcext:value-type="float">
            <text:p>0.461095284737452</text:p>
          </table:table-cell>
          <table:table-cell office:value-type="float" office:value="0.461223536611985" calcext:value-type="float">
            <text:p>0.461223536611985</text:p>
          </table:table-cell>
          <table:table-cell office:value-type="float" office:value="0.461322659410044" calcext:value-type="float">
            <text:p>0.461322659410044</text:p>
          </table:table-cell>
          <table:table-cell office:value-type="float" office:value="0.460942312776877" calcext:value-type="float">
            <text:p>0.460942312776877</text:p>
          </table:table-cell>
          <table:table-cell office:value-type="float" office:value="0.461250307436139" calcext:value-type="float">
            <text:p>0.461250307436139</text:p>
          </table:table-cell>
          <table:table-cell office:value-type="float" office:value="0.461297963324142" calcext:value-type="float">
            <text:p>0.461297963324142</text:p>
          </table:table-cell>
          <table:table-cell office:value-type="float" office:value="0.461694950535323" calcext:value-type="float">
            <text:p>0.461694950535323</text:p>
          </table:table-cell>
          <table:table-cell office:value-type="float" office:value="0.461268200115696" calcext:value-type="float">
            <text:p>0.461268200115696</text:p>
          </table:table-cell>
          <table:table-cell office:value-type="float" office:value="0.461456043076093" calcext:value-type="float">
            <text:p>0.461456043076093</text:p>
          </table:table-cell>
          <table:table-cell office:value-type="float" office:value="0.461679060167864" calcext:value-type="float">
            <text:p>0.461679060167864</text:p>
          </table:table-cell>
          <table:table-cell office:value-type="float" office:value="0.461357773665898" calcext:value-type="float">
            <text:p>0.461357773665898</text:p>
          </table:table-cell>
          <table:table-cell office:value-type="float" office:value="0.461283074587075" calcext:value-type="float">
            <text:p>0.461283074587075</text:p>
          </table:table-cell>
          <table:table-cell office:value-type="float" office:value="0.46117977379916" calcext:value-type="float">
            <text:p>0.46117977379916</text:p>
          </table:table-cell>
          <table:table-cell table:number-columns-repeated="519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9571151747924" calcext:value-type="float">
            <text:p>-0.219571151747924</text:p>
          </table:table-cell>
          <table:table-cell office:value-type="float" office:value="-0.219737238459071" calcext:value-type="float">
            <text:p>-0.219737238459071</text:p>
          </table:table-cell>
          <table:table-cell office:value-type="float" office:value="-0.219567399497111" calcext:value-type="float">
            <text:p>-0.219567399497111</text:p>
          </table:table-cell>
          <table:table-cell office:value-type="float" office:value="-0.219621721536008" calcext:value-type="float">
            <text:p>-0.219621721536008</text:p>
          </table:table-cell>
          <table:table-cell office:value-type="float" office:value="-0.219451791395303" calcext:value-type="float">
            <text:p>-0.219451791395303</text:p>
          </table:table-cell>
          <table:table-cell office:value-type="float" office:value="-0.219585164861747" calcext:value-type="float">
            <text:p>-0.219585164861747</text:p>
          </table:table-cell>
          <table:table-cell office:value-type="float" office:value="-0.219520029961352" calcext:value-type="float">
            <text:p>-0.219520029961352</text:p>
          </table:table-cell>
          <table:table-cell office:value-type="float" office:value="-0.219446132145125" calcext:value-type="float">
            <text:p>-0.219446132145125</text:p>
          </table:table-cell>
          <table:table-cell office:value-type="float" office:value="-0.219497746442566" calcext:value-type="float">
            <text:p>-0.219497746442566</text:p>
          </table:table-cell>
          <table:table-cell office:value-type="float" office:value="-0.21962748761824" calcext:value-type="float">
            <text:p>-0.21962748761824</text:p>
          </table:table-cell>
          <table:table-cell office:value-type="float" office:value="-0.219518013383502" calcext:value-type="float">
            <text:p>-0.219518013383502</text:p>
          </table:table-cell>
          <table:table-cell office:value-type="float" office:value="-0.219461346688472" calcext:value-type="float">
            <text:p>-0.219461346688472</text:p>
          </table:table-cell>
          <table:table-cell office:value-type="float" office:value="-0.219457154982811" calcext:value-type="float">
            <text:p>-0.219457154982811</text:p>
          </table:table-cell>
          <table:table-cell office:value-type="float" office:value="-0.219677504399943" calcext:value-type="float">
            <text:p>-0.219677504399943</text:p>
          </table:table-cell>
          <table:table-cell office:value-type="float" office:value="-0.219627184999505" calcext:value-type="float">
            <text:p>-0.219627184999505</text:p>
          </table:table-cell>
          <table:table-cell office:value-type="float" office:value="-0.219466670108415" calcext:value-type="float">
            <text:p>-0.219466670108415</text:p>
          </table:table-cell>
          <table:table-cell office:value-type="float" office:value="-0.21960755054383" calcext:value-type="float">
            <text:p>-0.21960755054383</text:p>
          </table:table-cell>
          <table:table-cell office:value-type="float" office:value="-0.21954374047249" calcext:value-type="float">
            <text:p>-0.21954374047249</text:p>
          </table:table-cell>
          <table:table-cell office:value-type="float" office:value="-0.219618403067224" calcext:value-type="float">
            <text:p>-0.219618403067224</text:p>
          </table:table-cell>
          <table:table-cell office:value-type="float" office:value="-0.219595758612795" calcext:value-type="float">
            <text:p>-0.219595758612795</text:p>
          </table:table-cell>
          <table:table-cell office:value-type="float" office:value="-0.219618354455302" calcext:value-type="float">
            <text:p>-0.219618354455302</text:p>
          </table:table-cell>
          <table:table-cell office:value-type="float" office:value="-0.219489706271357" calcext:value-type="float">
            <text:p>-0.219489706271357</text:p>
          </table:table-cell>
          <table:table-cell office:value-type="float" office:value="-0.219798662306251" calcext:value-type="float">
            <text:p>-0.219798662306251</text:p>
          </table:table-cell>
          <table:table-cell office:value-type="float" office:value="-0.219669781502164" calcext:value-type="float">
            <text:p>-0.219669781502164</text:p>
          </table:table-cell>
          <table:table-cell office:value-type="float" office:value="-0.219615137376644" calcext:value-type="float">
            <text:p>-0.219615137376644</text:p>
          </table:table-cell>
          <table:table-cell office:value-type="float" office:value="-0.219574087559035" calcext:value-type="float">
            <text:p>-0.219574087559035</text:p>
          </table:table-cell>
          <table:table-cell office:value-type="float" office:value="-0.219456159020421" calcext:value-type="float">
            <text:p>-0.219456159020421</text:p>
          </table:table-cell>
          <table:table-cell office:value-type="float" office:value="-0.219654773289761" calcext:value-type="float">
            <text:p>-0.219654773289761</text:p>
          </table:table-cell>
          <table:table-cell office:value-type="float" office:value="-0.219664731789553" calcext:value-type="float">
            <text:p>-0.219664731789553</text:p>
          </table:table-cell>
          <table:table-cell office:value-type="float" office:value="-0.219650690446691" calcext:value-type="float">
            <text:p>-0.219650690446691</text:p>
          </table:table-cell>
          <table:table-cell office:value-type="float" office:value="-0.219654861441663" calcext:value-type="float">
            <text:p>-0.219654861441663</text:p>
          </table:table-cell>
          <table:table-cell office:value-type="float" office:value="-0.219502954316104" calcext:value-type="float">
            <text:p>-0.219502954316104</text:p>
          </table:table-cell>
          <table:table-cell office:value-type="float" office:value="-0.219584676670338" calcext:value-type="float">
            <text:p>-0.219584676670338</text:p>
          </table:table-cell>
          <table:table-cell office:value-type="float" office:value="-0.21957720113896" calcext:value-type="float">
            <text:p>-0.21957720113896</text:p>
          </table:table-cell>
          <table:table-cell office:value-type="float" office:value="-0.219554362734009" calcext:value-type="float">
            <text:p>-0.219554362734009</text:p>
          </table:table-cell>
          <table:table-cell office:value-type="float" office:value="-0.219587270433053" calcext:value-type="float">
            <text:p>-0.219587270433053</text:p>
          </table:table-cell>
          <table:table-cell office:value-type="float" office:value="-0.219492098838161" calcext:value-type="float">
            <text:p>-0.219492098838161</text:p>
          </table:table-cell>
          <table:table-cell office:value-type="float" office:value="-0.219536849737272" calcext:value-type="float">
            <text:p>-0.219536849737272</text:p>
          </table:table-cell>
          <table:table-cell office:value-type="float" office:value="-0.21940192755446" calcext:value-type="float">
            <text:p>-0.21940192755446</text:p>
          </table:table-cell>
          <table:table-cell office:value-type="float" office:value="-0.219465280255253" calcext:value-type="float">
            <text:p>-0.219465280255253</text:p>
          </table:table-cell>
          <table:table-cell office:value-type="float" office:value="-0.21951720442968" calcext:value-type="float">
            <text:p>-0.21951720442968</text:p>
          </table:table-cell>
          <table:table-cell office:value-type="float" office:value="-0.21959512214073" calcext:value-type="float">
            <text:p>-0.21959512214073</text:p>
          </table:table-cell>
          <table:table-cell office:value-type="float" office:value="-0.219646978355982" calcext:value-type="float">
            <text:p>-0.219646978355982</text:p>
          </table:table-cell>
          <table:table-cell office:value-type="float" office:value="-0.219571296134714" calcext:value-type="float">
            <text:p>-0.219571296134714</text:p>
          </table:table-cell>
          <table:table-cell office:value-type="float" office:value="-0.220147656526643" calcext:value-type="float">
            <text:p>-0.220147656526643</text:p>
          </table:table-cell>
          <table:table-cell office:value-type="float" office:value="-0.219371769030062" calcext:value-type="float">
            <text:p>-0.219371769030062</text:p>
          </table:table-cell>
          <table:table-cell office:value-type="float" office:value="-0.220425162620706" calcext:value-type="float">
            <text:p>-0.220425162620706</text:p>
          </table:table-cell>
          <table:table-cell office:value-type="float" office:value="-0.221579653113489" calcext:value-type="float">
            <text:p>-0.221579653113489</text:p>
          </table:table-cell>
          <table:table-cell office:value-type="float" office:value="-0.222096968768035" calcext:value-type="float">
            <text:p>-0.222096968768035</text:p>
          </table:table-cell>
          <table:table-cell office:value-type="float" office:value="-0.22152490459052" calcext:value-type="float">
            <text:p>-0.22152490459052</text:p>
          </table:table-cell>
          <table:table-cell office:value-type="float" office:value="-0.220979417699835" calcext:value-type="float">
            <text:p>-0.220979417699835</text:p>
          </table:table-cell>
          <table:table-cell office:value-type="float" office:value="-0.219710331680309" calcext:value-type="float">
            <text:p>-0.219710331680309</text:p>
          </table:table-cell>
          <table:table-cell office:value-type="float" office:value="-0.214850397794469" calcext:value-type="float">
            <text:p>-0.214850397794469</text:p>
          </table:table-cell>
          <table:table-cell office:value-type="float" office:value="-0.211117068767482" calcext:value-type="float">
            <text:p>-0.211117068767482</text:p>
          </table:table-cell>
          <table:table-cell office:value-type="float" office:value="-0.209727638310229" calcext:value-type="float">
            <text:p>-0.209727638310229</text:p>
          </table:table-cell>
          <table:table-cell office:value-type="float" office:value="-0.256167887921276" calcext:value-type="float">
            <text:p>-0.256167887921276</text:p>
          </table:table-cell>
          <table:table-cell office:value-type="float" office:value="-0.255696611092847" calcext:value-type="float">
            <text:p>-0.255696611092847</text:p>
          </table:table-cell>
          <table:table-cell office:value-type="float" office:value="-0.258281986376651" calcext:value-type="float">
            <text:p>-0.258281986376651</text:p>
          </table:table-cell>
          <table:table-cell office:value-type="float" office:value="-0.263182338087633" calcext:value-type="float">
            <text:p>-0.263182338087633</text:p>
          </table:table-cell>
          <table:table-cell office:value-type="float" office:value="-0.261351261303432" calcext:value-type="float">
            <text:p>-0.261351261303432</text:p>
          </table:table-cell>
          <table:table-cell office:value-type="float" office:value="-0.258235693085095" calcext:value-type="float">
            <text:p>-0.258235693085095</text:p>
          </table:table-cell>
          <table:table-cell office:value-type="float" office:value="-0.259347794639762" calcext:value-type="float">
            <text:p>-0.259347794639762</text:p>
          </table:table-cell>
          <table:table-cell office:value-type="float" office:value="-0.274936269896836" calcext:value-type="float">
            <text:p>-0.274936269896836</text:p>
          </table:table-cell>
          <table:table-cell office:value-type="float" office:value="-0.275367081889707" calcext:value-type="float">
            <text:p>-0.275367081889707</text:p>
          </table:table-cell>
          <table:table-cell office:value-type="float" office:value="-0.246508784711571" calcext:value-type="float">
            <text:p>-0.246508784711571</text:p>
          </table:table-cell>
          <table:table-cell office:value-type="float" office:value="-0.24339909339094" calcext:value-type="float">
            <text:p>-0.24339909339094</text:p>
          </table:table-cell>
          <table:table-cell office:value-type="float" office:value="-0.244215716250928" calcext:value-type="float">
            <text:p>-0.244215716250928</text:p>
          </table:table-cell>
          <table:table-cell office:value-type="float" office:value="-0.249300600008079" calcext:value-type="float">
            <text:p>-0.249300600008079</text:p>
          </table:table-cell>
          <table:table-cell office:value-type="float" office:value="-0.256854222618342" calcext:value-type="float">
            <text:p>-0.256854222618342</text:p>
          </table:table-cell>
          <table:table-cell office:value-type="float" office:value="-0.257926007016344" calcext:value-type="float">
            <text:p>-0.257926007016344</text:p>
          </table:table-cell>
          <table:table-cell office:value-type="float" office:value="-0.256396228468335" calcext:value-type="float">
            <text:p>-0.256396228468335</text:p>
          </table:table-cell>
          <table:table-cell office:value-type="float" office:value="-0.255617725252123" calcext:value-type="float">
            <text:p>-0.255617725252123</text:p>
          </table:table-cell>
          <table:table-cell office:value-type="float" office:value="-0.197907019587698" calcext:value-type="float">
            <text:p>-0.197907019587698</text:p>
          </table:table-cell>
          <table:table-cell office:value-type="float" office:value="-0.190073458751714" calcext:value-type="float">
            <text:p>-0.190073458751714</text:p>
          </table:table-cell>
          <table:table-cell office:value-type="float" office:value="-0.173785626726369" calcext:value-type="float">
            <text:p>-0.173785626726369</text:p>
          </table:table-cell>
          <table:table-cell office:value-type="float" office:value="-0.172628154203489" calcext:value-type="float">
            <text:p>-0.172628154203489</text:p>
          </table:table-cell>
          <table:table-cell office:value-type="float" office:value="-0.174337073259434" calcext:value-type="float">
            <text:p>-0.174337073259434</text:p>
          </table:table-cell>
          <table:table-cell office:value-type="float" office:value="-0.180941278641149" calcext:value-type="float">
            <text:p>-0.180941278641149</text:p>
          </table:table-cell>
          <table:table-cell office:value-type="float" office:value="-0.196667608006658" calcext:value-type="float">
            <text:p>-0.196667608006658</text:p>
          </table:table-cell>
          <table:table-cell office:value-type="float" office:value="-0.205228694775212" calcext:value-type="float">
            <text:p>-0.205228694775212</text:p>
          </table:table-cell>
          <table:table-cell office:value-type="float" office:value="-0.219688369948003" calcext:value-type="float">
            <text:p>-0.219688369948003</text:p>
          </table:table-cell>
          <table:table-cell office:value-type="float" office:value="-0.239590649490334" calcext:value-type="float">
            <text:p>-0.239590649490334</text:p>
          </table:table-cell>
          <table:table-cell office:value-type="float" office:value="-0.240726650605384" calcext:value-type="float">
            <text:p>-0.240726650605384</text:p>
          </table:table-cell>
          <table:table-cell office:value-type="float" office:value="-0.238854006483829" calcext:value-type="float">
            <text:p>-0.238854006483829</text:p>
          </table:table-cell>
          <table:table-cell office:value-type="float" office:value="-0.239609887467098" calcext:value-type="float">
            <text:p>-0.239609887467098</text:p>
          </table:table-cell>
          <table:table-cell office:value-type="float" office:value="-0.248833499724502" calcext:value-type="float">
            <text:p>-0.248833499724502</text:p>
          </table:table-cell>
          <table:table-cell office:value-type="float" office:value="-0.257212522716908" calcext:value-type="float">
            <text:p>-0.257212522716908</text:p>
          </table:table-cell>
          <table:table-cell office:value-type="float" office:value="-0.265474242423294" calcext:value-type="float">
            <text:p>-0.265474242423294</text:p>
          </table:table-cell>
          <table:table-cell office:value-type="float" office:value="-0.263483671040506" calcext:value-type="float">
            <text:p>-0.263483671040506</text:p>
          </table:table-cell>
          <table:table-cell office:value-type="float" office:value="-0.264068660220855" calcext:value-type="float">
            <text:p>-0.264068660220855</text:p>
          </table:table-cell>
          <table:table-cell office:value-type="float" office:value="-0.26832367567247" calcext:value-type="float">
            <text:p>-0.26832367567247</text:p>
          </table:table-cell>
          <table:table-cell office:value-type="float" office:value="-0.268743337344658" calcext:value-type="float">
            <text:p>-0.268743337344658</text:p>
          </table:table-cell>
          <table:table-cell office:value-type="float" office:value="-0.267470239673746" calcext:value-type="float">
            <text:p>-0.267470239673746</text:p>
          </table:table-cell>
          <table:table-cell office:value-type="float" office:value="-0.266666508540577" calcext:value-type="float">
            <text:p>-0.266666508540577</text:p>
          </table:table-cell>
          <table:table-cell office:value-type="float" office:value="-0.26560494848267" calcext:value-type="float">
            <text:p>-0.26560494848267</text:p>
          </table:table-cell>
          <table:table-cell office:value-type="float" office:value="-0.26503908260837" calcext:value-type="float">
            <text:p>-0.26503908260837</text:p>
          </table:table-cell>
          <table:table-cell office:value-type="float" office:value="-0.269284526060792" calcext:value-type="float">
            <text:p>-0.269284526060792</text:p>
          </table:table-cell>
          <table:table-cell office:value-type="float" office:value="-0.275917301656723" calcext:value-type="float">
            <text:p>-0.275917301656723</text:p>
          </table:table-cell>
          <table:table-cell office:value-type="float" office:value="-0.264971867204731" calcext:value-type="float">
            <text:p>-0.264971867204731</text:p>
          </table:table-cell>
          <table:table-cell office:value-type="float" office:value="-0.265499557591238" calcext:value-type="float">
            <text:p>-0.265499557591238</text:p>
          </table:table-cell>
          <table:table-cell office:value-type="float" office:value="-0.265672287202169" calcext:value-type="float">
            <text:p>-0.265672287202169</text:p>
          </table:table-cell>
          <table:table-cell office:value-type="float" office:value="-0.267236687100984" calcext:value-type="float">
            <text:p>-0.267236687100984</text:p>
          </table:table-cell>
          <table:table-cell office:value-type="float" office:value="-0.267910581044354" calcext:value-type="float">
            <text:p>-0.267910581044354</text:p>
          </table:table-cell>
          <table:table-cell office:value-type="float" office:value="-0.270322761739509" calcext:value-type="float">
            <text:p>-0.270322761739509</text:p>
          </table:table-cell>
          <table:table-cell office:value-type="float" office:value="-0.270296819357689" calcext:value-type="float">
            <text:p>-0.270296819357689</text:p>
          </table:table-cell>
          <table:table-cell office:value-type="float" office:value="-0.271060809321756" calcext:value-type="float">
            <text:p>-0.271060809321756</text:p>
          </table:table-cell>
          <table:table-cell office:value-type="float" office:value="-0.280227096265633" calcext:value-type="float">
            <text:p>-0.280227096265633</text:p>
          </table:table-cell>
          <table:table-cell office:value-type="float" office:value="-0.198869454124518" calcext:value-type="float">
            <text:p>-0.198869454124518</text:p>
          </table:table-cell>
          <table:table-cell office:value-type="float" office:value="-0.18797689304008" calcext:value-type="float">
            <text:p>-0.18797689304008</text:p>
          </table:table-cell>
          <table:table-cell office:value-type="float" office:value="-0.174452473839145" calcext:value-type="float">
            <text:p>-0.174452473839145</text:p>
          </table:table-cell>
          <table:table-cell office:value-type="float" office:value="-0.175571095141377" calcext:value-type="float">
            <text:p>-0.175571095141377</text:p>
          </table:table-cell>
          <table:table-cell office:value-type="float" office:value="-0.179287636721509" calcext:value-type="float">
            <text:p>-0.179287636721509</text:p>
          </table:table-cell>
          <table:table-cell office:value-type="float" office:value="-0.194987192746652" calcext:value-type="float">
            <text:p>-0.194987192746652</text:p>
          </table:table-cell>
          <table:table-cell office:value-type="float" office:value="-0.203784336662937" calcext:value-type="float">
            <text:p>-0.203784336662937</text:p>
          </table:table-cell>
          <table:table-cell office:value-type="float" office:value="-0.21157573762709" calcext:value-type="float">
            <text:p>-0.21157573762709</text:p>
          </table:table-cell>
          <table:table-cell office:value-type="float" office:value="-0.214548269432117" calcext:value-type="float">
            <text:p>-0.214548269432117</text:p>
          </table:table-cell>
          <table:table-cell office:value-type="float" office:value="-0.215137281195515" calcext:value-type="float">
            <text:p>-0.215137281195515</text:p>
          </table:table-cell>
          <table:table-cell office:value-type="float" office:value="-0.20705480975726" calcext:value-type="float">
            <text:p>-0.20705480975726</text:p>
          </table:table-cell>
          <table:table-cell office:value-type="float" office:value="-0.195902153753302" calcext:value-type="float">
            <text:p>-0.195902153753302</text:p>
          </table:table-cell>
          <table:table-cell office:value-type="float" office:value="-0.227853275052403" calcext:value-type="float">
            <text:p>-0.227853275052403</text:p>
          </table:table-cell>
          <table:table-cell office:value-type="float" office:value="-0.24001561957603" calcext:value-type="float">
            <text:p>-0.24001561957603</text:p>
          </table:table-cell>
          <table:table-cell office:value-type="float" office:value="-0.265102915307295" calcext:value-type="float">
            <text:p>-0.265102915307295</text:p>
          </table:table-cell>
          <table:table-cell office:value-type="float" office:value="-0.274230542614917" calcext:value-type="float">
            <text:p>-0.274230542614917</text:p>
          </table:table-cell>
          <table:table-cell office:value-type="float" office:value="-0.278624625363479" calcext:value-type="float">
            <text:p>-0.278624625363479</text:p>
          </table:table-cell>
          <table:table-cell office:value-type="float" office:value="-0.279250609550105" calcext:value-type="float">
            <text:p>-0.279250609550105</text:p>
          </table:table-cell>
          <table:table-cell office:value-type="float" office:value="-0.279700917162955" calcext:value-type="float">
            <text:p>-0.279700917162955</text:p>
          </table:table-cell>
          <table:table-cell office:value-type="float" office:value="-0.279860166820741" calcext:value-type="float">
            <text:p>-0.279860166820741</text:p>
          </table:table-cell>
          <table:table-cell office:value-type="float" office:value="-0.280703408245127" calcext:value-type="float">
            <text:p>-0.280703408245127</text:p>
          </table:table-cell>
          <table:table-cell office:value-type="float" office:value="-0.279118032695313" calcext:value-type="float">
            <text:p>-0.279118032695313</text:p>
          </table:table-cell>
          <table:table-cell office:value-type="float" office:value="-0.279723564130778" calcext:value-type="float">
            <text:p>-0.279723564130778</text:p>
          </table:table-cell>
          <table:table-cell office:value-type="float" office:value="-0.278104359035816" calcext:value-type="float">
            <text:p>-0.278104359035816</text:p>
          </table:table-cell>
          <table:table-cell office:value-type="float" office:value="-0.276013762549329" calcext:value-type="float">
            <text:p>-0.276013762549329</text:p>
          </table:table-cell>
          <table:table-cell office:value-type="float" office:value="-0.246030730585279" calcext:value-type="float">
            <text:p>-0.246030730585279</text:p>
          </table:table-cell>
          <table:table-cell office:value-type="float" office:value="-0.243048031833709" calcext:value-type="float">
            <text:p>-0.243048031833709</text:p>
          </table:table-cell>
          <table:table-cell office:value-type="float" office:value="-0.246393741318209" calcext:value-type="float">
            <text:p>-0.246393741318209</text:p>
          </table:table-cell>
          <table:table-cell office:value-type="float" office:value="-0.249169967923667" calcext:value-type="float">
            <text:p>-0.249169967923667</text:p>
          </table:table-cell>
          <table:table-cell office:value-type="float" office:value="-0.257587935474448" calcext:value-type="float">
            <text:p>-0.257587935474448</text:p>
          </table:table-cell>
          <table:table-cell office:value-type="float" office:value="-0.263574279823185" calcext:value-type="float">
            <text:p>-0.263574279823185</text:p>
          </table:table-cell>
          <table:table-cell office:value-type="float" office:value="-0.262352459315873" calcext:value-type="float">
            <text:p>-0.262352459315873</text:p>
          </table:table-cell>
          <table:table-cell office:value-type="float" office:value="-0.261590545333608" calcext:value-type="float">
            <text:p>-0.261590545333608</text:p>
          </table:table-cell>
          <table:table-cell office:value-type="float" office:value="-0.196358680887205" calcext:value-type="float">
            <text:p>-0.196358680887205</text:p>
          </table:table-cell>
          <table:table-cell office:value-type="float" office:value="-0.189092130436441" calcext:value-type="float">
            <text:p>-0.189092130436441</text:p>
          </table:table-cell>
          <table:table-cell office:value-type="float" office:value="-0.170975627177951" calcext:value-type="float">
            <text:p>-0.170975627177951</text:p>
          </table:table-cell>
          <table:table-cell office:value-type="float" office:value="-0.167034659067795" calcext:value-type="float">
            <text:p>-0.167034659067795</text:p>
          </table:table-cell>
          <table:table-cell office:value-type="float" office:value="-0.171243389664668" calcext:value-type="float">
            <text:p>-0.171243389664668</text:p>
          </table:table-cell>
          <table:table-cell office:value-type="float" office:value="-0.188550254130442" calcext:value-type="float">
            <text:p>-0.188550254130442</text:p>
          </table:table-cell>
          <table:table-cell office:value-type="float" office:value="-0.197596714491233" calcext:value-type="float">
            <text:p>-0.197596714491233</text:p>
          </table:table-cell>
          <table:table-cell office:value-type="float" office:value="-0.200469946272385" calcext:value-type="float">
            <text:p>-0.200469946272385</text:p>
          </table:table-cell>
          <table:table-cell office:value-type="float" office:value="-0.195321852078965" calcext:value-type="float">
            <text:p>-0.195321852078965</text:p>
          </table:table-cell>
          <table:table-cell office:value-type="float" office:value="-0.18328167161817" calcext:value-type="float">
            <text:p>-0.18328167161817</text:p>
          </table:table-cell>
          <table:table-cell office:value-type="float" office:value="-0.170318491384182" calcext:value-type="float">
            <text:p>-0.170318491384182</text:p>
          </table:table-cell>
          <table:table-cell office:value-type="float" office:value="-0.273970386419324" calcext:value-type="float">
            <text:p>-0.273970386419324</text:p>
          </table:table-cell>
          <table:table-cell office:value-type="float" office:value="-0.277828309805993" calcext:value-type="float">
            <text:p>-0.277828309805993</text:p>
          </table:table-cell>
          <table:table-cell office:value-type="float" office:value="-0.285041325787223" calcext:value-type="float">
            <text:p>-0.285041325787223</text:p>
          </table:table-cell>
          <table:table-cell office:value-type="float" office:value="-0.282733855012653" calcext:value-type="float">
            <text:p>-0.282733855012653</text:p>
          </table:table-cell>
          <table:table-cell office:value-type="float" office:value="-0.276534639570199" calcext:value-type="float">
            <text:p>-0.276534639570199</text:p>
          </table:table-cell>
          <table:table-cell office:value-type="float" office:value="-0.27629878214689" calcext:value-type="float">
            <text:p>-0.27629878214689</text:p>
          </table:table-cell>
          <table:table-cell office:value-type="float" office:value="-0.276733403753273" calcext:value-type="float">
            <text:p>-0.276733403753273</text:p>
          </table:table-cell>
          <table:table-cell office:value-type="float" office:value="-0.276363248860513" calcext:value-type="float">
            <text:p>-0.276363248860513</text:p>
          </table:table-cell>
          <table:table-cell office:value-type="float" office:value="-0.276356513658157" calcext:value-type="float">
            <text:p>-0.276356513658157</text:p>
          </table:table-cell>
          <table:table-cell office:value-type="float" office:value="-0.272090335985217" calcext:value-type="float">
            <text:p>-0.272090335985217</text:p>
          </table:table-cell>
          <table:table-cell office:value-type="float" office:value="-0.272038008960868" calcext:value-type="float">
            <text:p>-0.272038008960868</text:p>
          </table:table-cell>
          <table:table-cell office:value-type="float" office:value="-0.275321150464313" calcext:value-type="float">
            <text:p>-0.275321150464313</text:p>
          </table:table-cell>
          <table:table-cell office:value-type="float" office:value="-0.275953055602103" calcext:value-type="float">
            <text:p>-0.275953055602103</text:p>
          </table:table-cell>
          <table:table-cell office:value-type="float" office:value="-0.278048947608382" calcext:value-type="float">
            <text:p>-0.278048947608382</text:p>
          </table:table-cell>
          <table:table-cell office:value-type="float" office:value="-0.27846417081467" calcext:value-type="float">
            <text:p>-0.27846417081467</text:p>
          </table:table-cell>
          <table:table-cell office:value-type="float" office:value="-0.276810520695156" calcext:value-type="float">
            <text:p>-0.276810520695156</text:p>
          </table:table-cell>
          <table:table-cell office:value-type="float" office:value="-0.202075778952965" calcext:value-type="float">
            <text:p>-0.202075778952965</text:p>
          </table:table-cell>
          <table:table-cell office:value-type="float" office:value="-0.194550246539985" calcext:value-type="float">
            <text:p>-0.194550246539985</text:p>
          </table:table-cell>
          <table:table-cell office:value-type="float" office:value="-0.180607497730038" calcext:value-type="float">
            <text:p>-0.180607497730038</text:p>
          </table:table-cell>
          <table:table-cell office:value-type="float" office:value="-0.179306421533688" calcext:value-type="float">
            <text:p>-0.179306421533688</text:p>
          </table:table-cell>
          <table:table-cell office:value-type="float" office:value="-0.181022509972466" calcext:value-type="float">
            <text:p>-0.181022509972466</text:p>
          </table:table-cell>
          <table:table-cell office:value-type="float" office:value="-0.181325156981396" calcext:value-type="float">
            <text:p>-0.181325156981396</text:p>
          </table:table-cell>
          <table:table-cell office:value-type="float" office:value="-0.203524209281821" calcext:value-type="float">
            <text:p>-0.203524209281821</text:p>
          </table:table-cell>
          <table:table-cell office:value-type="float" office:value="-0.211739186432058" calcext:value-type="float">
            <text:p>-0.211739186432058</text:p>
          </table:table-cell>
          <table:table-cell office:value-type="float" office:value="-0.222463519389422" calcext:value-type="float">
            <text:p>-0.222463519389422</text:p>
          </table:table-cell>
          <table:table-cell office:value-type="float" office:value="-0.222464224818695" calcext:value-type="float">
            <text:p>-0.222464224818695</text:p>
          </table:table-cell>
          <table:table-cell office:value-type="float" office:value="-0.214427132623055" calcext:value-type="float">
            <text:p>-0.214427132623055</text:p>
          </table:table-cell>
          <table:table-cell office:value-type="float" office:value="-0.202935144492914" calcext:value-type="float">
            <text:p>-0.202935144492914</text:p>
          </table:table-cell>
          <table:table-cell office:value-type="float" office:value="-0.194944140249329" calcext:value-type="float">
            <text:p>-0.194944140249329</text:p>
          </table:table-cell>
          <table:table-cell office:value-type="float" office:value="-0.205661742883684" calcext:value-type="float">
            <text:p>-0.205661742883684</text:p>
          </table:table-cell>
          <table:table-cell office:value-type="float" office:value="-0.242120528114454" calcext:value-type="float">
            <text:p>-0.242120528114454</text:p>
          </table:table-cell>
          <table:table-cell office:value-type="float" office:value="-0.252075925485565" calcext:value-type="float">
            <text:p>-0.252075925485565</text:p>
          </table:table-cell>
          <table:table-cell office:value-type="float" office:value="-0.254596310566744" calcext:value-type="float">
            <text:p>-0.254596310566744</text:p>
          </table:table-cell>
          <table:table-cell office:value-type="float" office:value="-0.259412596290332" calcext:value-type="float">
            <text:p>-0.259412596290332</text:p>
          </table:table-cell>
          <table:table-cell office:value-type="float" office:value="-0.265824147566521" calcext:value-type="float">
            <text:p>-0.265824147566521</text:p>
          </table:table-cell>
          <table:table-cell office:value-type="float" office:value="-0.27437181939716" calcext:value-type="float">
            <text:p>-0.27437181939716</text:p>
          </table:table-cell>
          <table:table-cell office:value-type="float" office:value="-0.276883377199528" calcext:value-type="float">
            <text:p>-0.276883377199528</text:p>
          </table:table-cell>
          <table:table-cell office:value-type="float" office:value="-0.27869152137575" calcext:value-type="float">
            <text:p>-0.27869152137575</text:p>
          </table:table-cell>
          <table:table-cell office:value-type="float" office:value="-0.278355958202849" calcext:value-type="float">
            <text:p>-0.278355958202849</text:p>
          </table:table-cell>
          <table:table-cell office:value-type="float" office:value="-0.276943119352207" calcext:value-type="float">
            <text:p>-0.276943119352207</text:p>
          </table:table-cell>
          <table:table-cell office:value-type="float" office:value="-0.273762165088284" calcext:value-type="float">
            <text:p>-0.273762165088284</text:p>
          </table:table-cell>
          <table:table-cell office:value-type="float" office:value="-0.268056444462406" calcext:value-type="float">
            <text:p>-0.268056444462406</text:p>
          </table:table-cell>
          <table:table-cell office:value-type="float" office:value="-0.271901115410105" calcext:value-type="float">
            <text:p>-0.271901115410105</text:p>
          </table:table-cell>
          <table:table-cell office:value-type="float" office:value="-0.27835718845354" calcext:value-type="float">
            <text:p>-0.27835718845354</text:p>
          </table:table-cell>
          <table:table-cell office:value-type="float" office:value="-0.275402238732246" calcext:value-type="float">
            <text:p>-0.275402238732246</text:p>
          </table:table-cell>
          <table:table-cell office:value-type="float" office:value="-0.275759230224757" calcext:value-type="float">
            <text:p>-0.275759230224757</text:p>
          </table:table-cell>
          <table:table-cell office:value-type="float" office:value="-0.27807346764032" calcext:value-type="float">
            <text:p>-0.27807346764032</text:p>
          </table:table-cell>
          <table:table-cell office:value-type="float" office:value="-0.279691254905159" calcext:value-type="float">
            <text:p>-0.279691254905159</text:p>
          </table:table-cell>
          <table:table-cell office:value-type="float" office:value="-0.194282894586409" calcext:value-type="float">
            <text:p>-0.194282894586409</text:p>
          </table:table-cell>
          <table:table-cell office:value-type="float" office:value="-0.181537720014003" calcext:value-type="float">
            <text:p>-0.181537720014003</text:p>
          </table:table-cell>
          <table:table-cell office:value-type="float" office:value="-0.181474140425119" calcext:value-type="float">
            <text:p>-0.181474140425119</text:p>
          </table:table-cell>
          <table:table-cell office:value-type="float" office:value="-0.183424479798534" calcext:value-type="float">
            <text:p>-0.183424479798534</text:p>
          </table:table-cell>
          <table:table-cell office:value-type="float" office:value="-0.192978733211993" calcext:value-type="float">
            <text:p>-0.192978733211993</text:p>
          </table:table-cell>
          <table:table-cell office:value-type="float" office:value="-0.200285110155176" calcext:value-type="float">
            <text:p>-0.200285110155176</text:p>
          </table:table-cell>
          <table:table-cell office:value-type="float" office:value="-0.206789294863457" calcext:value-type="float">
            <text:p>-0.206789294863457</text:p>
          </table:table-cell>
          <table:table-cell office:value-type="float" office:value="-0.212061918918288" calcext:value-type="float">
            <text:p>-0.212061918918288</text:p>
          </table:table-cell>
          <table:table-cell office:value-type="float" office:value="-0.221218816595408" calcext:value-type="float">
            <text:p>-0.221218816595408</text:p>
          </table:table-cell>
          <table:table-cell office:value-type="float" office:value="-0.222864927619735" calcext:value-type="float">
            <text:p>-0.222864927619735</text:p>
          </table:table-cell>
          <table:table-cell office:value-type="float" office:value="-0.215177936346345" calcext:value-type="float">
            <text:p>-0.215177936346345</text:p>
          </table:table-cell>
          <table:table-cell office:value-type="float" office:value="-0.209484213112407" calcext:value-type="float">
            <text:p>-0.209484213112407</text:p>
          </table:table-cell>
          <table:table-cell office:value-type="float" office:value="-0.202584801453444" calcext:value-type="float">
            <text:p>-0.202584801453444</text:p>
          </table:table-cell>
          <table:table-cell office:value-type="float" office:value="-0.208386456478579" calcext:value-type="float">
            <text:p>-0.208386456478579</text:p>
          </table:table-cell>
          <table:table-cell office:value-type="float" office:value="-0.214418324392749" calcext:value-type="float">
            <text:p>-0.214418324392749</text:p>
          </table:table-cell>
          <table:table-cell office:value-type="float" office:value="-0.264664935468628" calcext:value-type="float">
            <text:p>-0.264664935468628</text:p>
          </table:table-cell>
          <table:table-cell office:value-type="float" office:value="-0.272225792508608" calcext:value-type="float">
            <text:p>-0.272225792508608</text:p>
          </table:table-cell>
          <table:table-cell office:value-type="float" office:value="-0.268946525602904" calcext:value-type="float">
            <text:p>-0.268946525602904</text:p>
          </table:table-cell>
          <table:table-cell office:value-type="float" office:value="-0.267233332203304" calcext:value-type="float">
            <text:p>-0.267233332203304</text:p>
          </table:table-cell>
          <table:table-cell office:value-type="float" office:value="-0.265568329239368" calcext:value-type="float">
            <text:p>-0.265568329239368</text:p>
          </table:table-cell>
          <table:table-cell office:value-type="float" office:value="-0.265674407812735" calcext:value-type="float">
            <text:p>-0.265674407812735</text:p>
          </table:table-cell>
          <table:table-cell office:value-type="float" office:value="-0.266120960173425" calcext:value-type="float">
            <text:p>-0.266120960173425</text:p>
          </table:table-cell>
          <table:table-cell office:value-type="float" office:value="-0.268056377149921" calcext:value-type="float">
            <text:p>-0.268056377149921</text:p>
          </table:table-cell>
          <table:table-cell office:value-type="float" office:value="-0.266487524573412" calcext:value-type="float">
            <text:p>-0.266487524573412</text:p>
          </table:table-cell>
          <table:table-cell office:value-type="float" office:value="-0.267361945219305" calcext:value-type="float">
            <text:p>-0.267361945219305</text:p>
          </table:table-cell>
          <table:table-cell office:value-type="float" office:value="-0.269162302834844" calcext:value-type="float">
            <text:p>-0.269162302834844</text:p>
          </table:table-cell>
          <table:table-cell office:value-type="float" office:value="-0.267924894748408" calcext:value-type="float">
            <text:p>-0.267924894748408</text:p>
          </table:table-cell>
          <table:table-cell office:value-type="float" office:value="-0.267891644090513" calcext:value-type="float">
            <text:p>-0.267891644090513</text:p>
          </table:table-cell>
          <table:table-cell office:value-type="float" office:value="-0.270348034348816" calcext:value-type="float">
            <text:p>-0.270348034348816</text:p>
          </table:table-cell>
          <table:table-cell office:value-type="float" office:value="-0.205719823785089" calcext:value-type="float">
            <text:p>-0.205719823785089</text:p>
          </table:table-cell>
          <table:table-cell office:value-type="float" office:value="-0.203854703620686" calcext:value-type="float">
            <text:p>-0.203854703620686</text:p>
          </table:table-cell>
          <table:table-cell office:value-type="float" office:value="-0.191386211396209" calcext:value-type="float">
            <text:p>-0.191386211396209</text:p>
          </table:table-cell>
          <table:table-cell office:value-type="float" office:value="-0.185872671259813" calcext:value-type="float">
            <text:p>-0.185872671259813</text:p>
          </table:table-cell>
          <table:table-cell office:value-type="float" office:value="-0.182018670862717" calcext:value-type="float">
            <text:p>-0.182018670862717</text:p>
          </table:table-cell>
          <table:table-cell office:value-type="float" office:value="-0.179320926144251" calcext:value-type="float">
            <text:p>-0.179320926144251</text:p>
          </table:table-cell>
          <table:table-cell office:value-type="float" office:value="-0.177441528493057" calcext:value-type="float">
            <text:p>-0.177441528493057</text:p>
          </table:table-cell>
          <table:table-cell office:value-type="float" office:value="-0.174133894794275" calcext:value-type="float">
            <text:p>-0.174133894794275</text:p>
          </table:table-cell>
          <table:table-cell office:value-type="float" office:value="-0.183908298276769" calcext:value-type="float">
            <text:p>-0.183908298276769</text:p>
          </table:table-cell>
          <table:table-cell office:value-type="float" office:value="-0.186435322644995" calcext:value-type="float">
            <text:p>-0.186435322644995</text:p>
          </table:table-cell>
          <table:table-cell office:value-type="float" office:value="-0.198146409966762" calcext:value-type="float">
            <text:p>-0.198146409966762</text:p>
          </table:table-cell>
          <table:table-cell office:value-type="float" office:value="-0.200411937701384" calcext:value-type="float">
            <text:p>-0.200411937701384</text:p>
          </table:table-cell>
          <table:table-cell office:value-type="float" office:value="-0.205213527669528" calcext:value-type="float">
            <text:p>-0.205213527669528</text:p>
          </table:table-cell>
          <table:table-cell office:value-type="float" office:value="-0.205209714097426" calcext:value-type="float">
            <text:p>-0.205209714097426</text:p>
          </table:table-cell>
          <table:table-cell office:value-type="float" office:value="-0.203047062304754" calcext:value-type="float">
            <text:p>-0.203047062304754</text:p>
          </table:table-cell>
          <table:table-cell office:value-type="float" office:value="-0.203935473964191" calcext:value-type="float">
            <text:p>-0.203935473964191</text:p>
          </table:table-cell>
          <table:table-cell office:value-type="float" office:value="-0.204782978520405" calcext:value-type="float">
            <text:p>-0.204782978520405</text:p>
          </table:table-cell>
          <table:table-cell office:value-type="float" office:value="-0.204928234239877" calcext:value-type="float">
            <text:p>-0.204928234239877</text:p>
          </table:table-cell>
          <table:table-cell office:value-type="float" office:value="-0.204747801923338" calcext:value-type="float">
            <text:p>-0.204747801923338</text:p>
          </table:table-cell>
          <table:table-cell office:value-type="float" office:value="-0.203558750347919" calcext:value-type="float">
            <text:p>-0.203558750347919</text:p>
          </table:table-cell>
          <table:table-cell office:value-type="float" office:value="-0.203157429347047" calcext:value-type="float">
            <text:p>-0.203157429347047</text:p>
          </table:table-cell>
          <table:table-cell office:value-type="float" office:value="-0.203011444951829" calcext:value-type="float">
            <text:p>-0.203011444951829</text:p>
          </table:table-cell>
          <table:table-cell office:value-type="float" office:value="-0.202265743430886" calcext:value-type="float">
            <text:p>-0.202265743430886</text:p>
          </table:table-cell>
          <table:table-cell office:value-type="float" office:value="-0.201747792159099" calcext:value-type="float">
            <text:p>-0.201747792159099</text:p>
          </table:table-cell>
          <table:table-cell office:value-type="float" office:value="-0.201476871690711" calcext:value-type="float">
            <text:p>-0.201476871690711</text:p>
          </table:table-cell>
          <table:table-cell office:value-type="float" office:value="-0.20120692166389" calcext:value-type="float">
            <text:p>-0.20120692166389</text:p>
          </table:table-cell>
          <table:table-cell office:value-type="float" office:value="-0.201570700404366" calcext:value-type="float">
            <text:p>-0.201570700404366</text:p>
          </table:table-cell>
          <table:table-cell office:value-type="float" office:value="-0.201786891445447" calcext:value-type="float">
            <text:p>-0.201786891445447</text:p>
          </table:table-cell>
          <table:table-cell office:value-type="float" office:value="-0.202050380002423" calcext:value-type="float">
            <text:p>-0.202050380002423</text:p>
          </table:table-cell>
          <table:table-cell office:value-type="float" office:value="-0.202129886379691" calcext:value-type="float">
            <text:p>-0.202129886379691</text:p>
          </table:table-cell>
          <table:table-cell office:value-type="float" office:value="-0.201975133144026" calcext:value-type="float">
            <text:p>-0.201975133144026</text:p>
          </table:table-cell>
          <table:table-cell office:value-type="float" office:value="-0.202142999197597" calcext:value-type="float">
            <text:p>-0.202142999197597</text:p>
          </table:table-cell>
          <table:table-cell office:value-type="float" office:value="-0.201983489087576" calcext:value-type="float">
            <text:p>-0.201983489087576</text:p>
          </table:table-cell>
          <table:table-cell office:value-type="float" office:value="-0.201859566101503" calcext:value-type="float">
            <text:p>-0.201859566101503</text:p>
          </table:table-cell>
          <table:table-cell office:value-type="float" office:value="-0.201948848667945" calcext:value-type="float">
            <text:p>-0.201948848667945</text:p>
          </table:table-cell>
          <table:table-cell office:value-type="float" office:value="-0.202118914186052" calcext:value-type="float">
            <text:p>-0.202118914186052</text:p>
          </table:table-cell>
          <table:table-cell office:value-type="float" office:value="-0.202038281343797" calcext:value-type="float">
            <text:p>-0.202038281343797</text:p>
          </table:table-cell>
          <table:table-cell office:value-type="float" office:value="-0.201998043526925" calcext:value-type="float">
            <text:p>-0.201998043526925</text:p>
          </table:table-cell>
          <table:table-cell office:value-type="float" office:value="-0.201995191170731" calcext:value-type="float">
            <text:p>-0.201995191170731</text:p>
          </table:table-cell>
          <table:table-cell office:value-type="float" office:value="-0.20188085245271" calcext:value-type="float">
            <text:p>-0.20188085245271</text:p>
          </table:table-cell>
          <table:table-cell office:value-type="float" office:value="-0.202009773217161" calcext:value-type="float">
            <text:p>-0.202009773217161</text:p>
          </table:table-cell>
          <table:table-cell office:value-type="float" office:value="-0.201869239496666" calcext:value-type="float">
            <text:p>-0.201869239496666</text:p>
          </table:table-cell>
          <table:table-cell office:value-type="float" office:value="-0.202046227074951" calcext:value-type="float">
            <text:p>-0.202046227074951</text:p>
          </table:table-cell>
          <table:table-cell office:value-type="float" office:value="-0.201923956562259" calcext:value-type="float">
            <text:p>-0.201923956562259</text:p>
          </table:table-cell>
          <table:table-cell office:value-type="float" office:value="-0.202018431581369" calcext:value-type="float">
            <text:p>-0.202018431581369</text:p>
          </table:table-cell>
          <table:table-cell office:value-type="float" office:value="-0.201953417437588" calcext:value-type="float">
            <text:p>-0.201953417437588</text:p>
          </table:table-cell>
          <table:table-cell office:value-type="float" office:value="-0.202037808729331" calcext:value-type="float">
            <text:p>-0.202037808729331</text:p>
          </table:table-cell>
          <table:table-cell office:value-type="float" office:value="-0.201955838309529" calcext:value-type="float">
            <text:p>-0.201955838309529</text:p>
          </table:table-cell>
          <table:table-cell office:value-type="float" office:value="-0.201875843820968" calcext:value-type="float">
            <text:p>-0.201875843820968</text:p>
          </table:table-cell>
          <table:table-cell office:value-type="float" office:value="-0.201888805867548" calcext:value-type="float">
            <text:p>-0.201888805867548</text:p>
          </table:table-cell>
          <table:table-cell office:value-type="float" office:value="-0.201888863305861" calcext:value-type="float">
            <text:p>-0.201888863305861</text:p>
          </table:table-cell>
          <table:table-cell office:value-type="float" office:value="-0.201969574779709" calcext:value-type="float">
            <text:p>-0.201969574779709</text:p>
          </table:table-cell>
          <table:table-cell office:value-type="float" office:value="-0.202055983309066" calcext:value-type="float">
            <text:p>-0.202055983309066</text:p>
          </table:table-cell>
          <table:table-cell office:value-type="float" office:value="-0.201876301141445" calcext:value-type="float">
            <text:p>-0.201876301141445</text:p>
          </table:table-cell>
          <table:table-cell office:value-type="float" office:value="-0.201999948268151" calcext:value-type="float">
            <text:p>-0.201999948268151</text:p>
          </table:table-cell>
          <table:table-cell office:value-type="float" office:value="-0.20193325596315" calcext:value-type="float">
            <text:p>-0.20193325596315</text:p>
          </table:table-cell>
          <table:table-cell office:value-type="float" office:value="-0.201859402293153" calcext:value-type="float">
            <text:p>-0.201859402293153</text:p>
          </table:table-cell>
          <table:table-cell office:value-type="float" office:value="-0.201886509716817" calcext:value-type="float">
            <text:p>-0.201886509716817</text:p>
          </table:table-cell>
          <table:table-cell office:value-type="float" office:value="-0.20195361262002" calcext:value-type="float">
            <text:p>-0.20195361262002</text:p>
          </table:table-cell>
          <table:table-cell office:value-type="float" office:value="-0.201937713444779" calcext:value-type="float">
            <text:p>-0.201937713444779</text:p>
          </table:table-cell>
          <table:table-cell office:value-type="float" office:value="-0.20193095323083" calcext:value-type="float">
            <text:p>-0.20193095323083</text:p>
          </table:table-cell>
          <table:table-cell office:value-type="float" office:value="-0.202015160568762" calcext:value-type="float">
            <text:p>-0.202015160568762</text:p>
          </table:table-cell>
          <table:table-cell office:value-type="float" office:value="-0.202127337236932" calcext:value-type="float">
            <text:p>-0.202127337236932</text:p>
          </table:table-cell>
          <table:table-cell office:value-type="float" office:value="-0.201940650800309" calcext:value-type="float">
            <text:p>-0.201940650800309</text:p>
          </table:table-cell>
          <table:table-cell office:value-type="float" office:value="-0.201979737324326" calcext:value-type="float">
            <text:p>-0.201979737324326</text:p>
          </table:table-cell>
          <table:table-cell office:value-type="float" office:value="-0.202014715773674" calcext:value-type="float">
            <text:p>-0.202014715773674</text:p>
          </table:table-cell>
          <table:table-cell office:value-type="float" office:value="-0.20209066168272" calcext:value-type="float">
            <text:p>-0.20209066168272</text:p>
          </table:table-cell>
          <table:table-cell office:value-type="float" office:value="-0.201940668191192" calcext:value-type="float">
            <text:p>-0.201940668191192</text:p>
          </table:table-cell>
          <table:table-cell office:value-type="float" office:value="-0.201847810977216" calcext:value-type="float">
            <text:p>-0.201847810977216</text:p>
          </table:table-cell>
          <table:table-cell office:value-type="float" office:value="-0.201967611231879" calcext:value-type="float">
            <text:p>-0.201967611231879</text:p>
          </table:table-cell>
          <table:table-cell office:value-type="float" office:value="-0.2020423626774" calcext:value-type="float">
            <text:p>-0.2020423626774</text:p>
          </table:table-cell>
          <table:table-cell office:value-type="float" office:value="-0.201839315616068" calcext:value-type="float">
            <text:p>-0.201839315616068</text:p>
          </table:table-cell>
          <table:table-cell office:value-type="float" office:value="-0.20193417829979" calcext:value-type="float">
            <text:p>-0.20193417829979</text:p>
          </table:table-cell>
          <table:table-cell office:value-type="float" office:value="-0.201966422510213" calcext:value-type="float">
            <text:p>-0.201966422510213</text:p>
          </table:table-cell>
          <table:table-cell office:value-type="float" office:value="-0.201766182309373" calcext:value-type="float">
            <text:p>-0.201766182309373</text:p>
          </table:table-cell>
          <table:table-cell office:value-type="float" office:value="-0.201951937480504" calcext:value-type="float">
            <text:p>-0.201951937480504</text:p>
          </table:table-cell>
          <table:table-cell office:value-type="float" office:value="-0.202020215431264" calcext:value-type="float">
            <text:p>-0.202020215431264</text:p>
          </table:table-cell>
          <table:table-cell office:value-type="float" office:value="-0.202076824991293" calcext:value-type="float">
            <text:p>-0.202076824991293</text:p>
          </table:table-cell>
          <table:table-cell office:value-type="float" office:value="-0.2020837403534" calcext:value-type="float">
            <text:p>-0.2020837403534</text:p>
          </table:table-cell>
          <table:table-cell office:value-type="float" office:value="-0.202018734312847" calcext:value-type="float">
            <text:p>-0.202018734312847</text:p>
          </table:table-cell>
          <table:table-cell office:value-type="float" office:value="-0.201984968776498" calcext:value-type="float">
            <text:p>-0.201984968776498</text:p>
          </table:table-cell>
          <table:table-cell office:value-type="float" office:value="-0.201912132433261" calcext:value-type="float">
            <text:p>-0.201912132433261</text:p>
          </table:table-cell>
          <table:table-cell office:value-type="float" office:value="-0.202013540952934" calcext:value-type="float">
            <text:p>-0.202013540952934</text:p>
          </table:table-cell>
          <table:table-cell office:value-type="float" office:value="-0.201951500929361" calcext:value-type="float">
            <text:p>-0.201951500929361</text:p>
          </table:table-cell>
          <table:table-cell office:value-type="float" office:value="-0.201997055272661" calcext:value-type="float">
            <text:p>-0.201997055272661</text:p>
          </table:table-cell>
          <table:table-cell office:value-type="float" office:value="-0.202026619150311" calcext:value-type="float">
            <text:p>-0.202026619150311</text:p>
          </table:table-cell>
          <table:table-cell office:value-type="float" office:value="-0.201922796825084" calcext:value-type="float">
            <text:p>-0.201922796825084</text:p>
          </table:table-cell>
          <table:table-cell office:value-type="float" office:value="-0.202004732331122" calcext:value-type="float">
            <text:p>-0.202004732331122</text:p>
          </table:table-cell>
          <table:table-cell office:value-type="float" office:value="-0.2020396909625" calcext:value-type="float">
            <text:p>-0.2020396909625</text:p>
          </table:table-cell>
          <table:table-cell office:value-type="float" office:value="-0.202146920149415" calcext:value-type="float">
            <text:p>-0.202146920149415</text:p>
          </table:table-cell>
          <table:table-cell office:value-type="float" office:value="-0.202012599539534" calcext:value-type="float">
            <text:p>-0.202012599539534</text:p>
          </table:table-cell>
          <table:table-cell office:value-type="float" office:value="-0.202069569863245" calcext:value-type="float">
            <text:p>-0.202069569863245</text:p>
          </table:table-cell>
          <table:table-cell office:value-type="float" office:value="-0.202124192822138" calcext:value-type="float">
            <text:p>-0.202124192822138</text:p>
          </table:table-cell>
          <table:table-cell office:value-type="float" office:value="-0.202035004110391" calcext:value-type="float">
            <text:p>-0.202035004110391</text:p>
          </table:table-cell>
          <table:table-cell office:value-type="float" office:value="-0.202027925736656" calcext:value-type="float">
            <text:p>-0.202027925736656</text:p>
          </table:table-cell>
          <table:table-cell office:value-type="float" office:value="-0.202002760643606" calcext:value-type="float">
            <text:p>-0.202002760643606</text:p>
          </table:table-cell>
          <table:table-cell table:number-columns-repeated="519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1777213387521" calcext:value-type="float">
            <text:p>0.301777213387521</text:p>
          </table:table-cell>
          <table:table-cell office:value-type="float" office:value="0.301779049839462" calcext:value-type="float">
            <text:p>0.301779049839462</text:p>
          </table:table-cell>
          <table:table-cell office:value-type="float" office:value="0.30176684458494" calcext:value-type="float">
            <text:p>0.30176684458494</text:p>
          </table:table-cell>
          <table:table-cell office:value-type="float" office:value="0.301782354665589" calcext:value-type="float">
            <text:p>0.301782354665589</text:p>
          </table:table-cell>
          <table:table-cell office:value-type="float" office:value="0.301739622411217" calcext:value-type="float">
            <text:p>0.301739622411217</text:p>
          </table:table-cell>
          <table:table-cell office:value-type="float" office:value="0.301773605493475" calcext:value-type="float">
            <text:p>0.301773605493475</text:p>
          </table:table-cell>
          <table:table-cell office:value-type="float" office:value="0.301790745643636" calcext:value-type="float">
            <text:p>0.301790745643636</text:p>
          </table:table-cell>
          <table:table-cell office:value-type="float" office:value="0.301767940794953" calcext:value-type="float">
            <text:p>0.301767940794953</text:p>
          </table:table-cell>
          <table:table-cell office:value-type="float" office:value="0.301771026045896" calcext:value-type="float">
            <text:p>0.301771026045896</text:p>
          </table:table-cell>
          <table:table-cell office:value-type="float" office:value="0.301777099879002" calcext:value-type="float">
            <text:p>0.301777099879002</text:p>
          </table:table-cell>
          <table:table-cell office:value-type="float" office:value="0.301769676550675" calcext:value-type="float">
            <text:p>0.301769676550675</text:p>
          </table:table-cell>
          <table:table-cell office:value-type="float" office:value="0.301780865168748" calcext:value-type="float">
            <text:p>0.301780865168748</text:p>
          </table:table-cell>
          <table:table-cell office:value-type="float" office:value="0.301758929721193" calcext:value-type="float">
            <text:p>0.301758929721193</text:p>
          </table:table-cell>
          <table:table-cell office:value-type="float" office:value="0.301787185629465" calcext:value-type="float">
            <text:p>0.301787185629465</text:p>
          </table:table-cell>
          <table:table-cell office:value-type="float" office:value="0.301780667699047" calcext:value-type="float">
            <text:p>0.301780667699047</text:p>
          </table:table-cell>
          <table:table-cell office:value-type="float" office:value="0.301771114656564" calcext:value-type="float">
            <text:p>0.301771114656564</text:p>
          </table:table-cell>
          <table:table-cell office:value-type="float" office:value="0.301768884878975" calcext:value-type="float">
            <text:p>0.301768884878975</text:p>
          </table:table-cell>
          <table:table-cell office:value-type="float" office:value="0.301768346700106" calcext:value-type="float">
            <text:p>0.301768346700106</text:p>
          </table:table-cell>
          <table:table-cell office:value-type="float" office:value="0.301759580493062" calcext:value-type="float">
            <text:p>0.301759580493062</text:p>
          </table:table-cell>
          <table:table-cell office:value-type="float" office:value="0.301771813608298" calcext:value-type="float">
            <text:p>0.301771813608298</text:p>
          </table:table-cell>
          <table:table-cell office:value-type="float" office:value="0.301772603241079" calcext:value-type="float">
            <text:p>0.301772603241079</text:p>
          </table:table-cell>
          <table:table-cell office:value-type="float" office:value="0.301761169741328" calcext:value-type="float">
            <text:p>0.301761169741328</text:p>
          </table:table-cell>
          <table:table-cell office:value-type="float" office:value="0.301790189530449" calcext:value-type="float">
            <text:p>0.301790189530449</text:p>
          </table:table-cell>
          <table:table-cell office:value-type="float" office:value="0.301779391091432" calcext:value-type="float">
            <text:p>0.301779391091432</text:p>
          </table:table-cell>
          <table:table-cell office:value-type="float" office:value="0.301774084207824" calcext:value-type="float">
            <text:p>0.301774084207824</text:p>
          </table:table-cell>
          <table:table-cell office:value-type="float" office:value="0.301769553675512" calcext:value-type="float">
            <text:p>0.301769553675512</text:p>
          </table:table-cell>
          <table:table-cell office:value-type="float" office:value="0.301758117273423" calcext:value-type="float">
            <text:p>0.301758117273423</text:p>
          </table:table-cell>
          <table:table-cell office:value-type="float" office:value="0.301781278376716" calcext:value-type="float">
            <text:p>0.301781278376716</text:p>
          </table:table-cell>
          <table:table-cell office:value-type="float" office:value="0.301784153860857" calcext:value-type="float">
            <text:p>0.301784153860857</text:p>
          </table:table-cell>
          <table:table-cell office:value-type="float" office:value="0.301765809818427" calcext:value-type="float">
            <text:p>0.301765809818427</text:p>
          </table:table-cell>
          <table:table-cell office:value-type="float" office:value="0.301782005683038" calcext:value-type="float">
            <text:p>0.301782005683038</text:p>
          </table:table-cell>
          <table:table-cell office:value-type="float" office:value="0.301756319114051" calcext:value-type="float">
            <text:p>0.301756319114051</text:p>
          </table:table-cell>
          <table:table-cell office:value-type="float" office:value="0.301782999998317" calcext:value-type="float">
            <text:p>0.301782999998317</text:p>
          </table:table-cell>
          <table:table-cell office:value-type="float" office:value="0.301775108615085" calcext:value-type="float">
            <text:p>0.301775108615085</text:p>
          </table:table-cell>
          <table:table-cell office:value-type="float" office:value="0.301766644705242" calcext:value-type="float">
            <text:p>0.301766644705242</text:p>
          </table:table-cell>
          <table:table-cell office:value-type="float" office:value="0.301783238343398" calcext:value-type="float">
            <text:p>0.301783238343398</text:p>
          </table:table-cell>
          <table:table-cell office:value-type="float" office:value="0.301765356741335" calcext:value-type="float">
            <text:p>0.301765356741335</text:p>
          </table:table-cell>
          <table:table-cell office:value-type="float" office:value="0.301759980853379" calcext:value-type="float">
            <text:p>0.301759980853379</text:p>
          </table:table-cell>
          <table:table-cell office:value-type="float" office:value="0.301757422085974" calcext:value-type="float">
            <text:p>0.301757422085974</text:p>
          </table:table-cell>
          <table:table-cell office:value-type="float" office:value="0.301751752106086" calcext:value-type="float">
            <text:p>0.301751752106086</text:p>
          </table:table-cell>
          <table:table-cell office:value-type="float" office:value="0.301768465177564" calcext:value-type="float">
            <text:p>0.301768465177564</text:p>
          </table:table-cell>
          <table:table-cell office:value-type="float" office:value="0.301768338647557" calcext:value-type="float">
            <text:p>0.301768338647557</text:p>
          </table:table-cell>
          <table:table-cell office:value-type="float" office:value="0.301771370708906" calcext:value-type="float">
            <text:p>0.301771370708906</text:p>
          </table:table-cell>
          <table:table-cell office:value-type="float" office:value="0.301478784926139" calcext:value-type="float">
            <text:p>0.301478784926139</text:p>
          </table:table-cell>
          <table:table-cell office:value-type="float" office:value="0.301511819350719" calcext:value-type="float">
            <text:p>0.301511819350719</text:p>
          </table:table-cell>
          <table:table-cell office:value-type="float" office:value="0.301424427356582" calcext:value-type="float">
            <text:p>0.301424427356582</text:p>
          </table:table-cell>
          <table:table-cell office:value-type="float" office:value="0.301843716893714" calcext:value-type="float">
            <text:p>0.301843716893714</text:p>
          </table:table-cell>
          <table:table-cell office:value-type="float" office:value="0.302382492934312" calcext:value-type="float">
            <text:p>0.302382492934312</text:p>
          </table:table-cell>
          <table:table-cell office:value-type="float" office:value="0.303004591920359" calcext:value-type="float">
            <text:p>0.303004591920359</text:p>
          </table:table-cell>
          <table:table-cell office:value-type="float" office:value="0.303421611763126" calcext:value-type="float">
            <text:p>0.303421611763126</text:p>
          </table:table-cell>
          <table:table-cell office:value-type="float" office:value="0.30346791747992" calcext:value-type="float">
            <text:p>0.30346791747992</text:p>
          </table:table-cell>
          <table:table-cell office:value-type="float" office:value="0.30321517136306" calcext:value-type="float">
            <text:p>0.30321517136306</text:p>
          </table:table-cell>
          <table:table-cell office:value-type="float" office:value="0.302368163839091" calcext:value-type="float">
            <text:p>0.302368163839091</text:p>
          </table:table-cell>
          <table:table-cell office:value-type="float" office:value="0.301275561143434" calcext:value-type="float">
            <text:p>0.301275561143434</text:p>
          </table:table-cell>
          <table:table-cell office:value-type="float" office:value="0.302712192627769" calcext:value-type="float">
            <text:p>0.302712192627769</text:p>
          </table:table-cell>
          <table:table-cell office:value-type="float" office:value="0.347018026738015" calcext:value-type="float">
            <text:p>0.347018026738015</text:p>
          </table:table-cell>
          <table:table-cell office:value-type="float" office:value="0.346451821524691" calcext:value-type="float">
            <text:p>0.346451821524691</text:p>
          </table:table-cell>
          <table:table-cell office:value-type="float" office:value="0.3462847612556" calcext:value-type="float">
            <text:p>0.3462847612556</text:p>
          </table:table-cell>
          <table:table-cell office:value-type="float" office:value="0.346842112280294" calcext:value-type="float">
            <text:p>0.346842112280294</text:p>
          </table:table-cell>
          <table:table-cell office:value-type="float" office:value="0.3477627040514" calcext:value-type="float">
            <text:p>0.3477627040514</text:p>
          </table:table-cell>
          <table:table-cell office:value-type="float" office:value="0.346130329836233" calcext:value-type="float">
            <text:p>0.346130329836233</text:p>
          </table:table-cell>
          <table:table-cell office:value-type="float" office:value="0.336631380017995" calcext:value-type="float">
            <text:p>0.336631380017995</text:p>
          </table:table-cell>
          <table:table-cell office:value-type="float" office:value="0.313506313632814" calcext:value-type="float">
            <text:p>0.313506313632814</text:p>
          </table:table-cell>
          <table:table-cell office:value-type="float" office:value="0.310953050447657" calcext:value-type="float">
            <text:p>0.310953050447657</text:p>
          </table:table-cell>
          <table:table-cell office:value-type="float" office:value="0.306255322130289" calcext:value-type="float">
            <text:p>0.306255322130289</text:p>
          </table:table-cell>
          <table:table-cell office:value-type="float" office:value="0.306327170946589" calcext:value-type="float">
            <text:p>0.306327170946589</text:p>
          </table:table-cell>
          <table:table-cell office:value-type="float" office:value="0.305770048921886" calcext:value-type="float">
            <text:p>0.305770048921886</text:p>
          </table:table-cell>
          <table:table-cell office:value-type="float" office:value="0.303982025436795" calcext:value-type="float">
            <text:p>0.303982025436795</text:p>
          </table:table-cell>
          <table:table-cell office:value-type="float" office:value="0.298808710941587" calcext:value-type="float">
            <text:p>0.298808710941587</text:p>
          </table:table-cell>
          <table:table-cell office:value-type="float" office:value="0.298287378700008" calcext:value-type="float">
            <text:p>0.298287378700008</text:p>
          </table:table-cell>
          <table:table-cell office:value-type="float" office:value="0.298671242857963" calcext:value-type="float">
            <text:p>0.298671242857963</text:p>
          </table:table-cell>
          <table:table-cell office:value-type="float" office:value="0.298978525906437" calcext:value-type="float">
            <text:p>0.298978525906437</text:p>
          </table:table-cell>
          <table:table-cell office:value-type="float" office:value="0.340239606039685" calcext:value-type="float">
            <text:p>0.340239606039685</text:p>
          </table:table-cell>
          <table:table-cell office:value-type="float" office:value="0.337760237476052" calcext:value-type="float">
            <text:p>0.337760237476052</text:p>
          </table:table-cell>
          <table:table-cell office:value-type="float" office:value="0.328149840877768" calcext:value-type="float">
            <text:p>0.328149840877768</text:p>
          </table:table-cell>
          <table:table-cell office:value-type="float" office:value="0.324892339774692" calcext:value-type="float">
            <text:p>0.324892339774692</text:p>
          </table:table-cell>
          <table:table-cell office:value-type="float" office:value="0.322225289262753" calcext:value-type="float">
            <text:p>0.322225289262753</text:p>
          </table:table-cell>
          <table:table-cell office:value-type="float" office:value="0.317292883489042" calcext:value-type="float">
            <text:p>0.317292883489042</text:p>
          </table:table-cell>
          <table:table-cell office:value-type="float" office:value="0.304962798529784" calcext:value-type="float">
            <text:p>0.304962798529784</text:p>
          </table:table-cell>
          <table:table-cell office:value-type="float" office:value="0.312136392158618" calcext:value-type="float">
            <text:p>0.312136392158618</text:p>
          </table:table-cell>
          <table:table-cell office:value-type="float" office:value="0.309243673500083" calcext:value-type="float">
            <text:p>0.309243673500083</text:p>
          </table:table-cell>
          <table:table-cell office:value-type="float" office:value="0.309426297009448" calcext:value-type="float">
            <text:p>0.309426297009448</text:p>
          </table:table-cell>
          <table:table-cell office:value-type="float" office:value="0.310110806432362" calcext:value-type="float">
            <text:p>0.310110806432362</text:p>
          </table:table-cell>
          <table:table-cell office:value-type="float" office:value="0.30828606317791" calcext:value-type="float">
            <text:p>0.30828606317791</text:p>
          </table:table-cell>
          <table:table-cell office:value-type="float" office:value="0.305055454781734" calcext:value-type="float">
            <text:p>0.305055454781734</text:p>
          </table:table-cell>
          <table:table-cell office:value-type="float" office:value="0.32325116571242" calcext:value-type="float">
            <text:p>0.32325116571242</text:p>
          </table:table-cell>
          <table:table-cell office:value-type="float" office:value="0.323752409877522" calcext:value-type="float">
            <text:p>0.323752409877522</text:p>
          </table:table-cell>
          <table:table-cell office:value-type="float" office:value="0.337212414170809" calcext:value-type="float">
            <text:p>0.337212414170809</text:p>
          </table:table-cell>
          <table:table-cell office:value-type="float" office:value="0.341237588335693" calcext:value-type="float">
            <text:p>0.341237588335693</text:p>
          </table:table-cell>
          <table:table-cell office:value-type="float" office:value="0.34574321035521" calcext:value-type="float">
            <text:p>0.34574321035521</text:p>
          </table:table-cell>
          <table:table-cell office:value-type="float" office:value="0.345917933575793" calcext:value-type="float">
            <text:p>0.345917933575793</text:p>
          </table:table-cell>
          <table:table-cell office:value-type="float" office:value="0.344030403058648" calcext:value-type="float">
            <text:p>0.344030403058648</text:p>
          </table:table-cell>
          <table:table-cell office:value-type="float" office:value="0.344260007364707" calcext:value-type="float">
            <text:p>0.344260007364707</text:p>
          </table:table-cell>
          <table:table-cell office:value-type="float" office:value="0.345728071722091" calcext:value-type="float">
            <text:p>0.345728071722091</text:p>
          </table:table-cell>
          <table:table-cell office:value-type="float" office:value="0.346036226331261" calcext:value-type="float">
            <text:p>0.346036226331261</text:p>
          </table:table-cell>
          <table:table-cell office:value-type="float" office:value="0.345743198602198" calcext:value-type="float">
            <text:p>0.345743198602198</text:p>
          </table:table-cell>
          <table:table-cell office:value-type="float" office:value="0.341126516536098" calcext:value-type="float">
            <text:p>0.341126516536098</text:p>
          </table:table-cell>
          <table:table-cell office:value-type="float" office:value="0.315339435055166" calcext:value-type="float">
            <text:p>0.315339435055166</text:p>
          </table:table-cell>
          <table:table-cell office:value-type="float" office:value="0.310477714273928" calcext:value-type="float">
            <text:p>0.310477714273928</text:p>
          </table:table-cell>
          <table:table-cell office:value-type="float" office:value="0.308767747044915" calcext:value-type="float">
            <text:p>0.308767747044915</text:p>
          </table:table-cell>
          <table:table-cell office:value-type="float" office:value="0.308568231885899" calcext:value-type="float">
            <text:p>0.308568231885899</text:p>
          </table:table-cell>
          <table:table-cell office:value-type="float" office:value="0.308439426838466" calcext:value-type="float">
            <text:p>0.308439426838466</text:p>
          </table:table-cell>
          <table:table-cell office:value-type="float" office:value="0.308304533788418" calcext:value-type="float">
            <text:p>0.308304533788418</text:p>
          </table:table-cell>
          <table:table-cell office:value-type="float" office:value="0.307796476487697" calcext:value-type="float">
            <text:p>0.307796476487697</text:p>
          </table:table-cell>
          <table:table-cell office:value-type="float" office:value="0.305886833800427" calcext:value-type="float">
            <text:p>0.305886833800427</text:p>
          </table:table-cell>
          <table:table-cell office:value-type="float" office:value="0.303912827223003" calcext:value-type="float">
            <text:p>0.303912827223003</text:p>
          </table:table-cell>
          <table:table-cell office:value-type="float" office:value="0.306815254925586" calcext:value-type="float">
            <text:p>0.306815254925586</text:p>
          </table:table-cell>
          <table:table-cell office:value-type="float" office:value="0.341511676709172" calcext:value-type="float">
            <text:p>0.341511676709172</text:p>
          </table:table-cell>
          <table:table-cell office:value-type="float" office:value="0.337529749193112" calcext:value-type="float">
            <text:p>0.337529749193112</text:p>
          </table:table-cell>
          <table:table-cell office:value-type="float" office:value="0.330350039057977" calcext:value-type="float">
            <text:p>0.330350039057977</text:p>
          </table:table-cell>
          <table:table-cell office:value-type="float" office:value="0.327676296256542" calcext:value-type="float">
            <text:p>0.327676296256542</text:p>
          </table:table-cell>
          <table:table-cell office:value-type="float" office:value="0.324269476377035" calcext:value-type="float">
            <text:p>0.324269476377035</text:p>
          </table:table-cell>
          <table:table-cell office:value-type="float" office:value="0.31175048101149" calcext:value-type="float">
            <text:p>0.31175048101149</text:p>
          </table:table-cell>
          <table:table-cell office:value-type="float" office:value="0.310167783231135" calcext:value-type="float">
            <text:p>0.310167783231135</text:p>
          </table:table-cell>
          <table:table-cell office:value-type="float" office:value="0.30839821728407" calcext:value-type="float">
            <text:p>0.30839821728407</text:p>
          </table:table-cell>
          <table:table-cell office:value-type="float" office:value="0.308947215392712" calcext:value-type="float">
            <text:p>0.308947215392712</text:p>
          </table:table-cell>
          <table:table-cell office:value-type="float" office:value="0.3111308023949" calcext:value-type="float">
            <text:p>0.3111308023949</text:p>
          </table:table-cell>
          <table:table-cell office:value-type="float" office:value="0.311591852946065" calcext:value-type="float">
            <text:p>0.311591852946065</text:p>
          </table:table-cell>
          <table:table-cell office:value-type="float" office:value="0.309133140521954" calcext:value-type="float">
            <text:p>0.309133140521954</text:p>
          </table:table-cell>
          <table:table-cell office:value-type="float" office:value="0.326441468162112" calcext:value-type="float">
            <text:p>0.326441468162112</text:p>
          </table:table-cell>
          <table:table-cell office:value-type="float" office:value="0.330871262784816" calcext:value-type="float">
            <text:p>0.330871262784816</text:p>
          </table:table-cell>
          <table:table-cell office:value-type="float" office:value="0.344776656010179" calcext:value-type="float">
            <text:p>0.344776656010179</text:p>
          </table:table-cell>
          <table:table-cell office:value-type="float" office:value="0.345831538438349" calcext:value-type="float">
            <text:p>0.345831538438349</text:p>
          </table:table-cell>
          <table:table-cell office:value-type="float" office:value="0.344822485812373" calcext:value-type="float">
            <text:p>0.344822485812373</text:p>
          </table:table-cell>
          <table:table-cell office:value-type="float" office:value="0.342625354308817" calcext:value-type="float">
            <text:p>0.342625354308817</text:p>
          </table:table-cell>
          <table:table-cell office:value-type="float" office:value="0.342216119100311" calcext:value-type="float">
            <text:p>0.342216119100311</text:p>
          </table:table-cell>
          <table:table-cell office:value-type="float" office:value="0.342414949168748" calcext:value-type="float">
            <text:p>0.342414949168748</text:p>
          </table:table-cell>
          <table:table-cell office:value-type="float" office:value="0.34448001308223" calcext:value-type="float">
            <text:p>0.34448001308223</text:p>
          </table:table-cell>
          <table:table-cell office:value-type="float" office:value="0.345229763702188" calcext:value-type="float">
            <text:p>0.345229763702188</text:p>
          </table:table-cell>
          <table:table-cell office:value-type="float" office:value="0.345323510965547" calcext:value-type="float">
            <text:p>0.345323510965547</text:p>
          </table:table-cell>
          <table:table-cell office:value-type="float" office:value="0.342375379244623" calcext:value-type="float">
            <text:p>0.342375379244623</text:p>
          </table:table-cell>
          <table:table-cell office:value-type="float" office:value="0.314040442651244" calcext:value-type="float">
            <text:p>0.314040442651244</text:p>
          </table:table-cell>
          <table:table-cell office:value-type="float" office:value="0.311727067864604" calcext:value-type="float">
            <text:p>0.311727067864604</text:p>
          </table:table-cell>
          <table:table-cell office:value-type="float" office:value="0.311196430600439" calcext:value-type="float">
            <text:p>0.311196430600439</text:p>
          </table:table-cell>
          <table:table-cell office:value-type="float" office:value="0.31016459322762" calcext:value-type="float">
            <text:p>0.31016459322762</text:p>
          </table:table-cell>
          <table:table-cell office:value-type="float" office:value="0.308881847336619" calcext:value-type="float">
            <text:p>0.308881847336619</text:p>
          </table:table-cell>
          <table:table-cell office:value-type="float" office:value="0.306131600585586" calcext:value-type="float">
            <text:p>0.306131600585586</text:p>
          </table:table-cell>
          <table:table-cell office:value-type="float" office:value="0.303019211409176" calcext:value-type="float">
            <text:p>0.303019211409176</text:p>
          </table:table-cell>
          <table:table-cell office:value-type="float" office:value="0.302710550246117" calcext:value-type="float">
            <text:p>0.302710550246117</text:p>
          </table:table-cell>
          <table:table-cell office:value-type="float" office:value="0.302473417254392" calcext:value-type="float">
            <text:p>0.302473417254392</text:p>
          </table:table-cell>
          <table:table-cell office:value-type="float" office:value="0.343067305622171" calcext:value-type="float">
            <text:p>0.343067305622171</text:p>
          </table:table-cell>
          <table:table-cell office:value-type="float" office:value="0.341110106159324" calcext:value-type="float">
            <text:p>0.341110106159324</text:p>
          </table:table-cell>
          <table:table-cell office:value-type="float" office:value="0.335412395419222" calcext:value-type="float">
            <text:p>0.335412395419222</text:p>
          </table:table-cell>
          <table:table-cell office:value-type="float" office:value="0.333116195396674" calcext:value-type="float">
            <text:p>0.333116195396674</text:p>
          </table:table-cell>
          <table:table-cell office:value-type="float" office:value="0.328212153185518" calcext:value-type="float">
            <text:p>0.328212153185518</text:p>
          </table:table-cell>
          <table:table-cell office:value-type="float" office:value="0.31026478200497" calcext:value-type="float">
            <text:p>0.31026478200497</text:p>
          </table:table-cell>
          <table:table-cell office:value-type="float" office:value="0.308316683869445" calcext:value-type="float">
            <text:p>0.308316683869445</text:p>
          </table:table-cell>
          <table:table-cell office:value-type="float" office:value="0.309242984329775" calcext:value-type="float">
            <text:p>0.309242984329775</text:p>
          </table:table-cell>
          <table:table-cell office:value-type="float" office:value="0.309308150623516" calcext:value-type="float">
            <text:p>0.309308150623516</text:p>
          </table:table-cell>
          <table:table-cell office:value-type="float" office:value="0.308356491464576" calcext:value-type="float">
            <text:p>0.308356491464576</text:p>
          </table:table-cell>
          <table:table-cell office:value-type="float" office:value="0.307657076849151" calcext:value-type="float">
            <text:p>0.307657076849151</text:p>
          </table:table-cell>
          <table:table-cell office:value-type="float" office:value="0.342727314321685" calcext:value-type="float">
            <text:p>0.342727314321685</text:p>
          </table:table-cell>
          <table:table-cell office:value-type="float" office:value="0.346091377401704" calcext:value-type="float">
            <text:p>0.346091377401704</text:p>
          </table:table-cell>
          <table:table-cell office:value-type="float" office:value="0.347624803622544" calcext:value-type="float">
            <text:p>0.347624803622544</text:p>
          </table:table-cell>
          <table:table-cell office:value-type="float" office:value="0.347996873029004" calcext:value-type="float">
            <text:p>0.347996873029004</text:p>
          </table:table-cell>
          <table:table-cell office:value-type="float" office:value="0.349144374619523" calcext:value-type="float">
            <text:p>0.349144374619523</text:p>
          </table:table-cell>
          <table:table-cell office:value-type="float" office:value="0.348208562531258" calcext:value-type="float">
            <text:p>0.348208562531258</text:p>
          </table:table-cell>
          <table:table-cell office:value-type="float" office:value="0.345984130240353" calcext:value-type="float">
            <text:p>0.345984130240353</text:p>
          </table:table-cell>
          <table:table-cell office:value-type="float" office:value="0.342153157857026" calcext:value-type="float">
            <text:p>0.342153157857026</text:p>
          </table:table-cell>
          <table:table-cell office:value-type="float" office:value="0.309736760250728" calcext:value-type="float">
            <text:p>0.309736760250728</text:p>
          </table:table-cell>
          <table:table-cell office:value-type="float" office:value="0.308644909090497" calcext:value-type="float">
            <text:p>0.308644909090497</text:p>
          </table:table-cell>
          <table:table-cell office:value-type="float" office:value="0.307918335641201" calcext:value-type="float">
            <text:p>0.307918335641201</text:p>
          </table:table-cell>
          <table:table-cell office:value-type="float" office:value="0.306709166347436" calcext:value-type="float">
            <text:p>0.306709166347436</text:p>
          </table:table-cell>
          <table:table-cell office:value-type="float" office:value="0.306242367325419" calcext:value-type="float">
            <text:p>0.306242367325419</text:p>
          </table:table-cell>
          <table:table-cell office:value-type="float" office:value="0.305396055681017" calcext:value-type="float">
            <text:p>0.305396055681017</text:p>
          </table:table-cell>
          <table:table-cell office:value-type="float" office:value="0.305072445990762" calcext:value-type="float">
            <text:p>0.305072445990762</text:p>
          </table:table-cell>
          <table:table-cell office:value-type="float" office:value="0.304300159902638" calcext:value-type="float">
            <text:p>0.304300159902638</text:p>
          </table:table-cell>
          <table:table-cell office:value-type="float" office:value="0.341413546274932" calcext:value-type="float">
            <text:p>0.341413546274932</text:p>
          </table:table-cell>
          <table:table-cell office:value-type="float" office:value="0.338650423576429" calcext:value-type="float">
            <text:p>0.338650423576429</text:p>
          </table:table-cell>
          <table:table-cell office:value-type="float" office:value="0.330243293282088" calcext:value-type="float">
            <text:p>0.330243293282088</text:p>
          </table:table-cell>
          <table:table-cell office:value-type="float" office:value="0.327925140524168" calcext:value-type="float">
            <text:p>0.327925140524168</text:p>
          </table:table-cell>
          <table:table-cell office:value-type="float" office:value="0.326709174240223" calcext:value-type="float">
            <text:p>0.326709174240223</text:p>
          </table:table-cell>
          <table:table-cell office:value-type="float" office:value="0.32523422653571" calcext:value-type="float">
            <text:p>0.32523422653571</text:p>
          </table:table-cell>
          <table:table-cell office:value-type="float" office:value="0.312916615885997" calcext:value-type="float">
            <text:p>0.312916615885997</text:p>
          </table:table-cell>
          <table:table-cell office:value-type="float" office:value="0.313207924604313" calcext:value-type="float">
            <text:p>0.313207924604313</text:p>
          </table:table-cell>
          <table:table-cell office:value-type="float" office:value="0.31151228464888" calcext:value-type="float">
            <text:p>0.31151228464888</text:p>
          </table:table-cell>
          <table:table-cell office:value-type="float" office:value="0.312741159596691" calcext:value-type="float">
            <text:p>0.312741159596691</text:p>
          </table:table-cell>
          <table:table-cell office:value-type="float" office:value="0.312688755382527" calcext:value-type="float">
            <text:p>0.312688755382527</text:p>
          </table:table-cell>
          <table:table-cell office:value-type="float" office:value="0.310063422158129" calcext:value-type="float">
            <text:p>0.310063422158129</text:p>
          </table:table-cell>
          <table:table-cell office:value-type="float" office:value="0.306678932518479" calcext:value-type="float">
            <text:p>0.306678932518479</text:p>
          </table:table-cell>
          <table:table-cell office:value-type="float" office:value="0.327513661266278" calcext:value-type="float">
            <text:p>0.327513661266278</text:p>
          </table:table-cell>
          <table:table-cell office:value-type="float" office:value="0.331966331044173" calcext:value-type="float">
            <text:p>0.331966331044173</text:p>
          </table:table-cell>
          <table:table-cell office:value-type="float" office:value="0.338111931214335" calcext:value-type="float">
            <text:p>0.338111931214335</text:p>
          </table:table-cell>
          <table:table-cell office:value-type="float" office:value="0.342278288897055" calcext:value-type="float">
            <text:p>0.342278288897055</text:p>
          </table:table-cell>
          <table:table-cell office:value-type="float" office:value="0.34501335711932" calcext:value-type="float">
            <text:p>0.34501335711932</text:p>
          </table:table-cell>
          <table:table-cell office:value-type="float" office:value="0.346886206411627" calcext:value-type="float">
            <text:p>0.346886206411627</text:p>
          </table:table-cell>
          <table:table-cell office:value-type="float" office:value="0.349466222946963" calcext:value-type="float">
            <text:p>0.349466222946963</text:p>
          </table:table-cell>
          <table:table-cell office:value-type="float" office:value="0.348981349174833" calcext:value-type="float">
            <text:p>0.348981349174833</text:p>
          </table:table-cell>
          <table:table-cell office:value-type="float" office:value="0.348291974137212" calcext:value-type="float">
            <text:p>0.348291974137212</text:p>
          </table:table-cell>
          <table:table-cell office:value-type="float" office:value="0.34806823904098" calcext:value-type="float">
            <text:p>0.34806823904098</text:p>
          </table:table-cell>
          <table:table-cell office:value-type="float" office:value="0.348416578313047" calcext:value-type="float">
            <text:p>0.348416578313047</text:p>
          </table:table-cell>
          <table:table-cell office:value-type="float" office:value="0.351041479112237" calcext:value-type="float">
            <text:p>0.351041479112237</text:p>
          </table:table-cell>
          <table:table-cell office:value-type="float" office:value="0.350079250772447" calcext:value-type="float">
            <text:p>0.350079250772447</text:p>
          </table:table-cell>
          <table:table-cell office:value-type="float" office:value="0.346343371431744" calcext:value-type="float">
            <text:p>0.346343371431744</text:p>
          </table:table-cell>
          <table:table-cell office:value-type="float" office:value="0.314146299580883" calcext:value-type="float">
            <text:p>0.314146299580883</text:p>
          </table:table-cell>
          <table:table-cell office:value-type="float" office:value="0.311477523916387" calcext:value-type="float">
            <text:p>0.311477523916387</text:p>
          </table:table-cell>
          <table:table-cell office:value-type="float" office:value="0.310482405084385" calcext:value-type="float">
            <text:p>0.310482405084385</text:p>
          </table:table-cell>
          <table:table-cell office:value-type="float" office:value="0.310333268114396" calcext:value-type="float">
            <text:p>0.310333268114396</text:p>
          </table:table-cell>
          <table:table-cell office:value-type="float" office:value="0.310145967180986" calcext:value-type="float">
            <text:p>0.310145967180986</text:p>
          </table:table-cell>
          <table:table-cell office:value-type="float" office:value="0.330587691579844" calcext:value-type="float">
            <text:p>0.330587691579844</text:p>
          </table:table-cell>
          <table:table-cell office:value-type="float" office:value="0.321397155724705" calcext:value-type="float">
            <text:p>0.321397155724705</text:p>
          </table:table-cell>
          <table:table-cell office:value-type="float" office:value="0.316750925618661" calcext:value-type="float">
            <text:p>0.316750925618661</text:p>
          </table:table-cell>
          <table:table-cell office:value-type="float" office:value="0.307948729636504" calcext:value-type="float">
            <text:p>0.307948729636504</text:p>
          </table:table-cell>
          <table:table-cell office:value-type="float" office:value="0.308083802142302" calcext:value-type="float">
            <text:p>0.308083802142302</text:p>
          </table:table-cell>
          <table:table-cell office:value-type="float" office:value="0.31081254127852" calcext:value-type="float">
            <text:p>0.31081254127852</text:p>
          </table:table-cell>
          <table:table-cell office:value-type="float" office:value="0.309619002372845" calcext:value-type="float">
            <text:p>0.309619002372845</text:p>
          </table:table-cell>
          <table:table-cell office:value-type="float" office:value="0.308763414704506" calcext:value-type="float">
            <text:p>0.308763414704506</text:p>
          </table:table-cell>
          <table:table-cell office:value-type="float" office:value="0.307659356265298" calcext:value-type="float">
            <text:p>0.307659356265298</text:p>
          </table:table-cell>
          <table:table-cell office:value-type="float" office:value="0.307196637653375" calcext:value-type="float">
            <text:p>0.307196637653375</text:p>
          </table:table-cell>
          <table:table-cell office:value-type="float" office:value="0.30463764501162" calcext:value-type="float">
            <text:p>0.30463764501162</text:p>
          </table:table-cell>
          <table:table-cell office:value-type="float" office:value="0.303405708207917" calcext:value-type="float">
            <text:p>0.303405708207917</text:p>
          </table:table-cell>
          <table:table-cell office:value-type="float" office:value="0.306111139948551" calcext:value-type="float">
            <text:p>0.306111139948551</text:p>
          </table:table-cell>
          <table:table-cell office:value-type="float" office:value="0.311778326613848" calcext:value-type="float">
            <text:p>0.311778326613848</text:p>
          </table:table-cell>
          <table:table-cell office:value-type="float" office:value="0.317719979280527" calcext:value-type="float">
            <text:p>0.317719979280527</text:p>
          </table:table-cell>
          <table:table-cell office:value-type="float" office:value="0.323379806953416" calcext:value-type="float">
            <text:p>0.323379806953416</text:p>
          </table:table-cell>
          <table:table-cell office:value-type="float" office:value="0.334005957899756" calcext:value-type="float">
            <text:p>0.334005957899756</text:p>
          </table:table-cell>
          <table:table-cell office:value-type="float" office:value="0.336641912697222" calcext:value-type="float">
            <text:p>0.336641912697222</text:p>
          </table:table-cell>
          <table:table-cell office:value-type="float" office:value="0.339542272356556" calcext:value-type="float">
            <text:p>0.339542272356556</text:p>
          </table:table-cell>
          <table:table-cell office:value-type="float" office:value="0.339295671141695" calcext:value-type="float">
            <text:p>0.339295671141695</text:p>
          </table:table-cell>
          <table:table-cell office:value-type="float" office:value="0.338765979807645" calcext:value-type="float">
            <text:p>0.338765979807645</text:p>
          </table:table-cell>
          <table:table-cell office:value-type="float" office:value="0.338192967003978" calcext:value-type="float">
            <text:p>0.338192967003978</text:p>
          </table:table-cell>
          <table:table-cell office:value-type="float" office:value="0.34005016502453" calcext:value-type="float">
            <text:p>0.34005016502453</text:p>
          </table:table-cell>
          <table:table-cell office:value-type="float" office:value="0.340408671287148" calcext:value-type="float">
            <text:p>0.340408671287148</text:p>
          </table:table-cell>
          <table:table-cell office:value-type="float" office:value="0.339669755297687" calcext:value-type="float">
            <text:p>0.339669755297687</text:p>
          </table:table-cell>
          <table:table-cell office:value-type="float" office:value="0.336358439819915" calcext:value-type="float">
            <text:p>0.336358439819915</text:p>
          </table:table-cell>
          <table:table-cell office:value-type="float" office:value="0.317689594311583" calcext:value-type="float">
            <text:p>0.317689594311583</text:p>
          </table:table-cell>
          <table:table-cell office:value-type="float" office:value="0.317009445700329" calcext:value-type="float">
            <text:p>0.317009445700329</text:p>
          </table:table-cell>
          <table:table-cell office:value-type="float" office:value="0.316638777355012" calcext:value-type="float">
            <text:p>0.316638777355012</text:p>
          </table:table-cell>
          <table:table-cell office:value-type="float" office:value="0.34038220116832" calcext:value-type="float">
            <text:p>0.34038220116832</text:p>
          </table:table-cell>
          <table:table-cell office:value-type="float" office:value="0.339396258163988" calcext:value-type="float">
            <text:p>0.339396258163988</text:p>
          </table:table-cell>
          <table:table-cell office:value-type="float" office:value="0.33245972104006" calcext:value-type="float">
            <text:p>0.33245972104006</text:p>
          </table:table-cell>
          <table:table-cell office:value-type="float" office:value="0.329023198140138" calcext:value-type="float">
            <text:p>0.329023198140138</text:p>
          </table:table-cell>
          <table:table-cell office:value-type="float" office:value="0.326059791876224" calcext:value-type="float">
            <text:p>0.326059791876224</text:p>
          </table:table-cell>
          <table:table-cell office:value-type="float" office:value="0.324034402057074" calcext:value-type="float">
            <text:p>0.324034402057074</text:p>
          </table:table-cell>
          <table:table-cell office:value-type="float" office:value="0.321611371393986" calcext:value-type="float">
            <text:p>0.321611371393986</text:p>
          </table:table-cell>
          <table:table-cell office:value-type="float" office:value="0.310977459022471" calcext:value-type="float">
            <text:p>0.310977459022471</text:p>
          </table:table-cell>
          <table:table-cell office:value-type="float" office:value="0.312514104425392" calcext:value-type="float">
            <text:p>0.312514104425392</text:p>
          </table:table-cell>
          <table:table-cell office:value-type="float" office:value="0.312872351441554" calcext:value-type="float">
            <text:p>0.312872351441554</text:p>
          </table:table-cell>
          <table:table-cell office:value-type="float" office:value="0.312461423246351" calcext:value-type="float">
            <text:p>0.312461423246351</text:p>
          </table:table-cell>
          <table:table-cell office:value-type="float" office:value="0.313006680532788" calcext:value-type="float">
            <text:p>0.313006680532788</text:p>
          </table:table-cell>
          <table:table-cell office:value-type="float" office:value="0.313398270723508" calcext:value-type="float">
            <text:p>0.313398270723508</text:p>
          </table:table-cell>
          <table:table-cell office:value-type="float" office:value="0.312746802550524" calcext:value-type="float">
            <text:p>0.312746802550524</text:p>
          </table:table-cell>
          <table:table-cell office:value-type="float" office:value="0.31111558623528" calcext:value-type="float">
            <text:p>0.31111558623528</text:p>
          </table:table-cell>
          <table:table-cell office:value-type="float" office:value="0.310347150715152" calcext:value-type="float">
            <text:p>0.310347150715152</text:p>
          </table:table-cell>
          <table:table-cell office:value-type="float" office:value="0.310372061233641" calcext:value-type="float">
            <text:p>0.310372061233641</text:p>
          </table:table-cell>
          <table:table-cell office:value-type="float" office:value="0.310430910309621" calcext:value-type="float">
            <text:p>0.310430910309621</text:p>
          </table:table-cell>
          <table:table-cell office:value-type="float" office:value="0.310637969713375" calcext:value-type="float">
            <text:p>0.310637969713375</text:p>
          </table:table-cell>
          <table:table-cell office:value-type="float" office:value="0.310954957257194" calcext:value-type="float">
            <text:p>0.310954957257194</text:p>
          </table:table-cell>
          <table:table-cell office:value-type="float" office:value="0.311145110578372" calcext:value-type="float">
            <text:p>0.311145110578372</text:p>
          </table:table-cell>
          <table:table-cell office:value-type="float" office:value="0.311198857499324" calcext:value-type="float">
            <text:p>0.311198857499324</text:p>
          </table:table-cell>
          <table:table-cell office:value-type="float" office:value="0.311364427029415" calcext:value-type="float">
            <text:p>0.311364427029415</text:p>
          </table:table-cell>
          <table:table-cell office:value-type="float" office:value="0.311443066684981" calcext:value-type="float">
            <text:p>0.311443066684981</text:p>
          </table:table-cell>
          <table:table-cell office:value-type="float" office:value="0.311456743465039" calcext:value-type="float">
            <text:p>0.311456743465039</text:p>
          </table:table-cell>
          <table:table-cell office:value-type="float" office:value="0.311468235184779" calcext:value-type="float">
            <text:p>0.311468235184779</text:p>
          </table:table-cell>
          <table:table-cell office:value-type="float" office:value="0.311550429735962" calcext:value-type="float">
            <text:p>0.311550429735962</text:p>
          </table:table-cell>
          <table:table-cell office:value-type="float" office:value="0.311482303916349" calcext:value-type="float">
            <text:p>0.311482303916349</text:p>
          </table:table-cell>
          <table:table-cell office:value-type="float" office:value="0.311503543630186" calcext:value-type="float">
            <text:p>0.311503543630186</text:p>
          </table:table-cell>
          <table:table-cell office:value-type="float" office:value="0.31153811118412" calcext:value-type="float">
            <text:p>0.31153811118412</text:p>
          </table:table-cell>
          <table:table-cell office:value-type="float" office:value="0.311535572842329" calcext:value-type="float">
            <text:p>0.311535572842329</text:p>
          </table:table-cell>
          <table:table-cell office:value-type="float" office:value="0.311586314846499" calcext:value-type="float">
            <text:p>0.311586314846499</text:p>
          </table:table-cell>
          <table:table-cell office:value-type="float" office:value="0.311584551873012" calcext:value-type="float">
            <text:p>0.311584551873012</text:p>
          </table:table-cell>
          <table:table-cell office:value-type="float" office:value="0.311564817082384" calcext:value-type="float">
            <text:p>0.311564817082384</text:p>
          </table:table-cell>
          <table:table-cell office:value-type="float" office:value="0.311568515471244" calcext:value-type="float">
            <text:p>0.311568515471244</text:p>
          </table:table-cell>
          <table:table-cell office:value-type="float" office:value="0.311550861920768" calcext:value-type="float">
            <text:p>0.311550861920768</text:p>
          </table:table-cell>
          <table:table-cell office:value-type="float" office:value="0.311561842053764" calcext:value-type="float">
            <text:p>0.311561842053764</text:p>
          </table:table-cell>
          <table:table-cell office:value-type="float" office:value="0.311530910818638" calcext:value-type="float">
            <text:p>0.311530910818638</text:p>
          </table:table-cell>
          <table:table-cell office:value-type="float" office:value="0.311546555542106" calcext:value-type="float">
            <text:p>0.311546555542106</text:p>
          </table:table-cell>
          <table:table-cell office:value-type="float" office:value="0.31153460920098" calcext:value-type="float">
            <text:p>0.31153460920098</text:p>
          </table:table-cell>
          <table:table-cell office:value-type="float" office:value="0.31156841199099" calcext:value-type="float">
            <text:p>0.31156841199099</text:p>
          </table:table-cell>
          <table:table-cell office:value-type="float" office:value="0.311516285976238" calcext:value-type="float">
            <text:p>0.311516285976238</text:p>
          </table:table-cell>
          <table:table-cell office:value-type="float" office:value="0.311549468595768" calcext:value-type="float">
            <text:p>0.311549468595768</text:p>
          </table:table-cell>
          <table:table-cell office:value-type="float" office:value="0.311516044353007" calcext:value-type="float">
            <text:p>0.311516044353007</text:p>
          </table:table-cell>
          <table:table-cell office:value-type="float" office:value="0.311547970050051" calcext:value-type="float">
            <text:p>0.311547970050051</text:p>
          </table:table-cell>
          <table:table-cell office:value-type="float" office:value="0.31153417025074" calcext:value-type="float">
            <text:p>0.31153417025074</text:p>
          </table:table-cell>
          <table:table-cell office:value-type="float" office:value="0.311545950906287" calcext:value-type="float">
            <text:p>0.311545950906287</text:p>
          </table:table-cell>
          <table:table-cell office:value-type="float" office:value="0.311541804927279" calcext:value-type="float">
            <text:p>0.311541804927279</text:p>
          </table:table-cell>
          <table:table-cell office:value-type="float" office:value="0.31152838693264" calcext:value-type="float">
            <text:p>0.31152838693264</text:p>
          </table:table-cell>
          <table:table-cell office:value-type="float" office:value="0.311522275418052" calcext:value-type="float">
            <text:p>0.311522275418052</text:p>
          </table:table-cell>
          <table:table-cell office:value-type="float" office:value="0.311529372538288" calcext:value-type="float">
            <text:p>0.311529372538288</text:p>
          </table:table-cell>
          <table:table-cell office:value-type="float" office:value="0.311540266310896" calcext:value-type="float">
            <text:p>0.311540266310896</text:p>
          </table:table-cell>
          <table:table-cell office:value-type="float" office:value="0.311562626886203" calcext:value-type="float">
            <text:p>0.311562626886203</text:p>
          </table:table-cell>
          <table:table-cell office:value-type="float" office:value="0.311525448587858" calcext:value-type="float">
            <text:p>0.311525448587858</text:p>
          </table:table-cell>
          <table:table-cell office:value-type="float" office:value="0.311534718699237" calcext:value-type="float">
            <text:p>0.311534718699237</text:p>
          </table:table-cell>
          <table:table-cell office:value-type="float" office:value="0.311534587474539" calcext:value-type="float">
            <text:p>0.311534587474539</text:p>
          </table:table-cell>
          <table:table-cell office:value-type="float" office:value="0.311520556347752" calcext:value-type="float">
            <text:p>0.311520556347752</text:p>
          </table:table-cell>
          <table:table-cell office:value-type="float" office:value="0.311519079080544" calcext:value-type="float">
            <text:p>0.311519079080544</text:p>
          </table:table-cell>
          <table:table-cell office:value-type="float" office:value="0.311530243778896" calcext:value-type="float">
            <text:p>0.311530243778896</text:p>
          </table:table-cell>
          <table:table-cell office:value-type="float" office:value="0.311527632046163" calcext:value-type="float">
            <text:p>0.311527632046163</text:p>
          </table:table-cell>
          <table:table-cell office:value-type="float" office:value="0.311520354453176" calcext:value-type="float">
            <text:p>0.311520354453176</text:p>
          </table:table-cell>
          <table:table-cell office:value-type="float" office:value="0.311550747901902" calcext:value-type="float">
            <text:p>0.311550747901902</text:p>
          </table:table-cell>
          <table:table-cell office:value-type="float" office:value="0.311551218027342" calcext:value-type="float">
            <text:p>0.311551218027342</text:p>
          </table:table-cell>
          <table:table-cell office:value-type="float" office:value="0.311535205543593" calcext:value-type="float">
            <text:p>0.311535205543593</text:p>
          </table:table-cell>
          <table:table-cell office:value-type="float" office:value="0.311536163193256" calcext:value-type="float">
            <text:p>0.311536163193256</text:p>
          </table:table-cell>
          <table:table-cell office:value-type="float" office:value="0.311545264710193" calcext:value-type="float">
            <text:p>0.311545264710193</text:p>
          </table:table-cell>
          <table:table-cell office:value-type="float" office:value="0.311561934340746" calcext:value-type="float">
            <text:p>0.311561934340746</text:p>
          </table:table-cell>
          <table:table-cell office:value-type="float" office:value="0.311524425213147" calcext:value-type="float">
            <text:p>0.311524425213147</text:p>
          </table:table-cell>
          <table:table-cell office:value-type="float" office:value="0.311505140713095" calcext:value-type="float">
            <text:p>0.311505140713095</text:p>
          </table:table-cell>
          <table:table-cell office:value-type="float" office:value="0.311533728699802" calcext:value-type="float">
            <text:p>0.311533728699802</text:p>
          </table:table-cell>
          <table:table-cell office:value-type="float" office:value="0.311554171484156" calcext:value-type="float">
            <text:p>0.311554171484156</text:p>
          </table:table-cell>
          <table:table-cell office:value-type="float" office:value="0.311495310893968" calcext:value-type="float">
            <text:p>0.311495310893968</text:p>
          </table:table-cell>
          <table:table-cell office:value-type="float" office:value="0.311525603471115" calcext:value-type="float">
            <text:p>0.311525603471115</text:p>
          </table:table-cell>
          <table:table-cell office:value-type="float" office:value="0.311537434378979" calcext:value-type="float">
            <text:p>0.311537434378979</text:p>
          </table:table-cell>
          <table:table-cell office:value-type="float" office:value="0.311501714609785" calcext:value-type="float">
            <text:p>0.311501714609785</text:p>
          </table:table-cell>
          <table:table-cell office:value-type="float" office:value="0.311537594440855" calcext:value-type="float">
            <text:p>0.311537594440855</text:p>
          </table:table-cell>
          <table:table-cell office:value-type="float" office:value="0.311545352036378" calcext:value-type="float">
            <text:p>0.311545352036378</text:p>
          </table:table-cell>
          <table:table-cell office:value-type="float" office:value="0.311530374796116" calcext:value-type="float">
            <text:p>0.311530374796116</text:p>
          </table:table-cell>
          <table:table-cell office:value-type="float" office:value="0.311563021019371" calcext:value-type="float">
            <text:p>0.311563021019371</text:p>
          </table:table-cell>
          <table:table-cell office:value-type="float" office:value="0.311544276034771" calcext:value-type="float">
            <text:p>0.311544276034771</text:p>
          </table:table-cell>
          <table:table-cell office:value-type="float" office:value="0.311545411353576" calcext:value-type="float">
            <text:p>0.311545411353576</text:p>
          </table:table-cell>
          <table:table-cell office:value-type="float" office:value="0.311520330545707" calcext:value-type="float">
            <text:p>0.311520330545707</text:p>
          </table:table-cell>
          <table:table-cell office:value-type="float" office:value="0.311538579213358" calcext:value-type="float">
            <text:p>0.311538579213358</text:p>
          </table:table-cell>
          <table:table-cell office:value-type="float" office:value="0.311517795927488" calcext:value-type="float">
            <text:p>0.311517795927488</text:p>
          </table:table-cell>
          <table:table-cell office:value-type="float" office:value="0.311526514181931" calcext:value-type="float">
            <text:p>0.311526514181931</text:p>
          </table:table-cell>
          <table:table-cell office:value-type="float" office:value="0.311530601740204" calcext:value-type="float">
            <text:p>0.311530601740204</text:p>
          </table:table-cell>
          <table:table-cell office:value-type="float" office:value="0.311519151710671" calcext:value-type="float">
            <text:p>0.311519151710671</text:p>
          </table:table-cell>
          <table:table-cell office:value-type="float" office:value="0.311529646213219" calcext:value-type="float">
            <text:p>0.311529646213219</text:p>
          </table:table-cell>
          <table:table-cell office:value-type="float" office:value="0.311536548144436" calcext:value-type="float">
            <text:p>0.311536548144436</text:p>
          </table:table-cell>
          <table:table-cell office:value-type="float" office:value="0.311571104786621" calcext:value-type="float">
            <text:p>0.311571104786621</text:p>
          </table:table-cell>
          <table:table-cell office:value-type="float" office:value="0.311542981038447" calcext:value-type="float">
            <text:p>0.311542981038447</text:p>
          </table:table-cell>
          <table:table-cell office:value-type="float" office:value="0.311543918282704" calcext:value-type="float">
            <text:p>0.311543918282704</text:p>
          </table:table-cell>
          <table:table-cell office:value-type="float" office:value="0.31154558484381" calcext:value-type="float">
            <text:p>0.31154558484381</text:p>
          </table:table-cell>
          <table:table-cell office:value-type="float" office:value="0.311534625272356" calcext:value-type="float">
            <text:p>0.311534625272356</text:p>
          </table:table-cell>
          <table:table-cell office:value-type="float" office:value="0.311534532830413" calcext:value-type="float">
            <text:p>0.311534532830413</text:p>
          </table:table-cell>
          <table:table-cell office:value-type="float" office:value="0.311533423613174" calcext:value-type="float">
            <text:p>0.311533423613174</text:p>
          </table:table-cell>
          <table:table-cell table:number-columns-repeated="519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66673135581842" calcext:value-type="float">
            <text:p>-0.366673135581842</text:p>
          </table:table-cell>
          <table:table-cell office:value-type="float" office:value="-0.367238419199511" calcext:value-type="float">
            <text:p>-0.367238419199511</text:p>
          </table:table-cell>
          <table:table-cell office:value-type="float" office:value="-0.366637061288271" calcext:value-type="float">
            <text:p>-0.366637061288271</text:p>
          </table:table-cell>
          <table:table-cell office:value-type="float" office:value="-0.366772805005433" calcext:value-type="float">
            <text:p>-0.366772805005433</text:p>
          </table:table-cell>
          <table:table-cell office:value-type="float" office:value="-0.366169975649015" calcext:value-type="float">
            <text:p>-0.366169975649015</text:p>
          </table:table-cell>
          <table:table-cell office:value-type="float" office:value="-0.366671816134229" calcext:value-type="float">
            <text:p>-0.366671816134229</text:p>
          </table:table-cell>
          <table:table-cell office:value-type="float" office:value="-0.366446906651367" calcext:value-type="float">
            <text:p>-0.366446906651367</text:p>
          </table:table-cell>
          <table:table-cell office:value-type="float" office:value="-0.366176596161991" calcext:value-type="float">
            <text:p>-0.366176596161991</text:p>
          </table:table-cell>
          <table:table-cell office:value-type="float" office:value="-0.366354467460157" calcext:value-type="float">
            <text:p>-0.366354467460157</text:p>
          </table:table-cell>
          <table:table-cell office:value-type="float" office:value="-0.366813117421018" calcext:value-type="float">
            <text:p>-0.366813117421018</text:p>
          </table:table-cell>
          <table:table-cell office:value-type="float" office:value="-0.366428682194664" calcext:value-type="float">
            <text:p>-0.366428682194664</text:p>
          </table:table-cell>
          <table:table-cell office:value-type="float" office:value="-0.366240804424466" calcext:value-type="float">
            <text:p>-0.366240804424466</text:p>
          </table:table-cell>
          <table:table-cell office:value-type="float" office:value="-0.366178441650334" calcext:value-type="float">
            <text:p>-0.366178441650334</text:p>
          </table:table-cell>
          <table:table-cell office:value-type="float" office:value="-0.367049988664549" calcext:value-type="float">
            <text:p>-0.367049988664549</text:p>
          </table:table-cell>
          <table:table-cell office:value-type="float" office:value="-0.366770931381444" calcext:value-type="float">
            <text:p>-0.366770931381444</text:p>
          </table:table-cell>
          <table:table-cell office:value-type="float" office:value="-0.366235221964915" calcext:value-type="float">
            <text:p>-0.366235221964915</text:p>
          </table:table-cell>
          <table:table-cell office:value-type="float" office:value="-0.366800725305155" calcext:value-type="float">
            <text:p>-0.366800725305155</text:p>
          </table:table-cell>
          <table:table-cell office:value-type="float" office:value="-0.366619133307532" calcext:value-type="float">
            <text:p>-0.366619133307532</text:p>
          </table:table-cell>
          <table:table-cell office:value-type="float" office:value="-0.366825929639015" calcext:value-type="float">
            <text:p>-0.366825929639015</text:p>
          </table:table-cell>
          <table:table-cell office:value-type="float" office:value="-0.366703687977935" calcext:value-type="float">
            <text:p>-0.366703687977935</text:p>
          </table:table-cell>
          <table:table-cell office:value-type="float" office:value="-0.366794586998513" calcext:value-type="float">
            <text:p>-0.366794586998513</text:p>
          </table:table-cell>
          <table:table-cell office:value-type="float" office:value="-0.366282046563898" calcext:value-type="float">
            <text:p>-0.366282046563898</text:p>
          </table:table-cell>
          <table:table-cell office:value-type="float" office:value="-0.367533050577954" calcext:value-type="float">
            <text:p>-0.367533050577954</text:p>
          </table:table-cell>
          <table:table-cell office:value-type="float" office:value="-0.367071790692443" calcext:value-type="float">
            <text:p>-0.367071790692443</text:p>
          </table:table-cell>
          <table:table-cell office:value-type="float" office:value="-0.366794939208263" calcext:value-type="float">
            <text:p>-0.366794939208263</text:p>
          </table:table-cell>
          <table:table-cell office:value-type="float" office:value="-0.366708852043963" calcext:value-type="float">
            <text:p>-0.366708852043963</text:p>
          </table:table-cell>
          <table:table-cell office:value-type="float" office:value="-0.366332443256268" calcext:value-type="float">
            <text:p>-0.366332443256268</text:p>
          </table:table-cell>
          <table:table-cell office:value-type="float" office:value="-0.367016279844586" calcext:value-type="float">
            <text:p>-0.367016279844586</text:p>
          </table:table-cell>
          <table:table-cell office:value-type="float" office:value="-0.367051401906924" calcext:value-type="float">
            <text:p>-0.367051401906924</text:p>
          </table:table-cell>
          <table:table-cell office:value-type="float" office:value="-0.367006935466435" calcext:value-type="float">
            <text:p>-0.367006935466435</text:p>
          </table:table-cell>
          <table:table-cell office:value-type="float" office:value="-0.366889205785936" calcext:value-type="float">
            <text:p>-0.366889205785936</text:p>
          </table:table-cell>
          <table:table-cell office:value-type="float" office:value="-0.366378056945068" calcext:value-type="float">
            <text:p>-0.366378056945068</text:p>
          </table:table-cell>
          <table:table-cell office:value-type="float" office:value="-0.366731292363127" calcext:value-type="float">
            <text:p>-0.366731292363127</text:p>
          </table:table-cell>
          <table:table-cell office:value-type="float" office:value="-0.366690792171203" calcext:value-type="float">
            <text:p>-0.366690792171203</text:p>
          </table:table-cell>
          <table:table-cell office:value-type="float" office:value="-0.36670027766442" calcext:value-type="float">
            <text:p>-0.36670027766442</text:p>
          </table:table-cell>
          <table:table-cell office:value-type="float" office:value="-0.366638147927081" calcext:value-type="float">
            <text:p>-0.366638147927081</text:p>
          </table:table-cell>
          <table:table-cell office:value-type="float" office:value="-0.366384477793884" calcext:value-type="float">
            <text:p>-0.366384477793884</text:p>
          </table:table-cell>
          <table:table-cell office:value-type="float" office:value="-0.366556179818784" calcext:value-type="float">
            <text:p>-0.366556179818784</text:p>
          </table:table-cell>
          <table:table-cell office:value-type="float" office:value="-0.366057817384416" calcext:value-type="float">
            <text:p>-0.366057817384416</text:p>
          </table:table-cell>
          <table:table-cell office:value-type="float" office:value="-0.366329626157387" calcext:value-type="float">
            <text:p>-0.366329626157387</text:p>
          </table:table-cell>
          <table:table-cell office:value-type="float" office:value="-0.366353617139475" calcext:value-type="float">
            <text:p>-0.366353617139475</text:p>
          </table:table-cell>
          <table:table-cell office:value-type="float" office:value="-0.366941557868981" calcext:value-type="float">
            <text:p>-0.366941557868981</text:p>
          </table:table-cell>
          <table:table-cell office:value-type="float" office:value="-0.367100088334582" calcext:value-type="float">
            <text:p>-0.367100088334582</text:p>
          </table:table-cell>
          <table:table-cell office:value-type="float" office:value="-0.366729853715856" calcext:value-type="float">
            <text:p>-0.366729853715856</text:p>
          </table:table-cell>
          <table:table-cell office:value-type="float" office:value="-0.369592415747231" calcext:value-type="float">
            <text:p>-0.369592415747231</text:p>
          </table:table-cell>
          <table:table-cell office:value-type="float" office:value="-0.367556771082147" calcext:value-type="float">
            <text:p>-0.367556771082147</text:p>
          </table:table-cell>
          <table:table-cell office:value-type="float" office:value="-0.37094027214027" calcext:value-type="float">
            <text:p>-0.37094027214027</text:p>
          </table:table-cell>
          <table:table-cell office:value-type="float" office:value="-0.374725055244776" calcext:value-type="float">
            <text:p>-0.374725055244776</text:p>
          </table:table-cell>
          <table:table-cell office:value-type="float" office:value="-0.377224198773706" calcext:value-type="float">
            <text:p>-0.377224198773706</text:p>
          </table:table-cell>
          <table:table-cell office:value-type="float" office:value="-0.377146543938711" calcext:value-type="float">
            <text:p>-0.377146543938711</text:p>
          </table:table-cell>
          <table:table-cell office:value-type="float" office:value="-0.375801957590439" calcext:value-type="float">
            <text:p>-0.375801957590439</text:p>
          </table:table-cell>
          <table:table-cell office:value-type="float" office:value="-0.372208351324443" calcext:value-type="float">
            <text:p>-0.372208351324443</text:p>
          </table:table-cell>
          <table:table-cell office:value-type="float" office:value="-0.359738683729589" calcext:value-type="float">
            <text:p>-0.359738683729589</text:p>
          </table:table-cell>
          <table:table-cell office:value-type="float" office:value="-0.349092522681672" calcext:value-type="float">
            <text:p>-0.349092522681672</text:p>
          </table:table-cell>
          <table:table-cell office:value-type="float" office:value="-0.347021476169442" calcext:value-type="float">
            <text:p>-0.347021476169442</text:p>
          </table:table-cell>
          <table:table-cell office:value-type="float" office:value="-0.414088877424487" calcext:value-type="float">
            <text:p>-0.414088877424487</text:p>
          </table:table-cell>
          <table:table-cell office:value-type="float" office:value="-0.412601972358949" calcext:value-type="float">
            <text:p>-0.412601972358949</text:p>
          </table:table-cell>
          <table:table-cell office:value-type="float" office:value="-0.41724087755871" calcext:value-type="float">
            <text:p>-0.41724087755871</text:p>
          </table:table-cell>
          <table:table-cell office:value-type="float" office:value="-0.425076259741501" calcext:value-type="float">
            <text:p>-0.425076259741501</text:p>
          </table:table-cell>
          <table:table-cell office:value-type="float" office:value="-0.421744930175826" calcext:value-type="float">
            <text:p>-0.421744930175826</text:p>
          </table:table-cell>
          <table:table-cell office:value-type="float" office:value="-0.418803334917513" calcext:value-type="float">
            <text:p>-0.418803334917513</text:p>
          </table:table-cell>
          <table:table-cell office:value-type="float" office:value="-0.403117343438242" calcext:value-type="float">
            <text:p>-0.403117343438242</text:p>
          </table:table-cell>
          <table:table-cell office:value-type="float" office:value="-0.374195754465039" calcext:value-type="float">
            <text:p>-0.374195754465039</text:p>
          </table:table-cell>
          <table:table-cell office:value-type="float" office:value="-0.376599036631648" calcext:value-type="float">
            <text:p>-0.376599036631648</text:p>
          </table:table-cell>
          <table:table-cell office:value-type="float" office:value="-0.372034524281808" calcext:value-type="float">
            <text:p>-0.372034524281808</text:p>
          </table:table-cell>
          <table:table-cell office:value-type="float" office:value="-0.372053726822048" calcext:value-type="float">
            <text:p>-0.372053726822048</text:p>
          </table:table-cell>
          <table:table-cell office:value-type="float" office:value="-0.371304655250346" calcext:value-type="float">
            <text:p>-0.371304655250346</text:p>
          </table:table-cell>
          <table:table-cell office:value-type="float" office:value="-0.371207270596292" calcext:value-type="float">
            <text:p>-0.371207270596292</text:p>
          </table:table-cell>
          <table:table-cell office:value-type="float" office:value="-0.351204507557827" calcext:value-type="float">
            <text:p>-0.351204507557827</text:p>
          </table:table-cell>
          <table:table-cell office:value-type="float" office:value="-0.349310663151002" calcext:value-type="float">
            <text:p>-0.349310663151002</text:p>
          </table:table-cell>
          <table:table-cell office:value-type="float" office:value="-0.350383601764023" calcext:value-type="float">
            <text:p>-0.350383601764023</text:p>
          </table:table-cell>
          <table:table-cell office:value-type="float" office:value="-0.348809830978009" calcext:value-type="float">
            <text:p>-0.348809830978009</text:p>
          </table:table-cell>
          <table:table-cell office:value-type="float" office:value="-0.397762646724303" calcext:value-type="float">
            <text:p>-0.397762646724303</text:p>
          </table:table-cell>
          <table:table-cell office:value-type="float" office:value="-0.397057993005743" calcext:value-type="float">
            <text:p>-0.397057993005743</text:p>
          </table:table-cell>
          <table:table-cell office:value-type="float" office:value="-0.371488961055932" calcext:value-type="float">
            <text:p>-0.371488961055932</text:p>
          </table:table-cell>
          <table:table-cell office:value-type="float" office:value="-0.361368421726184" calcext:value-type="float">
            <text:p>-0.361368421726184</text:p>
          </table:table-cell>
          <table:table-cell office:value-type="float" office:value="-0.351683791315997" calcext:value-type="float">
            <text:p>-0.351683791315997</text:p>
          </table:table-cell>
          <table:table-cell office:value-type="float" office:value="-0.336726989312357" calcext:value-type="float">
            <text:p>-0.336726989312357</text:p>
          </table:table-cell>
          <table:table-cell office:value-type="float" office:value="-0.310505269872633" calcext:value-type="float">
            <text:p>-0.310505269872633</text:p>
          </table:table-cell>
          <table:table-cell office:value-type="float" office:value="-0.296920738241599" calcext:value-type="float">
            <text:p>-0.296920738241599</text:p>
          </table:table-cell>
          <table:table-cell office:value-type="float" office:value="-0.3055361572533" calcext:value-type="float">
            <text:p>-0.3055361572533</text:p>
          </table:table-cell>
          <table:table-cell office:value-type="float" office:value="-0.340484864716841" calcext:value-type="float">
            <text:p>-0.340484864716841</text:p>
          </table:table-cell>
          <table:table-cell office:value-type="float" office:value="-0.34195363024733" calcext:value-type="float">
            <text:p>-0.34195363024733</text:p>
          </table:table-cell>
          <table:table-cell office:value-type="float" office:value="-0.331527892685513" calcext:value-type="float">
            <text:p>-0.331527892685513</text:p>
          </table:table-cell>
          <table:table-cell office:value-type="float" office:value="-0.325073193017288" calcext:value-type="float">
            <text:p>-0.325073193017288</text:p>
          </table:table-cell>
          <table:table-cell office:value-type="float" office:value="-0.273441243035534" calcext:value-type="float">
            <text:p>-0.273441243035534</text:p>
          </table:table-cell>
          <table:table-cell office:value-type="float" office:value="-0.285271846250678" calcext:value-type="float">
            <text:p>-0.285271846250678</text:p>
          </table:table-cell>
          <table:table-cell office:value-type="float" office:value="-0.316981390704876" calcext:value-type="float">
            <text:p>-0.316981390704876</text:p>
          </table:table-cell>
          <table:table-cell office:value-type="float" office:value="-0.317052966910592" calcext:value-type="float">
            <text:p>-0.317052966910592</text:p>
          </table:table-cell>
          <table:table-cell office:value-type="float" office:value="-0.348176835188597" calcext:value-type="float">
            <text:p>-0.348176835188597</text:p>
          </table:table-cell>
          <table:table-cell office:value-type="float" office:value="-0.364384585691269" calcext:value-type="float">
            <text:p>-0.364384585691269</text:p>
          </table:table-cell>
          <table:table-cell office:value-type="float" office:value="-0.370534131344507" calcext:value-type="float">
            <text:p>-0.370534131344507</text:p>
          </table:table-cell>
          <table:table-cell office:value-type="float" office:value="-0.369858367338015" calcext:value-type="float">
            <text:p>-0.369858367338015</text:p>
          </table:table-cell>
          <table:table-cell office:value-type="float" office:value="-0.369322327239521" calcext:value-type="float">
            <text:p>-0.369322327239521</text:p>
          </table:table-cell>
          <table:table-cell office:value-type="float" office:value="-0.367693938429317" calcext:value-type="float">
            <text:p>-0.367693938429317</text:p>
          </table:table-cell>
          <table:table-cell office:value-type="float" office:value="-0.364890065174365" calcext:value-type="float">
            <text:p>-0.364890065174365</text:p>
          </table:table-cell>
          <table:table-cell office:value-type="float" office:value="-0.360146551168671" calcext:value-type="float">
            <text:p>-0.360146551168671</text:p>
          </table:table-cell>
          <table:table-cell office:value-type="float" office:value="-0.306967206558189" calcext:value-type="float">
            <text:p>-0.306967206558189</text:p>
          </table:table-cell>
          <table:table-cell office:value-type="float" office:value="-0.28957678373175" calcext:value-type="float">
            <text:p>-0.28957678373175</text:p>
          </table:table-cell>
          <table:table-cell office:value-type="float" office:value="-0.294363698182677" calcext:value-type="float">
            <text:p>-0.294363698182677</text:p>
          </table:table-cell>
          <table:table-cell office:value-type="float" office:value="-0.297597198494717" calcext:value-type="float">
            <text:p>-0.297597198494717</text:p>
          </table:table-cell>
          <table:table-cell office:value-type="float" office:value="-0.299638518305552" calcext:value-type="float">
            <text:p>-0.299638518305552</text:p>
          </table:table-cell>
          <table:table-cell office:value-type="float" office:value="-0.301059436384126" calcext:value-type="float">
            <text:p>-0.301059436384126</text:p>
          </table:table-cell>
          <table:table-cell office:value-type="float" office:value="-0.30165967791482" calcext:value-type="float">
            <text:p>-0.30165967791482</text:p>
          </table:table-cell>
          <table:table-cell office:value-type="float" office:value="-0.295369827855344" calcext:value-type="float">
            <text:p>-0.295369827855344</text:p>
          </table:table-cell>
          <table:table-cell office:value-type="float" office:value="-0.291320620307506" calcext:value-type="float">
            <text:p>-0.291320620307506</text:p>
          </table:table-cell>
          <table:table-cell office:value-type="float" office:value="-0.320998596764468" calcext:value-type="float">
            <text:p>-0.320998596764468</text:p>
          </table:table-cell>
          <table:table-cell office:value-type="float" office:value="-0.343867175876053" calcext:value-type="float">
            <text:p>-0.343867175876053</text:p>
          </table:table-cell>
          <table:table-cell office:value-type="float" office:value="-0.344533314483034" calcext:value-type="float">
            <text:p>-0.344533314483034</text:p>
          </table:table-cell>
          <table:table-cell office:value-type="float" office:value="-0.301684017008539" calcext:value-type="float">
            <text:p>-0.301684017008539</text:p>
          </table:table-cell>
          <table:table-cell office:value-type="float" office:value="-0.286822581105747" calcext:value-type="float">
            <text:p>-0.286822581105747</text:p>
          </table:table-cell>
          <table:table-cell office:value-type="float" office:value="-0.279376942374108" calcext:value-type="float">
            <text:p>-0.279376942374108</text:p>
          </table:table-cell>
          <table:table-cell office:value-type="float" office:value="-0.247605896253722" calcext:value-type="float">
            <text:p>-0.247605896253722</text:p>
          </table:table-cell>
          <table:table-cell office:value-type="float" office:value="-0.25659834323429" calcext:value-type="float">
            <text:p>-0.25659834323429</text:p>
          </table:table-cell>
          <table:table-cell office:value-type="float" office:value="-0.269846865457487" calcext:value-type="float">
            <text:p>-0.269846865457487</text:p>
          </table:table-cell>
          <table:table-cell office:value-type="float" office:value="-0.278262332464421" calcext:value-type="float">
            <text:p>-0.278262332464421</text:p>
          </table:table-cell>
          <table:table-cell office:value-type="float" office:value="-0.291529451864871" calcext:value-type="float">
            <text:p>-0.291529451864871</text:p>
          </table:table-cell>
          <table:table-cell office:value-type="float" office:value="-0.288786036513478" calcext:value-type="float">
            <text:p>-0.288786036513478</text:p>
          </table:table-cell>
          <table:table-cell office:value-type="float" office:value="-0.277866708966348" calcext:value-type="float">
            <text:p>-0.277866708966348</text:p>
          </table:table-cell>
          <table:table-cell office:value-type="float" office:value="-0.264718303770385" calcext:value-type="float">
            <text:p>-0.264718303770385</text:p>
          </table:table-cell>
          <table:table-cell office:value-type="float" office:value="-0.286506861320765" calcext:value-type="float">
            <text:p>-0.286506861320765</text:p>
          </table:table-cell>
          <table:table-cell office:value-type="float" office:value="-0.314824792108652" calcext:value-type="float">
            <text:p>-0.314824792108652</text:p>
          </table:table-cell>
          <table:table-cell office:value-type="float" office:value="-0.333077284317184" calcext:value-type="float">
            <text:p>-0.333077284317184</text:p>
          </table:table-cell>
          <table:table-cell office:value-type="float" office:value="-0.344106421371215" calcext:value-type="float">
            <text:p>-0.344106421371215</text:p>
          </table:table-cell>
          <table:table-cell office:value-type="float" office:value="-0.345090646011066" calcext:value-type="float">
            <text:p>-0.345090646011066</text:p>
          </table:table-cell>
          <table:table-cell office:value-type="float" office:value="-0.348318020443934" calcext:value-type="float">
            <text:p>-0.348318020443934</text:p>
          </table:table-cell>
          <table:table-cell office:value-type="float" office:value="-0.350037209921342" calcext:value-type="float">
            <text:p>-0.350037209921342</text:p>
          </table:table-cell>
          <table:table-cell office:value-type="float" office:value="-0.356495085986081" calcext:value-type="float">
            <text:p>-0.356495085986081</text:p>
          </table:table-cell>
          <table:table-cell office:value-type="float" office:value="-0.353703651827286" calcext:value-type="float">
            <text:p>-0.353703651827286</text:p>
          </table:table-cell>
          <table:table-cell office:value-type="float" office:value="-0.360083011035096" calcext:value-type="float">
            <text:p>-0.360083011035096</text:p>
          </table:table-cell>
          <table:table-cell office:value-type="float" office:value="-0.35638149922904" calcext:value-type="float">
            <text:p>-0.35638149922904</text:p>
          </table:table-cell>
          <table:table-cell office:value-type="float" office:value="-0.308278126932522" calcext:value-type="float">
            <text:p>-0.308278126932522</text:p>
          </table:table-cell>
          <table:table-cell office:value-type="float" office:value="-0.298648639706228" calcext:value-type="float">
            <text:p>-0.298648639706228</text:p>
          </table:table-cell>
          <table:table-cell office:value-type="float" office:value="-0.294847578324875" calcext:value-type="float">
            <text:p>-0.294847578324875</text:p>
          </table:table-cell>
          <table:table-cell office:value-type="float" office:value="-0.292087690844932" calcext:value-type="float">
            <text:p>-0.292087690844932</text:p>
          </table:table-cell>
          <table:table-cell office:value-type="float" office:value="-0.288831859814521" calcext:value-type="float">
            <text:p>-0.288831859814521</text:p>
          </table:table-cell>
          <table:table-cell office:value-type="float" office:value="-0.286295749772525" calcext:value-type="float">
            <text:p>-0.286295749772525</text:p>
          </table:table-cell>
          <table:table-cell office:value-type="float" office:value="-0.279584310889555" calcext:value-type="float">
            <text:p>-0.279584310889555</text:p>
          </table:table-cell>
          <table:table-cell office:value-type="float" office:value="-0.280836301162551" calcext:value-type="float">
            <text:p>-0.280836301162551</text:p>
          </table:table-cell>
          <table:table-cell office:value-type="float" office:value="-0.282749247155698" calcext:value-type="float">
            <text:p>-0.282749247155698</text:p>
          </table:table-cell>
          <table:table-cell office:value-type="float" office:value="-0.341466504632546" calcext:value-type="float">
            <text:p>-0.341466504632546</text:p>
          </table:table-cell>
          <table:table-cell office:value-type="float" office:value="-0.344503266313589" calcext:value-type="float">
            <text:p>-0.344503266313589</text:p>
          </table:table-cell>
          <table:table-cell office:value-type="float" office:value="-0.30854778263967" calcext:value-type="float">
            <text:p>-0.30854778263967</text:p>
          </table:table-cell>
          <table:table-cell office:value-type="float" office:value="-0.281711743896143" calcext:value-type="float">
            <text:p>-0.281711743896143</text:p>
          </table:table-cell>
          <table:table-cell office:value-type="float" office:value="-0.272479690680243" calcext:value-type="float">
            <text:p>-0.272479690680243</text:p>
          </table:table-cell>
          <table:table-cell office:value-type="float" office:value="-0.240804347924832" calcext:value-type="float">
            <text:p>-0.240804347924832</text:p>
          </table:table-cell>
          <table:table-cell office:value-type="float" office:value="-0.263268636355442" calcext:value-type="float">
            <text:p>-0.263268636355442</text:p>
          </table:table-cell>
          <table:table-cell office:value-type="float" office:value="-0.277343542973776" calcext:value-type="float">
            <text:p>-0.277343542973776</text:p>
          </table:table-cell>
          <table:table-cell office:value-type="float" office:value="-0.281498535388919" calcext:value-type="float">
            <text:p>-0.281498535388919</text:p>
          </table:table-cell>
          <table:table-cell office:value-type="float" office:value="-0.272579669739422" calcext:value-type="float">
            <text:p>-0.272579669739422</text:p>
          </table:table-cell>
          <table:table-cell office:value-type="float" office:value="-0.250980218125912" calcext:value-type="float">
            <text:p>-0.250980218125912</text:p>
          </table:table-cell>
          <table:table-cell office:value-type="float" office:value="-0.310161437317049" calcext:value-type="float">
            <text:p>-0.310161437317049</text:p>
          </table:table-cell>
          <table:table-cell office:value-type="float" office:value="-0.317082322835742" calcext:value-type="float">
            <text:p>-0.317082322835742</text:p>
          </table:table-cell>
          <table:table-cell office:value-type="float" office:value="-0.352153300892142" calcext:value-type="float">
            <text:p>-0.352153300892142</text:p>
          </table:table-cell>
          <table:table-cell office:value-type="float" office:value="-0.374866484769023" calcext:value-type="float">
            <text:p>-0.374866484769023</text:p>
          </table:table-cell>
          <table:table-cell office:value-type="float" office:value="-0.371129926688039" calcext:value-type="float">
            <text:p>-0.371129926688039</text:p>
          </table:table-cell>
          <table:table-cell office:value-type="float" office:value="-0.374947391139621" calcext:value-type="float">
            <text:p>-0.374947391139621</text:p>
          </table:table-cell>
          <table:table-cell office:value-type="float" office:value="-0.371846932248361" calcext:value-type="float">
            <text:p>-0.371846932248361</text:p>
          </table:table-cell>
          <table:table-cell office:value-type="float" office:value="-0.361144034523803" calcext:value-type="float">
            <text:p>-0.361144034523803</text:p>
          </table:table-cell>
          <table:table-cell office:value-type="float" office:value="-0.290984487058841" calcext:value-type="float">
            <text:p>-0.290984487058841</text:p>
          </table:table-cell>
          <table:table-cell office:value-type="float" office:value="-0.290169835272657" calcext:value-type="float">
            <text:p>-0.290169835272657</text:p>
          </table:table-cell>
          <table:table-cell office:value-type="float" office:value="-0.29139034185708" calcext:value-type="float">
            <text:p>-0.29139034185708</text:p>
          </table:table-cell>
          <table:table-cell office:value-type="float" office:value="-0.288459278437067" calcext:value-type="float">
            <text:p>-0.288459278437067</text:p>
          </table:table-cell>
          <table:table-cell office:value-type="float" office:value="-0.286087452356243" calcext:value-type="float">
            <text:p>-0.286087452356243</text:p>
          </table:table-cell>
          <table:table-cell office:value-type="float" office:value="-0.283954127424079" calcext:value-type="float">
            <text:p>-0.283954127424079</text:p>
          </table:table-cell>
          <table:table-cell office:value-type="float" office:value="-0.285449966234822" calcext:value-type="float">
            <text:p>-0.285449966234822</text:p>
          </table:table-cell>
          <table:table-cell office:value-type="float" office:value="-0.2884329221357" calcext:value-type="float">
            <text:p>-0.2884329221357</text:p>
          </table:table-cell>
          <table:table-cell office:value-type="float" office:value="-0.344659807085477" calcext:value-type="float">
            <text:p>-0.344659807085477</text:p>
          </table:table-cell>
          <table:table-cell office:value-type="float" office:value="-0.351370831020609" calcext:value-type="float">
            <text:p>-0.351370831020609</text:p>
          </table:table-cell>
          <table:table-cell office:value-type="float" office:value="-0.310053271726705" calcext:value-type="float">
            <text:p>-0.310053271726705</text:p>
          </table:table-cell>
          <table:table-cell office:value-type="float" office:value="-0.301106040929834" calcext:value-type="float">
            <text:p>-0.301106040929834</text:p>
          </table:table-cell>
          <table:table-cell office:value-type="float" office:value="-0.293111843529038" calcext:value-type="float">
            <text:p>-0.293111843529038</text:p>
          </table:table-cell>
          <table:table-cell office:value-type="float" office:value="-0.28096486954248" calcext:value-type="float">
            <text:p>-0.28096486954248</text:p>
          </table:table-cell>
          <table:table-cell office:value-type="float" office:value="-0.243207439361064" calcext:value-type="float">
            <text:p>-0.243207439361064</text:p>
          </table:table-cell>
          <table:table-cell office:value-type="float" office:value="-0.246386228512274" calcext:value-type="float">
            <text:p>-0.246386228512274</text:p>
          </table:table-cell>
          <table:table-cell office:value-type="float" office:value="-0.27187446561974" calcext:value-type="float">
            <text:p>-0.27187446561974</text:p>
          </table:table-cell>
          <table:table-cell office:value-type="float" office:value="-0.281198248075189" calcext:value-type="float">
            <text:p>-0.281198248075189</text:p>
          </table:table-cell>
          <table:table-cell office:value-type="float" office:value="-0.277032468055183" calcext:value-type="float">
            <text:p>-0.277032468055183</text:p>
          </table:table-cell>
          <table:table-cell office:value-type="float" office:value="-0.264794559528702" calcext:value-type="float">
            <text:p>-0.264794559528702</text:p>
          </table:table-cell>
          <table:table-cell office:value-type="float" office:value="-0.245745521132207" calcext:value-type="float">
            <text:p>-0.245745521132207</text:p>
          </table:table-cell>
          <table:table-cell office:value-type="float" office:value="-0.256449864580622" calcext:value-type="float">
            <text:p>-0.256449864580622</text:p>
          </table:table-cell>
          <table:table-cell office:value-type="float" office:value="-0.259758183962572" calcext:value-type="float">
            <text:p>-0.259758183962572</text:p>
          </table:table-cell>
          <table:table-cell office:value-type="float" office:value="-0.280831411432558" calcext:value-type="float">
            <text:p>-0.280831411432558</text:p>
          </table:table-cell>
          <table:table-cell office:value-type="float" office:value="-0.28230746273068" calcext:value-type="float">
            <text:p>-0.28230746273068</text:p>
          </table:table-cell>
          <table:table-cell office:value-type="float" office:value="-0.28993727589758" calcext:value-type="float">
            <text:p>-0.28993727589758</text:p>
          </table:table-cell>
          <table:table-cell office:value-type="float" office:value="-0.304857150233468" calcext:value-type="float">
            <text:p>-0.304857150233468</text:p>
          </table:table-cell>
          <table:table-cell office:value-type="float" office:value="-0.330596733065155" calcext:value-type="float">
            <text:p>-0.330596733065155</text:p>
          </table:table-cell>
          <table:table-cell office:value-type="float" office:value="-0.340518734411548" calcext:value-type="float">
            <text:p>-0.340518734411548</text:p>
          </table:table-cell>
          <table:table-cell office:value-type="float" office:value="-0.352200598706577" calcext:value-type="float">
            <text:p>-0.352200598706577</text:p>
          </table:table-cell>
          <table:table-cell office:value-type="float" office:value="-0.357785707826062" calcext:value-type="float">
            <text:p>-0.357785707826062</text:p>
          </table:table-cell>
          <table:table-cell office:value-type="float" office:value="-0.361074594333195" calcext:value-type="float">
            <text:p>-0.361074594333195</text:p>
          </table:table-cell>
          <table:table-cell office:value-type="float" office:value="-0.365304998302161" calcext:value-type="float">
            <text:p>-0.365304998302161</text:p>
          </table:table-cell>
          <table:table-cell office:value-type="float" office:value="-0.357423464785653" calcext:value-type="float">
            <text:p>-0.357423464785653</text:p>
          </table:table-cell>
          <table:table-cell office:value-type="float" office:value="-0.351610497380527" calcext:value-type="float">
            <text:p>-0.351610497380527</text:p>
          </table:table-cell>
          <table:table-cell office:value-type="float" office:value="-0.275965660626592" calcext:value-type="float">
            <text:p>-0.275965660626592</text:p>
          </table:table-cell>
          <table:table-cell office:value-type="float" office:value="-0.272128288164882" calcext:value-type="float">
            <text:p>-0.272128288164882</text:p>
          </table:table-cell>
          <table:table-cell office:value-type="float" office:value="-0.275125747188774" calcext:value-type="float">
            <text:p>-0.275125747188774</text:p>
          </table:table-cell>
          <table:table-cell office:value-type="float" office:value="-0.277687954668147" calcext:value-type="float">
            <text:p>-0.277687954668147</text:p>
          </table:table-cell>
          <table:table-cell office:value-type="float" office:value="-0.276792964269657" calcext:value-type="float">
            <text:p>-0.276792964269657</text:p>
          </table:table-cell>
          <table:table-cell office:value-type="float" office:value="-0.317000876740444" calcext:value-type="float">
            <text:p>-0.317000876740444</text:p>
          </table:table-cell>
          <table:table-cell office:value-type="float" office:value="-0.267550598942323" calcext:value-type="float">
            <text:p>-0.267550598942323</text:p>
          </table:table-cell>
          <table:table-cell office:value-type="float" office:value="-0.242061726384437" calcext:value-type="float">
            <text:p>-0.242061726384437</text:p>
          </table:table-cell>
          <table:table-cell office:value-type="float" office:value="-0.230369819736204" calcext:value-type="float">
            <text:p>-0.230369819736204</text:p>
          </table:table-cell>
          <table:table-cell office:value-type="float" office:value="-0.240587072117388" calcext:value-type="float">
            <text:p>-0.240587072117388</text:p>
          </table:table-cell>
          <table:table-cell office:value-type="float" office:value="-0.251543288907976" calcext:value-type="float">
            <text:p>-0.251543288907976</text:p>
          </table:table-cell>
          <table:table-cell office:value-type="float" office:value="-0.2635611184315" calcext:value-type="float">
            <text:p>-0.2635611184315</text:p>
          </table:table-cell>
          <table:table-cell office:value-type="float" office:value="-0.274008057999512" calcext:value-type="float">
            <text:p>-0.274008057999512</text:p>
          </table:table-cell>
          <table:table-cell office:value-type="float" office:value="-0.289884528483762" calcext:value-type="float">
            <text:p>-0.289884528483762</text:p>
          </table:table-cell>
          <table:table-cell office:value-type="float" office:value="-0.297300468214997" calcext:value-type="float">
            <text:p>-0.297300468214997</text:p>
          </table:table-cell>
          <table:table-cell office:value-type="float" office:value="-0.293287238321328" calcext:value-type="float">
            <text:p>-0.293287238321328</text:p>
          </table:table-cell>
          <table:table-cell office:value-type="float" office:value="-0.287110762972295" calcext:value-type="float">
            <text:p>-0.287110762972295</text:p>
          </table:table-cell>
          <table:table-cell office:value-type="float" office:value="-0.27392038479441" calcext:value-type="float">
            <text:p>-0.27392038479441</text:p>
          </table:table-cell>
          <table:table-cell office:value-type="float" office:value="-0.283184459871003" calcext:value-type="float">
            <text:p>-0.283184459871003</text:p>
          </table:table-cell>
          <table:table-cell office:value-type="float" office:value="-0.290633543214664" calcext:value-type="float">
            <text:p>-0.290633543214664</text:p>
          </table:table-cell>
          <table:table-cell office:value-type="float" office:value="-0.321257229782082" calcext:value-type="float">
            <text:p>-0.321257229782082</text:p>
          </table:table-cell>
          <table:table-cell office:value-type="float" office:value="-0.332812512395716" calcext:value-type="float">
            <text:p>-0.332812512395716</text:p>
          </table:table-cell>
          <table:table-cell office:value-type="float" office:value="-0.329508106196617" calcext:value-type="float">
            <text:p>-0.329508106196617</text:p>
          </table:table-cell>
          <table:table-cell office:value-type="float" office:value="-0.334787528041696" calcext:value-type="float">
            <text:p>-0.334787528041696</text:p>
          </table:table-cell>
          <table:table-cell office:value-type="float" office:value="-0.332494943740552" calcext:value-type="float">
            <text:p>-0.332494943740552</text:p>
          </table:table-cell>
          <table:table-cell office:value-type="float" office:value="-0.334673087691268" calcext:value-type="float">
            <text:p>-0.334673087691268</text:p>
          </table:table-cell>
          <table:table-cell office:value-type="float" office:value="-0.334958268753921" calcext:value-type="float">
            <text:p>-0.334958268753921</text:p>
          </table:table-cell>
          <table:table-cell office:value-type="float" office:value="-0.338598394678174" calcext:value-type="float">
            <text:p>-0.338598394678174</text:p>
          </table:table-cell>
          <table:table-cell office:value-type="float" office:value="-0.335555718894261" calcext:value-type="float">
            <text:p>-0.335555718894261</text:p>
          </table:table-cell>
          <table:table-cell office:value-type="float" office:value="-0.336874298304923" calcext:value-type="float">
            <text:p>-0.336874298304923</text:p>
          </table:table-cell>
          <table:table-cell office:value-type="float" office:value="-0.333496466822857" calcext:value-type="float">
            <text:p>-0.333496466822857</text:p>
          </table:table-cell>
          <table:table-cell office:value-type="float" office:value="-0.304577124514819" calcext:value-type="float">
            <text:p>-0.304577124514819</text:p>
          </table:table-cell>
          <table:table-cell office:value-type="float" office:value="-0.308863933124436" calcext:value-type="float">
            <text:p>-0.308863933124436</text:p>
          </table:table-cell>
          <table:table-cell office:value-type="float" office:value="-0.31373240017431" calcext:value-type="float">
            <text:p>-0.31373240017431</text:p>
          </table:table-cell>
          <table:table-cell office:value-type="float" office:value="-0.320425450330613" calcext:value-type="float">
            <text:p>-0.320425450330613</text:p>
          </table:table-cell>
          <table:table-cell office:value-type="float" office:value="-0.322896880839397" calcext:value-type="float">
            <text:p>-0.322896880839397</text:p>
          </table:table-cell>
          <table:table-cell office:value-type="float" office:value="-0.309746448675771" calcext:value-type="float">
            <text:p>-0.309746448675771</text:p>
          </table:table-cell>
          <table:table-cell office:value-type="float" office:value="-0.295682489051618" calcext:value-type="float">
            <text:p>-0.295682489051618</text:p>
          </table:table-cell>
          <table:table-cell office:value-type="float" office:value="-0.279256600745087" calcext:value-type="float">
            <text:p>-0.279256600745087</text:p>
          </table:table-cell>
          <table:table-cell office:value-type="float" office:value="-0.259322190347244" calcext:value-type="float">
            <text:p>-0.259322190347244</text:p>
          </table:table-cell>
          <table:table-cell office:value-type="float" office:value="-0.247447832053879" calcext:value-type="float">
            <text:p>-0.247447832053879</text:p>
          </table:table-cell>
          <table:table-cell office:value-type="float" office:value="-0.229828449979116" calcext:value-type="float">
            <text:p>-0.229828449979116</text:p>
          </table:table-cell>
          <table:table-cell office:value-type="float" office:value="-0.240305107963709" calcext:value-type="float">
            <text:p>-0.240305107963709</text:p>
          </table:table-cell>
          <table:table-cell office:value-type="float" office:value="-0.242567521372455" calcext:value-type="float">
            <text:p>-0.242567521372455</text:p>
          </table:table-cell>
          <table:table-cell office:value-type="float" office:value="-0.261819104067001" calcext:value-type="float">
            <text:p>-0.261819104067001</text:p>
          </table:table-cell>
          <table:table-cell office:value-type="float" office:value="-0.258505618283552" calcext:value-type="float">
            <text:p>-0.258505618283552</text:p>
          </table:table-cell>
          <table:table-cell office:value-type="float" office:value="-0.262598999281668" calcext:value-type="float">
            <text:p>-0.262598999281668</text:p>
          </table:table-cell>
          <table:table-cell office:value-type="float" office:value="-0.262868116877018" calcext:value-type="float">
            <text:p>-0.262868116877018</text:p>
          </table:table-cell>
          <table:table-cell office:value-type="float" office:value="-0.260706352084781" calcext:value-type="float">
            <text:p>-0.260706352084781</text:p>
          </table:table-cell>
          <table:table-cell office:value-type="float" office:value="-0.260962728811696" calcext:value-type="float">
            <text:p>-0.260962728811696</text:p>
          </table:table-cell>
          <table:table-cell office:value-type="float" office:value="-0.260219507641341" calcext:value-type="float">
            <text:p>-0.260219507641341</text:p>
          </table:table-cell>
          <table:table-cell office:value-type="float" office:value="-0.261887004471166" calcext:value-type="float">
            <text:p>-0.261887004471166</text:p>
          </table:table-cell>
          <table:table-cell office:value-type="float" office:value="-0.2616664668478" calcext:value-type="float">
            <text:p>-0.2616664668478</text:p>
          </table:table-cell>
          <table:table-cell office:value-type="float" office:value="-0.262421776600009" calcext:value-type="float">
            <text:p>-0.262421776600009</text:p>
          </table:table-cell>
          <table:table-cell office:value-type="float" office:value="-0.262349970886263" calcext:value-type="float">
            <text:p>-0.262349970886263</text:p>
          </table:table-cell>
          <table:table-cell office:value-type="float" office:value="-0.262219961922074" calcext:value-type="float">
            <text:p>-0.262219961922074</text:p>
          </table:table-cell>
          <table:table-cell office:value-type="float" office:value="-0.262286111609953" calcext:value-type="float">
            <text:p>-0.262286111609953</text:p>
          </table:table-cell>
          <table:table-cell office:value-type="float" office:value="-0.261751448916925" calcext:value-type="float">
            <text:p>-0.261751448916925</text:p>
          </table:table-cell>
          <table:table-cell office:value-type="float" office:value="-0.26207492842384" calcext:value-type="float">
            <text:p>-0.26207492842384</text:p>
          </table:table-cell>
          <table:table-cell office:value-type="float" office:value="-0.261738340814813" calcext:value-type="float">
            <text:p>-0.261738340814813</text:p>
          </table:table-cell>
          <table:table-cell office:value-type="float" office:value="-0.261557437322674" calcext:value-type="float">
            <text:p>-0.261557437322674</text:p>
          </table:table-cell>
          <table:table-cell office:value-type="float" office:value="-0.261103007445547" calcext:value-type="float">
            <text:p>-0.261103007445547</text:p>
          </table:table-cell>
          <table:table-cell office:value-type="float" office:value="-0.260724855995589" calcext:value-type="float">
            <text:p>-0.260724855995589</text:p>
          </table:table-cell>
          <table:table-cell office:value-type="float" office:value="-0.260781253346376" calcext:value-type="float">
            <text:p>-0.260781253346376</text:p>
          </table:table-cell>
          <table:table-cell office:value-type="float" office:value="-0.260137529091988" calcext:value-type="float">
            <text:p>-0.260137529091988</text:p>
          </table:table-cell>
          <table:table-cell office:value-type="float" office:value="-0.260782433140218" calcext:value-type="float">
            <text:p>-0.260782433140218</text:p>
          </table:table-cell>
          <table:table-cell office:value-type="float" office:value="-0.26037626458635" calcext:value-type="float">
            <text:p>-0.26037626458635</text:p>
          </table:table-cell>
          <table:table-cell office:value-type="float" office:value="-0.260066052091529" calcext:value-type="float">
            <text:p>-0.260066052091529</text:p>
          </table:table-cell>
          <table:table-cell office:value-type="float" office:value="-0.260146708994057" calcext:value-type="float">
            <text:p>-0.260146708994057</text:p>
          </table:table-cell>
          <table:table-cell office:value-type="float" office:value="-0.260596705093588" calcext:value-type="float">
            <text:p>-0.260596705093588</text:p>
          </table:table-cell>
          <table:table-cell office:value-type="float" office:value="-0.260257874920153" calcext:value-type="float">
            <text:p>-0.260257874920153</text:p>
          </table:table-cell>
          <table:table-cell office:value-type="float" office:value="-0.260279858016131" calcext:value-type="float">
            <text:p>-0.260279858016131</text:p>
          </table:table-cell>
          <table:table-cell office:value-type="float" office:value="-0.260410470625788" calcext:value-type="float">
            <text:p>-0.260410470625788</text:p>
          </table:table-cell>
          <table:table-cell office:value-type="float" office:value="-0.260013899042107" calcext:value-type="float">
            <text:p>-0.260013899042107</text:p>
          </table:table-cell>
          <table:table-cell office:value-type="float" office:value="-0.26018317166241" calcext:value-type="float">
            <text:p>-0.26018317166241</text:p>
          </table:table-cell>
          <table:table-cell office:value-type="float" office:value="-0.259884955444114" calcext:value-type="float">
            <text:p>-0.259884955444114</text:p>
          </table:table-cell>
          <table:table-cell office:value-type="float" office:value="-0.260408772096781" calcext:value-type="float">
            <text:p>-0.260408772096781</text:p>
          </table:table-cell>
          <table:table-cell office:value-type="float" office:value="-0.260155951957776" calcext:value-type="float">
            <text:p>-0.260155951957776</text:p>
          </table:table-cell>
          <table:table-cell office:value-type="float" office:value="-0.260262781507588" calcext:value-type="float">
            <text:p>-0.260262781507588</text:p>
          </table:table-cell>
          <table:table-cell office:value-type="float" office:value="-0.260092266821733" calcext:value-type="float">
            <text:p>-0.260092266821733</text:p>
          </table:table-cell>
          <table:table-cell office:value-type="float" office:value="-0.260406899668733" calcext:value-type="float">
            <text:p>-0.260406899668733</text:p>
          </table:table-cell>
          <table:table-cell office:value-type="float" office:value="-0.260125013326822" calcext:value-type="float">
            <text:p>-0.260125013326822</text:p>
          </table:table-cell>
          <table:table-cell office:value-type="float" office:value="-0.259803145953902" calcext:value-type="float">
            <text:p>-0.259803145953902</text:p>
          </table:table-cell>
          <table:table-cell office:value-type="float" office:value="-0.259936233697309" calcext:value-type="float">
            <text:p>-0.259936233697309</text:p>
          </table:table-cell>
          <table:table-cell office:value-type="float" office:value="-0.25999895204917" calcext:value-type="float">
            <text:p>-0.25999895204917</text:p>
          </table:table-cell>
          <table:table-cell office:value-type="float" office:value="-0.260157060070273" calcext:value-type="float">
            <text:p>-0.260157060070273</text:p>
          </table:table-cell>
          <table:table-cell office:value-type="float" office:value="-0.260475316684495" calcext:value-type="float">
            <text:p>-0.260475316684495</text:p>
          </table:table-cell>
          <table:table-cell office:value-type="float" office:value="-0.259907682847329" calcext:value-type="float">
            <text:p>-0.259907682847329</text:p>
          </table:table-cell>
          <table:table-cell office:value-type="float" office:value="-0.260242229442416" calcext:value-type="float">
            <text:p>-0.260242229442416</text:p>
          </table:table-cell>
          <table:table-cell office:value-type="float" office:value="-0.260057154847798" calcext:value-type="float">
            <text:p>-0.260057154847798</text:p>
          </table:table-cell>
          <table:table-cell office:value-type="float" office:value="-0.259865323982698" calcext:value-type="float">
            <text:p>-0.259865323982698</text:p>
          </table:table-cell>
          <table:table-cell office:value-type="float" office:value="-0.259876310549551" calcext:value-type="float">
            <text:p>-0.259876310549551</text:p>
          </table:table-cell>
          <table:table-cell office:value-type="float" office:value="-0.260240844775337" calcext:value-type="float">
            <text:p>-0.260240844775337</text:p>
          </table:table-cell>
          <table:table-cell office:value-type="float" office:value="-0.259895603153778" calcext:value-type="float">
            <text:p>-0.259895603153778</text:p>
          </table:table-cell>
          <table:table-cell office:value-type="float" office:value="-0.260089368499902" calcext:value-type="float">
            <text:p>-0.260089368499902</text:p>
          </table:table-cell>
          <table:table-cell office:value-type="float" office:value="-0.260260873258806" calcext:value-type="float">
            <text:p>-0.260260873258806</text:p>
          </table:table-cell>
          <table:table-cell office:value-type="float" office:value="-0.260668425482479" calcext:value-type="float">
            <text:p>-0.260668425482479</text:p>
          </table:table-cell>
          <table:table-cell office:value-type="float" office:value="-0.260124187999002" calcext:value-type="float">
            <text:p>-0.260124187999002</text:p>
          </table:table-cell>
          <table:table-cell office:value-type="float" office:value="-0.260135834215576" calcext:value-type="float">
            <text:p>-0.260135834215576</text:p>
          </table:table-cell>
          <table:table-cell office:value-type="float" office:value="-0.260312101127296" calcext:value-type="float">
            <text:p>-0.260312101127296</text:p>
          </table:table-cell>
          <table:table-cell office:value-type="float" office:value="-0.26046488094797" calcext:value-type="float">
            <text:p>-0.26046488094797</text:p>
          </table:table-cell>
          <table:table-cell office:value-type="float" office:value="-0.260071870830743" calcext:value-type="float">
            <text:p>-0.260071870830743</text:p>
          </table:table-cell>
          <table:table-cell office:value-type="float" office:value="-0.259916058559008" calcext:value-type="float">
            <text:p>-0.259916058559008</text:p>
          </table:table-cell>
          <table:table-cell office:value-type="float" office:value="-0.260314940587364" calcext:value-type="float">
            <text:p>-0.260314940587364</text:p>
          </table:table-cell>
          <table:table-cell office:value-type="float" office:value="-0.260395345002172" calcext:value-type="float">
            <text:p>-0.260395345002172</text:p>
          </table:table-cell>
          <table:table-cell office:value-type="float" office:value="-0.259634402820048" calcext:value-type="float">
            <text:p>-0.259634402820048</text:p>
          </table:table-cell>
          <table:table-cell office:value-type="float" office:value="-0.260129906323176" calcext:value-type="float">
            <text:p>-0.260129906323176</text:p>
          </table:table-cell>
          <table:table-cell office:value-type="float" office:value="-0.260174820701953" calcext:value-type="float">
            <text:p>-0.260174820701953</text:p>
          </table:table-cell>
          <table:table-cell office:value-type="float" office:value="-0.259535647333593" calcext:value-type="float">
            <text:p>-0.259535647333593</text:p>
          </table:table-cell>
          <table:table-cell office:value-type="float" office:value="-0.260122927065194" calcext:value-type="float">
            <text:p>-0.260122927065194</text:p>
          </table:table-cell>
          <table:table-cell office:value-type="float" office:value="-0.260324089443181" calcext:value-type="float">
            <text:p>-0.260324089443181</text:p>
          </table:table-cell>
          <table:table-cell office:value-type="float" office:value="-0.260688185316091" calcext:value-type="float">
            <text:p>-0.260688185316091</text:p>
          </table:table-cell>
          <table:table-cell office:value-type="float" office:value="-0.260686303570867" calcext:value-type="float">
            <text:p>-0.260686303570867</text:p>
          </table:table-cell>
          <table:table-cell office:value-type="float" office:value="-0.260341562178396" calcext:value-type="float">
            <text:p>-0.260341562178396</text:p>
          </table:table-cell>
          <table:table-cell office:value-type="float" office:value="-0.260210819950225" calcext:value-type="float">
            <text:p>-0.260210819950225</text:p>
          </table:table-cell>
          <table:table-cell office:value-type="float" office:value="-0.259995130314888" calcext:value-type="float">
            <text:p>-0.259995130314888</text:p>
          </table:table-cell>
          <table:table-cell office:value-type="float" office:value="-0.260442680678821" calcext:value-type="float">
            <text:p>-0.260442680678821</text:p>
          </table:table-cell>
          <table:table-cell office:value-type="float" office:value="-0.260217176602789" calcext:value-type="float">
            <text:p>-0.260217176602789</text:p>
          </table:table-cell>
          <table:table-cell office:value-type="float" office:value="-0.260346226745662" calcext:value-type="float">
            <text:p>-0.260346226745662</text:p>
          </table:table-cell>
          <table:table-cell office:value-type="float" office:value="-0.260447255756241" calcext:value-type="float">
            <text:p>-0.260447255756241</text:p>
          </table:table-cell>
          <table:table-cell office:value-type="float" office:value="-0.260053412568082" calcext:value-type="float">
            <text:p>-0.260053412568082</text:p>
          </table:table-cell>
          <table:table-cell office:value-type="float" office:value="-0.260351265623003" calcext:value-type="float">
            <text:p>-0.260351265623003</text:p>
          </table:table-cell>
          <table:table-cell office:value-type="float" office:value="-0.260397302239871" calcext:value-type="float">
            <text:p>-0.260397302239871</text:p>
          </table:table-cell>
          <table:table-cell office:value-type="float" office:value="-0.260761648815785" calcext:value-type="float">
            <text:p>-0.260761648815785</text:p>
          </table:table-cell>
          <table:table-cell office:value-type="float" office:value="-0.260369269369422" calcext:value-type="float">
            <text:p>-0.260369269369422</text:p>
          </table:table-cell>
          <table:table-cell office:value-type="float" office:value="-0.260542605528199" calcext:value-type="float">
            <text:p>-0.260542605528199</text:p>
          </table:table-cell>
          <table:table-cell office:value-type="float" office:value="-0.260835918411896" calcext:value-type="float">
            <text:p>-0.260835918411896</text:p>
          </table:table-cell>
          <table:table-cell office:value-type="float" office:value="-0.260485956749323" calcext:value-type="float">
            <text:p>-0.260485956749323</text:p>
          </table:table-cell>
          <table:table-cell office:value-type="float" office:value="-0.260376382293173" calcext:value-type="float">
            <text:p>-0.260376382293173</text:p>
          </table:table-cell>
          <table:table-cell office:value-type="float" office:value="-0.260257360289003" calcext:value-type="float">
            <text:p>-0.260257360289003</text:p>
          </table:table-cell>
          <table:table-cell table:number-columns-repeated="519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898399563586949" calcext:value-type="float">
            <text:p>8.98399563586949E-06</text:p>
          </table:table-cell>
          <table:table-cell office:value-type="float" office:value="0.00000183645194035131" calcext:value-type="float">
            <text:p>1.83645194035131E-06</text:p>
          </table:table-cell>
          <table:table-cell office:value-type="float" office:value="-0.0000122052545216689" calcext:value-type="float">
            <text:p>-1.22052545216689E-05</text:p>
          </table:table-cell>
          <table:table-cell office:value-type="float" office:value="0.0000155100806489839" calcext:value-type="float">
            <text:p>1.55100806489839E-05</text:p>
          </table:table-cell>
          <table:table-cell office:value-type="float" office:value="-0.0000427322543719577" calcext:value-type="float">
            <text:p>-4.27322543719577E-05</text:p>
          </table:table-cell>
          <table:table-cell office:value-type="float" office:value="0.0000339830822581599" calcext:value-type="float">
            <text:p>3.39830822581599E-05</text:p>
          </table:table-cell>
          <table:table-cell office:value-type="float" office:value="0.0000171401501610768" calcext:value-type="float">
            <text:p>1.71401501610768E-05</text:p>
          </table:table-cell>
          <table:table-cell office:value-type="float" office:value="-0.0000228048486830557" calcext:value-type="float">
            <text:p>-2.28048486830557E-05</text:p>
          </table:table-cell>
          <table:table-cell office:value-type="float" office:value="0.00000308525094322443" calcext:value-type="float">
            <text:p>3.08525094322443E-06</text:p>
          </table:table-cell>
          <table:table-cell office:value-type="float" office:value="0.00000607383310596843" calcext:value-type="float">
            <text:p>6.07383310596843E-06</text:p>
          </table:table-cell>
          <table:table-cell office:value-type="float" office:value="-0.00000742332832753823" calcext:value-type="float">
            <text:p>-7.42332832753823E-06</text:p>
          </table:table-cell>
          <table:table-cell office:value-type="float" office:value="0.0000111886180731435" calcext:value-type="float">
            <text:p>1.11886180731435E-05</text:p>
          </table:table-cell>
          <table:table-cell office:value-type="float" office:value="-0.0000219354475551881" calcext:value-type="float">
            <text:p>-2.19354475551881E-05</text:p>
          </table:table-cell>
          <table:table-cell office:value-type="float" office:value="0.0000282559082725453" calcext:value-type="float">
            <text:p>2.82559082725453E-05</text:p>
          </table:table-cell>
          <table:table-cell office:value-type="float" office:value="-0.00000651793041794857" calcext:value-type="float">
            <text:p>-6.51793041794857E-06</text:p>
          </table:table-cell>
          <table:table-cell office:value-type="float" office:value="-0.00000955304248362321" calcext:value-type="float">
            <text:p>-9.55304248362321E-06</text:p>
          </table:table-cell>
          <table:table-cell office:value-type="float" office:value="-0.00000222977758873588" calcext:value-type="float">
            <text:p>-2.22977758873588E-06</text:p>
          </table:table-cell>
          <table:table-cell office:value-type="float" office:value="-0.000000538178869469164" calcext:value-type="float">
            <text:p>-5.38178869469164E-07</text:p>
          </table:table-cell>
          <table:table-cell office:value-type="float" office:value="-0.00000876620704354236" calcext:value-type="float">
            <text:p>-8.76620704354236E-06</text:p>
          </table:table-cell>
          <table:table-cell office:value-type="float" office:value="0.0000122331152355715" calcext:value-type="float">
            <text:p>1.22331152355715E-05</text:p>
          </table:table-cell>
          <table:table-cell office:value-type="float" office:value="0.000000789632780995309" calcext:value-type="float">
            <text:p>7.89632780995309E-07</text:p>
          </table:table-cell>
          <table:table-cell office:value-type="float" office:value="-0.000011433499750968" calcext:value-type="float">
            <text:p>-1.1433499750968E-05</text:p>
          </table:table-cell>
          <table:table-cell office:value-type="float" office:value="0.0000290197891214539" calcext:value-type="float">
            <text:p>2.90197891214539E-05</text:p>
          </table:table-cell>
          <table:table-cell office:value-type="float" office:value="-0.0000107984390169125" calcext:value-type="float">
            <text:p>-1.07984390169125E-05</text:p>
          </table:table-cell>
          <table:table-cell office:value-type="float" office:value="-0.00000530688360866893" calcext:value-type="float">
            <text:p>-5.30688360866893E-06</text:p>
          </table:table-cell>
          <table:table-cell office:value-type="float" office:value="-0.00000453053231158629" calcext:value-type="float">
            <text:p>-4.53053231158629E-06</text:p>
          </table:table-cell>
          <table:table-cell office:value-type="float" office:value="-0.0000114364020885605" calcext:value-type="float">
            <text:p>-1.14364020885605E-05</text:p>
          </table:table-cell>
          <table:table-cell office:value-type="float" office:value="0.0000231611032930346" calcext:value-type="float">
            <text:p>2.31611032930346E-05</text:p>
          </table:table-cell>
          <table:table-cell office:value-type="float" office:value="0.00000287548414013017" calcext:value-type="float">
            <text:p>2.87548414013017E-06</text:p>
          </table:table-cell>
          <table:table-cell office:value-type="float" office:value="-0.0000183440424297854" calcext:value-type="float">
            <text:p>-1.83440424297854E-05</text:p>
          </table:table-cell>
          <table:table-cell office:value-type="float" office:value="0.0000161958646109905" calcext:value-type="float">
            <text:p>1.61958646109905E-05</text:p>
          </table:table-cell>
          <table:table-cell office:value-type="float" office:value="-0.0000256865689863828" calcext:value-type="float">
            <text:p>-2.56865689863828E-05</text:p>
          </table:table-cell>
          <table:table-cell office:value-type="float" office:value="0.0000266808842659949" calcext:value-type="float">
            <text:p>2.66808842659949E-05</text:p>
          </table:table-cell>
          <table:table-cell office:value-type="float" office:value="-0.00000789138323253891" calcext:value-type="float">
            <text:p>-7.89138323253891E-06</text:p>
          </table:table-cell>
          <table:table-cell office:value-type="float" office:value="-0.00000846390984271528" calcext:value-type="float">
            <text:p>-8.46390984271528E-06</text:p>
          </table:table-cell>
          <table:table-cell office:value-type="float" office:value="0.0000165936381559817" calcext:value-type="float">
            <text:p>1.65936381559817E-05</text:p>
          </table:table-cell>
          <table:table-cell office:value-type="float" office:value="-0.0000178816020627304" calcext:value-type="float">
            <text:p>-1.78816020627304E-05</text:p>
          </table:table-cell>
          <table:table-cell office:value-type="float" office:value="-0.00000537588795646027" calcext:value-type="float">
            <text:p>-5.37588795646027E-06</text:p>
          </table:table-cell>
          <table:table-cell office:value-type="float" office:value="-0.00000255876740468119" calcext:value-type="float">
            <text:p>-2.55876740468119E-06</text:p>
          </table:table-cell>
          <table:table-cell office:value-type="float" office:value="-0.00000566997988776796" calcext:value-type="float">
            <text:p>-5.66997988776796E-06</text:p>
          </table:table-cell>
          <table:table-cell office:value-type="float" office:value="0.0000167130714778807" calcext:value-type="float">
            <text:p>1.67130714778807E-05</text:p>
          </table:table-cell>
          <table:table-cell office:value-type="float" office:value="-0.000000126530007193981" calcext:value-type="float">
            <text:p>-1.26530007193981E-07</text:p>
          </table:table-cell>
          <table:table-cell office:value-type="float" office:value="0.00000303206134921741" calcext:value-type="float">
            <text:p>3.03206134921741E-06</text:p>
          </table:table-cell>
          <table:table-cell office:value-type="float" office:value="-0.000292585782767252" calcext:value-type="float">
            <text:p>-0.000292585782767</text:p>
          </table:table-cell>
          <table:table-cell office:value-type="float" office:value="0.0000330344245801362" calcext:value-type="float">
            <text:p>3.30344245801362E-05</text:p>
          </table:table-cell>
          <table:table-cell office:value-type="float" office:value="-0.0000873919941371537" calcext:value-type="float">
            <text:p>-8.73919941371537E-05</text:p>
          </table:table-cell>
          <table:table-cell office:value-type="float" office:value="0.000419289537131662" calcext:value-type="float">
            <text:p>0.000419289537132</text:p>
          </table:table-cell>
          <table:table-cell office:value-type="float" office:value="0.000538776040598044" calcext:value-type="float">
            <text:p>0.000538776040598</text:p>
          </table:table-cell>
          <table:table-cell office:value-type="float" office:value="0.000622098986047037" calcext:value-type="float">
            <text:p>0.000622098986047</text:p>
          </table:table-cell>
          <table:table-cell office:value-type="float" office:value="0.000417019842767319" calcext:value-type="float">
            <text:p>0.000417019842767</text:p>
          </table:table-cell>
          <table:table-cell office:value-type="float" office:value="0.0000463057167936487" calcext:value-type="float">
            <text:p>4.63057167936487E-05</text:p>
          </table:table-cell>
          <table:table-cell office:value-type="float" office:value="-0.00025274611685977" calcext:value-type="float">
            <text:p>-0.00025274611686</text:p>
          </table:table-cell>
          <table:table-cell office:value-type="float" office:value="-0.000847007523969212" calcext:value-type="float">
            <text:p>-0.000847007523969</text:p>
          </table:table-cell>
          <table:table-cell office:value-type="float" office:value="-0.0010926026956572" calcext:value-type="float">
            <text:p>-0.001092602695657</text:p>
          </table:table-cell>
          <table:table-cell office:value-type="float" office:value="0.00143663148433587" calcext:value-type="float">
            <text:p>0.001436631484336</text:p>
          </table:table-cell>
          <table:table-cell office:value-type="float" office:value="0.0443058341102457" calcext:value-type="float">
            <text:p>0.044305834110246</text:p>
          </table:table-cell>
          <table:table-cell office:value-type="float" office:value="-0.000566205213324011" calcext:value-type="float">
            <text:p>-0.000566205213324</text:p>
          </table:table-cell>
          <table:table-cell office:value-type="float" office:value="-0.000167060269090802" calcext:value-type="float">
            <text:p>-0.000167060269091</text:p>
          </table:table-cell>
          <table:table-cell office:value-type="float" office:value="0.000557351024693509" calcext:value-type="float">
            <text:p>0.000557351024694</text:p>
          </table:table-cell>
          <table:table-cell office:value-type="float" office:value="0.000920591771105872" calcext:value-type="float">
            <text:p>0.000920591771106</text:p>
          </table:table-cell>
          <table:table-cell office:value-type="float" office:value="-0.00163237421516671" calcext:value-type="float">
            <text:p>-0.001632374215167</text:p>
          </table:table-cell>
          <table:table-cell office:value-type="float" office:value="-0.0094989498182379" calcext:value-type="float">
            <text:p>-0.009498949818238</text:p>
          </table:table-cell>
          <table:table-cell office:value-type="float" office:value="-0.023125066385181" calcext:value-type="float">
            <text:p>-0.023125066385181</text:p>
          </table:table-cell>
          <table:table-cell office:value-type="float" office:value="-0.00255326318515747" calcext:value-type="float">
            <text:p>-0.002553263185157</text:p>
          </table:table-cell>
          <table:table-cell office:value-type="float" office:value="-0.00469772831736731" calcext:value-type="float">
            <text:p>-0.004697728317367</text:p>
          </table:table-cell>
          <table:table-cell office:value-type="float" office:value="0.000071848816300013" calcext:value-type="float">
            <text:p>7.1848816300013E-05</text:p>
          </table:table-cell>
          <table:table-cell office:value-type="float" office:value="-0.000557122024702983" calcext:value-type="float">
            <text:p>-0.000557122024703</text:p>
          </table:table-cell>
          <table:table-cell office:value-type="float" office:value="-0.00178802348509138" calcext:value-type="float">
            <text:p>-0.001788023485091</text:p>
          </table:table-cell>
          <table:table-cell office:value-type="float" office:value="-0.00517331449520775" calcext:value-type="float">
            <text:p>-0.005173314495208</text:p>
          </table:table-cell>
          <table:table-cell office:value-type="float" office:value="-0.000521332241579409" calcext:value-type="float">
            <text:p>-0.000521332241579</text:p>
          </table:table-cell>
          <table:table-cell office:value-type="float" office:value="0.000383864157954883" calcext:value-type="float">
            <text:p>0.000383864157955</text:p>
          </table:table-cell>
          <table:table-cell office:value-type="float" office:value="0.000307283048474494" calcext:value-type="float">
            <text:p>0.000307283048474</text:p>
          </table:table-cell>
          <table:table-cell office:value-type="float" office:value="0.0412610801332476" calcext:value-type="float">
            <text:p>0.041261080133248</text:p>
          </table:table-cell>
          <table:table-cell office:value-type="float" office:value="-0.00247936856363268" calcext:value-type="float">
            <text:p>-0.002479368563633</text:p>
          </table:table-cell>
          <table:table-cell office:value-type="float" office:value="-0.0096103965982845" calcext:value-type="float">
            <text:p>-0.009610396598285</text:p>
          </table:table-cell>
          <table:table-cell office:value-type="float" office:value="-0.00325750110307571" calcext:value-type="float">
            <text:p>-0.003257501103076</text:p>
          </table:table-cell>
          <table:table-cell office:value-type="float" office:value="-0.00266705051193933" calcext:value-type="float">
            <text:p>-0.002667050511939</text:p>
          </table:table-cell>
          <table:table-cell office:value-type="float" office:value="-0.00493240577371068" calcext:value-type="float">
            <text:p>-0.004932405773711</text:p>
          </table:table-cell>
          <table:table-cell office:value-type="float" office:value="-0.0123300849592577" calcext:value-type="float">
            <text:p>-0.012330084959258</text:p>
          </table:table-cell>
          <table:table-cell office:value-type="float" office:value="0.00717359362883369" calcext:value-type="float">
            <text:p>0.007173593628834</text:p>
          </table:table-cell>
          <table:table-cell office:value-type="float" office:value="-0.00289271865853474" calcext:value-type="float">
            <text:p>-0.002892718658535</text:p>
          </table:table-cell>
          <table:table-cell office:value-type="float" office:value="0.000182623509365265" calcext:value-type="float">
            <text:p>0.000182623509365</text:p>
          </table:table-cell>
          <table:table-cell office:value-type="float" office:value="0.000684509422913149" calcext:value-type="float">
            <text:p>0.000684509422913</text:p>
          </table:table-cell>
          <table:table-cell office:value-type="float" office:value="-0.00182474325445198" calcext:value-type="float">
            <text:p>-0.001824743254452</text:p>
          </table:table-cell>
          <table:table-cell office:value-type="float" office:value="-0.00323060839617551" calcext:value-type="float">
            <text:p>-0.003230608396176</text:p>
          </table:table-cell>
          <table:table-cell office:value-type="float" office:value="0.0181957109306856" calcext:value-type="float">
            <text:p>0.018195710930686</text:p>
          </table:table-cell>
          <table:table-cell office:value-type="float" office:value="0.000501244165102444" calcext:value-type="float">
            <text:p>0.000501244165102</text:p>
          </table:table-cell>
          <table:table-cell office:value-type="float" office:value="0.0134600042932869" calcext:value-type="float">
            <text:p>0.013460004293287</text:p>
          </table:table-cell>
          <table:table-cell office:value-type="float" office:value="0.0040251741648839" calcext:value-type="float">
            <text:p>0.004025174164884</text:p>
          </table:table-cell>
          <table:table-cell office:value-type="float" office:value="0.00450562201951754" calcext:value-type="float">
            <text:p>0.004505622019518</text:p>
          </table:table-cell>
          <table:table-cell office:value-type="float" office:value="0.000174723220582096" calcext:value-type="float">
            <text:p>0.000174723220582</text:p>
          </table:table-cell>
          <table:table-cell office:value-type="float" office:value="-0.00188753051714463" calcext:value-type="float">
            <text:p>-0.001887530517145</text:p>
          </table:table-cell>
          <table:table-cell office:value-type="float" office:value="0.000229604306059561" calcext:value-type="float">
            <text:p>0.00022960430606</text:p>
          </table:table-cell>
          <table:table-cell office:value-type="float" office:value="0.00146806435738395" calcext:value-type="float">
            <text:p>0.001468064357384</text:p>
          </table:table-cell>
          <table:table-cell office:value-type="float" office:value="0.000308154609169609" calcext:value-type="float">
            <text:p>0.00030815460917</text:p>
          </table:table-cell>
          <table:table-cell office:value-type="float" office:value="-0.0002930277290627" calcext:value-type="float">
            <text:p>-0.000293027729063</text:p>
          </table:table-cell>
          <table:table-cell office:value-type="float" office:value="-0.00461668206610027" calcext:value-type="float">
            <text:p>-0.0046166820661</text:p>
          </table:table-cell>
          <table:table-cell office:value-type="float" office:value="-0.0257870814809324" calcext:value-type="float">
            <text:p>-0.025787081480932</text:p>
          </table:table-cell>
          <table:table-cell office:value-type="float" office:value="-0.00486172078123809" calcext:value-type="float">
            <text:p>-0.004861720781238</text:p>
          </table:table-cell>
          <table:table-cell office:value-type="float" office:value="-0.00170996722901212" calcext:value-type="float">
            <text:p>-0.001709967229012</text:p>
          </table:table-cell>
          <table:table-cell office:value-type="float" office:value="-0.00019951515901645" calcext:value-type="float">
            <text:p>-0.000199515159016</text:p>
          </table:table-cell>
          <table:table-cell office:value-type="float" office:value="-0.000128805047432734" calcext:value-type="float">
            <text:p>-0.000128805047433</text:p>
          </table:table-cell>
          <table:table-cell office:value-type="float" office:value="-0.000134893050047824" calcext:value-type="float">
            <text:p>-0.000134893050048</text:p>
          </table:table-cell>
          <table:table-cell office:value-type="float" office:value="-0.000508057300721343" calcext:value-type="float">
            <text:p>-0.000508057300721</text:p>
          </table:table-cell>
          <table:table-cell office:value-type="float" office:value="-0.0019096426872699" calcext:value-type="float">
            <text:p>-0.00190964268727</text:p>
          </table:table-cell>
          <table:table-cell office:value-type="float" office:value="-0.00197400657742414" calcext:value-type="float">
            <text:p>-0.001974006577424</text:p>
          </table:table-cell>
          <table:table-cell office:value-type="float" office:value="0.00290242770258281" calcext:value-type="float">
            <text:p>0.002902427702583</text:p>
          </table:table-cell>
          <table:table-cell office:value-type="float" office:value="0.0346964217835861" calcext:value-type="float">
            <text:p>0.034696421783586</text:p>
          </table:table-cell>
          <table:table-cell office:value-type="float" office:value="-0.00398192751605953" calcext:value-type="float">
            <text:p>-0.00398192751606</text:p>
          </table:table-cell>
          <table:table-cell office:value-type="float" office:value="-0.00717971013513569" calcext:value-type="float">
            <text:p>-0.007179710135136</text:p>
          </table:table-cell>
          <table:table-cell office:value-type="float" office:value="-0.00267374280143512" calcext:value-type="float">
            <text:p>-0.002673742801435</text:p>
          </table:table-cell>
          <table:table-cell office:value-type="float" office:value="-0.00340681987950675" calcext:value-type="float">
            <text:p>-0.003406819879507</text:p>
          </table:table-cell>
          <table:table-cell office:value-type="float" office:value="-0.0125189953655449" calcext:value-type="float">
            <text:p>-0.012518995365545</text:p>
          </table:table-cell>
          <table:table-cell office:value-type="float" office:value="-0.00158269778035497" calcext:value-type="float">
            <text:p>-0.001582697780355</text:p>
          </table:table-cell>
          <table:table-cell office:value-type="float" office:value="-0.00176956594706512" calcext:value-type="float">
            <text:p>-0.001769565947065</text:p>
          </table:table-cell>
          <table:table-cell office:value-type="float" office:value="0.000548998108641785" calcext:value-type="float">
            <text:p>0.000548998108642</text:p>
          </table:table-cell>
          <table:table-cell office:value-type="float" office:value="0.00218358700218857" calcext:value-type="float">
            <text:p>0.002183587002189</text:p>
          </table:table-cell>
          <table:table-cell office:value-type="float" office:value="0.000461050551165132" calcext:value-type="float">
            <text:p>0.000461050551165</text:p>
          </table:table-cell>
          <table:table-cell office:value-type="float" office:value="-0.00245871242411194" calcext:value-type="float">
            <text:p>-0.002458712424112</text:p>
          </table:table-cell>
          <table:table-cell office:value-type="float" office:value="0.0173083276401584" calcext:value-type="float">
            <text:p>0.017308327640158</text:p>
          </table:table-cell>
          <table:table-cell office:value-type="float" office:value="0.00442979462270376" calcext:value-type="float">
            <text:p>0.004429794622704</text:p>
          </table:table-cell>
          <table:table-cell office:value-type="float" office:value="0.013905393225363" calcext:value-type="float">
            <text:p>0.013905393225363</text:p>
          </table:table-cell>
          <table:table-cell office:value-type="float" office:value="0.00105488242817009" calcext:value-type="float">
            <text:p>0.00105488242817</text:p>
          </table:table-cell>
          <table:table-cell office:value-type="float" office:value="-0.00100905262597562" calcext:value-type="float">
            <text:p>-0.001009052625976</text:p>
          </table:table-cell>
          <table:table-cell office:value-type="float" office:value="-0.00219713150355583" calcext:value-type="float">
            <text:p>-0.002197131503556</text:p>
          </table:table-cell>
          <table:table-cell office:value-type="float" office:value="-0.000409235208506109" calcext:value-type="float">
            <text:p>-0.000409235208506</text:p>
          </table:table-cell>
          <table:table-cell office:value-type="float" office:value="0.000198830068436573" calcext:value-type="float">
            <text:p>0.000198830068437</text:p>
          </table:table-cell>
          <table:table-cell office:value-type="float" office:value="0.00206506391348249" calcext:value-type="float">
            <text:p>0.002065063913482</text:p>
          </table:table-cell>
          <table:table-cell office:value-type="float" office:value="0.000749750619957579" calcext:value-type="float">
            <text:p>0.000749750619958</text:p>
          </table:table-cell>
          <table:table-cell office:value-type="float" office:value="0.0000937472633587566" calcext:value-type="float">
            <text:p>9.37472633587566E-05</text:p>
          </table:table-cell>
          <table:table-cell office:value-type="float" office:value="-0.00294813172092362" calcext:value-type="float">
            <text:p>-0.002948131720924</text:p>
          </table:table-cell>
          <table:table-cell office:value-type="float" office:value="-0.0283349365933785" calcext:value-type="float">
            <text:p>-0.028334936593379</text:p>
          </table:table-cell>
          <table:table-cell office:value-type="float" office:value="-0.00231337478664057" calcext:value-type="float">
            <text:p>-0.002313374786641</text:p>
          </table:table-cell>
          <table:table-cell office:value-type="float" office:value="-0.000530637264164746" calcext:value-type="float">
            <text:p>-0.000530637264165</text:p>
          </table:table-cell>
          <table:table-cell office:value-type="float" office:value="-0.00103183737281881" calcext:value-type="float">
            <text:p>-0.001031837372819</text:p>
          </table:table-cell>
          <table:table-cell office:value-type="float" office:value="-0.00128274589100147" calcext:value-type="float">
            <text:p>-0.001282745891001</text:p>
          </table:table-cell>
          <table:table-cell office:value-type="float" office:value="-0.00275024675103286" calcext:value-type="float">
            <text:p>-0.002750246751033</text:p>
          </table:table-cell>
          <table:table-cell office:value-type="float" office:value="-0.00311238917641005" calcext:value-type="float">
            <text:p>-0.00311238917641</text:p>
          </table:table-cell>
          <table:table-cell office:value-type="float" office:value="-0.00030866116305911" calcext:value-type="float">
            <text:p>-0.000308661163059</text:p>
          </table:table-cell>
          <table:table-cell office:value-type="float" office:value="-0.000237132991724509" calcext:value-type="float">
            <text:p>-0.000237132991725</text:p>
          </table:table-cell>
          <table:table-cell office:value-type="float" office:value="0.0405938883677784" calcext:value-type="float">
            <text:p>0.040593888367778</text:p>
          </table:table-cell>
          <table:table-cell office:value-type="float" office:value="-0.00195719946284656" calcext:value-type="float">
            <text:p>-0.001957199462847</text:p>
          </table:table-cell>
          <table:table-cell office:value-type="float" office:value="-0.00569771074010245" calcext:value-type="float">
            <text:p>-0.005697710740102</text:p>
          </table:table-cell>
          <table:table-cell office:value-type="float" office:value="-0.00229620002254816" calcext:value-type="float">
            <text:p>-0.002296200022548</text:p>
          </table:table-cell>
          <table:table-cell office:value-type="float" office:value="-0.00490404221115609" calcext:value-type="float">
            <text:p>-0.004904042211156</text:p>
          </table:table-cell>
          <table:table-cell office:value-type="float" office:value="-0.0179473711805475" calcext:value-type="float">
            <text:p>-0.017947371180548</text:p>
          </table:table-cell>
          <table:table-cell office:value-type="float" office:value="-0.00194809813552504" calcext:value-type="float">
            <text:p>-0.001948098135525</text:p>
          </table:table-cell>
          <table:table-cell office:value-type="float" office:value="0.000926300460330098" calcext:value-type="float">
            <text:p>0.00092630046033</text:p>
          </table:table-cell>
          <table:table-cell office:value-type="float" office:value="0.0000651662937412034" calcext:value-type="float">
            <text:p>6.51662937412034E-05</text:p>
          </table:table-cell>
          <table:table-cell office:value-type="float" office:value="-0.000951659158940243" calcext:value-type="float">
            <text:p>-0.00095165915894</text:p>
          </table:table-cell>
          <table:table-cell office:value-type="float" office:value="-0.000699414615425442" calcext:value-type="float">
            <text:p>-0.000699414615425</text:p>
          </table:table-cell>
          <table:table-cell office:value-type="float" office:value="0.0350702374725342" calcext:value-type="float">
            <text:p>0.035070237472534</text:p>
          </table:table-cell>
          <table:table-cell office:value-type="float" office:value="0.00336406308001908" calcext:value-type="float">
            <text:p>0.003364063080019</text:p>
          </table:table-cell>
          <table:table-cell office:value-type="float" office:value="0.00153342622084013" calcext:value-type="float">
            <text:p>0.00153342622084</text:p>
          </table:table-cell>
          <table:table-cell office:value-type="float" office:value="0.000372069406459841" calcext:value-type="float">
            <text:p>0.00037206940646</text:p>
          </table:table-cell>
          <table:table-cell office:value-type="float" office:value="0.00114750159051891" calcext:value-type="float">
            <text:p>0.001147501590519</text:p>
          </table:table-cell>
          <table:table-cell office:value-type="float" office:value="-0.000935812088264543" calcext:value-type="float">
            <text:p>-0.000935812088265</text:p>
          </table:table-cell>
          <table:table-cell office:value-type="float" office:value="-0.00222443229090574" calcext:value-type="float">
            <text:p>-0.002224432290906</text:p>
          </table:table-cell>
          <table:table-cell office:value-type="float" office:value="-0.00383097238332641" calcext:value-type="float">
            <text:p>-0.003830972383326</text:p>
          </table:table-cell>
          <table:table-cell office:value-type="float" office:value="-0.0324163976062984" calcext:value-type="float">
            <text:p>-0.032416397606298</text:p>
          </table:table-cell>
          <table:table-cell office:value-type="float" office:value="-0.00109185116023031" calcext:value-type="float">
            <text:p>-0.00109185116023</text:p>
          </table:table-cell>
          <table:table-cell office:value-type="float" office:value="-0.000726573449296497" calcext:value-type="float">
            <text:p>-0.000726573449296</text:p>
          </table:table-cell>
          <table:table-cell office:value-type="float" office:value="-0.00120916929376452" calcext:value-type="float">
            <text:p>-0.001209169293765</text:p>
          </table:table-cell>
          <table:table-cell office:value-type="float" office:value="-0.000466799022017184" calcext:value-type="float">
            <text:p>-0.000466799022017</text:p>
          </table:table-cell>
          <table:table-cell office:value-type="float" office:value="-0.000846311644402631" calcext:value-type="float">
            <text:p>-0.000846311644403</text:p>
          </table:table-cell>
          <table:table-cell office:value-type="float" office:value="-0.000323609690254467" calcext:value-type="float">
            <text:p>-0.000323609690254</text:p>
          </table:table-cell>
          <table:table-cell office:value-type="float" office:value="-0.00077228608812413" calcext:value-type="float">
            <text:p>-0.000772286088124</text:p>
          </table:table-cell>
          <table:table-cell office:value-type="float" office:value="0.0371133863722941" calcext:value-type="float">
            <text:p>0.037113386372294</text:p>
          </table:table-cell>
          <table:table-cell office:value-type="float" office:value="-0.00276312269850354" calcext:value-type="float">
            <text:p>-0.002763122698504</text:p>
          </table:table-cell>
          <table:table-cell office:value-type="float" office:value="-0.00840713029434043" calcext:value-type="float">
            <text:p>-0.00840713029434</text:p>
          </table:table-cell>
          <table:table-cell office:value-type="float" office:value="-0.00231815275791969" calcext:value-type="float">
            <text:p>-0.00231815275792</text:p>
          </table:table-cell>
          <table:table-cell office:value-type="float" office:value="-0.00121596628394588" calcext:value-type="float">
            <text:p>-0.001215966283946</text:p>
          </table:table-cell>
          <table:table-cell office:value-type="float" office:value="-0.00147494770451279" calcext:value-type="float">
            <text:p>-0.001474947704513</text:p>
          </table:table-cell>
          <table:table-cell office:value-type="float" office:value="-0.0123176106497131" calcext:value-type="float">
            <text:p>-0.012317610649713</text:p>
          </table:table-cell>
          <table:table-cell office:value-type="float" office:value="0.000291308718316174" calcext:value-type="float">
            <text:p>0.000291308718316</text:p>
          </table:table-cell>
          <table:table-cell office:value-type="float" office:value="-0.00169563995543337" calcext:value-type="float">
            <text:p>-0.001695639955433</text:p>
          </table:table-cell>
          <table:table-cell office:value-type="float" office:value="0.00122887494781115" calcext:value-type="float">
            <text:p>0.001228874947811</text:p>
          </table:table-cell>
          <table:table-cell office:value-type="float" office:value="-0.0000524042141636372" calcext:value-type="float">
            <text:p>-5.24042141636372E-05</text:p>
          </table:table-cell>
          <table:table-cell office:value-type="float" office:value="-0.00262533322439823" calcext:value-type="float">
            <text:p>-0.002625333224398</text:p>
          </table:table-cell>
          <table:table-cell office:value-type="float" office:value="-0.00338448963965027" calcext:value-type="float">
            <text:p>-0.00338448963965</text:p>
          </table:table-cell>
          <table:table-cell office:value-type="float" office:value="0.0208347287477992" calcext:value-type="float">
            <text:p>0.020834728747799</text:p>
          </table:table-cell>
          <table:table-cell office:value-type="float" office:value="0.00445266977789488" calcext:value-type="float">
            <text:p>0.004452669777895</text:p>
          </table:table-cell>
          <table:table-cell office:value-type="float" office:value="0.00614560017016241" calcext:value-type="float">
            <text:p>0.006145600170162</text:p>
          </table:table-cell>
          <table:table-cell office:value-type="float" office:value="0.00416635768272045" calcext:value-type="float">
            <text:p>0.00416635768272</text:p>
          </table:table-cell>
          <table:table-cell office:value-type="float" office:value="0.00273506822226438" calcext:value-type="float">
            <text:p>0.002735068222264</text:p>
          </table:table-cell>
          <table:table-cell office:value-type="float" office:value="0.00187284929230702" calcext:value-type="float">
            <text:p>0.001872849292307</text:p>
          </table:table-cell>
          <table:table-cell office:value-type="float" office:value="0.00258001653533579" calcext:value-type="float">
            <text:p>0.002580016535336</text:p>
          </table:table-cell>
          <table:table-cell office:value-type="float" office:value="-0.000484873772129413" calcext:value-type="float">
            <text:p>-0.000484873772129</text:p>
          </table:table-cell>
          <table:table-cell office:value-type="float" office:value="-0.000689375037621121" calcext:value-type="float">
            <text:p>-0.000689375037621</text:p>
          </table:table-cell>
          <table:table-cell office:value-type="float" office:value="-0.000223735096231692" calcext:value-type="float">
            <text:p>-0.000223735096232</text:p>
          </table:table-cell>
          <table:table-cell office:value-type="float" office:value="0.000348339272066123" calcext:value-type="float">
            <text:p>0.000348339272066</text:p>
          </table:table-cell>
          <table:table-cell office:value-type="float" office:value="0.00262490079919037" calcext:value-type="float">
            <text:p>0.00262490079919</text:p>
          </table:table-cell>
          <table:table-cell office:value-type="float" office:value="-0.00096222833979015" calcext:value-type="float">
            <text:p>-0.00096222833979</text:p>
          </table:table-cell>
          <table:table-cell office:value-type="float" office:value="-0.00373587934070296" calcext:value-type="float">
            <text:p>-0.003735879340703</text:p>
          </table:table-cell>
          <table:table-cell office:value-type="float" office:value="-0.032197071850861" calcext:value-type="float">
            <text:p>-0.032197071850861</text:p>
          </table:table-cell>
          <table:table-cell office:value-type="float" office:value="-0.0026687756644958" calcext:value-type="float">
            <text:p>-0.002668775664496</text:p>
          </table:table-cell>
          <table:table-cell office:value-type="float" office:value="-0.000995118832001651" calcext:value-type="float">
            <text:p>-0.000995118832002</text:p>
          </table:table-cell>
          <table:table-cell office:value-type="float" office:value="-0.000149136969988917" calcext:value-type="float">
            <text:p>-0.000149136969989</text:p>
          </table:table-cell>
          <table:table-cell office:value-type="float" office:value="-0.000187300933409962" calcext:value-type="float">
            <text:p>-0.00018730093341</text:p>
          </table:table-cell>
          <table:table-cell office:value-type="float" office:value="0.0204417243988576" calcext:value-type="float">
            <text:p>0.020441724398858</text:p>
          </table:table-cell>
          <table:table-cell office:value-type="float" office:value="-0.00919053585513879" calcext:value-type="float">
            <text:p>-0.009190535855139</text:p>
          </table:table-cell>
          <table:table-cell office:value-type="float" office:value="-0.00464623010604426" calcext:value-type="float">
            <text:p>-0.004646230106044</text:p>
          </table:table-cell>
          <table:table-cell office:value-type="float" office:value="-0.0088021959821567" calcext:value-type="float">
            <text:p>-0.008802195982157</text:p>
          </table:table-cell>
          <table:table-cell office:value-type="float" office:value="0.00013507250579764" calcext:value-type="float">
            <text:p>0.000135072505798</text:p>
          </table:table-cell>
          <table:table-cell office:value-type="float" office:value="0.00272873913621757" calcext:value-type="float">
            <text:p>0.002728739136218</text:p>
          </table:table-cell>
          <table:table-cell office:value-type="float" office:value="-0.00119353890567409" calcext:value-type="float">
            <text:p>-0.001193538905674</text:p>
          </table:table-cell>
          <table:table-cell office:value-type="float" office:value="-0.000855587668339486" calcext:value-type="float">
            <text:p>-0.000855587668339</text:p>
          </table:table-cell>
          <table:table-cell office:value-type="float" office:value="-0.00110405843920763" calcext:value-type="float">
            <text:p>-0.001104058439208</text:p>
          </table:table-cell>
          <table:table-cell office:value-type="float" office:value="-0.000462718611923429" calcext:value-type="float">
            <text:p>-0.000462718611923</text:p>
          </table:table-cell>
          <table:table-cell office:value-type="float" office:value="-0.00255899264175519" calcext:value-type="float">
            <text:p>-0.002558992641755</text:p>
          </table:table-cell>
          <table:table-cell office:value-type="float" office:value="-0.0012319368037027" calcext:value-type="float">
            <text:p>-0.001231936803703</text:p>
          </table:table-cell>
          <table:table-cell office:value-type="float" office:value="0.00270543174063431" calcext:value-type="float">
            <text:p>0.002705431740634</text:p>
          </table:table-cell>
          <table:table-cell office:value-type="float" office:value="0.00566718666529625" calcext:value-type="float">
            <text:p>0.005667186665296</text:p>
          </table:table-cell>
          <table:table-cell office:value-type="float" office:value="0.00594165266667973" calcext:value-type="float">
            <text:p>0.00594165266668</text:p>
          </table:table-cell>
          <table:table-cell office:value-type="float" office:value="0.00565982767288892" calcext:value-type="float">
            <text:p>0.005659827672889</text:p>
          </table:table-cell>
          <table:table-cell office:value-type="float" office:value="0.0106261509463395" calcext:value-type="float">
            <text:p>0.01062615094634</text:p>
          </table:table-cell>
          <table:table-cell office:value-type="float" office:value="0.00263595479746587" calcext:value-type="float">
            <text:p>0.002635954797466</text:p>
          </table:table-cell>
          <table:table-cell office:value-type="float" office:value="0.00290035965933477" calcext:value-type="float">
            <text:p>0.002900359659335</text:p>
          </table:table-cell>
          <table:table-cell office:value-type="float" office:value="-0.000246601214860809" calcext:value-type="float">
            <text:p>-0.000246601214861</text:p>
          </table:table-cell>
          <table:table-cell office:value-type="float" office:value="-0.000529691334050397" calcext:value-type="float">
            <text:p>-0.00052969133405</text:p>
          </table:table-cell>
          <table:table-cell office:value-type="float" office:value="-0.000573012803667172" calcext:value-type="float">
            <text:p>-0.000573012803667</text:p>
          </table:table-cell>
          <table:table-cell office:value-type="float" office:value="0.00185719802055195" calcext:value-type="float">
            <text:p>0.001857198020552</text:p>
          </table:table-cell>
          <table:table-cell office:value-type="float" office:value="0.00035850626261813" calcext:value-type="float">
            <text:p>0.000358506262618</text:p>
          </table:table-cell>
          <table:table-cell office:value-type="float" office:value="-0.000738915989461075" calcext:value-type="float">
            <text:p>-0.000738915989461</text:p>
          </table:table-cell>
          <table:table-cell office:value-type="float" office:value="-0.00331131547777153" calcext:value-type="float">
            <text:p>-0.003311315477772</text:p>
          </table:table-cell>
          <table:table-cell office:value-type="float" office:value="-0.0186688455083328" calcext:value-type="float">
            <text:p>-0.018668845508333</text:p>
          </table:table-cell>
          <table:table-cell office:value-type="float" office:value="-0.000680148611253595" calcext:value-type="float">
            <text:p>-0.000680148611254</text:p>
          </table:table-cell>
          <table:table-cell office:value-type="float" office:value="-0.000370668345317238" calcext:value-type="float">
            <text:p>-0.000370668345317</text:p>
          </table:table-cell>
          <table:table-cell office:value-type="float" office:value="0.0237434238133083" calcext:value-type="float">
            <text:p>0.023743423813308</text:p>
          </table:table-cell>
          <table:table-cell office:value-type="float" office:value="-0.000985943004331802" calcext:value-type="float">
            <text:p>-0.000985943004332</text:p>
          </table:table-cell>
          <table:table-cell office:value-type="float" office:value="-0.00693653712392795" calcext:value-type="float">
            <text:p>-0.006936537123928</text:p>
          </table:table-cell>
          <table:table-cell office:value-type="float" office:value="-0.00343652289992213" calcext:value-type="float">
            <text:p>-0.003436522899922</text:p>
          </table:table-cell>
          <table:table-cell office:value-type="float" office:value="-0.00296340626391467" calcext:value-type="float">
            <text:p>-0.002963406263915</text:p>
          </table:table-cell>
          <table:table-cell office:value-type="float" office:value="-0.00202538981914924" calcext:value-type="float">
            <text:p>-0.002025389819149</text:p>
          </table:table-cell>
          <table:table-cell office:value-type="float" office:value="-0.00242303066308835" calcext:value-type="float">
            <text:p>-0.002423030663088</text:p>
          </table:table-cell>
          <table:table-cell office:value-type="float" office:value="-0.0106339123715149" calcext:value-type="float">
            <text:p>-0.010633912371515</text:p>
          </table:table-cell>
          <table:table-cell office:value-type="float" office:value="0.00153664540292081" calcext:value-type="float">
            <text:p>0.001536645402921</text:p>
          </table:table-cell>
          <table:table-cell office:value-type="float" office:value="0.000358247016162494" calcext:value-type="float">
            <text:p>0.000358247016162</text:p>
          </table:table-cell>
          <table:table-cell office:value-type="float" office:value="-0.000410928195203775" calcext:value-type="float">
            <text:p>-0.000410928195204</text:p>
          </table:table-cell>
          <table:table-cell office:value-type="float" office:value="0.000545257286437062" calcext:value-type="float">
            <text:p>0.000545257286437</text:p>
          </table:table-cell>
          <table:table-cell office:value-type="float" office:value="0.000391590190720659" calcext:value-type="float">
            <text:p>0.000391590190721</text:p>
          </table:table-cell>
          <table:table-cell office:value-type="float" office:value="-0.000651468172984337" calcext:value-type="float">
            <text:p>-0.000651468172984</text:p>
          </table:table-cell>
          <table:table-cell office:value-type="float" office:value="-0.00163121631524443" calcext:value-type="float">
            <text:p>-0.001631216315244</text:p>
          </table:table-cell>
          <table:table-cell office:value-type="float" office:value="-0.000768435520128008" calcext:value-type="float">
            <text:p>-0.000768435520128</text:p>
          </table:table-cell>
          <table:table-cell office:value-type="float" office:value="0.0000249105184894072" calcext:value-type="float">
            <text:p>2.49105184894072E-05</text:p>
          </table:table-cell>
          <table:table-cell office:value-type="float" office:value="0.0000588490759802496" calcext:value-type="float">
            <text:p>5.88490759802496E-05</text:p>
          </table:table-cell>
          <table:table-cell office:value-type="float" office:value="0.000207059403753484" calcext:value-type="float">
            <text:p>0.000207059403753</text:p>
          </table:table-cell>
          <table:table-cell office:value-type="float" office:value="0.000316987543819425" calcext:value-type="float">
            <text:p>0.000316987543819</text:p>
          </table:table-cell>
          <table:table-cell office:value-type="float" office:value="0.000190153321177444" calcext:value-type="float">
            <text:p>0.000190153321177</text:p>
          </table:table-cell>
          <table:table-cell office:value-type="float" office:value="0.0000537469209522246" calcext:value-type="float">
            <text:p>5.37469209522246E-05</text:p>
          </table:table-cell>
          <table:table-cell office:value-type="float" office:value="0.000165569530091225" calcext:value-type="float">
            <text:p>0.000165569530091</text:p>
          </table:table-cell>
          <table:table-cell office:value-type="float" office:value="0.0000786396555659263" calcext:value-type="float">
            <text:p>7.86396555659263E-05</text:p>
          </table:table-cell>
          <table:table-cell office:value-type="float" office:value="0.0000136767800583693" calcext:value-type="float">
            <text:p>1.36767800583693E-05</text:p>
          </table:table-cell>
          <table:table-cell office:value-type="float" office:value="0.0000114917197394648" calcext:value-type="float">
            <text:p>1.14917197394648E-05</text:p>
          </table:table-cell>
          <table:table-cell office:value-type="float" office:value="0.0000821945511835231" calcext:value-type="float">
            <text:p>8.21945511835231E-05</text:p>
          </table:table-cell>
          <table:table-cell office:value-type="float" office:value="-0.0000681258196131296" calcext:value-type="float">
            <text:p>-6.81258196131296E-05</text:p>
          </table:table-cell>
          <table:table-cell office:value-type="float" office:value="0.0000212397138364961" calcext:value-type="float">
            <text:p>2.12397138364961E-05</text:p>
          </table:table-cell>
          <table:table-cell office:value-type="float" office:value="0.0000345675539344947" calcext:value-type="float">
            <text:p>3.45675539344947E-05</text:p>
          </table:table-cell>
          <table:table-cell office:value-type="float" office:value="-0.00000253834179125834" calcext:value-type="float">
            <text:p>-2.53834179125834E-06</text:p>
          </table:table-cell>
          <table:table-cell office:value-type="float" office:value="0.0000507420041702122" calcext:value-type="float">
            <text:p>5.07420041702122E-05</text:p>
          </table:table-cell>
          <table:table-cell office:value-type="float" office:value="-0.00000176297348730703" calcext:value-type="float">
            <text:p>-1.76297348730703E-06</text:p>
          </table:table-cell>
          <table:table-cell office:value-type="float" office:value="-0.0000197347906273904" calcext:value-type="float">
            <text:p>-1.97347906273904E-05</text:p>
          </table:table-cell>
          <table:table-cell office:value-type="float" office:value="0.00000369838885921903" calcext:value-type="float">
            <text:p>3.69838885921903E-06</text:p>
          </table:table-cell>
          <table:table-cell office:value-type="float" office:value="-0.0000176535504755604" calcext:value-type="float">
            <text:p>-1.76535504755604E-05</text:p>
          </table:table-cell>
          <table:table-cell office:value-type="float" office:value="0.0000109801329958303" calcext:value-type="float">
            <text:p>1.09801329958303E-05</text:p>
          </table:table-cell>
          <table:table-cell office:value-type="float" office:value="-0.0000309312351255975" calcext:value-type="float">
            <text:p>-3.09312351255975E-05</text:p>
          </table:table-cell>
          <table:table-cell office:value-type="float" office:value="0.000015644723467545" calcext:value-type="float">
            <text:p>1.5644723467545E-05</text:p>
          </table:table-cell>
          <table:table-cell office:value-type="float" office:value="-0.0000119463411259457" calcext:value-type="float">
            <text:p>-1.19463411259457E-05</text:p>
          </table:table-cell>
          <table:table-cell office:value-type="float" office:value="0.0000338027900105287" calcext:value-type="float">
            <text:p>3.38027900105287E-05</text:p>
          </table:table-cell>
          <table:table-cell office:value-type="float" office:value="-0.0000521260147525737" calcext:value-type="float">
            <text:p>-5.21260147525737E-05</text:p>
          </table:table-cell>
          <table:table-cell office:value-type="float" office:value="0.0000331826195297813" calcext:value-type="float">
            <text:p>3.31826195297813E-05</text:p>
          </table:table-cell>
          <table:table-cell office:value-type="float" office:value="-0.000033424242760316" calcext:value-type="float">
            <text:p>-3.3424242760316E-05</text:p>
          </table:table-cell>
          <table:table-cell office:value-type="float" office:value="0.0000319256970435777" calcext:value-type="float">
            <text:p>3.19256970435777E-05</text:p>
          </table:table-cell>
          <table:table-cell office:value-type="float" office:value="-0.0000137997993112093" calcext:value-type="float">
            <text:p>-1.37997993112093E-05</text:p>
          </table:table-cell>
          <table:table-cell office:value-type="float" office:value="0.0000117806555472999" calcext:value-type="float">
            <text:p>1.17806555472999E-05</text:p>
          </table:table-cell>
          <table:table-cell office:value-type="float" office:value="-0.00000414597900827429" calcext:value-type="float">
            <text:p>-4.14597900827429E-06</text:p>
          </table:table-cell>
          <table:table-cell office:value-type="float" office:value="-0.0000134179946382207" calcext:value-type="float">
            <text:p>-1.34179946382207E-05</text:p>
          </table:table-cell>
          <table:table-cell office:value-type="float" office:value="-0.00000611151458834724" calcext:value-type="float">
            <text:p>-6.11151458834724E-06</text:p>
          </table:table-cell>
          <table:table-cell office:value-type="float" office:value="0.00000709712023594378" calcext:value-type="float">
            <text:p>7.09712023594378E-06</text:p>
          </table:table-cell>
          <table:table-cell office:value-type="float" office:value="0.0000108937726077119" calcext:value-type="float">
            <text:p>1.08937726077119E-05</text:p>
          </table:table-cell>
          <table:table-cell office:value-type="float" office:value="0.0000223605753074674" calcext:value-type="float">
            <text:p>2.23605753074674E-05</text:p>
          </table:table-cell>
          <table:table-cell office:value-type="float" office:value="-0.0000371782983456526" calcext:value-type="float">
            <text:p>-3.71782983456526E-05</text:p>
          </table:table-cell>
          <table:table-cell office:value-type="float" office:value="0.00000927011137924483" calcext:value-type="float">
            <text:p>9.27011137924483E-06</text:p>
          </table:table-cell>
          <table:table-cell office:value-type="float" office:value="-0.000000131224697497156" calcext:value-type="float">
            <text:p>-1.31224697497156E-07</text:p>
          </table:table-cell>
          <table:table-cell office:value-type="float" office:value="-0.0000140311267877724" calcext:value-type="float">
            <text:p>-1.40311267877724E-05</text:p>
          </table:table-cell>
          <table:table-cell office:value-type="float" office:value="-0.00000147726720733932" calcext:value-type="float">
            <text:p>-1.47726720733932E-06</text:p>
          </table:table-cell>
          <table:table-cell office:value-type="float" office:value="0.0000111646983518288" calcext:value-type="float">
            <text:p>1.11646983518288E-05</text:p>
          </table:table-cell>
          <table:table-cell office:value-type="float" office:value="-0.00000261173273263804" calcext:value-type="float">
            <text:p>-2.61173273263804E-06</text:p>
          </table:table-cell>
          <table:table-cell office:value-type="float" office:value="-0.00000727759298779773" calcext:value-type="float">
            <text:p>-7.27759298779773E-06</text:p>
          </table:table-cell>
          <table:table-cell office:value-type="float" office:value="0.0000303934487261293" calcext:value-type="float">
            <text:p>3.03934487261293E-05</text:p>
          </table:table-cell>
          <table:table-cell office:value-type="float" office:value="0.00000047012543974434" calcext:value-type="float">
            <text:p>4.7012543974434E-07</text:p>
          </table:table-cell>
          <table:table-cell office:value-type="float" office:value="-0.0000160124837484954" calcext:value-type="float">
            <text:p>-1.60124837484954E-05</text:p>
          </table:table-cell>
          <table:table-cell office:value-type="float" office:value="0.00000095764966329126" calcext:value-type="float">
            <text:p>9.5764966329126E-07</text:p>
          </table:table-cell>
          <table:table-cell office:value-type="float" office:value="0.00000910151693694905" calcext:value-type="float">
            <text:p>9.10151693694905E-06</text:p>
          </table:table-cell>
          <table:table-cell office:value-type="float" office:value="0.0000166696305524683" calcext:value-type="float">
            <text:p>1.66696305524683E-05</text:p>
          </table:table-cell>
          <table:table-cell office:value-type="float" office:value="-0.0000375091275988115" calcext:value-type="float">
            <text:p>-3.75091275988115E-05</text:p>
          </table:table-cell>
          <table:table-cell office:value-type="float" office:value="-0.0000192845000516195" calcext:value-type="float">
            <text:p>-1.92845000516195E-05</text:p>
          </table:table-cell>
          <table:table-cell office:value-type="float" office:value="0.0000285879867066852" calcext:value-type="float">
            <text:p>2.85879867066852E-05</text:p>
          </table:table-cell>
          <table:table-cell office:value-type="float" office:value="0.0000204427843539245" calcext:value-type="float">
            <text:p>2.04427843539245E-05</text:p>
          </table:table-cell>
          <table:table-cell office:value-type="float" office:value="-0.0000588605901881145" calcext:value-type="float">
            <text:p>-5.88605901881145E-05</text:p>
          </table:table-cell>
          <table:table-cell office:value-type="float" office:value="0.0000302925771472617" calcext:value-type="float">
            <text:p>3.02925771472617E-05</text:p>
          </table:table-cell>
          <table:table-cell office:value-type="float" office:value="0.0000118309078643852" calcext:value-type="float">
            <text:p>1.18309078643852E-05</text:p>
          </table:table-cell>
          <table:table-cell office:value-type="float" office:value="-0.000035719769194309" calcext:value-type="float">
            <text:p>-3.5719769194309E-05</text:p>
          </table:table-cell>
          <table:table-cell office:value-type="float" office:value="0.0000358798310694519" calcext:value-type="float">
            <text:p>3.58798310694519E-05</text:p>
          </table:table-cell>
          <table:table-cell office:value-type="float" office:value="0.00000775759552329447" calcext:value-type="float">
            <text:p>7.75759552329447E-06</text:p>
          </table:table-cell>
          <table:table-cell office:value-type="float" office:value="-0.0000149772402620596" calcext:value-type="float">
            <text:p>-1.49772402620596E-05</text:p>
          </table:table-cell>
          <table:table-cell office:value-type="float" office:value="0.0000326462232554392" calcext:value-type="float">
            <text:p>3.26462232554392E-05</text:p>
          </table:table-cell>
          <table:table-cell office:value-type="float" office:value="-0.0000187449846000831" calcext:value-type="float">
            <text:p>-1.87449846000831E-05</text:p>
          </table:table-cell>
          <table:table-cell office:value-type="float" office:value="0.00000113531880485684" calcext:value-type="float">
            <text:p>1.13531880485684E-06</text:p>
          </table:table-cell>
          <table:table-cell office:value-type="float" office:value="-0.0000250808078689491" calcext:value-type="float">
            <text:p>-2.50808078689491E-05</text:p>
          </table:table-cell>
          <table:table-cell office:value-type="float" office:value="0.000018248667651044" calcext:value-type="float">
            <text:p>1.8248667651044E-05</text:p>
          </table:table-cell>
          <table:table-cell office:value-type="float" office:value="-0.0000207832858697965" calcext:value-type="float">
            <text:p>-2.07832858697965E-05</text:p>
          </table:table-cell>
          <table:table-cell office:value-type="float" office:value="0.00000871825444231922" calcext:value-type="float">
            <text:p>8.71825444231922E-06</text:p>
          </table:table-cell>
          <table:table-cell office:value-type="float" office:value="0.00000408755827341345" calcext:value-type="float">
            <text:p>4.08755827341345E-06</text:p>
          </table:table-cell>
          <table:table-cell office:value-type="float" office:value="-0.0000114500295333442" calcext:value-type="float">
            <text:p>-1.14500295333442E-05</text:p>
          </table:table-cell>
          <table:table-cell office:value-type="float" office:value="0.0000104945025482528" calcext:value-type="float">
            <text:p>1.04945025482528E-05</text:p>
          </table:table-cell>
          <table:table-cell office:value-type="float" office:value="0.00000690193121705152" calcext:value-type="float">
            <text:p>6.90193121705152E-06</text:p>
          </table:table-cell>
          <table:table-cell office:value-type="float" office:value="0.0000345566421854349" calcext:value-type="float">
            <text:p>3.45566421854349E-05</text:p>
          </table:table-cell>
          <table:table-cell office:value-type="float" office:value="-0.0000281237481746799" calcext:value-type="float">
            <text:p>-2.81237481746799E-05</text:p>
          </table:table-cell>
          <table:table-cell office:value-type="float" office:value="0.000000937244257315228" calcext:value-type="float">
            <text:p>9.37244257315228E-07</text:p>
          </table:table-cell>
          <table:table-cell office:value-type="float" office:value="0.00000166656110633934" calcext:value-type="float">
            <text:p>1.66656110633934E-06</text:p>
          </table:table-cell>
          <table:table-cell office:value-type="float" office:value="-0.000010959571454916" calcext:value-type="float">
            <text:p>-1.0959571454916E-05</text:p>
          </table:table-cell>
          <table:table-cell office:value-type="float" office:value="-0.0000000924419422121403" calcext:value-type="float">
            <text:p>-9.24419422121403E-08</text:p>
          </table:table-cell>
          <table:table-cell office:value-type="float" office:value="-0.0000011092172390037" calcext:value-type="float">
            <text:p>-1.1092172390037E-06</text:p>
          </table:table-cell>
          <table:table-cell table:number-columns-repeated="519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951484391410219" calcext:value-type="float">
            <text:p>0.951484391410219</text:p>
          </table:table-cell>
          <table:table-cell table:formula="of:=[.B9]*9.8" office:value-type="float" office:value="9.32454703582015" calcext:value-type="float">
            <text:p>9.32454703582015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108448503553897" calcext:value-type="float">
            <text:p>1.08448503553897E-05</text:p>
          </table:table-cell>
          <table:table-cell table:formula="of:=0.5*[.D12]*(([.D5]-[.C5])/([.D1]-[.C1]))^2" office:value-type="float" office:value="0.0000453612834696311" calcext:value-type="float">
            <text:p>4.53612834696311E-05</text:p>
          </table:table-cell>
          <table:table-cell table:formula="of:=0.5*[.E12]*(([.E5]-[.D5])/([.E1]-[.D1]))^2" office:value-type="float" office:value="0.00000116012802344326" calcext:value-type="float">
            <text:p>1.16012802344326E-06</text:p>
          </table:table-cell>
          <table:table-cell table:formula="of:=0.5*[.F12]*(([.F5]-[.E5])/([.F1]-[.E1]))^2" office:value-type="float" office:value="0.0000113524191952157" calcext:value-type="float">
            <text:p>1.13524191952157E-05</text:p>
          </table:table-cell>
          <table:table-cell table:formula="of:=0.5*[.G12]*(([.G5]-[.F5])/([.G1]-[.F1]))^2" office:value-type="float" office:value="0.00000699336930503328" calcext:value-type="float">
            <text:p>6.99336930503328E-06</text:p>
          </table:table-cell>
          <table:table-cell table:formula="of:=0.5*[.H12]*(([.H5]-[.G5])/([.H1]-[.G1]))^2" office:value-type="float" office:value="0.0000016679314432992" calcext:value-type="float">
            <text:p>1.6679314432992E-06</text:p>
          </table:table-cell>
          <table:table-cell table:formula="of:=0.5*[.I12]*(([.I5]-[.H5])/([.I1]-[.H1]))^2" office:value-type="float" office:value="0.00000858751842781331" calcext:value-type="float">
            <text:p>8.58751842781331E-06</text:p>
          </table:table-cell>
          <table:table-cell table:formula="of:=0.5*[.J12]*(([.J5]-[.I5])/([.J1]-[.I1]))^2" office:value-type="float" office:value="0.00000418938931786997" calcext:value-type="float">
            <text:p>4.18938931786997E-06</text:p>
          </table:table-cell>
          <table:table-cell table:formula="of:=0.5*[.K12]*(([.K5]-[.J5])/([.K1]-[.J1]))^2" office:value-type="float" office:value="0.0000264703772516739" calcext:value-type="float">
            <text:p>2.64703772516739E-05</text:p>
          </table:table-cell>
          <table:table-cell table:formula="of:=0.5*[.L12]*(([.L5]-[.K5])/([.L1]-[.K1]))^2" office:value-type="float" office:value="0.0000188463958477666" calcext:value-type="float">
            <text:p>1.88463958477666E-05</text:p>
          </table:table-cell>
          <table:table-cell table:formula="of:=0.5*[.M12]*(([.M5]-[.L5])/([.M1]-[.L1]))^2" office:value-type="float" office:value="0.00000504963794663026" calcext:value-type="float">
            <text:p>5.04963794663026E-06</text:p>
          </table:table-cell>
          <table:table-cell table:formula="of:=0.5*[.N12]*(([.N5]-[.M5])/([.N1]-[.M1]))^2" office:value-type="float" office:value="0.0000000276307223523809" calcext:value-type="float">
            <text:p>2.76307223523809E-08</text:p>
          </table:table-cell>
          <table:table-cell table:formula="of:=0.5*[.O12]*(([.O5]-[.N5])/([.O1]-[.N1]))^2" office:value-type="float" office:value="0.0000763522917365032" calcext:value-type="float">
            <text:p>7.63522917365032E-05</text:p>
          </table:table-cell>
          <table:table-cell table:formula="of:=0.5*[.P12]*(([.P5]-[.O5])/([.P1]-[.O1]))^2" office:value-type="float" office:value="0.000000995447822428665" calcext:value-type="float">
            <text:p>9.95447822428665E-07</text:p>
          </table:table-cell>
          <table:table-cell table:formula="of:=0.5*[.Q12]*(([.Q5]-[.P5])/([.Q1]-[.P1]))^2" office:value-type="float" office:value="0.0000405162201112838" calcext:value-type="float">
            <text:p>4.05162201112838E-05</text:p>
          </table:table-cell>
          <table:table-cell table:formula="of:=0.5*[.R12]*(([.R5]-[.Q5])/([.R1]-[.Q1]))^2" office:value-type="float" office:value="0.0000312108677312172" calcext:value-type="float">
            <text:p>3.12108677312172E-05</text:p>
          </table:table-cell>
          <table:table-cell table:formula="of:=0.5*[.S12]*(([.S5]-[.R5])/([.S1]-[.R1]))^2" office:value-type="float" office:value="0.00000640299161458801" calcext:value-type="float">
            <text:p>6.40299161458801E-06</text:p>
          </table:table-cell>
          <table:table-cell table:formula="of:=0.5*[.T12]*(([.T5]-[.S5])/([.T1]-[.S1]))^2" office:value-type="float" office:value="0.0000021916245601066" calcext:value-type="float">
            <text:p>2.1916245601066E-06</text:p>
          </table:table-cell>
          <table:table-cell table:formula="of:=0.5*[.U12]*(([.U5]-[.T5])/([.U1]-[.T1]))^2" office:value-type="float" office:value="0.000000806416185240474" calcext:value-type="float">
            <text:p>8.06416185240474E-07</text:p>
          </table:table-cell>
          <table:table-cell table:formula="of:=0.5*[.V12]*(([.V5]-[.U5])/([.V1]-[.U1]))^2" office:value-type="float" office:value="0.000000200740824253997" calcext:value-type="float">
            <text:p>2.00740824253997E-07</text:p>
          </table:table-cell>
          <table:table-cell table:formula="of:=0.5*[.W12]*(([.W5]-[.V5])/([.W1]-[.V1]))^2" office:value-type="float" office:value="0.00000650707698313337" calcext:value-type="float">
            <text:p>6.50707698313337E-06</text:p>
          </table:table-cell>
          <table:table-cell table:formula="of:=0.5*[.X12]*(([.X5]-[.W5])/([.X1]-[.W1]))^2" office:value-type="float" office:value="0.0000375291636850107" calcext:value-type="float">
            <text:p>3.75291636850107E-05</text:p>
          </table:table-cell>
          <table:table-cell table:formula="of:=0.5*[.Y12]*(([.Y5]-[.X5])/([.Y1]-[.X1]))^2" office:value-type="float" office:value="0.0000261223344936308" calcext:value-type="float">
            <text:p>2.61223344936308E-05</text:p>
          </table:table-cell>
          <table:table-cell table:formula="of:=0.5*[.Z12]*(([.Z5]-[.Y5])/([.Z1]-[.Y1]))^2" office:value-type="float" office:value="0.00000469593928099641" calcext:value-type="float">
            <text:p>4.69593928099641E-06</text:p>
          </table:table-cell>
          <table:table-cell table:formula="of:=0.5*[.AA12]*(([.AA5]-[.Z5])/([.AA1]-[.Z1]))^2" office:value-type="float" office:value="0.000000662523196591599" calcext:value-type="float">
            <text:p>6.62523196591599E-07</text:p>
          </table:table-cell>
          <table:table-cell table:formula="of:=0.5*[.AB12]*(([.AB5]-[.AA5])/([.AB1]-[.AA1]))^2" office:value-type="float" office:value="0.00000546777015872619" calcext:value-type="float">
            <text:p>5.46777015872619E-06</text:p>
          </table:table-cell>
          <table:table-cell table:formula="of:=0.5*[.AC12]*(([.AC5]-[.AB5])/([.AC1]-[.AB1]))^2" office:value-type="float" office:value="0.000062037802545053" calcext:value-type="float">
            <text:p>6.2037802545053E-05</text:p>
          </table:table-cell>
          <table:table-cell table:formula="of:=0.5*[.AD12]*(([.AD5]-[.AC5])/([.AD1]-[.AC1]))^2" office:value-type="float" office:value="0.0000000389903514845269" calcext:value-type="float">
            <text:p>3.89903514845269E-08</text:p>
          </table:table-cell>
          <table:table-cell table:formula="of:=0.5*[.AE12]*(([.AE5]-[.AD5])/([.AE1]-[.AD1]))^2" office:value-type="float" office:value="0.0000000775162597164491" calcext:value-type="float">
            <text:p>7.75162597164491E-08</text:p>
          </table:table-cell>
          <table:table-cell table:formula="of:=0.5*[.AF12]*(([.AF5]-[.AE5])/([.AF1]-[.AE1]))^2" office:value-type="float" office:value="0.00000000683988256936475" calcext:value-type="float">
            <text:p>6.83988256936475E-09</text:p>
          </table:table-cell>
          <table:table-cell table:formula="of:=0.5*[.AG12]*(([.AG5]-[.AF5])/([.AG1]-[.AF1]))^2" office:value-type="float" office:value="0.00000907253618100035" calcext:value-type="float">
            <text:p>9.07253618100035E-06</text:p>
          </table:table-cell>
          <table:table-cell table:formula="of:=0.5*[.AH12]*(([.AH5]-[.AG5])/([.AH1]-[.AG1]))^2" office:value-type="float" office:value="0.00000262573595601179" calcext:value-type="float">
            <text:p>2.62573595601179E-06</text:p>
          </table:table-cell>
          <table:table-cell table:formula="of:=0.5*[.AI12]*(([.AI5]-[.AH5])/([.AI1]-[.AH1]))^2" office:value-type="float" office:value="0.0000000219711834589893" calcext:value-type="float">
            <text:p>2.19711834589893E-08</text:p>
          </table:table-cell>
          <table:table-cell table:formula="of:=0.5*[.AJ12]*(([.AJ5]-[.AI5])/([.AJ1]-[.AI1]))^2" office:value-type="float" office:value="0.000000205069395590383" calcext:value-type="float">
            <text:p>2.05069395590383E-07</text:p>
          </table:table-cell>
          <table:table-cell table:formula="of:=0.5*[.AK12]*(([.AK5]-[.AJ5])/([.AK1]-[.AJ1]))^2" office:value-type="float" office:value="0.000000425768628551529" calcext:value-type="float">
            <text:p>4.25768628551529E-07</text:p>
          </table:table-cell>
          <table:table-cell table:formula="of:=0.5*[.AL12]*(([.AL5]-[.AK5])/([.AL1]-[.AK1]))^2" office:value-type="float" office:value="0.00000356125138954704" calcext:value-type="float">
            <text:p>3.56125138954704E-06</text:p>
          </table:table-cell>
          <table:table-cell table:formula="of:=0.5*[.AM12]*(([.AM5]-[.AL5])/([.AM1]-[.AL1]))^2" office:value-type="float" office:value="0.00000314957140703378" calcext:value-type="float">
            <text:p>3.14957140703378E-06</text:p>
          </table:table-cell>
          <table:table-cell table:formula="of:=0.5*[.AN12]*(([.AN5]-[.AM5])/([.AN1]-[.AM1]))^2" office:value-type="float" office:value="0.0000286295581765517" calcext:value-type="float">
            <text:p>2.86295581765517E-05</text:p>
          </table:table-cell>
          <table:table-cell table:formula="of:=0.5*[.AO12]*(([.AO5]-[.AN5])/([.AO1]-[.AN1]))^2" office:value-type="float" office:value="0.00000631216287370592" calcext:value-type="float">
            <text:p>6.31216287370592E-06</text:p>
          </table:table-cell>
          <table:table-cell table:formula="of:=0.5*[.AP12]*(([.AP5]-[.AO5])/([.AP1]-[.AO1]))^2" office:value-type="float" office:value="0.00000424026829727672" calcext:value-type="float">
            <text:p>4.24026829727672E-06</text:p>
          </table:table-cell>
          <table:table-cell table:formula="of:=0.5*[.AQ12]*(([.AQ5]-[.AP5])/([.AQ1]-[.AP1]))^2" office:value-type="float" office:value="0.0000023870263055024" calcext:value-type="float">
            <text:p>2.3870263055024E-06</text:p>
          </table:table-cell>
          <table:table-cell table:formula="of:=0.5*[.AR12]*(([.AR5]-[.AQ5])/([.AR1]-[.AQ1]))^2" office:value-type="float" office:value="0.00000422911564678082" calcext:value-type="float">
            <text:p>4.22911564678082E-06</text:p>
          </table:table-cell>
          <table:table-cell table:formula="of:=0.5*[.AS12]*(([.AS5]-[.AR5])/([.AS1]-[.AR1]))^2" office:value-type="float" office:value="0.0000022520539039033" calcext:value-type="float">
            <text:p>2.2520539039033E-06</text:p>
          </table:table-cell>
          <table:table-cell table:formula="of:=0.5*[.AT12]*(([.AT5]-[.AS5])/([.AT1]-[.AS1]))^2" office:value-type="float" office:value="0.000130608995410224" calcext:value-type="float">
            <text:p>0.00013060899541</text:p>
          </table:table-cell>
          <table:table-cell table:formula="of:=0.5*[.AU12]*(([.AU5]-[.AT5])/([.AU1]-[.AT1]))^2" office:value-type="float" office:value="0.000236693016030729" calcext:value-type="float">
            <text:p>0.000236693016031</text:p>
          </table:table-cell>
          <table:table-cell table:formula="of:=0.5*[.AV12]*(([.AV5]-[.AU5])/([.AV1]-[.AU1]))^2" office:value-type="float" office:value="0.00043628711225139" calcext:value-type="float">
            <text:p>0.000436287112251</text:p>
          </table:table-cell>
          <table:table-cell table:formula="of:=0.5*[.AW12]*(([.AW5]-[.AV5])/([.AW1]-[.AV1]))^2" office:value-type="float" office:value="0.00209615040836008" calcext:value-type="float">
            <text:p>0.00209615040836</text:p>
          </table:table-cell>
          <table:table-cell table:formula="of:=0.5*[.AX12]*(([.AX5]-[.AW5])/([.AX1]-[.AW1]))^2" office:value-type="float" office:value="0.000420880854085763" calcext:value-type="float">
            <text:p>0.000420880854086</text:p>
          </table:table-cell>
          <table:table-cell table:formula="of:=0.5*[.AY12]*(([.AY5]-[.AX5])/([.AY1]-[.AX1]))^2" office:value-type="float" office:value="0.000128670961898585" calcext:value-type="float">
            <text:p>0.000128670961899</text:p>
          </table:table-cell>
          <table:table-cell table:formula="of:=0.5*[.AZ12]*(([.AZ5]-[.AY5])/([.AZ1]-[.AY1]))^2" office:value-type="float" office:value="0.000116992109799926" calcext:value-type="float">
            <text:p>0.0001169921098</text:p>
          </table:table-cell>
          <table:table-cell table:formula="of:=0.5*[.BA12]*(([.BA5]-[.AZ5])/([.BA1]-[.AZ1]))^2" office:value-type="float" office:value="0.00253293380421314" calcext:value-type="float">
            <text:p>0.002532933804213</text:p>
          </table:table-cell>
          <table:table-cell table:formula="of:=0.5*[.BB12]*(([.BB5]-[.BA5])/([.BB1]-[.BA1]))^2" office:value-type="float" office:value="0.00928642722137218" calcext:value-type="float">
            <text:p>0.009286427221372</text:p>
          </table:table-cell>
          <table:table-cell table:formula="of:=0.5*[.BC12]*(([.BC5]-[.BB5])/([.BC1]-[.BB1]))^2" office:value-type="float" office:value="0.0219203089316271" calcext:value-type="float">
            <text:p>0.021920308931627</text:p>
          </table:table-cell>
          <table:table-cell table:formula="of:=0.5*[.BD12]*(([.BD5]-[.BC5])/([.BD1]-[.BC1]))^2" office:value-type="float" office:value="0.00303613835179742" calcext:value-type="float">
            <text:p>0.003036138351797</text:p>
          </table:table-cell>
          <table:table-cell table:formula="of:=0.5*[.BE12]*(([.BE5]-[.BD5])/([.BE1]-[.BD1]))^2" office:value-type="float" office:value="0.0173065916030294" calcext:value-type="float">
            <text:p>0.017306591603029</text:p>
          </table:table-cell>
          <table:table-cell table:formula="of:=0.5*[.BF12]*(([.BF5]-[.BE5])/([.BF1]-[.BE1]))^2" office:value-type="float" office:value="0.000349331180875272" calcext:value-type="float">
            <text:p>0.000349331180875</text:p>
          </table:table-cell>
          <table:table-cell table:formula="of:=0.5*[.BG12]*(([.BG5]-[.BF5])/([.BG1]-[.BF1]))^2" office:value-type="float" office:value="0.0105129876633637" calcext:value-type="float">
            <text:p>0.010512987663364</text:p>
          </table:table-cell>
          <table:table-cell table:formula="of:=0.5*[.BH12]*(([.BH5]-[.BG5])/([.BH1]-[.BG1]))^2" office:value-type="float" office:value="0.00944227371117168" calcext:value-type="float">
            <text:p>0.009442273711172</text:p>
          </table:table-cell>
          <table:table-cell table:formula="of:=0.5*[.BI12]*(([.BI5]-[.BH5])/([.BI1]-[.BH1]))^2" office:value-type="float" office:value="0.00527349198844788" calcext:value-type="float">
            <text:p>0.005273491988448</text:p>
          </table:table-cell>
          <table:table-cell table:formula="of:=0.5*[.BJ12]*(([.BJ5]-[.BI5])/([.BJ1]-[.BI1]))^2" office:value-type="float" office:value="0.00381677546941587" calcext:value-type="float">
            <text:p>0.003816775469416</text:p>
          </table:table-cell>
          <table:table-cell table:formula="of:=0.5*[.BK12]*(([.BK5]-[.BJ5])/([.BK1]-[.BJ1]))^2" office:value-type="float" office:value="0.00048631098788657" calcext:value-type="float">
            <text:p>0.000486310987887</text:p>
          </table:table-cell>
          <table:table-cell table:formula="of:=0.5*[.BL12]*(([.BL5]-[.BK5])/([.BL1]-[.BK1]))^2" office:value-type="float" office:value="0.0238875974154755" calcext:value-type="float">
            <text:p>0.023887597415476</text:p>
          </table:table-cell>
          <table:table-cell table:formula="of:=0.5*[.BM12]*(([.BM5]-[.BL5])/([.BM1]-[.BL1]))^2" office:value-type="float" office:value="0.00029191791408097" calcext:value-type="float">
            <text:p>0.000291917914081</text:p>
          </table:table-cell>
          <table:table-cell table:formula="of:=0.5*[.BN12]*(([.BN5]-[.BM5])/([.BN1]-[.BM1]))^2" office:value-type="float" office:value="0.0523935565886286" calcext:value-type="float">
            <text:p>0.052393556588629</text:p>
          </table:table-cell>
          <table:table-cell table:formula="of:=0.5*[.BO12]*(([.BO5]-[.BN5])/([.BO1]-[.BN1]))^2" office:value-type="float" office:value="0.0152090159709564" calcext:value-type="float">
            <text:p>0.015209015970956</text:p>
          </table:table-cell>
          <table:table-cell table:formula="of:=0.5*[.BP12]*(([.BP5]-[.BO5])/([.BP1]-[.BO1]))^2" office:value-type="float" office:value="0.00104882591816772" calcext:value-type="float">
            <text:p>0.001048825918168</text:p>
          </table:table-cell>
          <table:table-cell table:formula="of:=0.5*[.BQ12]*(([.BQ5]-[.BP5])/([.BQ1]-[.BP1]))^2" office:value-type="float" office:value="0.0406657336052356" calcext:value-type="float">
            <text:p>0.040665733605236</text:p>
          </table:table-cell>
          <table:table-cell table:formula="of:=0.5*[.BR12]*(([.BR5]-[.BQ5])/([.BR1]-[.BQ1]))^2" office:value-type="float" office:value="0.022434537861108" calcext:value-type="float">
            <text:p>0.022434537861108</text:p>
          </table:table-cell>
          <table:table-cell table:formula="of:=0.5*[.BS12]*(([.BS5]-[.BR5])/([.BS1]-[.BR1]))^2" office:value-type="float" office:value="0.00180665491191946" calcext:value-type="float">
            <text:p>0.001806654911919</text:p>
          </table:table-cell>
          <table:table-cell table:formula="of:=0.5*[.BT12]*(([.BT5]-[.BS5])/([.BT1]-[.BS1]))^2" office:value-type="float" office:value="0.000920154152979548" calcext:value-type="float">
            <text:p>0.00092015415298</text:p>
          </table:table-cell>
          <table:table-cell table:formula="of:=0.5*[.BU12]*(([.BU5]-[.BT5])/([.BU1]-[.BT1]))^2" office:value-type="float" office:value="0.000238301833487879" calcext:value-type="float">
            <text:p>0.000238301833488</text:p>
          </table:table-cell>
          <table:table-cell table:formula="of:=0.5*[.BV12]*(([.BV5]-[.BU5])/([.BV1]-[.BU1]))^2" office:value-type="float" office:value="0.0646684175957978" calcext:value-type="float">
            <text:p>0.064668417595798</text:p>
          </table:table-cell>
          <table:table-cell table:formula="of:=0.5*[.BW12]*(([.BW5]-[.BV5])/([.BW1]-[.BV1]))^2" office:value-type="float" office:value="0.0241280319107287" calcext:value-type="float">
            <text:p>0.024128031910729</text:p>
          </table:table-cell>
          <table:table-cell table:formula="of:=0.5*[.BX12]*(([.BX5]-[.BW5])/([.BX1]-[.BW1]))^2" office:value-type="float" office:value="0.046360324630563" calcext:value-type="float">
            <text:p>0.046360324630563</text:p>
          </table:table-cell>
          <table:table-cell table:formula="of:=0.5*[.BY12]*(([.BY5]-[.BX5])/([.BY1]-[.BX1]))^2" office:value-type="float" office:value="0.00210711351767642" calcext:value-type="float">
            <text:p>0.002107113517676</text:p>
          </table:table-cell>
          <table:table-cell table:formula="of:=0.5*[.BZ12]*(([.BZ5]-[.BY5])/([.BZ1]-[.BY1]))^2" office:value-type="float" office:value="0.0045931384671016" calcext:value-type="float">
            <text:p>0.004593138467102</text:p>
          </table:table-cell>
          <table:table-cell table:formula="of:=0.5*[.CA12]*(([.CA5]-[.BZ5])/([.CA1]-[.BZ1]))^2" office:value-type="float" office:value="0.0171492289739851" calcext:value-type="float">
            <text:p>0.017149228973985</text:p>
          </table:table-cell>
          <table:table-cell table:formula="of:=0.5*[.CB12]*(([.CB5]-[.CA5])/([.CB1]-[.CA1]))^2" office:value-type="float" office:value="0.0432191984666386" calcext:value-type="float">
            <text:p>0.043219198466639</text:p>
          </table:table-cell>
          <table:table-cell table:formula="of:=0.5*[.CC12]*(([.CC5]-[.CB5])/([.CC1]-[.CB1]))^2" office:value-type="float" office:value="0.0288178286673216" calcext:value-type="float">
            <text:p>0.028817828667322</text:p>
          </table:table-cell>
          <table:table-cell table:formula="of:=0.5*[.CD12]*(([.CD5]-[.CC5])/([.CD1]-[.CC1]))^2" office:value-type="float" office:value="0.0822092207007536" calcext:value-type="float">
            <text:p>0.082209220700754</text:p>
          </table:table-cell>
          <table:table-cell table:formula="of:=0.5*[.CE12]*(([.CE5]-[.CD5])/([.CE1]-[.CD1]))^2" office:value-type="float" office:value="0.0692193661292951" calcext:value-type="float">
            <text:p>0.069219366129295</text:p>
          </table:table-cell>
          <table:table-cell table:formula="of:=0.5*[.CF12]*(([.CF5]-[.CE5])/([.CF1]-[.CE1]))^2" office:value-type="float" office:value="0.000507408652535816" calcext:value-type="float">
            <text:p>0.000507408652536</text:p>
          </table:table-cell>
          <table:table-cell table:formula="of:=0.5*[.CG12]*(([.CG5]-[.CF5])/([.CG1]-[.CF1]))^2" office:value-type="float" office:value="0.0013788501314744" calcext:value-type="float">
            <text:p>0.001378850131474</text:p>
          </table:table-cell>
          <table:table-cell table:formula="of:=0.5*[.CH12]*(([.CH5]-[.CG5])/([.CH1]-[.CG1]))^2" office:value-type="float" office:value="0.000898601591434344" calcext:value-type="float">
            <text:p>0.000898601591434</text:p>
          </table:table-cell>
          <table:table-cell table:formula="of:=0.5*[.CI12]*(([.CI5]-[.CH5])/([.CI1]-[.CH1]))^2" office:value-type="float" office:value="0.00273067420481115" calcext:value-type="float">
            <text:p>0.002730674204811</text:p>
          </table:table-cell>
          <table:table-cell table:formula="of:=0.5*[.CJ12]*(([.CJ5]-[.CI5])/([.CJ1]-[.CI1]))^2" office:value-type="float" office:value="0.0276053543288106" calcext:value-type="float">
            <text:p>0.027605354328811</text:p>
          </table:table-cell>
          <table:table-cell table:formula="of:=0.5*[.CK12]*(([.CK5]-[.CJ5])/([.CK1]-[.CJ1]))^2" office:value-type="float" office:value="0.0268376429583767" calcext:value-type="float">
            <text:p>0.026837642958377</text:p>
          </table:table-cell>
          <table:table-cell table:formula="of:=0.5*[.CL12]*(([.CL5]-[.CK5])/([.CL1]-[.CK1]))^2" office:value-type="float" office:value="0.00623192280860578" calcext:value-type="float">
            <text:p>0.006231922808606</text:p>
          </table:table-cell>
          <table:table-cell table:formula="of:=0.5*[.CM12]*(([.CM5]-[.CL5])/([.CM1]-[.CL1]))^2" office:value-type="float" office:value="0.0000598019811886802" calcext:value-type="float">
            <text:p>5.98019811886802E-05</text:p>
          </table:table-cell>
          <table:table-cell table:formula="of:=0.5*[.CN12]*(([.CN5]-[.CM5])/([.CN1]-[.CM1]))^2" office:value-type="float" office:value="0.0284753346002787" calcext:value-type="float">
            <text:p>0.028475334600279</text:p>
          </table:table-cell>
          <table:table-cell table:formula="of:=0.5*[.CO12]*(([.CO5]-[.CN5])/([.CO1]-[.CN1]))^2" office:value-type="float" office:value="0.0000692476716055497" calcext:value-type="float">
            <text:p>6.92476716055497E-05</text:p>
          </table:table-cell>
          <table:table-cell table:formula="of:=0.5*[.CP12]*(([.CP5]-[.CO5])/([.CP1]-[.CO1]))^2" office:value-type="float" office:value="0.00254911835521593" calcext:value-type="float">
            <text:p>0.002549118355216</text:p>
          </table:table-cell>
          <table:table-cell table:formula="of:=0.5*[.CQ12]*(([.CQ5]-[.CP5])/([.CQ1]-[.CP1]))^2" office:value-type="float" office:value="0.00101598696430573" calcext:value-type="float">
            <text:p>0.001015986964306</text:p>
          </table:table-cell>
          <table:table-cell table:formula="of:=0.5*[.CR12]*(([.CR5]-[.CQ5])/([.CR1]-[.CQ1]))^2" office:value-type="float" office:value="0.00177234997576631" calcext:value-type="float">
            <text:p>0.001772349975766</text:p>
          </table:table-cell>
          <table:table-cell table:formula="of:=0.5*[.CS12]*(([.CS5]-[.CR5])/([.CS1]-[.CR1]))^2" office:value-type="float" office:value="0.00050360908995035" calcext:value-type="float">
            <text:p>0.00050360908995</text:p>
          </table:table-cell>
          <table:table-cell table:formula="of:=0.5*[.CT12]*(([.CT5]-[.CS5])/([.CT1]-[.CS1]))^2" office:value-type="float" office:value="0.00708689155247574" calcext:value-type="float">
            <text:p>0.007086891552476</text:p>
          </table:table-cell>
          <table:table-cell table:formula="of:=0.5*[.CU12]*(([.CU5]-[.CT5])/([.CU1]-[.CT1]))^2" office:value-type="float" office:value="0.00192200107365083" calcext:value-type="float">
            <text:p>0.001922001073651</text:p>
          </table:table-cell>
          <table:table-cell table:formula="of:=0.5*[.CV12]*(([.CV5]-[.CU5])/([.CV1]-[.CU1]))^2" office:value-type="float" office:value="0.0471059400166417" calcext:value-type="float">
            <text:p>0.047105940016642</text:p>
          </table:table-cell>
          <table:table-cell table:formula="of:=0.5*[.CW12]*(([.CW5]-[.CV5])/([.CW1]-[.CV1]))^2" office:value-type="float" office:value="0.00010948759750337" calcext:value-type="float">
            <text:p>0.000109487597503</text:p>
          </table:table-cell>
          <table:table-cell table:formula="of:=0.5*[.CX12]*(([.CX5]-[.CW5])/([.CX1]-[.CW1]))^2" office:value-type="float" office:value="0.00004692455281174" calcext:value-type="float">
            <text:p>4.692455281174E-05</text:p>
          </table:table-cell>
          <table:table-cell table:formula="of:=0.5*[.CY12]*(([.CY5]-[.CX5])/([.CY1]-[.CX1]))^2" office:value-type="float" office:value="0.00384912585369031" calcext:value-type="float">
            <text:p>0.00384912585369</text:p>
          </table:table-cell>
          <table:table-cell table:formula="of:=0.5*[.CZ12]*(([.CZ5]-[.CY5])/([.CZ1]-[.CY1]))^2" office:value-type="float" office:value="0.000714249030019804" calcext:value-type="float">
            <text:p>0.00071424903002</text:p>
          </table:table-cell>
          <table:table-cell table:formula="of:=0.5*[.DA12]*(([.DA5]-[.CZ5])/([.DA1]-[.CZ1]))^2" office:value-type="float" office:value="0.00915137238392116" calcext:value-type="float">
            <text:p>0.009151372383921</text:p>
          </table:table-cell>
          <table:table-cell table:formula="of:=0.5*[.DB12]*(([.DB5]-[.DA5])/([.DB1]-[.DA1]))^2" office:value-type="float" office:value="0.00000026462218773217" calcext:value-type="float">
            <text:p>2.6462218773217E-07</text:p>
          </table:table-cell>
          <table:table-cell table:formula="of:=0.5*[.DC12]*(([.DC5]-[.DB5])/([.DC1]-[.DB1]))^2" office:value-type="float" office:value="0.000102000293207672" calcext:value-type="float">
            <text:p>0.000102000293208</text:p>
          </table:table-cell>
          <table:table-cell table:formula="of:=0.5*[.DD12]*(([.DD5]-[.DC5])/([.DD1]-[.DC1]))^2" office:value-type="float" office:value="0.033036456484922" calcext:value-type="float">
            <text:p>0.033036456484922</text:p>
          </table:table-cell>
          <table:table-cell table:formula="of:=0.5*[.DE12]*(([.DE5]-[.DD5])/([.DE1]-[.DD1]))^2" office:value-type="float" office:value="0.104084404218916" calcext:value-type="float">
            <text:p>0.104084404218916</text:p>
          </table:table-cell>
          <table:table-cell table:formula="of:=0.5*[.DF12]*(([.DF5]-[.DE5])/([.DF1]-[.DE1]))^2" office:value-type="float" office:value="0.0466429345571545" calcext:value-type="float">
            <text:p>0.046642934557155</text:p>
          </table:table-cell>
          <table:table-cell table:formula="of:=0.5*[.DG12]*(([.DG5]-[.DF5])/([.DG1]-[.DF1]))^2" office:value-type="float" office:value="0.0719056647324125" calcext:value-type="float">
            <text:p>0.071905664732413</text:p>
          </table:table-cell>
          <table:table-cell table:formula="of:=0.5*[.DH12]*(([.DH5]-[.DG5])/([.DH1]-[.DG1]))^2" office:value-type="float" office:value="0.000491913708281962" calcext:value-type="float">
            <text:p>0.000491913708282</text:p>
          </table:table-cell>
          <table:table-cell table:formula="of:=0.5*[.DI12]*(([.DI5]-[.DH5])/([.DI1]-[.DH1]))^2" office:value-type="float" office:value="0.00543001146251068" calcext:value-type="float">
            <text:p>0.005430011462511</text:p>
          </table:table-cell>
          <table:table-cell table:formula="of:=0.5*[.DJ12]*(([.DJ5]-[.DI5])/([.DJ1]-[.DI1]))^2" office:value-type="float" office:value="0.024223534102521" calcext:value-type="float">
            <text:p>0.024223534102521</text:p>
          </table:table-cell>
          <table:table-cell table:formula="of:=0.5*[.DK12]*(([.DK5]-[.DJ5])/([.DK1]-[.DJ1]))^2" office:value-type="float" office:value="0.0304230705289723" calcext:value-type="float">
            <text:p>0.030423070528972</text:p>
          </table:table-cell>
          <table:table-cell table:formula="of:=0.5*[.DL12]*(([.DL5]-[.DK5])/([.DL1]-[.DK1]))^2" office:value-type="float" office:value="0.0238645837593134" calcext:value-type="float">
            <text:p>0.023864583759314</text:p>
          </table:table-cell>
          <table:table-cell table:formula="of:=0.5*[.DM12]*(([.DM5]-[.DL5])/([.DM1]-[.DL1]))^2" office:value-type="float" office:value="0.0138939731260859" calcext:value-type="float">
            <text:p>0.013893973126086</text:p>
          </table:table-cell>
          <table:table-cell table:formula="of:=0.5*[.DN12]*(([.DN5]-[.DM5])/([.DN1]-[.DM1]))^2" office:value-type="float" office:value="0.000136385307515773" calcext:value-type="float">
            <text:p>0.000136385307516</text:p>
          </table:table-cell>
          <table:table-cell table:formula="of:=0.5*[.DO12]*(([.DO5]-[.DN5])/([.DO1]-[.DN1]))^2" office:value-type="float" office:value="0.0256829705784566" calcext:value-type="float">
            <text:p>0.025682970578457</text:p>
          </table:table-cell>
          <table:table-cell table:formula="of:=0.5*[.DP12]*(([.DP5]-[.DO5])/([.DP1]-[.DO1]))^2" office:value-type="float" office:value="0.0489036693951241" calcext:value-type="float">
            <text:p>0.048903669395124</text:p>
          </table:table-cell>
          <table:table-cell table:formula="of:=0.5*[.DQ12]*(([.DQ5]-[.DP5])/([.DQ1]-[.DP1]))^2" office:value-type="float" office:value="0.0250865051080113" calcext:value-type="float">
            <text:p>0.025086505108011</text:p>
          </table:table-cell>
          <table:table-cell table:formula="of:=0.5*[.DR12]*(([.DR5]-[.DQ5])/([.DR1]-[.DQ1]))^2" office:value-type="float" office:value="0.232639004892157" calcext:value-type="float">
            <text:p>0.232639004892157</text:p>
          </table:table-cell>
          <table:table-cell table:formula="of:=0.5*[.DS12]*(([.DS5]-[.DR5])/([.DS1]-[.DR1]))^2" office:value-type="float" office:value="0.109979324603722" calcext:value-type="float">
            <text:p>0.109979324603722</text:p>
          </table:table-cell>
          <table:table-cell table:formula="of:=0.5*[.DT12]*(([.DT5]-[.DS5])/([.DT1]-[.DS1]))^2" office:value-type="float" office:value="0.0327569709121695" calcext:value-type="float">
            <text:p>0.03275697091217</text:p>
          </table:table-cell>
          <table:table-cell table:formula="of:=0.5*[.DU12]*(([.DU5]-[.DT5])/([.DU1]-[.DT1]))^2" office:value-type="float" office:value="0.0303653424112942" calcext:value-type="float">
            <text:p>0.030365342411294</text:p>
          </table:table-cell>
          <table:table-cell table:formula="of:=0.5*[.DV12]*(([.DV5]-[.DU5])/([.DV1]-[.DU1]))^2" office:value-type="float" office:value="0.00061627514585105" calcext:value-type="float">
            <text:p>0.000616275145851</text:p>
          </table:table-cell>
          <table:table-cell table:formula="of:=0.5*[.DW12]*(([.DW5]-[.DV5])/([.DW1]-[.DV1]))^2" office:value-type="float" office:value="0.000318908802466657" calcext:value-type="float">
            <text:p>0.000318908802467</text:p>
          </table:table-cell>
          <table:table-cell table:formula="of:=0.5*[.DX12]*(([.DX5]-[.DW5])/([.DX1]-[.DW1]))^2" office:value-type="float" office:value="0.0000398845727248863" calcext:value-type="float">
            <text:p>3.98845727248863E-05</text:p>
          </table:table-cell>
          <table:table-cell table:formula="of:=0.5*[.DY12]*(([.DY5]-[.DX5])/([.DY1]-[.DX1]))^2" office:value-type="float" office:value="0.00111826719986343" calcext:value-type="float">
            <text:p>0.001118267199863</text:p>
          </table:table-cell>
          <table:table-cell table:formula="of:=0.5*[.DZ12]*(([.DZ5]-[.DY5])/([.DZ1]-[.DY1]))^2" office:value-type="float" office:value="0.00395281084552228" calcext:value-type="float">
            <text:p>0.003952810845522</text:p>
          </table:table-cell>
          <table:table-cell table:formula="of:=0.5*[.EA12]*(([.EA5]-[.DZ5])/([.EA1]-[.DZ1]))^2" office:value-type="float" office:value="0.000576661976712185" calcext:value-type="float">
            <text:p>0.000576661976712</text:p>
          </table:table-cell>
          <table:table-cell table:formula="of:=0.5*[.EB12]*(([.EB5]-[.EA5])/([.EB1]-[.EA1]))^2" office:value-type="float" office:value="0.00412336378093419" calcext:value-type="float">
            <text:p>0.004123363780934</text:p>
          </table:table-cell>
          <table:table-cell table:formula="of:=0.5*[.EC12]*(([.EC5]-[.EB5])/([.EC1]-[.EB1]))^2" office:value-type="float" office:value="0.00019093650293409" calcext:value-type="float">
            <text:p>0.000190936502934</text:p>
          </table:table-cell>
          <table:table-cell table:formula="of:=0.5*[.ED12]*(([.ED5]-[.EC5])/([.ED1]-[.EC1]))^2" office:value-type="float" office:value="0.0883701162120211" calcext:value-type="float">
            <text:p>0.088370116212021</text:p>
          </table:table-cell>
          <table:table-cell table:formula="of:=0.5*[.EE12]*(([.EE5]-[.ED5])/([.EE1]-[.ED1]))^2" office:value-type="float" office:value="0.0139923785513488" calcext:value-type="float">
            <text:p>0.013992378551349</text:p>
          </table:table-cell>
          <table:table-cell table:formula="of:=0.5*[.EF12]*(([.EF5]-[.EE5])/([.EF1]-[.EE1]))^2" office:value-type="float" office:value="0.00440138364026002" calcext:value-type="float">
            <text:p>0.00440138364026</text:p>
          </table:table-cell>
          <table:table-cell table:formula="of:=0.5*[.EG12]*(([.EG5]-[.EF5])/([.EG1]-[.EF1]))^2" office:value-type="float" office:value="0.0121222318192441" calcext:value-type="float">
            <text:p>0.012122231819244</text:p>
          </table:table-cell>
          <table:table-cell table:formula="of:=0.5*[.EH12]*(([.EH5]-[.EG5])/([.EH1]-[.EG1]))^2" office:value-type="float" office:value="0.0278631599891138" calcext:value-type="float">
            <text:p>0.027863159989114</text:p>
          </table:table-cell>
          <table:table-cell table:formula="of:=0.5*[.EI12]*(([.EI5]-[.EH5])/([.EI1]-[.EH1]))^2" office:value-type="float" office:value="0.00626264479952497" calcext:value-type="float">
            <text:p>0.006262644799525</text:p>
          </table:table-cell>
          <table:table-cell table:formula="of:=0.5*[.EJ12]*(([.EJ5]-[.EI5])/([.EJ1]-[.EI1]))^2" office:value-type="float" office:value="0.00234794317294559" calcext:value-type="float">
            <text:p>0.002347943172946</text:p>
          </table:table-cell>
          <table:table-cell table:formula="of:=0.5*[.EK12]*(([.EK5]-[.EJ5])/([.EK1]-[.EJ1]))^2" office:value-type="float" office:value="0.000913042212642245" calcext:value-type="float">
            <text:p>0.000913042212642</text:p>
          </table:table-cell>
          <table:table-cell table:formula="of:=0.5*[.EL12]*(([.EL5]-[.EK5])/([.EL1]-[.EK1]))^2" office:value-type="float" office:value="0.0669261849805629" calcext:value-type="float">
            <text:p>0.066926184980563</text:p>
          </table:table-cell>
          <table:table-cell table:formula="of:=0.5*[.EM12]*(([.EM5]-[.EL5])/([.EM1]-[.EL1]))^2" office:value-type="float" office:value="0.0207623049002351" calcext:value-type="float">
            <text:p>0.020762304900235</text:p>
          </table:table-cell>
          <table:table-cell table:formula="of:=0.5*[.EN12]*(([.EN5]-[.EM5])/([.EN1]-[.EM1]))^2" office:value-type="float" office:value="0.0573543798376468" calcext:value-type="float">
            <text:p>0.057354379837647</text:p>
          </table:table-cell>
          <table:table-cell table:formula="of:=0.5*[.EO12]*(([.EO5]-[.EN5])/([.EO1]-[.EN1]))^2" office:value-type="float" office:value="0.00610625805839202" calcext:value-type="float">
            <text:p>0.006106258058392</text:p>
          </table:table-cell>
          <table:table-cell table:formula="of:=0.5*[.EP12]*(([.EP5]-[.EO5])/([.EP1]-[.EO1]))^2" office:value-type="float" office:value="0.00309520237013101" calcext:value-type="float">
            <text:p>0.003095202370131</text:p>
          </table:table-cell>
          <table:table-cell table:formula="of:=0.5*[.EQ12]*(([.EQ5]-[.EP5])/([.EQ1]-[.EP1]))^2" office:value-type="float" office:value="0.0188418524133517" calcext:value-type="float">
            <text:p>0.018841852413352</text:p>
          </table:table-cell>
          <table:table-cell table:formula="of:=0.5*[.ER12]*(([.ER5]-[.EQ5])/([.ER1]-[.EQ1]))^2" office:value-type="float" office:value="0.0143001313092035" calcext:value-type="float">
            <text:p>0.014300131309204</text:p>
          </table:table-cell>
          <table:table-cell table:formula="of:=0.5*[.ES12]*(([.ES5]-[.ER5])/([.ES1]-[.ER1]))^2" office:value-type="float" office:value="0.0129828675780782" calcext:value-type="float">
            <text:p>0.012982867578078</text:p>
          </table:table-cell>
          <table:table-cell table:formula="of:=0.5*[.ET12]*(([.ET5]-[.ES5])/([.ET1]-[.ES1]))^2" office:value-type="float" office:value="0.0104197206062592" calcext:value-type="float">
            <text:p>0.010419720606259</text:p>
          </table:table-cell>
          <table:table-cell table:formula="of:=0.5*[.EU12]*(([.EU5]-[.ET5])/([.EU1]-[.ET1]))^2" office:value-type="float" office:value="0.0569935873406645" calcext:value-type="float">
            <text:p>0.056993587340665</text:p>
          </table:table-cell>
          <table:table-cell table:formula="of:=0.5*[.EV12]*(([.EV5]-[.EU5])/([.EV1]-[.EU1]))^2" office:value-type="float" office:value="0.0660677212217883" calcext:value-type="float">
            <text:p>0.066067721221788</text:p>
          </table:table-cell>
          <table:table-cell table:formula="of:=0.5*[.EW12]*(([.EW5]-[.EV5])/([.EW1]-[.EV1]))^2" office:value-type="float" office:value="0.168958752180191" calcext:value-type="float">
            <text:p>0.168958752180191</text:p>
          </table:table-cell>
          <table:table-cell table:formula="of:=0.5*[.EX12]*(([.EX5]-[.EW5])/([.EX1]-[.EW1]))^2" office:value-type="float" office:value="0.00585212722844147" calcext:value-type="float">
            <text:p>0.005852127228441</text:p>
          </table:table-cell>
          <table:table-cell table:formula="of:=0.5*[.EY12]*(([.EY5]-[.EX5])/([.EY1]-[.EX1]))^2" office:value-type="float" office:value="0.0204570710993927" calcext:value-type="float">
            <text:p>0.020457071099393</text:p>
          </table:table-cell>
          <table:table-cell table:formula="of:=0.5*[.EZ12]*(([.EZ5]-[.EY5])/([.EZ1]-[.EY1]))^2" office:value-type="float" office:value="0.000523384118874197" calcext:value-type="float">
            <text:p>0.000523384118874</text:p>
          </table:table-cell>
          <table:table-cell table:formula="of:=0.5*[.FA12]*(([.FA5]-[.EZ5])/([.FA1]-[.EZ1]))^2" office:value-type="float" office:value="0.0151106492636" calcext:value-type="float">
            <text:p>0.0151106492636</text:p>
          </table:table-cell>
          <table:table-cell table:formula="of:=0.5*[.FB12]*(([.FB5]-[.FA5])/([.FB1]-[.FA1]))^2" office:value-type="float" office:value="0.0000874914576717124" calcext:value-type="float">
            <text:p>8.74914576717124E-05</text:p>
          </table:table-cell>
          <table:table-cell table:formula="of:=0.5*[.FC12]*(([.FC5]-[.FB5])/([.FC1]-[.FB1]))^2" office:value-type="float" office:value="0.000297095029854523" calcext:value-type="float">
            <text:p>0.000297095029855</text:p>
          </table:table-cell>
          <table:table-cell table:formula="of:=0.5*[.FD12]*(([.FD5]-[.FC5])/([.FD1]-[.FC1]))^2" office:value-type="float" office:value="0.000215493185740008" calcext:value-type="float">
            <text:p>0.00021549318574</text:p>
          </table:table-cell>
          <table:table-cell table:formula="of:=0.5*[.FE12]*(([.FE5]-[.FD5])/([.FE1]-[.FD1]))^2" office:value-type="float" office:value="0.00000000145604376996516" calcext:value-type="float">
            <text:p>1.45604376996516E-09</text:p>
          </table:table-cell>
          <table:table-cell table:formula="of:=0.5*[.FF12]*(([.FF5]-[.FE5])/([.FF1]-[.FE1]))^2" office:value-type="float" office:value="0.00715633474369013" calcext:value-type="float">
            <text:p>0.00715633474369</text:p>
          </table:table-cell>
          <table:table-cell table:formula="of:=0.5*[.FG12]*(([.FG5]-[.FF5])/([.FG1]-[.FF1]))^2" office:value-type="float" office:value="0.00000107661826414117" calcext:value-type="float">
            <text:p>1.07661826414117E-06</text:p>
          </table:table-cell>
          <table:table-cell table:formula="of:=0.5*[.FH12]*(([.FH5]-[.FG5])/([.FH1]-[.FG1]))^2" office:value-type="float" office:value="0.00423827242132473" calcext:value-type="float">
            <text:p>0.004238272421325</text:p>
          </table:table-cell>
          <table:table-cell table:formula="of:=0.5*[.FI12]*(([.FI5]-[.FH5])/([.FI1]-[.FH1]))^2" office:value-type="float" office:value="0.000628015446811336" calcext:value-type="float">
            <text:p>0.000628015446811</text:p>
          </table:table-cell>
          <table:table-cell table:formula="of:=0.5*[.FJ12]*(([.FJ5]-[.FI5])/([.FJ1]-[.FI1]))^2" office:value-type="float" office:value="0.0017272315901352" calcext:value-type="float">
            <text:p>0.001727231590135</text:p>
          </table:table-cell>
          <table:table-cell table:formula="of:=0.5*[.FK12]*(([.FK5]-[.FJ5])/([.FK1]-[.FJ1]))^2" office:value-type="float" office:value="0.000271174228482775" calcext:value-type="float">
            <text:p>0.000271174228483</text:p>
          </table:table-cell>
          <table:table-cell table:formula="of:=0.5*[.FL12]*(([.FL5]-[.FK5])/([.FL1]-[.FK1]))^2" office:value-type="float" office:value="0.00107527277043477" calcext:value-type="float">
            <text:p>0.001075272770435</text:p>
          </table:table-cell>
          <table:table-cell table:formula="of:=0.5*[.FM12]*(([.FM5]-[.FL5])/([.FM1]-[.FL1]))^2" office:value-type="float" office:value="0.0726021361360178" calcext:value-type="float">
            <text:p>0.072602136136018</text:p>
          </table:table-cell>
          <table:table-cell table:formula="of:=0.5*[.FN12]*(([.FN5]-[.FM5])/([.FN1]-[.FM1]))^2" office:value-type="float" office:value="0.0222694227832607" calcext:value-type="float">
            <text:p>0.022269422783261</text:p>
          </table:table-cell>
          <table:table-cell table:formula="of:=0.5*[.FO12]*(([.FO5]-[.FN5])/([.FO1]-[.FN1]))^2" office:value-type="float" office:value="0.076441324147294" calcext:value-type="float">
            <text:p>0.076441324147294</text:p>
          </table:table-cell>
          <table:table-cell table:formula="of:=0.5*[.FP12]*(([.FP5]-[.FO5])/([.FP1]-[.FO1]))^2" office:value-type="float" office:value="0.00266254434052086" calcext:value-type="float">
            <text:p>0.002662544340521</text:p>
          </table:table-cell>
          <table:table-cell table:formula="of:=0.5*[.FQ12]*(([.FQ5]-[.FP5])/([.FQ1]-[.FP1]))^2" office:value-type="float" office:value="0.00463202310742237" calcext:value-type="float">
            <text:p>0.004632023107422</text:p>
          </table:table-cell>
          <table:table-cell table:formula="of:=0.5*[.FR12]*(([.FR5]-[.FQ5])/([.FR1]-[.FQ1]))^2" office:value-type="float" office:value="0.000144068942033619" calcext:value-type="float">
            <text:p>0.000144068942034</text:p>
          </table:table-cell>
          <table:table-cell table:formula="of:=0.5*[.FS12]*(([.FS5]-[.FR5])/([.FS1]-[.FR1]))^2" office:value-type="float" office:value="0.0310043570569201" calcext:value-type="float">
            <text:p>0.03100435705692</text:p>
          </table:table-cell>
          <table:table-cell table:formula="of:=0.5*[.FT12]*(([.FT5]-[.FS5])/([.FT1]-[.FS1]))^2" office:value-type="float" office:value="0.026536718576031" calcext:value-type="float">
            <text:p>0.026536718576031</text:p>
          </table:table-cell>
          <table:table-cell table:formula="of:=0.5*[.FU12]*(([.FU5]-[.FT5])/([.FU1]-[.FT1]))^2" office:value-type="float" office:value="0.0200992155425971" calcext:value-type="float">
            <text:p>0.020099215542597</text:p>
          </table:table-cell>
          <table:table-cell table:formula="of:=0.5*[.FV12]*(([.FV5]-[.FU5])/([.FV1]-[.FU1]))^2" office:value-type="float" office:value="0.000000000195662369409196" calcext:value-type="float">
            <text:p>1.95662369409196E-10</text:p>
          </table:table-cell>
          <table:table-cell table:formula="of:=0.5*[.FW12]*(([.FW5]-[.FV5])/([.FW1]-[.FV1]))^2" office:value-type="float" office:value="0.0253977444958496" calcext:value-type="float">
            <text:p>0.02539774449585</text:p>
          </table:table-cell>
          <table:table-cell table:formula="of:=0.5*[.FX12]*(([.FX5]-[.FW5])/([.FX1]-[.FW1]))^2" office:value-type="float" office:value="0.0519259538126355" calcext:value-type="float">
            <text:p>0.051925953812636</text:p>
          </table:table-cell>
          <table:table-cell table:formula="of:=0.5*[.FY12]*(([.FY5]-[.FX5])/([.FY1]-[.FX1]))^2" office:value-type="float" office:value="0.100429908569206" calcext:value-type="float">
            <text:p>0.100429908569206</text:p>
          </table:table-cell>
          <table:table-cell table:formula="of:=0.5*[.FZ12]*(([.FZ5]-[.FY5])/([.FZ1]-[.FY1]))^2" office:value-type="float" office:value="0.0200729437740786" calcext:value-type="float">
            <text:p>0.020072943774079</text:p>
          </table:table-cell>
          <table:table-cell table:formula="of:=0.5*[.GA12]*(([.GA5]-[.FZ5])/([.GA1]-[.FZ1]))^2" office:value-type="float" office:value="0.0836223255926435" calcext:value-type="float">
            <text:p>0.083622325592644</text:p>
          </table:table-cell>
          <table:table-cell table:formula="of:=0.5*[.GB12]*(([.GB5]-[.GA5])/([.GB1]-[.GA1]))^2" office:value-type="float" office:value="0.155873158534782" calcext:value-type="float">
            <text:p>0.155873158534782</text:p>
          </table:table-cell>
          <table:table-cell table:formula="of:=0.5*[.GC12]*(([.GC5]-[.GB5])/([.GC1]-[.GB1]))^2" office:value-type="float" office:value="0.00999065921346881" calcext:value-type="float">
            <text:p>0.009990659213469</text:p>
          </table:table-cell>
          <table:table-cell table:formula="of:=0.5*[.GD12]*(([.GD5]-[.GC5])/([.GD1]-[.GC1]))^2" office:value-type="float" office:value="0.0364825201764663" calcext:value-type="float">
            <text:p>0.036482520176466</text:p>
          </table:table-cell>
          <table:table-cell table:formula="of:=0.5*[.GE12]*(([.GE5]-[.GD5])/([.GE1]-[.GD1]))^2" office:value-type="float" office:value="0.0646508394307747" calcext:value-type="float">
            <text:p>0.064650839430775</text:p>
          </table:table-cell>
          <table:table-cell table:formula="of:=0.5*[.GF12]*(([.GF5]-[.GE5])/([.GF1]-[.GE1]))^2" office:value-type="float" office:value="0.114909523766013" calcext:value-type="float">
            <text:p>0.114909523766013</text:p>
          </table:table-cell>
          <table:table-cell table:formula="of:=0.5*[.GG12]*(([.GG5]-[.GF5])/([.GG1]-[.GF1]))^2" office:value-type="float" office:value="0.00992065831331387" calcext:value-type="float">
            <text:p>0.009920658313314</text:p>
          </table:table-cell>
          <table:table-cell table:formula="of:=0.5*[.GH12]*(([.GH5]-[.GG5])/([.GH1]-[.GG1]))^2" office:value-type="float" office:value="0.00514193353414042" calcext:value-type="float">
            <text:p>0.00514193353414</text:p>
          </table:table-cell>
          <table:table-cell table:formula="of:=0.5*[.GI12]*(([.GI5]-[.GH5])/([.GI1]-[.GH1]))^2" office:value-type="float" office:value="0.000177096072197874" calcext:value-type="float">
            <text:p>0.000177096072198</text:p>
          </table:table-cell>
          <table:table-cell table:formula="of:=0.5*[.GJ12]*(([.GJ5]-[.GI5])/([.GJ1]-[.GI1]))^2" office:value-type="float" office:value="0.00313934752059493" calcext:value-type="float">
            <text:p>0.003139347520595</text:p>
          </table:table-cell>
          <table:table-cell table:formula="of:=0.5*[.GK12]*(([.GK5]-[.GJ5])/([.GK1]-[.GJ1]))^2" office:value-type="float" office:value="0.0039784050258702" calcext:value-type="float">
            <text:p>0.00397840502587</text:p>
          </table:table-cell>
          <table:table-cell table:formula="of:=0.5*[.GL12]*(([.GL5]-[.GK5])/([.GL1]-[.GK1]))^2" office:value-type="float" office:value="0.0128002442123179" calcext:value-type="float">
            <text:p>0.012800244212318</text:p>
          </table:table-cell>
          <table:table-cell table:formula="of:=0.5*[.GM12]*(([.GM5]-[.GL5])/([.GM1]-[.GL1]))^2" office:value-type="float" office:value="0.00581203227891955" calcext:value-type="float">
            <text:p>0.00581203227892</text:p>
          </table:table-cell>
          <table:table-cell table:formula="of:=0.5*[.GN12]*(([.GN5]-[.GM5])/([.GN1]-[.GM1]))^2" office:value-type="float" office:value="0.00133787980866704" calcext:value-type="float">
            <text:p>0.001337879808667</text:p>
          </table:table-cell>
          <table:table-cell table:formula="of:=0.5*[.GO12]*(([.GO5]-[.GN5])/([.GO1]-[.GN1]))^2" office:value-type="float" office:value="0.00343335862838457" calcext:value-type="float">
            <text:p>0.003433358628385</text:p>
          </table:table-cell>
          <table:table-cell table:formula="of:=0.5*[.GP12]*(([.GP5]-[.GO5])/([.GP1]-[.GO1]))^2" office:value-type="float" office:value="0.0000501111894362652" calcext:value-type="float">
            <text:p>5.01111894362652E-05</text:p>
          </table:table-cell>
          <table:table-cell table:formula="of:=0.5*[.GQ12]*(([.GQ5]-[.GP5])/([.GQ1]-[.GP1]))^2" office:value-type="float" office:value="0.0084235428821324" calcext:value-type="float">
            <text:p>0.008423542882132</text:p>
          </table:table-cell>
          <table:table-cell table:formula="of:=0.5*[.GR12]*(([.GR5]-[.GQ5])/([.GR1]-[.GQ1]))^2" office:value-type="float" office:value="0.00411644004315741" calcext:value-type="float">
            <text:p>0.004116440043157</text:p>
          </table:table-cell>
          <table:table-cell table:formula="of:=0.5*[.GS12]*(([.GS5]-[.GR5])/([.GS1]-[.GR1]))^2" office:value-type="float" office:value="0.0286824557478839" calcext:value-type="float">
            <text:p>0.028682455747884</text:p>
          </table:table-cell>
          <table:table-cell table:formula="of:=0.5*[.GT12]*(([.GT5]-[.GS5])/([.GT1]-[.GS1]))^2" office:value-type="float" office:value="0.0638692667485826" calcext:value-type="float">
            <text:p>0.063869266748583</text:p>
          </table:table-cell>
          <table:table-cell table:formula="of:=0.5*[.GU12]*(([.GU5]-[.GT5])/([.GU1]-[.GT1]))^2" office:value-type="float" office:value="0.00000158942078576293" calcext:value-type="float">
            <text:p>1.58942078576293E-06</text:p>
          </table:table-cell>
          <table:table-cell table:formula="of:=0.5*[.GV12]*(([.GV5]-[.GU5])/([.GV1]-[.GU1]))^2" office:value-type="float" office:value="0.00149560747146626" calcext:value-type="float">
            <text:p>0.001495607471466</text:p>
          </table:table-cell>
          <table:table-cell table:formula="of:=0.5*[.GW12]*(([.GW5]-[.GV5])/([.GW1]-[.GV1]))^2" office:value-type="float" office:value="0.0358916865017836" calcext:value-type="float">
            <text:p>0.035891686501784</text:p>
          </table:table-cell>
          <table:table-cell table:formula="of:=0.5*[.GX12]*(([.GX5]-[.GW5])/([.GX1]-[.GW1]))^2" office:value-type="float" office:value="0.0209897664251454" calcext:value-type="float">
            <text:p>0.020989766425146</text:p>
          </table:table-cell>
          <table:table-cell table:formula="of:=0.5*[.GY12]*(([.GY5]-[.GX5])/([.GY1]-[.GX1]))^2" office:value-type="float" office:value="0.0665343742538704" calcext:value-type="float">
            <text:p>0.066534374253871</text:p>
          </table:table-cell>
          <table:table-cell table:formula="of:=0.5*[.GZ12]*(([.GZ5]-[.GY5])/([.GZ1]-[.GY1]))^2" office:value-type="float" office:value="0.0437234032240103" calcext:value-type="float">
            <text:p>0.04372340322401</text:p>
          </table:table-cell>
          <table:table-cell table:formula="of:=0.5*[.HA12]*(([.HA5]-[.GZ5])/([.HA1]-[.GZ1]))^2" office:value-type="float" office:value="0.0329683396561047" calcext:value-type="float">
            <text:p>0.032968339656105</text:p>
          </table:table-cell>
          <table:table-cell table:formula="of:=0.5*[.HB12]*(([.HB5]-[.HA5])/([.HB1]-[.HA1]))^2" office:value-type="float" office:value="0.00106541449321713" calcext:value-type="float">
            <text:p>0.001065414493217</text:p>
          </table:table-cell>
          <table:table-cell table:formula="of:=0.5*[.HC12]*(([.HC5]-[.HB5])/([.HC1]-[.HB1]))^2" office:value-type="float" office:value="0.0232335853147852" calcext:value-type="float">
            <text:p>0.023233585314785</text:p>
          </table:table-cell>
          <table:table-cell table:formula="of:=0.5*[.HD12]*(([.HD5]-[.HC5])/([.HD1]-[.HC1]))^2" office:value-type="float" office:value="0.0509862475386902" calcext:value-type="float">
            <text:p>0.05098624753869</text:p>
          </table:table-cell>
          <table:table-cell table:formula="of:=0.5*[.HE12]*(([.HE5]-[.HD5])/([.HE1]-[.HD1]))^2" office:value-type="float" office:value="0.0083184412132517" calcext:value-type="float">
            <text:p>0.008318441213252</text:p>
          </table:table-cell>
          <table:table-cell table:formula="of:=0.5*[.HF12]*(([.HF5]-[.HE5])/([.HF1]-[.HE1]))^2" office:value-type="float" office:value="0.0529375877568134" calcext:value-type="float">
            <text:p>0.052937587756813</text:p>
          </table:table-cell>
          <table:table-cell table:formula="of:=0.5*[.HG12]*(([.HG5]-[.HF5])/([.HG1]-[.HF1]))^2" office:value-type="float" office:value="0.0572221261292498" calcext:value-type="float">
            <text:p>0.05722212612925</text:p>
          </table:table-cell>
          <table:table-cell table:formula="of:=0.5*[.HH12]*(([.HH5]-[.HG5])/([.HH1]-[.HG1]))^2" office:value-type="float" office:value="0.158826407550023" calcext:value-type="float">
            <text:p>0.158826407550023</text:p>
          </table:table-cell>
          <table:table-cell table:formula="of:=0.5*[.HI12]*(([.HI5]-[.HH5])/([.HI1]-[.HH1]))^2" office:value-type="float" office:value="0.0224760856318325" calcext:value-type="float">
            <text:p>0.022476085631833</text:p>
          </table:table-cell>
          <table:table-cell table:formula="of:=0.5*[.HJ12]*(([.HJ5]-[.HI5])/([.HJ1]-[.HI1]))^2" office:value-type="float" office:value="0.0169117692597337" calcext:value-type="float">
            <text:p>0.016911769259734</text:p>
          </table:table-cell>
          <table:table-cell table:formula="of:=0.5*[.HK12]*(([.HK5]-[.HJ5])/([.HK1]-[.HJ1]))^2" office:value-type="float" office:value="0.00115396174039646" calcext:value-type="float">
            <text:p>0.001153961740396</text:p>
          </table:table-cell>
          <table:table-cell table:formula="of:=0.5*[.HL12]*(([.HL5]-[.HK5])/([.HL1]-[.HK1]))^2" office:value-type="float" office:value="0.0043598519529179" calcext:value-type="float">
            <text:p>0.004359851952918</text:p>
          </table:table-cell>
          <table:table-cell table:formula="of:=0.5*[.HM12]*(([.HM5]-[.HL5])/([.HM1]-[.HL1]))^2" office:value-type="float" office:value="0.0000044241603747113" calcext:value-type="float">
            <text:p>4.4241603747113E-06</text:p>
          </table:table-cell>
          <table:table-cell table:formula="of:=0.5*[.HN12]*(([.HN5]-[.HM5])/([.HN1]-[.HM1]))^2" office:value-type="float" office:value="0.000313607542694233" calcext:value-type="float">
            <text:p>0.000313607542694</text:p>
          </table:table-cell>
          <table:table-cell table:formula="of:=0.5*[.HO12]*(([.HO5]-[.HN5])/([.HO1]-[.HN1]))^2" office:value-type="float" office:value="0.00147273501748326" calcext:value-type="float">
            <text:p>0.001472735017483</text:p>
          </table:table-cell>
          <table:table-cell table:formula="of:=0.5*[.HP12]*(([.HP5]-[.HO5])/([.HP1]-[.HO1]))^2" office:value-type="float" office:value="0.0038707915371519" calcext:value-type="float">
            <text:p>0.003870791537152</text:p>
          </table:table-cell>
          <table:table-cell table:formula="of:=0.5*[.HQ12]*(([.HQ5]-[.HP5])/([.HQ1]-[.HP1]))^2" office:value-type="float" office:value="0.0012024929161892" calcext:value-type="float">
            <text:p>0.001202492916189</text:p>
          </table:table-cell>
          <table:table-cell table:formula="of:=0.5*[.HR12]*(([.HR5]-[.HQ5])/([.HR1]-[.HQ1]))^2" office:value-type="float" office:value="0.00509745114991909" calcext:value-type="float">
            <text:p>0.005097451149919</text:p>
          </table:table-cell>
          <table:table-cell table:formula="of:=0.5*[.HS12]*(([.HS5]-[.HR5])/([.HS1]-[.HR1]))^2" office:value-type="float" office:value="0.0000376254942804288" calcext:value-type="float">
            <text:p>3.76254942804288E-05</text:p>
          </table:table-cell>
          <table:table-cell table:formula="of:=0.5*[.HT12]*(([.HT5]-[.HS5])/([.HT1]-[.HS1]))^2" office:value-type="float" office:value="0.000000434683246738296" calcext:value-type="float">
            <text:p>4.34683246738296E-07</text:p>
          </table:table-cell>
          <table:table-cell table:formula="of:=0.5*[.HU12]*(([.HU5]-[.HT5])/([.HU1]-[.HT1]))^2" office:value-type="float" office:value="0.00237230352233271" calcext:value-type="float">
            <text:p>0.002372303522333</text:p>
          </table:table-cell>
          <table:table-cell table:formula="of:=0.5*[.HV12]*(([.HV5]-[.HU5])/([.HV1]-[.HU1]))^2" office:value-type="float" office:value="0.0181973242892171" calcext:value-type="float">
            <text:p>0.018197324289217</text:p>
          </table:table-cell>
          <table:table-cell table:formula="of:=0.5*[.HW12]*(([.HW5]-[.HV5])/([.HW1]-[.HV1]))^2" office:value-type="float" office:value="0.00547124793894119" calcext:value-type="float">
            <text:p>0.005471247938941</text:p>
          </table:table-cell>
          <table:table-cell table:formula="of:=0.5*[.HX12]*(([.HX5]-[.HW5])/([.HX1]-[.HW1]))^2" office:value-type="float" office:value="0.0611285017743455" calcext:value-type="float">
            <text:p>0.061128501774346</text:p>
          </table:table-cell>
          <table:table-cell table:formula="of:=0.5*[.HY12]*(([.HY5]-[.HX5])/([.HY1]-[.HX1]))^2" office:value-type="float" office:value="0.0478116621535542" calcext:value-type="float">
            <text:p>0.047811662153554</text:p>
          </table:table-cell>
          <table:table-cell table:formula="of:=0.5*[.HZ12]*(([.HZ5]-[.HY5])/([.HZ1]-[.HY1]))^2" office:value-type="float" office:value="0.0233612604518808" calcext:value-type="float">
            <text:p>0.023361260451881</text:p>
          </table:table-cell>
          <table:table-cell table:formula="of:=0.5*[.IA12]*(([.IA5]-[.HZ5])/([.IA1]-[.HZ1]))^2" office:value-type="float" office:value="0.011446709769323" calcext:value-type="float">
            <text:p>0.011446709769323</text:p>
          </table:table-cell>
          <table:table-cell table:formula="of:=0.5*[.IB12]*(([.IB5]-[.IA5])/([.IB1]-[.IA1]))^2" office:value-type="float" office:value="0.00138883332675101" calcext:value-type="float">
            <text:p>0.001388833326751</text:p>
          </table:table-cell>
          <table:table-cell table:formula="of:=0.5*[.IC12]*(([.IC5]-[.IB5])/([.IC1]-[.IB1]))^2" office:value-type="float" office:value="0.0043017739547103" calcext:value-type="float">
            <text:p>0.00430177395471</text:p>
          </table:table-cell>
          <table:table-cell table:formula="of:=0.5*[.ID12]*(([.ID5]-[.IC5])/([.ID1]-[.IC1]))^2" office:value-type="float" office:value="0.037566124982487" calcext:value-type="float">
            <text:p>0.037566124982487</text:p>
          </table:table-cell>
          <table:table-cell table:formula="of:=0.5*[.IE12]*(([.IE5]-[.ID5])/([.IE1]-[.ID1]))^2" office:value-type="float" office:value="0.0100435076030125" calcext:value-type="float">
            <text:p>0.010043507603013</text:p>
          </table:table-cell>
          <table:table-cell table:formula="of:=0.5*[.IF12]*(([.IF5]-[.IE5])/([.IF1]-[.IE1]))^2" office:value-type="float" office:value="0.0539259613321304" calcext:value-type="float">
            <text:p>0.05392596133213</text:p>
          </table:table-cell>
          <table:table-cell table:formula="of:=0.5*[.IG12]*(([.IG5]-[.IF5])/([.IG1]-[.IF1]))^2" office:value-type="float" office:value="0.00807221838815846" calcext:value-type="float">
            <text:p>0.008072218388158</text:p>
          </table:table-cell>
          <table:table-cell table:formula="of:=0.5*[.IH12]*(([.IH5]-[.IG5])/([.IH1]-[.IG1]))^2" office:value-type="float" office:value="0.00906512086564074" calcext:value-type="float">
            <text:p>0.009065120865641</text:p>
          </table:table-cell>
          <table:table-cell table:formula="of:=0.5*[.II12]*(([.II5]-[.IH5])/([.II1]-[.IH1]))^2" office:value-type="float" office:value="0.0000000228730599606719" calcext:value-type="float">
            <text:p>2.28730599606719E-08</text:p>
          </table:table-cell>
          <table:table-cell table:formula="of:=0.5*[.IJ12]*(([.IJ5]-[.II5])/([.IJ1]-[.II1]))^2" office:value-type="float" office:value="0.00183897852036006" calcext:value-type="float">
            <text:p>0.00183897852036</text:p>
          </table:table-cell>
          <table:table-cell table:formula="of:=0.5*[.IK12]*(([.IK5]-[.IJ5])/([.IK1]-[.IJ1]))^2" office:value-type="float" office:value="0.000310335856020165" calcext:value-type="float">
            <text:p>0.00031033585602</text:p>
          </table:table-cell>
          <table:table-cell table:formula="of:=0.5*[.IL12]*(([.IL5]-[.IK5])/([.IL1]-[.IK1]))^2" office:value-type="float" office:value="0.00112963520811893" calcext:value-type="float">
            <text:p>0.001129635208119</text:p>
          </table:table-cell>
          <table:table-cell table:formula="of:=0.5*[.IM12]*(([.IM5]-[.IL5])/([.IM1]-[.IL1]))^2" office:value-type="float" office:value="0.0000331843287043388" calcext:value-type="float">
            <text:p>3.31843287043388E-05</text:p>
          </table:table-cell>
          <table:table-cell table:formula="of:=0.5*[.IN12]*(([.IN5]-[.IM5])/([.IN1]-[.IM1]))^2" office:value-type="float" office:value="0.0000512022439795176" calcext:value-type="float">
            <text:p>5.12022439795176E-05</text:p>
          </table:table-cell>
          <table:table-cell table:formula="of:=0.5*[.IO12]*(([.IO5]-[.IN5])/([.IO1]-[.IN1]))^2" office:value-type="float" office:value="0.000555910456198933" calcext:value-type="float">
            <text:p>0.000555910456199</text:p>
          </table:table-cell>
          <table:table-cell table:formula="of:=0.5*[.IP12]*(([.IP5]-[.IO5])/([.IP1]-[.IO1]))^2" office:value-type="float" office:value="0.0000633263018585484" calcext:value-type="float">
            <text:p>6.33263018585484E-05</text:p>
          </table:table-cell>
          <table:table-cell table:formula="of:=0.5*[.IQ12]*(([.IQ5]-[.IP5])/([.IQ1]-[.IP1]))^2" office:value-type="float" office:value="0.00000837940580695779" calcext:value-type="float">
            <text:p>8.37940580695779E-06</text:p>
          </table:table-cell>
          <table:table-cell table:formula="of:=0.5*[.IR12]*(([.IR5]-[.IQ5])/([.IR1]-[.IQ1]))^2" office:value-type="float" office:value="0.000218641961692918" calcext:value-type="float">
            <text:p>0.000218641961693</text:p>
          </table:table-cell>
          <table:table-cell table:formula="of:=0.5*[.IS12]*(([.IS5]-[.IR5])/([.IS1]-[.IR1]))^2" office:value-type="float" office:value="0.000421927810824033" calcext:value-type="float">
            <text:p>0.000421927810824</text:p>
          </table:table-cell>
          <table:table-cell table:formula="of:=0.5*[.IT12]*(([.IT5]-[.IS5])/([.IT1]-[.IS1]))^2" office:value-type="float" office:value="0.000115438370702175" calcext:value-type="float">
            <text:p>0.000115438370702</text:p>
          </table:table-cell>
          <table:table-cell table:formula="of:=0.5*[.IU12]*(([.IU5]-[.IT5])/([.IU1]-[.IT1]))^2" office:value-type="float" office:value="0.000114611209220386" calcext:value-type="float">
            <text:p>0.00011461120922</text:p>
          </table:table-cell>
          <table:table-cell table:formula="of:=0.5*[.IV12]*(([.IV5]-[.IU5])/([.IV1]-[.IU1]))^2" office:value-type="float" office:value="0.0000520325347914662" calcext:value-type="float">
            <text:p>5.20325347914662E-05</text:p>
          </table:table-cell>
          <table:table-cell table:formula="of:=0.5*[.IW12]*(([.IW5]-[.IV5])/([.IW1]-[.IV1]))^2" office:value-type="float" office:value="0.0000183770475560167" calcext:value-type="float">
            <text:p>1.83770475560167E-05</text:p>
          </table:table-cell>
          <table:table-cell table:formula="of:=0.5*[.IX12]*(([.IX5]-[.IW5])/([.IX1]-[.IW1]))^2" office:value-type="float" office:value="0.0000272981479848933" calcext:value-type="float">
            <text:p>2.72981479848933E-05</text:p>
          </table:table-cell>
          <table:table-cell table:formula="of:=0.5*[.IY12]*(([.IY5]-[.IX5])/([.IY1]-[.IX1]))^2" office:value-type="float" office:value="0.00000994206713653927" calcext:value-type="float">
            <text:p>9.94206713653927E-06</text:p>
          </table:table-cell>
          <table:table-cell table:formula="of:=0.5*[.IZ12]*(([.IZ5]-[.IY5])/([.IZ1]-[.IY1]))^2" office:value-type="float" office:value="0.0000376662372606368" calcext:value-type="float">
            <text:p>3.76662372606368E-05</text:p>
          </table:table-cell>
          <table:table-cell table:formula="of:=0.5*[.JA12]*(([.JA5]-[.IZ5])/([.JA1]-[.IZ1]))^2" office:value-type="float" office:value="0.0000443198745375828" calcext:value-type="float">
            <text:p>4.43198745375828E-05</text:p>
          </table:table-cell>
          <table:table-cell table:formula="of:=0.5*[.JB12]*(([.JB5]-[.JA5])/([.JB1]-[.JA1]))^2" office:value-type="float" office:value="0.000040016857625315" calcext:value-type="float">
            <text:p>4.0016857625315E-05</text:p>
          </table:table-cell>
          <table:table-cell table:formula="of:=0.5*[.JC12]*(([.JC5]-[.JB5])/([.JC1]-[.JB1]))^2" office:value-type="float" office:value="0.000024153301392036" calcext:value-type="float">
            <text:p>2.4153301392036E-05</text:p>
          </table:table-cell>
          <table:table-cell table:formula="of:=0.5*[.JD12]*(([.JD5]-[.JC5])/([.JD1]-[.JC1]))^2" office:value-type="float" office:value="0.0000125373598854523" calcext:value-type="float">
            <text:p>1.25373598854523E-05</text:p>
          </table:table-cell>
          <table:table-cell table:formula="of:=0.5*[.JE12]*(([.JE5]-[.JD5])/([.JE1]-[.JD1]))^2" office:value-type="float" office:value="0.0000113723025980297" calcext:value-type="float">
            <text:p>1.13723025980297E-05</text:p>
          </table:table-cell>
          <table:table-cell table:formula="of:=0.5*[.JF12]*(([.JF5]-[.JE5])/([.JF1]-[.JE1]))^2" office:value-type="float" office:value="0.000010225785970429" calcext:value-type="float">
            <text:p>1.0225785970429E-05</text:p>
          </table:table-cell>
          <table:table-cell table:formula="of:=0.5*[.JG12]*(([.JG5]-[.JF5])/([.JG1]-[.JF1]))^2" office:value-type="float" office:value="0.000000636626472297997" calcext:value-type="float">
            <text:p>6.36626472297997E-07</text:p>
          </table:table-cell>
          <table:table-cell table:formula="of:=0.5*[.JH12]*(([.JH5]-[.JG5])/([.JH1]-[.JG1]))^2" office:value-type="float" office:value="0.0000000031990445335762" calcext:value-type="float">
            <text:p>3.1990445335762E-09</text:p>
          </table:table-cell>
          <table:table-cell table:formula="of:=0.5*[.JI12]*(([.JI5]-[.JH5])/([.JI1]-[.JH1]))^2" office:value-type="float" office:value="0.0000205620119211795" calcext:value-type="float">
            <text:p>2.05620119211795E-05</text:p>
          </table:table-cell>
          <table:table-cell table:formula="of:=0.5*[.JJ12]*(([.JJ5]-[.JI5])/([.JJ1]-[.JI1]))^2" office:value-type="float" office:value="0.00000653519444617854" calcext:value-type="float">
            <text:p>6.53519444617854E-06</text:p>
          </table:table-cell>
          <table:table-cell table:formula="of:=0.5*[.JK12]*(([.JK5]-[.JJ5])/([.JK1]-[.JJ1]))^2" office:value-type="float" office:value="0.0000310623171142668" calcext:value-type="float">
            <text:p>3.10623171142668E-05</text:p>
          </table:table-cell>
          <table:table-cell table:formula="of:=0.5*[.JL12]*(([.JL5]-[.JK5])/([.JL1]-[.JK1]))^2" office:value-type="float" office:value="0.0000123169009164713" calcext:value-type="float">
            <text:p>1.23169009164713E-05</text:p>
          </table:table-cell>
          <table:table-cell table:formula="of:=0.5*[.JM12]*(([.JM5]-[.JL5])/([.JM1]-[.JL1]))^2" office:value-type="float" office:value="0.00000587840278692968" calcext:value-type="float">
            <text:p>5.87840278692968E-06</text:p>
          </table:table-cell>
          <table:table-cell table:formula="of:=0.5*[.JN12]*(([.JN5]-[.JM5])/([.JN1]-[.JM1]))^2" office:value-type="float" office:value="0.00000350953720597718" calcext:value-type="float">
            <text:p>3.50953720597718E-06</text:p>
          </table:table-cell>
          <table:table-cell table:formula="of:=0.5*[.JO12]*(([.JO5]-[.JN5])/([.JO1]-[.JN1]))^2" office:value-type="float" office:value="0.0000066480559264091" calcext:value-type="float">
            <text:p>6.6480559264091E-06</text:p>
          </table:table-cell>
          <table:table-cell table:formula="of:=0.5*[.JP12]*(([.JP5]-[.JO5])/([.JP1]-[.JO1]))^2" office:value-type="float" office:value="0.00000280034244466727" calcext:value-type="float">
            <text:p>2.80034244466727E-06</text:p>
          </table:table-cell>
          <table:table-cell table:formula="of:=0.5*[.JQ12]*(([.JQ5]-[.JP5])/([.JQ1]-[.JP1]))^2" office:value-type="float" office:value="0.00000264196517357108" calcext:value-type="float">
            <text:p>2.64196517357108E-06</text:p>
          </table:table-cell>
          <table:table-cell table:formula="of:=0.5*[.JR12]*(([.JR5]-[.JQ5])/([.JR1]-[.JQ1]))^2" office:value-type="float" office:value="0.00000111827422390005" calcext:value-type="float">
            <text:p>1.11827422390005E-06</text:p>
          </table:table-cell>
          <table:table-cell table:formula="of:=0.5*[.JS12]*(([.JS5]-[.JR5])/([.JS1]-[.JR1]))^2" office:value-type="float" office:value="0.000000264249216632553" calcext:value-type="float">
            <text:p>2.64249216632553E-07</text:p>
          </table:table-cell>
          <table:table-cell table:formula="of:=0.5*[.JT12]*(([.JT5]-[.JS5])/([.JT1]-[.JS1]))^2" office:value-type="float" office:value="0.00000000000518883552482584" calcext:value-type="float">
            <text:p>5.18883552482584E-12</text:p>
          </table:table-cell>
          <table:table-cell table:formula="of:=0.5*[.JU12]*(([.JU5]-[.JT5])/([.JU1]-[.JT1]))^2" office:value-type="float" office:value="0.0000102455932111277" calcext:value-type="float">
            <text:p>1.02455932111277E-05</text:p>
          </table:table-cell>
          <table:table-cell table:formula="of:=0.5*[.JV12]*(([.JV5]-[.JU5])/([.JV1]-[.JU1]))^2" office:value-type="float" office:value="0.00001174301945131" calcext:value-type="float">
            <text:p>1.174301945131E-05</text:p>
          </table:table-cell>
          <table:table-cell table:formula="of:=0.5*[.JW12]*(([.JW5]-[.JV5])/([.JW1]-[.JV1]))^2" office:value-type="float" office:value="0.0000507788332057137" calcext:value-type="float">
            <text:p>5.07788332057137E-05</text:p>
          </table:table-cell>
          <table:table-cell table:formula="of:=0.5*[.JX12]*(([.JX5]-[.JW5])/([.JX1]-[.JW1]))^2" office:value-type="float" office:value="0.0000240452004685572" calcext:value-type="float">
            <text:p>2.40452004685572E-05</text:p>
          </table:table-cell>
          <table:table-cell table:formula="of:=0.5*[.JY12]*(([.JY5]-[.JX5])/([.JY1]-[.JX1]))^2" office:value-type="float" office:value="0.00000699548787575296" calcext:value-type="float">
            <text:p>6.99548787575296E-06</text:p>
          </table:table-cell>
          <table:table-cell table:formula="of:=0.5*[.JZ12]*(([.JZ5]-[.JY5])/([.JZ1]-[.JY1]))^2" office:value-type="float" office:value="0.00000857848736498659" calcext:value-type="float">
            <text:p>8.57848736498659E-06</text:p>
          </table:table-cell>
          <table:table-cell table:formula="of:=0.5*[.KA12]*(([.KA5]-[.JZ5])/([.KA1]-[.JZ1]))^2" office:value-type="float" office:value="0.00000115569448238988" calcext:value-type="float">
            <text:p>1.15569448238988E-06</text:p>
          </table:table-cell>
          <table:table-cell table:formula="of:=0.5*[.KB12]*(([.KB5]-[.KA5])/([.KB1]-[.KA1]))^2" office:value-type="float" office:value="0.00000177048514139205" calcext:value-type="float">
            <text:p>1.77048514139205E-06</text:p>
          </table:table-cell>
          <table:table-cell table:formula="of:=0.5*[.KC12]*(([.KC5]-[.KB5])/([.KC1]-[.KB1]))^2" office:value-type="float" office:value="0.0000000993929896445781" calcext:value-type="float">
            <text:p>9.93929896445781E-08</text:p>
          </table:table-cell>
          <table:table-cell table:formula="of:=0.5*[.KD12]*(([.KD5]-[.KC5])/([.KD1]-[.KC1]))^2" office:value-type="float" office:value="0.0000000179691462442264" calcext:value-type="float">
            <text:p>1.79691462442264E-08</text:p>
          </table:table-cell>
          <table:table-cell table:formula="of:=0.5*[.KE12]*(([.KE5]-[.KD5])/([.KE1]-[.KD1]))^2" office:value-type="float" office:value="0.00000278810767514194" calcext:value-type="float">
            <text:p>2.78810767514194E-06</text:p>
          </table:table-cell>
          <table:table-cell table:formula="of:=0.5*[.KF12]*(([.KF5]-[.KE5])/([.KF1]-[.KE1]))^2" office:value-type="float" office:value="0.00000494779428742035" calcext:value-type="float">
            <text:p>4.94779428742035E-06</text:p>
          </table:table-cell>
          <table:table-cell table:formula="of:=0.5*[.KG12]*(([.KG5]-[.KF5])/([.KG1]-[.KF1]))^2" office:value-type="float" office:value="0.0000548148580240151" calcext:value-type="float">
            <text:p>5.48148580240151E-05</text:p>
          </table:table-cell>
          <table:table-cell table:formula="of:=0.5*[.KH12]*(([.KH5]-[.KG5])/([.KH1]-[.KG1]))^2" office:value-type="float" office:value="0.00000240281676365244" calcext:value-type="float">
            <text:p>2.40281676365244E-06</text:p>
          </table:table-cell>
          <table:table-cell table:formula="of:=0.5*[.KI12]*(([.KI5]-[.KH5])/([.KI1]-[.KH1]))^2" office:value-type="float" office:value="0.00000192427730635305" calcext:value-type="float">
            <text:p>1.92427730635305E-06</text:p>
          </table:table-cell>
          <table:table-cell table:formula="of:=0.5*[.KJ12]*(([.KJ5]-[.KI5])/([.KJ1]-[.KI1]))^2" office:value-type="float" office:value="0.0000022678552489495" calcext:value-type="float">
            <text:p>2.2678552489495E-06</text:p>
          </table:table-cell>
          <table:table-cell table:formula="of:=0.5*[.KK12]*(([.KK5]-[.KJ5])/([.KK1]-[.KJ1]))^2" office:value-type="float" office:value="0.0000353848688746688" calcext:value-type="float">
            <text:p>3.53848688746688E-05</text:p>
          </table:table-cell>
          <table:table-cell table:formula="of:=0.5*[.KL12]*(([.KL5]-[.KK5])/([.KL1]-[.KK1]))^2" office:value-type="float" office:value="0.0000135611915838863" calcext:value-type="float">
            <text:p>1.35611915838863E-05</text:p>
          </table:table-cell>
          <table:table-cell table:formula="of:=0.5*[.KM12]*(([.KM5]-[.KL5])/([.KM1]-[.KL1]))^2" office:value-type="float" office:value="0.00000564319617860239" calcext:value-type="float">
            <text:p>5.64319617860239E-06</text:p>
          </table:table-cell>
          <table:table-cell table:formula="of:=0.5*[.KN12]*(([.KN5]-[.KM5])/([.KN1]-[.KM1]))^2" office:value-type="float" office:value="0.00000878831760320266" calcext:value-type="float">
            <text:p>8.78831760320266E-06</text:p>
          </table:table-cell>
          <table:table-cell table:formula="of:=0.5*[.KO12]*(([.KO5]-[.KN5])/([.KO1]-[.KN1]))^2" office:value-type="float" office:value="0.0000159704806632386" calcext:value-type="float">
            <text:p>1.59704806632386E-05</text:p>
          </table:table-cell>
          <table:table-cell table:formula="of:=0.5*[.KP12]*(([.KP5]-[.KO5])/([.KP1]-[.KO1]))^2" office:value-type="float" office:value="0.00000348523607124444" calcext:value-type="float">
            <text:p>3.48523607124444E-06</text:p>
          </table:table-cell>
          <table:table-cell table:formula="of:=0.5*[.KQ12]*(([.KQ5]-[.KP5])/([.KQ1]-[.KP1]))^2" office:value-type="float" office:value="0.000000402594524900324" calcext:value-type="float">
            <text:p>4.02594524900324E-07</text:p>
          </table:table-cell>
          <table:table-cell table:formula="of:=0.5*[.KR12]*(([.KR5]-[.KQ5])/([.KR1]-[.KQ1]))^2" office:value-type="float" office:value="0.0000620944777190329" calcext:value-type="float">
            <text:p>6.20944777190329E-05</text:p>
          </table:table-cell>
          <table:table-cell table:formula="of:=0.5*[.KS12]*(([.KS5]-[.KR5])/([.KS1]-[.KR1]))^2" office:value-type="float" office:value="0.0000133574324378902" calcext:value-type="float">
            <text:p>1.33574324378902E-05</text:p>
          </table:table-cell>
          <table:table-cell table:formula="of:=0.5*[.KT12]*(([.KT5]-[.KS5])/([.KT1]-[.KS1]))^2" office:value-type="float" office:value="0.0000072176255998825" calcext:value-type="float">
            <text:p>7.2176255998825E-06</text:p>
          </table:table-cell>
          <table:table-cell table:formula="of:=0.5*[.KU12]*(([.KU5]-[.KT5])/([.KU1]-[.KT1]))^2" office:value-type="float" office:value="0.00000496100696778595" calcext:value-type="float">
            <text:p>4.96100696778595E-06</text:p>
          </table:table-cell>
          <table:table-cell table:formula="of:=0.5*[.KV12]*(([.KV5]-[.KU5])/([.KV1]-[.KU1]))^2" office:value-type="float" office:value="0.0000000185055342276365" calcext:value-type="float">
            <text:p>1.85055342276365E-08</text:p>
          </table:table-cell>
          <table:table-cell table:formula="of:=0.5*[.KW12]*(([.KW5]-[.KV5])/([.KW1]-[.KV1]))^2" office:value-type="float" office:value="0.00000163491833154672" calcext:value-type="float">
            <text:p>1.63491833154672E-06</text:p>
          </table:table-cell>
          <table:table-cell table:formula="of:=0.5*[.KX12]*(([.KX5]-[.KW5])/([.KX1]-[.KW1]))^2" office:value-type="float" office:value="0.000000441014437275197" calcext:value-type="float">
            <text:p>4.41014437275197E-07</text:p>
          </table:table-cell>
          <table:table-cell table:formula="of:=0.5*[.KY12]*(([.KY5]-[.KX5])/([.KY1]-[.KX1]))^2" office:value-type="float" office:value="0.0000020517371540369" calcext:value-type="float">
            <text:p>2.0517371540369E-06</text:p>
          </table:table-cell>
          <table:table-cell table:formula="of:=0.5*[.KZ12]*(([.KZ5]-[.KY5])/([.KZ1]-[.KY1]))^2" office:value-type="float" office:value="0.00000397641061288914" calcext:value-type="float">
            <text:p>3.97641061288914E-06</text:p>
          </table:table-cell>
          <table:table-cell table:formula="of:=0.5*[.LA12]*(([.LA5]-[.KZ5])/([.LA1]-[.KZ1]))^2" office:value-type="float" office:value="0.00000595221374561125" calcext:value-type="float">
            <text:p>5.95221374561125E-06</text:p>
          </table:table-cell>
          <table:table-cell table:formula="of:=0.5*[.LB12]*(([.LB5]-[.LA5])/([.LB1]-[.LA1]))^2" office:value-type="float" office:value="0.00000320890792081911" calcext:value-type="float">
            <text:p>3.20890792081911E-06</text:p>
          </table:table-cell>
          <table:table-cell table:formula="of:=0.5*[.LC12]*(([.LC5]-[.LB5])/([.LC1]-[.LB1]))^2" office:value-type="float" office:value="0.000000150140527040259" calcext:value-type="float">
            <text:p>1.50140527040259E-07</text:p>
          </table:table-cell>
          <table:table-cell table:formula="of:=0.5*[.LD12]*(([.LD5]-[.LC5])/([.LD1]-[.LC1]))^2" office:value-type="float" office:value="0.000004165187260535" calcext:value-type="float">
            <text:p>4.165187260535E-06</text:p>
          </table:table-cell>
          <table:table-cell table:formula="of:=0.5*[.LE12]*(([.LE5]-[.LD5])/([.LE1]-[.LD1]))^2" office:value-type="float" office:value="0.00000259416329130701" calcext:value-type="float">
            <text:p>2.59416329130701E-06</text:p>
          </table:table-cell>
          <table:table-cell table:formula="of:=0.5*[.LF12]*(([.LF5]-[.LE5])/([.LF1]-[.LE1]))^2" office:value-type="float" office:value="0.00000192495815752931" calcext:value-type="float">
            <text:p>1.92495815752931E-06</text:p>
          </table:table-cell>
          <table:table-cell table:formula="of:=0.5*[.LG12]*(([.LG5]-[.LF5])/([.LG1]-[.LF1]))^2" office:value-type="float" office:value="0.0000181108350862851" calcext:value-type="float">
            <text:p>1.81108350862851E-05</text:p>
          </table:table-cell>
          <table:table-cell table:formula="of:=0.5*[.LH12]*(([.LH5]-[.LG5])/([.LH1]-[.LG1]))^2" office:value-type="float" office:value="0.00000710477280643819" calcext:value-type="float">
            <text:p>7.10477280643819E-06</text:p>
          </table:table-cell>
          <table:table-cell table:formula="of:=0.5*[.LI12]*(([.LI5]-[.LH5])/([.LI1]-[.LH1]))^2" office:value-type="float" office:value="0.00000511244281595845" calcext:value-type="float">
            <text:p>5.11244281595845E-06</text:p>
          </table:table-cell>
          <table:table-cell table:formula="of:=0.5*[.LJ12]*(([.LJ5]-[.LI5])/([.LJ1]-[.LI1]))^2" office:value-type="float" office:value="0.00000469989056673736" calcext:value-type="float">
            <text:p>4.69989056673736E-06</text:p>
          </table:table-cell>
          <table:table-cell table:formula="of:=0.5*[.LK12]*(([.LK5]-[.LJ5])/([.LK1]-[.LJ1]))^2" office:value-type="float" office:value="0.000012530532005689" calcext:value-type="float">
            <text:p>1.2530532005689E-05</text:p>
          </table:table-cell>
          <table:table-cell table:formula="of:=0.5*[.LL12]*(([.LL5]-[.LK5])/([.LL1]-[.LK1]))^2" office:value-type="float" office:value="0.0000000789242555304085" calcext:value-type="float">
            <text:p>7.89242555304085E-08</text:p>
          </table:table-cell>
          <table:table-cell table:formula="of:=0.5*[.LM12]*(([.LM5]-[.LL5])/([.LM1]-[.LL1]))^2" office:value-type="float" office:value="0.000000997606420783384" calcext:value-type="float">
            <text:p>9.97606420783384E-07</text:p>
          </table:table-cell>
          <table:table-cell table:formula="of:=0.5*[.LN12]*(([.LN5]-[.LM5])/([.LN1]-[.LM1]))^2" office:value-type="float" office:value="0.0001454535761477" calcext:value-type="float">
            <text:p>0.000145453576148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132590658743619" calcext:value-type="float">
            <text:p>1.32590658743619E-09</text:p>
          </table:table-cell>
          <table:table-cell table:formula="of:=0.5*[.D12]*(([.D6]-[.C6])/([.D1]-[.C1]))^2" office:value-type="float" office:value="0.00000023426335641064" calcext:value-type="float">
            <text:p>2.3426335641064E-07</text:p>
          </table:table-cell>
          <table:table-cell table:formula="of:=0.5*[.E12]*(([.E6]-[.D6])/([.E1]-[.D1]))^2" office:value-type="float" office:value="0.0000000945762097688283" calcext:value-type="float">
            <text:p>9.45762097688283E-08</text:p>
          </table:table-cell>
          <table:table-cell table:formula="of:=0.5*[.F12]*(([.F6]-[.E6])/([.F1]-[.E1]))^2" office:value-type="float" office:value="0.000000717892134751487" calcext:value-type="float">
            <text:p>7.17892134751487E-07</text:p>
          </table:table-cell>
          <table:table-cell table:formula="of:=0.5*[.G12]*(([.G6]-[.F6])/([.G1]-[.F1]))^2" office:value-type="float" office:value="0.000000454018049697238" calcext:value-type="float">
            <text:p>4.54018049697238E-07</text:p>
          </table:table-cell>
          <table:table-cell table:formula="of:=0.5*[.H12]*(([.H6]-[.G6])/([.H1]-[.G1]))^2" office:value-type="float" office:value="0.000000115499454732147" calcext:value-type="float">
            <text:p>1.15499454732147E-07</text:p>
          </table:table-cell>
          <table:table-cell table:formula="of:=0.5*[.I12]*(([.I6]-[.H6])/([.I1]-[.H1]))^2" office:value-type="float" office:value="0.000000817822138130229" calcext:value-type="float">
            <text:p>8.17822138130229E-07</text:p>
          </table:table-cell>
          <table:table-cell table:formula="of:=0.5*[.J12]*(([.J6]-[.I6])/([.J1]-[.I1]))^2" office:value-type="float" office:value="0.000000014968961383637" calcext:value-type="float">
            <text:p>1.4968961383637E-08</text:p>
          </table:table-cell>
          <table:table-cell table:formula="of:=0.5*[.K12]*(([.K6]-[.J6])/([.K1]-[.J1]))^2" office:value-type="float" office:value="0.0000000580136488038681" calcext:value-type="float">
            <text:p>5.80136488038681E-08</text:p>
          </table:table-cell>
          <table:table-cell table:formula="of:=0.5*[.L12]*(([.L6]-[.K6])/([.L1]-[.K1]))^2" office:value-type="float" office:value="0.0000000866566331696889" calcext:value-type="float">
            <text:p>8.66566331696889E-08</text:p>
          </table:table-cell>
          <table:table-cell table:formula="of:=0.5*[.M12]*(([.M6]-[.L6])/([.M1]-[.L1]))^2" office:value-type="float" office:value="0.000000196859950415076" calcext:value-type="float">
            <text:p>1.96859950415076E-07</text:p>
          </table:table-cell>
          <table:table-cell table:formula="of:=0.5*[.N12]*(([.N6]-[.M6])/([.N1]-[.M1]))^2" office:value-type="float" office:value="0.000000756665059943277" calcext:value-type="float">
            <text:p>7.56665059943277E-07</text:p>
          </table:table-cell>
          <table:table-cell table:formula="of:=0.5*[.O12]*(([.O6]-[.N6])/([.O1]-[.N1]))^2" office:value-type="float" office:value="0.00000125550026592167" calcext:value-type="float">
            <text:p>1.25550026592167E-06</text:p>
          </table:table-cell>
          <table:table-cell table:formula="of:=0.5*[.P12]*(([.P6]-[.O6])/([.P1]-[.O1]))^2" office:value-type="float" office:value="0.0000000167019440699424" calcext:value-type="float">
            <text:p>1.67019440699424E-08</text:p>
          </table:table-cell>
          <table:table-cell table:formula="of:=0.5*[.Q12]*(([.Q6]-[.P6])/([.Q1]-[.P1]))^2" office:value-type="float" office:value="0.000000143509840955277" calcext:value-type="float">
            <text:p>1.43509840955277E-07</text:p>
          </table:table-cell>
          <table:table-cell table:formula="of:=0.5*[.R12]*(([.R6]-[.Q6])/([.R1]-[.Q1]))^2" office:value-type="float" office:value="0.00000000781857425340656" calcext:value-type="float">
            <text:p>7.81857425340656E-09</text:p>
          </table:table-cell>
          <table:table-cell table:formula="of:=0.5*[.S12]*(([.S6]-[.R6])/([.S1]-[.R1]))^2" office:value-type="float" office:value="0.000000000455467880491403" calcext:value-type="float">
            <text:p>4.55467880491403E-10</text:p>
          </table:table-cell>
          <table:table-cell table:formula="of:=0.5*[.T12]*(([.T6]-[.S6])/([.T1]-[.S1]))^2" office:value-type="float" office:value="0.0000000302122763582272" calcext:value-type="float">
            <text:p>3.02122763582272E-08</text:p>
          </table:table-cell>
          <table:table-cell table:formula="of:=0.5*[.U12]*(([.U6]-[.T6])/([.U1]-[.T1]))^2" office:value-type="float" office:value="0.000000235347530655022" calcext:value-type="float">
            <text:p>2.35347530655022E-07</text:p>
          </table:table-cell>
          <table:table-cell table:formula="of:=0.5*[.V12]*(([.V6]-[.U6])/([.V1]-[.U1]))^2" office:value-type="float" office:value="0.000000000245148343972537" calcext:value-type="float">
            <text:p>2.45148343972537E-10</text:p>
          </table:table-cell>
          <table:table-cell table:formula="of:=0.5*[.W12]*(([.W6]-[.V6])/([.W1]-[.V1]))^2" office:value-type="float" office:value="0.0000000513969086281201" calcext:value-type="float">
            <text:p>5.13969086281201E-08</text:p>
          </table:table-cell>
          <table:table-cell table:formula="of:=0.5*[.X12]*(([.X6]-[.W6])/([.X1]-[.W1]))^2" office:value-type="float" office:value="0.000000331103693495699" calcext:value-type="float">
            <text:p>3.31103693495699E-07</text:p>
          </table:table-cell>
          <table:table-cell table:formula="of:=0.5*[.Y12]*(([.Y6]-[.X6])/([.Y1]-[.X1]))^2" office:value-type="float" office:value="0.000000183382324017467" calcext:value-type="float">
            <text:p>1.83382324017467E-07</text:p>
          </table:table-cell>
          <table:table-cell table:formula="of:=0.5*[.Z12]*(([.Z6]-[.Y6])/([.Z1]-[.Y1]))^2" office:value-type="float" office:value="0.0000000442909134923497" calcext:value-type="float">
            <text:p>4.42909134923497E-08</text:p>
          </table:table-cell>
          <table:table-cell table:formula="of:=0.5*[.AA12]*(([.AA6]-[.Z6])/([.AA1]-[.Z1]))^2" office:value-type="float" office:value="0.00000000807006605102981" calcext:value-type="float">
            <text:p>8.07006605102981E-09</text:p>
          </table:table-cell>
          <table:table-cell table:formula="of:=0.5*[.AB12]*(([.AB6]-[.AA6])/([.AB1]-[.AA1]))^2" office:value-type="float" office:value="0.0000000514222705875161" calcext:value-type="float">
            <text:p>5.14222705875161E-08</text:p>
          </table:table-cell>
          <table:table-cell table:formula="of:=0.5*[.AC12]*(([.AC6]-[.AB6])/([.AC1]-[.AB1]))^2" office:value-type="float" office:value="0.000000843633854018733" calcext:value-type="float">
            <text:p>8.43633854018733E-07</text:p>
          </table:table-cell>
          <table:table-cell table:formula="of:=0.5*[.AD12]*(([.AD6]-[.AC6])/([.AD1]-[.AC1]))^2" office:value-type="float" office:value="0.00000000325080759951715" calcext:value-type="float">
            <text:p>3.25080759951715E-09</text:p>
          </table:table-cell>
          <table:table-cell table:formula="of:=0.5*[.AE12]*(([.AE6]-[.AD6])/([.AE1]-[.AD1]))^2" office:value-type="float" office:value="0.000000132301757515799" calcext:value-type="float">
            <text:p>1.32301757515799E-07</text:p>
          </table:table-cell>
          <table:table-cell table:formula="of:=0.5*[.AF12]*(([.AF6]-[.AE6])/([.AF1]-[.AE1]))^2" office:value-type="float" office:value="0.000000103128235759399" calcext:value-type="float">
            <text:p>1.03128235759399E-07</text:p>
          </table:table-cell>
          <table:table-cell table:formula="of:=0.5*[.AG12]*(([.AG6]-[.AF6])/([.AG1]-[.AF1]))^2" office:value-type="float" office:value="0.000000259408745732741" calcext:value-type="float">
            <text:p>2.59408745732741E-07</text:p>
          </table:table-cell>
          <table:table-cell table:formula="of:=0.5*[.AH12]*(([.AH6]-[.AG6])/([.AH1]-[.AG1]))^2" office:value-type="float" office:value="0.000000279878637463238" calcext:value-type="float">
            <text:p>2.79878637463238E-07</text:p>
          </table:table-cell>
          <table:table-cell table:formula="of:=0.5*[.AI12]*(([.AI6]-[.AH6])/([.AI1]-[.AH1]))^2" office:value-type="float" office:value="0.0000000244836172918743" calcext:value-type="float">
            <text:p>2.44836172918743E-08</text:p>
          </table:table-cell>
          <table:table-cell table:formula="of:=0.5*[.AJ12]*(([.AJ6]-[.AI6])/([.AJ1]-[.AI1]))^2" office:value-type="float" office:value="0.0000000281651047149953" calcext:value-type="float">
            <text:p>2.81651047149953E-08</text:p>
          </table:table-cell>
          <table:table-cell table:formula="of:=0.5*[.AK12]*(([.AK6]-[.AJ6])/([.AK1]-[.AJ1]))^2" office:value-type="float" office:value="0.000000108258462794361" calcext:value-type="float">
            <text:p>1.08258462794361E-07</text:p>
          </table:table-cell>
          <table:table-cell table:formula="of:=0.5*[.AL12]*(([.AL6]-[.AK6])/([.AL1]-[.AK1]))^2" office:value-type="float" office:value="0.000000125718962641462" calcext:value-type="float">
            <text:p>1.25718962641462E-07</text:p>
          </table:table-cell>
          <table:table-cell table:formula="of:=0.5*[.AM12]*(([.AM6]-[.AL6])/([.AM1]-[.AL1]))^2" office:value-type="float" office:value="0.0000000454515130959925" calcext:value-type="float">
            <text:p>4.54515130959925E-08</text:p>
          </table:table-cell>
          <table:table-cell table:formula="of:=0.5*[.AN12]*(([.AN6]-[.AM6])/([.AN1]-[.AM1]))^2" office:value-type="float" office:value="0.0000000102969723846018" calcext:value-type="float">
            <text:p>1.02969723846018E-08</text:p>
          </table:table-cell>
          <table:table-cell table:formula="of:=0.5*[.AO12]*(([.AO6]-[.AN6])/([.AO1]-[.AN1]))^2" office:value-type="float" office:value="0.0000000505604540296964" calcext:value-type="float">
            <text:p>5.05604540296964E-08</text:p>
          </table:table-cell>
          <table:table-cell table:formula="of:=0.5*[.AP12]*(([.AP6]-[.AO6])/([.AP1]-[.AO1]))^2" office:value-type="float" office:value="0.000000439305537533339" calcext:value-type="float">
            <text:p>4.39305537533339E-07</text:p>
          </table:table-cell>
          <table:table-cell table:formula="of:=0.5*[.AQ12]*(([.AQ6]-[.AP6])/([.AQ1]-[.AP1]))^2" office:value-type="float" office:value="0.00000000000629465449079247" calcext:value-type="float">
            <text:p>6.29465449079247E-12</text:p>
          </table:table-cell>
          <table:table-cell table:formula="of:=0.5*[.AR12]*(([.AR6]-[.AQ6])/([.AR1]-[.AQ1]))^2" office:value-type="float" office:value="0.0000000144585218966715" calcext:value-type="float">
            <text:p>1.44585218966715E-08</text:p>
          </table:table-cell>
          <table:table-cell table:formula="of:=0.5*[.AS12]*(([.AS6]-[.AR6])/([.AS1]-[.AR1]))^2" office:value-type="float" office:value="0.0000336587109549343" calcext:value-type="float">
            <text:p>3.36587109549343E-05</text:p>
          </table:table-cell>
          <table:table-cell table:formula="of:=0.5*[.AT12]*(([.AT6]-[.AS6])/([.AT1]-[.AS1]))^2" office:value-type="float" office:value="0.000000429060293673721" calcext:value-type="float">
            <text:p>4.29060293673721E-07</text:p>
          </table:table-cell>
          <table:table-cell table:formula="of:=0.5*[.AU12]*(([.AU6]-[.AT6])/([.AU1]-[.AT1]))^2" office:value-type="float" office:value="0.00000300283338567486" calcext:value-type="float">
            <text:p>3.00283338567486E-06</text:p>
          </table:table-cell>
          <table:table-cell table:formula="of:=0.5*[.AV12]*(([.AV6]-[.AU6])/([.AV1]-[.AU1]))^2" office:value-type="float" office:value="0.0000691224450021896" calcext:value-type="float">
            <text:p>6.91224450021896E-05</text:p>
          </table:table-cell>
          <table:table-cell table:formula="of:=0.5*[.AW12]*(([.AW6]-[.AV6])/([.AW1]-[.AV1]))^2" office:value-type="float" office:value="0.000456518381707821" calcext:value-type="float">
            <text:p>0.000456518381708</text:p>
          </table:table-cell>
          <table:table-cell table:formula="of:=0.5*[.AX12]*(([.AX6]-[.AW6])/([.AX1]-[.AW1]))^2" office:value-type="float" office:value="0.000608649003616305" calcext:value-type="float">
            <text:p>0.000608649003616</text:p>
          </table:table-cell>
          <table:table-cell table:formula="of:=0.5*[.AY12]*(([.AY6]-[.AX6])/([.AY1]-[.AX1]))^2" office:value-type="float" office:value="0.0000683761244724254" calcext:value-type="float">
            <text:p>6.83761244724254E-05</text:p>
          </table:table-cell>
          <table:table-cell table:formula="of:=0.5*[.AZ12]*(([.AZ6]-[.AY6])/([.AZ1]-[.AY1]))^2" office:value-type="float" office:value="0.000000843057428882471" calcext:value-type="float">
            <text:p>8.43057428882471E-07</text:p>
          </table:table-cell>
          <table:table-cell table:formula="of:=0.5*[.BA12]*(([.BA6]-[.AZ6])/([.BA1]-[.AZ1]))^2" office:value-type="float" office:value="0.000100464055152212" calcext:value-type="float">
            <text:p>0.000100464055152</text:p>
          </table:table-cell>
          <table:table-cell table:formula="of:=0.5*[.BB12]*(([.BB6]-[.BA6])/([.BB1]-[.BA1]))^2" office:value-type="float" office:value="0.000282073620879963" calcext:value-type="float">
            <text:p>0.00028207362088</text:p>
          </table:table-cell>
          <table:table-cell table:formula="of:=0.5*[.BC12]*(([.BC6]-[.BB6])/([.BC1]-[.BB1]))^2" office:value-type="float" office:value="0.00187749449324356" calcext:value-type="float">
            <text:p>0.001877494493244</text:p>
          </table:table-cell>
          <table:table-cell table:formula="of:=0.5*[.BD12]*(([.BD6]-[.BC6])/([.BD1]-[.BC1]))^2" office:value-type="float" office:value="0.00324592655038149" calcext:value-type="float">
            <text:p>0.003245926550381</text:p>
          </table:table-cell>
          <table:table-cell table:formula="of:=0.5*[.BE12]*(([.BE6]-[.BD6])/([.BE1]-[.BD1]))^2" office:value-type="float" office:value="0.0157523114106012" calcext:value-type="float">
            <text:p>0.015752311410601</text:p>
          </table:table-cell>
          <table:table-cell table:formula="of:=0.5*[.BF12]*(([.BF6]-[.BE6])/([.BF1]-[.BE1]))^2" office:value-type="float" office:value="0.000504234904572432" calcext:value-type="float">
            <text:p>0.000504234904572</text:p>
          </table:table-cell>
          <table:table-cell table:formula="of:=0.5*[.BG12]*(([.BG6]-[.BF6])/([.BG1]-[.BF1]))^2" office:value-type="float" office:value="0.0000438960379573596" calcext:value-type="float">
            <text:p>4.38960379573596E-05</text:p>
          </table:table-cell>
          <table:table-cell table:formula="of:=0.5*[.BH12]*(([.BH6]-[.BG6])/([.BH1]-[.BG1]))^2" office:value-type="float" office:value="0.00012214612397439" calcext:value-type="float">
            <text:p>0.000122146123974</text:p>
          </table:table-cell>
          <table:table-cell table:formula="of:=0.5*[.BI12]*(([.BI6]-[.BH6])/([.BI1]-[.BH1]))^2" office:value-type="float" office:value="0.0013329668685019" calcext:value-type="float">
            <text:p>0.001332966868502</text:p>
          </table:table-cell>
          <table:table-cell table:formula="of:=0.5*[.BJ12]*(([.BJ6]-[.BI6])/([.BJ1]-[.BI1]))^2" office:value-type="float" office:value="0.00104775932450825" calcext:value-type="float">
            <text:p>0.001047759324508</text:p>
          </table:table-cell>
          <table:table-cell table:formula="of:=0.5*[.BK12]*(([.BK6]-[.BJ6])/([.BK1]-[.BJ1]))^2" office:value-type="float" office:value="0.0354794086988849" calcext:value-type="float">
            <text:p>0.035479408698885</text:p>
          </table:table-cell>
          <table:table-cell table:formula="of:=0.5*[.BL12]*(([.BL6]-[.BK6])/([.BL1]-[.BK1]))^2" office:value-type="float" office:value="0.0525691762191846" calcext:value-type="float">
            <text:p>0.052569176219185</text:p>
          </table:table-cell>
          <table:table-cell table:formula="of:=0.5*[.BM12]*(([.BM6]-[.BL6])/([.BM1]-[.BL1]))^2" office:value-type="float" office:value="0.0102535993663025" calcext:value-type="float">
            <text:p>0.010253599366303</text:p>
          </table:table-cell>
          <table:table-cell table:formula="of:=0.5*[.BN12]*(([.BN6]-[.BM6])/([.BN1]-[.BM1]))^2" office:value-type="float" office:value="0.00138839253825839" calcext:value-type="float">
            <text:p>0.001388392538258</text:p>
          </table:table-cell>
          <table:table-cell table:formula="of:=0.5*[.BO12]*(([.BO6]-[.BN6])/([.BO1]-[.BN1]))^2" office:value-type="float" office:value="0.00000811906069631238" calcext:value-type="float">
            <text:p>8.11906069631238E-06</text:p>
          </table:table-cell>
          <table:table-cell table:formula="of:=0.5*[.BP12]*(([.BP6]-[.BO6])/([.BP1]-[.BO1]))^2" office:value-type="float" office:value="0.000488158662343302" calcext:value-type="float">
            <text:p>0.000488158662343</text:p>
          </table:table-cell>
          <table:table-cell table:formula="of:=0.5*[.BQ12]*(([.BQ6]-[.BP6])/([.BQ1]-[.BP1]))^2" office:value-type="float" office:value="0.00502820517358665" calcext:value-type="float">
            <text:p>0.005028205173587</text:p>
          </table:table-cell>
          <table:table-cell table:formula="of:=0.5*[.BR12]*(([.BR6]-[.BQ6])/([.BR1]-[.BQ1]))^2" office:value-type="float" office:value="0.0105231151600582" calcext:value-type="float">
            <text:p>0.010523115160058</text:p>
          </table:table-cell>
          <table:table-cell table:formula="of:=0.5*[.BS12]*(([.BS6]-[.BR6])/([.BS1]-[.BR1]))^2" office:value-type="float" office:value="0.000427454126295538" calcext:value-type="float">
            <text:p>0.000427454126296</text:p>
          </table:table-cell>
          <table:table-cell table:formula="of:=0.5*[.BT12]*(([.BT6]-[.BS6])/([.BT1]-[.BS1]))^2" office:value-type="float" office:value="0.0000579373442366803" calcext:value-type="float">
            <text:p>5.79373442366803E-05</text:p>
          </table:table-cell>
          <table:table-cell table:formula="of:=0.5*[.BU12]*(([.BU6]-[.BT6])/([.BU1]-[.BT1]))^2" office:value-type="float" office:value="0.0000371264792941036" calcext:value-type="float">
            <text:p>3.71264792941036E-05</text:p>
          </table:table-cell>
          <table:table-cell table:formula="of:=0.5*[.BV12]*(([.BV6]-[.BU6])/([.BV1]-[.BU1]))^2" office:value-type="float" office:value="0.0330567878161853" calcext:value-type="float">
            <text:p>0.033056787816185</text:p>
          </table:table-cell>
          <table:table-cell table:formula="of:=0.5*[.BW12]*(([.BW6]-[.BV6])/([.BW1]-[.BV1]))^2" office:value-type="float" office:value="0.00241705002129657" calcext:value-type="float">
            <text:p>0.002417050021297</text:p>
          </table:table-cell>
          <table:table-cell table:formula="of:=0.5*[.BX12]*(([.BX6]-[.BW6])/([.BX1]-[.BW1]))^2" office:value-type="float" office:value="0.0161399626497888" calcext:value-type="float">
            <text:p>0.016139962649789</text:p>
          </table:table-cell>
          <table:table-cell table:formula="of:=0.5*[.BY12]*(([.BY6]-[.BX6])/([.BY1]-[.BX1]))^2" office:value-type="float" office:value="0.0166892067882833" calcext:value-type="float">
            <text:p>0.016689206788283</text:p>
          </table:table-cell>
          <table:table-cell table:formula="of:=0.5*[.BZ12]*(([.BZ6]-[.BY6])/([.BZ1]-[.BY1]))^2" office:value-type="float" office:value="0.0111873966139999" calcext:value-type="float">
            <text:p>0.011187396614</text:p>
          </table:table-cell>
          <table:table-cell table:formula="of:=0.5*[.CA12]*(([.CA6]-[.BZ6])/([.CA1]-[.BZ1]))^2" office:value-type="float" office:value="0.00956579462388012" calcext:value-type="float">
            <text:p>0.00956579462388</text:p>
          </table:table-cell>
          <table:table-cell table:formula="of:=0.5*[.CB12]*(([.CB6]-[.CA6])/([.CB1]-[.CA1]))^2" office:value-type="float" office:value="0.0265677093979027" calcext:value-type="float">
            <text:p>0.026567709397903</text:p>
          </table:table-cell>
          <table:table-cell table:formula="of:=0.5*[.CC12]*(([.CC6]-[.CB6])/([.CC1]-[.CB1]))^2" office:value-type="float" office:value="0.020233778878524" calcext:value-type="float">
            <text:p>0.020233778878524</text:p>
          </table:table-cell>
          <table:table-cell table:formula="of:=0.5*[.CD12]*(([.CD6]-[.CC6])/([.CD1]-[.CC1]))^2" office:value-type="float" office:value="0.00329015115975589" calcext:value-type="float">
            <text:p>0.003290151159756</text:p>
          </table:table-cell>
          <table:table-cell table:formula="of:=0.5*[.CE12]*(([.CE6]-[.CD6])/([.CE1]-[.CD1]))^2" office:value-type="float" office:value="0.00000582821202051507" calcext:value-type="float">
            <text:p>5.82821202051507E-06</text:p>
          </table:table-cell>
          <table:table-cell table:formula="of:=0.5*[.CF12]*(([.CF6]-[.CE6])/([.CF1]-[.CE1]))^2" office:value-type="float" office:value="0.000184229517787183" calcext:value-type="float">
            <text:p>0.000184229517787</text:p>
          </table:table-cell>
          <table:table-cell table:formula="of:=0.5*[.CG12]*(([.CG6]-[.CF6])/([.CG1]-[.CF1]))^2" office:value-type="float" office:value="0.00130921235578757" calcext:value-type="float">
            <text:p>0.001309212355788</text:p>
          </table:table-cell>
          <table:table-cell table:formula="of:=0.5*[.CH12]*(([.CH6]-[.CG6])/([.CH1]-[.CG1]))^2" office:value-type="float" office:value="0.0164145499409471" calcext:value-type="float">
            <text:p>0.016414549940947</text:p>
          </table:table-cell>
          <table:table-cell table:formula="of:=0.5*[.CI12]*(([.CI6]-[.CH6])/([.CI1]-[.CH1]))^2" office:value-type="float" office:value="0.0106268822799493" calcext:value-type="float">
            <text:p>0.010626882279949</text:p>
          </table:table-cell>
          <table:table-cell table:formula="of:=0.5*[.CJ12]*(([.CJ6]-[.CI6])/([.CJ1]-[.CI1]))^2" office:value-type="float" office:value="0.0000987882340111985" calcext:value-type="float">
            <text:p>9.87882340111985E-05</text:p>
          </table:table-cell>
          <table:table-cell table:formula="of:=0.5*[.CK12]*(([.CK6]-[.CJ6])/([.CK1]-[.CJ1]))^2" office:value-type="float" office:value="0.0712350698229849" calcext:value-type="float">
            <text:p>0.071235069822985</text:p>
          </table:table-cell>
          <table:table-cell table:formula="of:=0.5*[.CL12]*(([.CL6]-[.CK6])/([.CL1]-[.CK1]))^2" office:value-type="float" office:value="0.0254821405070645" calcext:value-type="float">
            <text:p>0.025482140507065</text:p>
          </table:table-cell>
          <table:table-cell table:formula="of:=0.5*[.CM12]*(([.CM6]-[.CL6])/([.CM1]-[.CL1]))^2" office:value-type="float" office:value="0.00354755727509528" calcext:value-type="float">
            <text:p>0.003547557275095</text:p>
          </table:table-cell>
          <table:table-cell table:formula="of:=0.5*[.CN12]*(([.CN6]-[.CM6])/([.CN1]-[.CM1]))^2" office:value-type="float" office:value="0.0000480139908525005" calcext:value-type="float">
            <text:p>4.80139908525005E-05</text:p>
          </table:table-cell>
          <table:table-cell table:formula="of:=0.5*[.CO12]*(([.CO6]-[.CN6])/([.CO1]-[.CN1]))^2" office:value-type="float" office:value="0.00140085932520651" calcext:value-type="float">
            <text:p>0.001400859325207</text:p>
          </table:table-cell>
          <table:table-cell table:formula="of:=0.5*[.CP12]*(([.CP6]-[.CO6])/([.CP1]-[.CO1]))^2" office:value-type="float" office:value="0.0000829137600325978" calcext:value-type="float">
            <text:p>8.29137600325978E-05</text:p>
          </table:table-cell>
          <table:table-cell table:formula="of:=0.5*[.CQ12]*(([.CQ6]-[.CP6])/([.CQ1]-[.CP1]))^2" office:value-type="float" office:value="0.00338966471344893" calcext:value-type="float">
            <text:p>0.003389664713449</text:p>
          </table:table-cell>
          <table:table-cell table:formula="of:=0.5*[.CR12]*(([.CR6]-[.CQ6])/([.CR1]-[.CQ1]))^2" office:value-type="float" office:value="0.000149347404945471" calcext:value-type="float">
            <text:p>0.000149347404945</text:p>
          </table:table-cell>
          <table:table-cell table:formula="of:=0.5*[.CS12]*(([.CS6]-[.CR6])/([.CS1]-[.CR1]))^2" office:value-type="float" office:value="0.000135046704797118" calcext:value-type="float">
            <text:p>0.000135046704797</text:p>
          </table:table-cell>
          <table:table-cell table:formula="of:=0.5*[.CT12]*(([.CT6]-[.CS6])/([.CT1]-[.CS1]))^2" office:value-type="float" office:value="0.00838049363129133" calcext:value-type="float">
            <text:p>0.008380493631291</text:p>
          </table:table-cell>
          <table:table-cell table:formula="of:=0.5*[.CU12]*(([.CU6]-[.CT6])/([.CU1]-[.CT1]))^2" office:value-type="float" office:value="0.0290514225059559" calcext:value-type="float">
            <text:p>0.029051422505956</text:p>
          </table:table-cell>
          <table:table-cell table:formula="of:=0.5*[.CV12]*(([.CV6]-[.CU6])/([.CV1]-[.CU1]))^2" office:value-type="float" office:value="0.00929372229701445" calcext:value-type="float">
            <text:p>0.009293722297014</text:p>
          </table:table-cell>
          <table:table-cell table:formula="of:=0.5*[.CW12]*(([.CW6]-[.CV6])/([.CW1]-[.CV1]))^2" office:value-type="float" office:value="0.00114969365967015" calcext:value-type="float">
            <text:p>0.00114969365967</text:p>
          </table:table-cell>
          <table:table-cell table:formula="of:=0.5*[.CX12]*(([.CX6]-[.CW6])/([.CX1]-[.CW1]))^2" office:value-type="float" office:value="0.0000626063450177163" calcext:value-type="float">
            <text:p>6.26063450177163E-05</text:p>
          </table:table-cell>
          <table:table-cell table:formula="of:=0.5*[.CY12]*(([.CY6]-[.CX6])/([.CY1]-[.CX1]))^2" office:value-type="float" office:value="0.0000260934988267322" calcext:value-type="float">
            <text:p>2.60934988267322E-05</text:p>
          </table:table-cell>
          <table:table-cell table:formula="of:=0.5*[.CZ12]*(([.CZ6]-[.CY6])/([.CZ1]-[.CY1]))^2" office:value-type="float" office:value="0.0000286184232296008" calcext:value-type="float">
            <text:p>2.86184232296008E-05</text:p>
          </table:table-cell>
          <table:table-cell table:formula="of:=0.5*[.DA12]*(([.DA6]-[.CZ6])/([.DA1]-[.CZ1]))^2" office:value-type="float" office:value="0.000405968134445359" calcext:value-type="float">
            <text:p>0.000405968134445</text:p>
          </table:table-cell>
          <table:table-cell table:formula="of:=0.5*[.DB12]*(([.DB6]-[.DA6])/([.DB1]-[.DA1]))^2" office:value-type="float" office:value="0.00143387333959132" calcext:value-type="float">
            <text:p>0.001433873339591</text:p>
          </table:table-cell>
          <table:table-cell table:formula="of:=0.5*[.DC12]*(([.DC6]-[.DB6])/([.DC1]-[.DB1]))^2" office:value-type="float" office:value="0.000680962668374158" calcext:value-type="float">
            <text:p>0.000680962668374</text:p>
          </table:table-cell>
          <table:table-cell table:formula="of:=0.5*[.DD12]*(([.DD6]-[.DC6])/([.DD1]-[.DC1]))^2" office:value-type="float" office:value="0.00331229785051021" calcext:value-type="float">
            <text:p>0.00331229785051</text:p>
          </table:table-cell>
          <table:table-cell table:formula="of:=0.5*[.DE12]*(([.DE6]-[.DD6])/([.DE1]-[.DD1]))^2" office:value-type="float" office:value="0.0189303363569508" calcext:value-type="float">
            <text:p>0.018930336356951</text:p>
          </table:table-cell>
          <table:table-cell table:formula="of:=0.5*[.DF12]*(([.DF6]-[.DE6])/([.DF1]-[.DE1]))^2" office:value-type="float" office:value="0.00623322148022443" calcext:value-type="float">
            <text:p>0.006233221480224</text:p>
          </table:table-cell>
          <table:table-cell table:formula="of:=0.5*[.DG12]*(([.DG6]-[.DF6])/([.DG1]-[.DF1]))^2" office:value-type="float" office:value="0.0202646767278819" calcext:value-type="float">
            <text:p>0.020264676727882</text:p>
          </table:table-cell>
          <table:table-cell table:formula="of:=0.5*[.DH12]*(([.DH6]-[.DG6])/([.DH1]-[.DG1]))^2" office:value-type="float" office:value="0.00281036035939362" calcext:value-type="float">
            <text:p>0.002810360359394</text:p>
          </table:table-cell>
          <table:table-cell table:formula="of:=0.5*[.DI12]*(([.DI6]-[.DH6])/([.DI1]-[.DH1]))^2" office:value-type="float" office:value="0.00456269144110171" calcext:value-type="float">
            <text:p>0.004562691441102</text:p>
          </table:table-cell>
          <table:table-cell table:formula="of:=0.5*[.DJ12]*(([.DJ6]-[.DI6])/([.DJ1]-[.DI1]))^2" office:value-type="float" office:value="0.015402872496112" calcext:value-type="float">
            <text:p>0.015402872496112</text:p>
          </table:table-cell>
          <table:table-cell table:formula="of:=0.5*[.DK12]*(([.DK6]-[.DJ6])/([.DK1]-[.DJ1]))^2" office:value-type="float" office:value="0.000984726526654375" calcext:value-type="float">
            <text:p>0.000984726526654</text:p>
          </table:table-cell>
          <table:table-cell table:formula="of:=0.5*[.DL12]*(([.DL6]-[.DK6])/([.DL1]-[.DK1]))^2" office:value-type="float" office:value="0.00123099491503122" calcext:value-type="float">
            <text:p>0.001230994915031</text:p>
          </table:table-cell>
          <table:table-cell table:formula="of:=0.5*[.DM12]*(([.DM6]-[.DL6])/([.DM1]-[.DL1]))^2" office:value-type="float" office:value="0.00047393101509356" calcext:value-type="float">
            <text:p>0.000473931015094</text:p>
          </table:table-cell>
          <table:table-cell table:formula="of:=0.5*[.DN12]*(([.DN6]-[.DM6])/([.DN1]-[.DM1]))^2" office:value-type="float" office:value="0.00187439299081486" calcext:value-type="float">
            <text:p>0.001874392990815</text:p>
          </table:table-cell>
          <table:table-cell table:formula="of:=0.5*[.DO12]*(([.DO6]-[.DN6])/([.DO1]-[.DN1]))^2" office:value-type="float" office:value="0.0000835706900468685" calcext:value-type="float">
            <text:p>8.35706900468685E-05</text:p>
          </table:table-cell>
          <table:table-cell table:formula="of:=0.5*[.DP12]*(([.DP6]-[.DO6])/([.DP1]-[.DO1]))^2" office:value-type="float" office:value="0.00237684195346662" calcext:value-type="float">
            <text:p>0.002376841953467</text:p>
          </table:table-cell>
          <table:table-cell table:formula="of:=0.5*[.DQ12]*(([.DQ6]-[.DP6])/([.DQ1]-[.DP1]))^2" office:value-type="float" office:value="0.0073617009215173" calcext:value-type="float">
            <text:p>0.007361700921517</text:p>
          </table:table-cell>
          <table:table-cell table:formula="of:=0.5*[.DR12]*(([.DR6]-[.DQ6])/([.DR1]-[.DQ1]))^2" office:value-type="float" office:value="0.0308613636235286" calcext:value-type="float">
            <text:p>0.030861363623529</text:p>
          </table:table-cell>
          <table:table-cell table:formula="of:=0.5*[.DS12]*(([.DS6]-[.DR6])/([.DS1]-[.DR1]))^2" office:value-type="float" office:value="0.0337885767611299" calcext:value-type="float">
            <text:p>0.03378857676113</text:p>
          </table:table-cell>
          <table:table-cell table:formula="of:=0.5*[.DT12]*(([.DT6]-[.DS6])/([.DT1]-[.DS1]))^2" office:value-type="float" office:value="0.000437518129083724" calcext:value-type="float">
            <text:p>0.000437518129084</text:p>
          </table:table-cell>
          <table:table-cell table:formula="of:=0.5*[.DU12]*(([.DU6]-[.DT6])/([.DU1]-[.DT1]))^2" office:value-type="float" office:value="0.00160128765033371" calcext:value-type="float">
            <text:p>0.001601287650334</text:p>
          </table:table-cell>
          <table:table-cell table:formula="of:=0.5*[.DV12]*(([.DV6]-[.DU6])/([.DV1]-[.DU1]))^2" office:value-type="float" office:value="0.00759206697979116" calcext:value-type="float">
            <text:p>0.007592066979791</text:p>
          </table:table-cell>
          <table:table-cell table:formula="of:=0.5*[.DW12]*(([.DW6]-[.DV6])/([.DW1]-[.DV1]))^2" office:value-type="float" office:value="0.000263386742246919" calcext:value-type="float">
            <text:p>0.000263386742247</text:p>
          </table:table-cell>
          <table:table-cell table:formula="of:=0.5*[.DX12]*(([.DX6]-[.DW6])/([.DX1]-[.DW1]))^2" office:value-type="float" office:value="0.0000621744643521331" calcext:value-type="float">
            <text:p>6.21744643521331E-05</text:p>
          </table:table-cell>
          <table:table-cell table:formula="of:=0.5*[.DY12]*(([.DY6]-[.DX6])/([.DY1]-[.DX1]))^2" office:value-type="float" office:value="0.00670669745615106" calcext:value-type="float">
            <text:p>0.006706697456151</text:p>
          </table:table-cell>
          <table:table-cell table:formula="of:=0.5*[.DZ12]*(([.DZ6]-[.DY6])/([.DZ1]-[.DY1]))^2" office:value-type="float" office:value="0.000884047066557578" calcext:value-type="float">
            <text:p>0.000884047066558</text:p>
          </table:table-cell>
          <table:table-cell table:formula="of:=0.5*[.EA12]*(([.EA6]-[.DZ6])/([.EA1]-[.DZ1]))^2" office:value-type="float" office:value="0.0000138218165978599" calcext:value-type="float">
            <text:p>1.38218165978599E-05</text:p>
          </table:table-cell>
          <table:table-cell table:formula="of:=0.5*[.EB12]*(([.EB6]-[.EA6])/([.EB1]-[.EA1]))^2" office:value-type="float" office:value="0.0136691558674895" calcext:value-type="float">
            <text:p>0.01366915586749</text:p>
          </table:table-cell>
          <table:table-cell table:formula="of:=0.5*[.EC12]*(([.EC6]-[.EB6])/([.EC1]-[.EB1]))^2" office:value-type="float" office:value="0.0350746238293328" calcext:value-type="float">
            <text:p>0.035074623829333</text:p>
          </table:table-cell>
          <table:table-cell table:formula="of:=0.5*[.ED12]*(([.ED6]-[.EC6])/([.ED1]-[.EC1]))^2" office:value-type="float" office:value="0.00052607337996502" calcext:value-type="float">
            <text:p>0.000526073379965</text:p>
          </table:table-cell>
          <table:table-cell table:formula="of:=0.5*[.EE12]*(([.EE6]-[.ED6])/([.EE1]-[.ED1]))^2" office:value-type="float" office:value="0.000442861831278718" calcext:value-type="float">
            <text:p>0.000442861831279</text:p>
          </table:table-cell>
          <table:table-cell table:formula="of:=0.5*[.EF12]*(([.EF6]-[.EE6])/([.EF1]-[.EE1]))^2" office:value-type="float" office:value="0.000418634752076633" calcext:value-type="float">
            <text:p>0.000418634752077</text:p>
          </table:table-cell>
          <table:table-cell table:formula="of:=0.5*[.EG12]*(([.EG6]-[.EF6])/([.EG1]-[.EF1]))^2" office:value-type="float" office:value="0.00258793894108528" calcext:value-type="float">
            <text:p>0.002587938941085</text:p>
          </table:table-cell>
          <table:table-cell table:formula="of:=0.5*[.EH12]*(([.EH6]-[.EG6])/([.EH1]-[.EG1]))^2" office:value-type="float" office:value="0.00297412484269565" calcext:value-type="float">
            <text:p>0.002974124842696</text:p>
          </table:table-cell>
          <table:table-cell table:formula="of:=0.5*[.EI12]*(([.EI6]-[.EH6])/([.EI1]-[.EH1]))^2" office:value-type="float" office:value="0.00169286444374164" calcext:value-type="float">
            <text:p>0.001692864443742</text:p>
          </table:table-cell>
          <table:table-cell table:formula="of:=0.5*[.EJ12]*(([.EJ6]-[.EI6])/([.EJ1]-[.EI1]))^2" office:value-type="float" office:value="0.000149843096047613" calcext:value-type="float">
            <text:p>0.000149843096048</text:p>
          </table:table-cell>
          <table:table-cell table:formula="of:=0.5*[.EK12]*(([.EK6]-[.EJ6])/([.EK1]-[.EJ1]))^2" office:value-type="float" office:value="0.0000884428910515311" calcext:value-type="float">
            <text:p>8.84428910515311E-05</text:p>
          </table:table-cell>
          <table:table-cell table:formula="of:=0.5*[.EL12]*(([.EL6]-[.EK6])/([.EL1]-[.EK1]))^2" office:value-type="float" office:value="0.0259177795983245" calcext:value-type="float">
            <text:p>0.025917779598325</text:p>
          </table:table-cell>
          <table:table-cell table:formula="of:=0.5*[.EM12]*(([.EM6]-[.EL6])/([.EM1]-[.EL1]))^2" office:value-type="float" office:value="0.00150622258031963" calcext:value-type="float">
            <text:p>0.00150622258032</text:p>
          </table:table-cell>
          <table:table-cell table:formula="of:=0.5*[.EN12]*(([.EN6]-[.EM6])/([.EN1]-[.EM1]))^2" office:value-type="float" office:value="0.00567307636876129" calcext:value-type="float">
            <text:p>0.005673076368761</text:p>
          </table:table-cell>
          <table:table-cell table:formula="of:=0.5*[.EO12]*(([.EO6]-[.EN6])/([.EO1]-[.EN1]))^2" office:value-type="float" office:value="0.0020729496170003" calcext:value-type="float">
            <text:p>0.002072949617</text:p>
          </table:table-cell>
          <table:table-cell table:formula="of:=0.5*[.EP12]*(([.EP6]-[.EO6])/([.EP1]-[.EO1]))^2" office:value-type="float" office:value="0.00420237877408584" calcext:value-type="float">
            <text:p>0.004202378774086</text:p>
          </table:table-cell>
          <table:table-cell table:formula="of:=0.5*[.EQ12]*(([.EQ6]-[.EP6])/([.EQ1]-[.EP1]))^2" office:value-type="float" office:value="0.0202622888447381" calcext:value-type="float">
            <text:p>0.020262288844738</text:p>
          </table:table-cell>
          <table:table-cell table:formula="of:=0.5*[.ER12]*(([.ER6]-[.EQ6])/([.ER1]-[.EQ1]))^2" office:value-type="float" office:value="0.000663138614534938" calcext:value-type="float">
            <text:p>0.000663138614535</text:p>
          </table:table-cell>
          <table:table-cell table:formula="of:=0.5*[.ES12]*(([.ES6]-[.ER6])/([.ES1]-[.ER1]))^2" office:value-type="float" office:value="0.00134937625636795" calcext:value-type="float">
            <text:p>0.001349376256368</text:p>
          </table:table-cell>
          <table:table-cell table:formula="of:=0.5*[.ET12]*(([.ET6]-[.ES6])/([.ET1]-[.ES1]))^2" office:value-type="float" office:value="0.00000166958736094696" calcext:value-type="float">
            <text:p>1.66958736094696E-06</text:p>
          </table:table-cell>
          <table:table-cell table:formula="of:=0.5*[.EU12]*(([.EU6]-[.ET6])/([.EU1]-[.ET1]))^2" office:value-type="float" office:value="0.000356059735113085" calcext:value-type="float">
            <text:p>0.000356059735113</text:p>
          </table:table-cell>
          <table:table-cell table:formula="of:=0.5*[.EV12]*(([.EV6]-[.EU6])/([.EV1]-[.EU1]))^2" office:value-type="float" office:value="0.000192324944469607" calcext:value-type="float">
            <text:p>0.00019232494447</text:p>
          </table:table-cell>
          <table:table-cell table:formula="of:=0.5*[.EW12]*(([.EW6]-[.EV6])/([.EW1]-[.EV1]))^2" office:value-type="float" office:value="0.0193420995237229" calcext:value-type="float">
            <text:p>0.019342099523723</text:p>
          </table:table-cell>
          <table:table-cell table:formula="of:=0.5*[.EX12]*(([.EX6]-[.EW6])/([.EX1]-[.EW1]))^2" office:value-type="float" office:value="0.00444974191926813" calcext:value-type="float">
            <text:p>0.004449741919268</text:p>
          </table:table-cell>
          <table:table-cell table:formula="of:=0.5*[.EY12]*(([.EY6]-[.EX6])/([.EY1]-[.EX1]))^2" office:value-type="float" office:value="0.00092456071505734" calcext:value-type="float">
            <text:p>0.000924560715057</text:p>
          </table:table-cell>
          <table:table-cell table:formula="of:=0.5*[.EZ12]*(([.EZ6]-[.EY6])/([.EZ1]-[.EY1]))^2" office:value-type="float" office:value="0.0000136080546672665" calcext:value-type="float">
            <text:p>1.36080546672665E-05</text:p>
          </table:table-cell>
          <table:table-cell table:formula="of:=0.5*[.FA12]*(([.FA6]-[.EZ6])/([.FA1]-[.EZ1]))^2" office:value-type="float" office:value="0.000517745410809626" calcext:value-type="float">
            <text:p>0.00051774541081</text:p>
          </table:table-cell>
          <table:table-cell table:formula="of:=0.5*[.FB12]*(([.FB6]-[.FA6])/([.FB1]-[.FA1]))^2" office:value-type="float" office:value="0.00137734854521368" calcext:value-type="float">
            <text:p>0.001377348545214</text:p>
          </table:table-cell>
          <table:table-cell table:formula="of:=0.5*[.FC12]*(([.FC6]-[.FB6])/([.FC1]-[.FB1]))^2" office:value-type="float" office:value="0.00778235688604974" calcext:value-type="float">
            <text:p>0.00778235688605</text:p>
          </table:table-cell>
          <table:table-cell table:formula="of:=0.5*[.FD12]*(([.FD6]-[.FC6])/([.FD1]-[.FC1]))^2" office:value-type="float" office:value="0.0230825930766303" calcext:value-type="float">
            <text:p>0.02308259307663</text:p>
          </table:table-cell>
          <table:table-cell table:formula="of:=0.5*[.FE12]*(([.FE6]-[.FD6])/([.FE1]-[.FD1]))^2" office:value-type="float" office:value="0.0337289354917243" calcext:value-type="float">
            <text:p>0.033728935491724</text:p>
          </table:table-cell>
          <table:table-cell table:formula="of:=0.5*[.FF12]*(([.FF6]-[.FE6])/([.FF1]-[.FE1]))^2" office:value-type="float" office:value="0.000468748239604207" calcext:value-type="float">
            <text:p>0.000468748239604</text:p>
          </table:table-cell>
          <table:table-cell table:formula="of:=0.5*[.FG12]*(([.FG6]-[.FF6])/([.FG1]-[.FF1]))^2" office:value-type="float" office:value="0.000207571972864049" calcext:value-type="float">
            <text:p>0.000207571972864</text:p>
          </table:table-cell>
          <table:table-cell table:formula="of:=0.5*[.FH12]*(([.FH6]-[.FG6])/([.FH1]-[.FG1]))^2" office:value-type="float" office:value="0.000574888850128015" calcext:value-type="float">
            <text:p>0.000574888850128</text:p>
          </table:table-cell>
          <table:table-cell table:formula="of:=0.5*[.FI12]*(([.FI6]-[.FH6])/([.FI1]-[.FH1]))^2" office:value-type="float" office:value="0.000342709724553897" calcext:value-type="float">
            <text:p>0.000342709724554</text:p>
          </table:table-cell>
          <table:table-cell table:formula="of:=0.5*[.FJ12]*(([.FJ6]-[.FI6])/([.FJ1]-[.FI1]))^2" office:value-type="float" office:value="0.000281626425261265" calcext:value-type="float">
            <text:p>0.000281626425261</text:p>
          </table:table-cell>
          <table:table-cell table:formula="of:=0.5*[.FK12]*(([.FK6]-[.FJ6])/([.FK1]-[.FJ1]))^2" office:value-type="float" office:value="0.0001647131274768" calcext:value-type="float">
            <text:p>0.000164713127477</text:p>
          </table:table-cell>
          <table:table-cell table:formula="of:=0.5*[.FL12]*(([.FL6]-[.FK6])/([.FL1]-[.FK1]))^2" office:value-type="float" office:value="0.000234524283648105" calcext:value-type="float">
            <text:p>0.000234524283648</text:p>
          </table:table-cell>
          <table:table-cell table:formula="of:=0.5*[.FM12]*(([.FM6]-[.FL6])/([.FM1]-[.FL1]))^2" office:value-type="float" office:value="0.0179046356822245" calcext:value-type="float">
            <text:p>0.017904635682225</text:p>
          </table:table-cell>
          <table:table-cell table:formula="of:=0.5*[.FN12]*(([.FN6]-[.FM6])/([.FN1]-[.FM1]))^2" office:value-type="float" office:value="0.00300216695381866" calcext:value-type="float">
            <text:p>0.003002166953819</text:p>
          </table:table-cell>
          <table:table-cell table:formula="of:=0.5*[.FO12]*(([.FO6]-[.FN6])/([.FO1]-[.FN1]))^2" office:value-type="float" office:value="0.0277924575715912" calcext:value-type="float">
            <text:p>0.027792457571591</text:p>
          </table:table-cell>
          <table:table-cell table:formula="of:=0.5*[.FP12]*(([.FP6]-[.FO6])/([.FP1]-[.FO1]))^2" office:value-type="float" office:value="0.00845231138718258" calcext:value-type="float">
            <text:p>0.008452311387183</text:p>
          </table:table-cell>
          <table:table-cell table:formula="of:=0.5*[.FQ12]*(([.FQ6]-[.FP6])/([.FQ1]-[.FP1]))^2" office:value-type="float" office:value="0.00232559696730751" calcext:value-type="float">
            <text:p>0.002325596967308</text:p>
          </table:table-cell>
          <table:table-cell table:formula="of:=0.5*[.FR12]*(([.FR6]-[.FQ6])/([.FR1]-[.FQ1]))^2" office:value-type="float" office:value="0.00342177019687885" calcext:value-type="float">
            <text:p>0.003421770196879</text:p>
          </table:table-cell>
          <table:table-cell table:formula="of:=0.5*[.FS12]*(([.FS6]-[.FR6])/([.FS1]-[.FR1]))^2" office:value-type="float" office:value="0.00954567855061338" calcext:value-type="float">
            <text:p>0.009545678550613</text:p>
          </table:table-cell>
          <table:table-cell table:formula="of:=0.5*[.FT12]*(([.FT6]-[.FS6])/([.FT1]-[.FS1]))^2" office:value-type="float" office:value="0.0000333688672349299" calcext:value-type="float">
            <text:p>3.33688672349299E-05</text:p>
          </table:table-cell>
          <table:table-cell table:formula="of:=0.5*[.FU12]*(([.FU6]-[.FT6])/([.FU1]-[.FT1]))^2" office:value-type="float" office:value="0.000502464996518858" calcext:value-type="float">
            <text:p>0.000502464996519</text:p>
          </table:table-cell>
          <table:table-cell table:formula="of:=0.5*[.FV12]*(([.FV6]-[.FU6])/([.FV1]-[.FU1]))^2" office:value-type="float" office:value="0.000593766559396941" calcext:value-type="float">
            <text:p>0.000593766559397</text:p>
          </table:table-cell>
          <table:table-cell table:formula="of:=0.5*[.FW12]*(([.FW6]-[.FV6])/([.FW1]-[.FV1]))^2" office:value-type="float" office:value="0.00000107976606666479" calcext:value-type="float">
            <text:p>1.07976606666479E-06</text:p>
          </table:table-cell>
          <table:table-cell table:formula="of:=0.5*[.FX12]*(([.FX6]-[.FW6])/([.FX1]-[.FW1]))^2" office:value-type="float" office:value="0.00270996083672726" calcext:value-type="float">
            <text:p>0.002709960836727</text:p>
          </table:table-cell>
          <table:table-cell table:formula="of:=0.5*[.FY12]*(([.FY6]-[.FX6])/([.FY1]-[.FX1]))^2" office:value-type="float" office:value="0.0180155167069032" calcext:value-type="float">
            <text:p>0.018015516706903</text:p>
          </table:table-cell>
          <table:table-cell table:formula="of:=0.5*[.FZ12]*(([.FZ6]-[.FY6])/([.FZ1]-[.FY1]))^2" office:value-type="float" office:value="0.0758562670992029" calcext:value-type="float">
            <text:p>0.075856267099203</text:p>
          </table:table-cell>
          <table:table-cell table:formula="of:=0.5*[.GA12]*(([.GA6]-[.FZ6])/([.GA1]-[.FZ1]))^2" office:value-type="float" office:value="0.00124726526679852" calcext:value-type="float">
            <text:p>0.001247265266799</text:p>
          </table:table-cell>
          <table:table-cell table:formula="of:=0.5*[.GB12]*(([.GB6]-[.GA6])/([.GB1]-[.GA1]))^2" office:value-type="float" office:value="0.0593994932913818" calcext:value-type="float">
            <text:p>0.059399493291382</text:p>
          </table:table-cell>
          <table:table-cell table:formula="of:=0.5*[.GC12]*(([.GC6]-[.GB6])/([.GC1]-[.GB1]))^2" office:value-type="float" office:value="0.0273006789439273" calcext:value-type="float">
            <text:p>0.027300678943927</text:p>
          </table:table-cell>
          <table:table-cell table:formula="of:=0.5*[.GD12]*(([.GD6]-[.GC6])/([.GD1]-[.GC1]))^2" office:value-type="float" office:value="0.0117651284203037" calcext:value-type="float">
            <text:p>0.011765128420304</text:p>
          </table:table-cell>
          <table:table-cell table:formula="of:=0.5*[.GE12]*(([.GE6]-[.GD6])/([.GE1]-[.GD1]))^2" office:value-type="float" office:value="0.00551637257712787" calcext:value-type="float">
            <text:p>0.005516372577128</text:p>
          </table:table-cell>
          <table:table-cell table:formula="of:=0.5*[.GF12]*(([.GF6]-[.GE6])/([.GF1]-[.GE1]))^2" office:value-type="float" office:value="0.0104690029806804" calcext:value-type="float">
            <text:p>0.01046900298068</text:p>
          </table:table-cell>
          <table:table-cell table:formula="of:=0.5*[.GG12]*(([.GG6]-[.GF6])/([.GG1]-[.GF1]))^2" office:value-type="float" office:value="0.000369752843216887" calcext:value-type="float">
            <text:p>0.000369752843217</text:p>
          </table:table-cell>
          <table:table-cell table:formula="of:=0.5*[.GH12]*(([.GH6]-[.GG6])/([.GH1]-[.GG1]))^2" office:value-type="float" office:value="0.000747431594210095" calcext:value-type="float">
            <text:p>0.00074743159421</text:p>
          </table:table-cell>
          <table:table-cell table:formula="of:=0.5*[.GI12]*(([.GI6]-[.GH6])/([.GI1]-[.GH1]))^2" office:value-type="float" office:value="0.0000787278832773712" calcext:value-type="float">
            <text:p>7.87278832773712E-05</text:p>
          </table:table-cell>
          <table:table-cell table:formula="of:=0.5*[.GJ12]*(([.GJ6]-[.GI6])/([.GJ1]-[.GI1]))^2" office:value-type="float" office:value="0.000190835433790731" calcext:value-type="float">
            <text:p>0.000190835433791</text:p>
          </table:table-cell>
          <table:table-cell table:formula="of:=0.5*[.GK12]*(([.GK6]-[.GJ6])/([.GK1]-[.GJ1]))^2" office:value-type="float" office:value="0.00270906818138119" calcext:value-type="float">
            <text:p>0.002709068181381</text:p>
          </table:table-cell>
          <table:table-cell table:formula="of:=0.5*[.GL12]*(([.GL6]-[.GK6])/([.GL1]-[.GK1]))^2" office:value-type="float" office:value="0.00036404371424053" calcext:value-type="float">
            <text:p>0.000364043714241</text:p>
          </table:table-cell>
          <table:table-cell table:formula="of:=0.5*[.GM12]*(([.GM6]-[.GL6])/([.GM1]-[.GL1]))^2" office:value-type="float" office:value="0.00548776301122109" calcext:value-type="float">
            <text:p>0.005487763011221</text:p>
          </table:table-cell>
          <table:table-cell table:formula="of:=0.5*[.GN12]*(([.GN6]-[.GM6])/([.GN1]-[.GM1]))^2" office:value-type="float" office:value="0.0332746106388768" calcext:value-type="float">
            <text:p>0.033274610638877</text:p>
          </table:table-cell>
          <table:table-cell table:formula="of:=0.5*[.GO12]*(([.GO6]-[.GN6])/([.GO1]-[.GN1]))^2" office:value-type="float" office:value="0.00280054861363142" calcext:value-type="float">
            <text:p>0.002800548613631</text:p>
          </table:table-cell>
          <table:table-cell table:formula="of:=0.5*[.GP12]*(([.GP6]-[.GO6])/([.GP1]-[.GO1]))^2" office:value-type="float" office:value="0.000389375721129025" calcext:value-type="float">
            <text:p>0.000389375721129</text:p>
          </table:table-cell>
          <table:table-cell table:formula="of:=0.5*[.GQ12]*(([.GQ6]-[.GP6])/([.GQ1]-[.GP1]))^2" office:value-type="float" office:value="0.0000349823999008603" calcext:value-type="float">
            <text:p>3.49823999008603E-05</text:p>
          </table:table-cell>
          <table:table-cell table:formula="of:=0.5*[.GR12]*(([.GR6]-[.GQ6])/([.GR1]-[.GQ1]))^2" office:value-type="float" office:value="0.0000551770976863719" calcext:value-type="float">
            <text:p>5.51770976863719E-05</text:p>
          </table:table-cell>
          <table:table-cell table:formula="of:=0.5*[.GS12]*(([.GS6]-[.GR6])/([.GS1]-[.GR1]))^2" office:value-type="float" office:value="0.00164304939954374" calcext:value-type="float">
            <text:p>0.001643049399544</text:p>
          </table:table-cell>
          <table:table-cell table:formula="of:=0.5*[.GT12]*(([.GT6]-[.GS6])/([.GT1]-[.GS1]))^2" office:value-type="float" office:value="0.0332110052144413" calcext:value-type="float">
            <text:p>0.033211005214441</text:p>
          </table:table-cell>
          <table:table-cell table:formula="of:=0.5*[.GU12]*(([.GU6]-[.GT6])/([.GU1]-[.GT1]))^2" office:value-type="float" office:value="0.0084879905355799" calcext:value-type="float">
            <text:p>0.00848799053558</text:p>
          </table:table-cell>
          <table:table-cell table:formula="of:=0.5*[.GV12]*(([.GV6]-[.GU6])/([.GV1]-[.GU1]))^2" office:value-type="float" office:value="0.0304634662305589" calcext:value-type="float">
            <text:p>0.030463466230559</text:p>
          </table:table-cell>
          <table:table-cell table:formula="of:=0.5*[.GW12]*(([.GW6]-[.GV6])/([.GW1]-[.GV1]))^2" office:value-type="float" office:value="0.00000717355226611762" calcext:value-type="float">
            <text:p>7.17355226611762E-06</text:p>
          </table:table-cell>
          <table:table-cell table:formula="of:=0.5*[.GX12]*(([.GX6]-[.GW6])/([.GX1]-[.GW1]))^2" office:value-type="float" office:value="0.00292770622996476" calcext:value-type="float">
            <text:p>0.002927706229965</text:p>
          </table:table-cell>
          <table:table-cell table:formula="of:=0.5*[.GY12]*(([.GY6]-[.GX6])/([.GY1]-[.GX1]))^2" office:value-type="float" office:value="0.00224044096664829" calcext:value-type="float">
            <text:p>0.002240440966648</text:p>
          </table:table-cell>
          <table:table-cell table:formula="of:=0.5*[.GZ12]*(([.GZ6]-[.GY6])/([.GZ1]-[.GY1]))^2" office:value-type="float" office:value="0.00115130231402443" calcext:value-type="float">
            <text:p>0.001151302314024</text:p>
          </table:table-cell>
          <table:table-cell table:formula="of:=0.5*[.HA12]*(([.HA6]-[.GZ6])/([.HA1]-[.GZ1]))^2" office:value-type="float" office:value="0.000479274670081924" calcext:value-type="float">
            <text:p>0.000479274670082</text:p>
          </table:table-cell>
          <table:table-cell table:formula="of:=0.5*[.HB12]*(([.HB6]-[.HA6])/([.HB1]-[.HA1]))^2" office:value-type="float" office:value="0.0000841849174427363" calcext:value-type="float">
            <text:p>8.41849174427363E-05</text:p>
          </table:table-cell>
          <table:table-cell table:formula="of:=0.5*[.HC12]*(([.HC6]-[.HB6])/([.HC1]-[.HB1]))^2" office:value-type="float" office:value="0.00257478832782484" calcext:value-type="float">
            <text:p>0.002574788327825</text:p>
          </table:table-cell>
          <table:table-cell table:formula="of:=0.5*[.HD12]*(([.HD6]-[.HC6])/([.HD1]-[.HC1]))^2" office:value-type="float" office:value="0.00238691637764478" calcext:value-type="float">
            <text:p>0.002386916377645</text:p>
          </table:table-cell>
          <table:table-cell table:formula="of:=0.5*[.HE12]*(([.HE6]-[.HD6])/([.HE1]-[.HD1]))^2" office:value-type="float" office:value="0.00127906023472748" calcext:value-type="float">
            <text:p>0.001279060234727</text:p>
          </table:table-cell>
          <table:table-cell table:formula="of:=0.5*[.HF12]*(([.HF6]-[.HE6])/([.HF1]-[.HE1]))^2" office:value-type="float" office:value="0.0505120948416695" calcext:value-type="float">
            <text:p>0.05051209484167</text:p>
          </table:table-cell>
          <table:table-cell table:formula="of:=0.5*[.HG12]*(([.HG6]-[.HF6])/([.HG1]-[.HF1]))^2" office:value-type="float" office:value="0.055523248276973" calcext:value-type="float">
            <text:p>0.055523248276973</text:p>
          </table:table-cell>
          <table:table-cell table:formula="of:=0.5*[.HH12]*(([.HH6]-[.HG6])/([.HH1]-[.HG1]))^2" office:value-type="float" office:value="0.00201518804401574" calcext:value-type="float">
            <text:p>0.002015188044016</text:p>
          </table:table-cell>
          <table:table-cell table:formula="of:=0.5*[.HI12]*(([.HI6]-[.HH6])/([.HI1]-[.HH1]))^2" office:value-type="float" office:value="0.0443946449127344" calcext:value-type="float">
            <text:p>0.044394644912734</text:p>
          </table:table-cell>
          <table:table-cell table:formula="of:=0.5*[.HJ12]*(([.HJ6]-[.HI6])/([.HJ1]-[.HI1]))^2" office:value-type="float" office:value="0.0109272638402857" calcext:value-type="float">
            <text:p>0.010927263840286</text:p>
          </table:table-cell>
          <table:table-cell table:formula="of:=0.5*[.HK12]*(([.HK6]-[.HJ6])/([.HK1]-[.HJ1]))^2" office:value-type="float" office:value="0.00330736660458445" calcext:value-type="float">
            <text:p>0.003307366604584</text:p>
          </table:table-cell>
          <table:table-cell table:formula="of:=0.5*[.HL12]*(([.HL6]-[.HK6])/([.HL1]-[.HK1]))^2" office:value-type="float" office:value="0.0000956383652048293" calcext:value-type="float">
            <text:p>9.56383652048293E-05</text:p>
          </table:table-cell>
          <table:table-cell table:formula="of:=0.5*[.HM12]*(([.HM6]-[.HL6])/([.HM1]-[.HL1]))^2" office:value-type="float" office:value="0.000110311618465863" calcext:value-type="float">
            <text:p>0.000110311618466</text:p>
          </table:table-cell>
          <table:table-cell table:formula="of:=0.5*[.HN12]*(([.HN6]-[.HM6])/([.HN1]-[.HM1]))^2" office:value-type="float" office:value="0.000516381140793256" calcext:value-type="float">
            <text:p>0.000516381140793</text:p>
          </table:table-cell>
          <table:table-cell table:formula="of:=0.5*[.HO12]*(([.HO6]-[.HN6])/([.HO1]-[.HN1]))^2" office:value-type="float" office:value="0.00135610071573058" calcext:value-type="float">
            <text:p>0.001356100715731</text:p>
          </table:table-cell>
          <table:table-cell table:formula="of:=0.5*[.HP12]*(([.HP6]-[.HO6])/([.HP1]-[.HO1]))^2" office:value-type="float" office:value="0.000202129175972044" calcext:value-type="float">
            <text:p>0.000202129175972</text:p>
          </table:table-cell>
          <table:table-cell table:formula="of:=0.5*[.HQ12]*(([.HQ6]-[.HP6])/([.HQ1]-[.HP1]))^2" office:value-type="float" office:value="0.000858680991541351" calcext:value-type="float">
            <text:p>0.000858680991541</text:p>
          </table:table-cell>
          <table:table-cell table:formula="of:=0.5*[.HR12]*(([.HR6]-[.HQ6])/([.HR1]-[.HQ1]))^2" office:value-type="float" office:value="0.0172439450597498" calcext:value-type="float">
            <text:p>0.01724394505975</text:p>
          </table:table-cell>
          <table:table-cell table:formula="of:=0.5*[.HS12]*(([.HS6]-[.HR6])/([.HS1]-[.HR1]))^2" office:value-type="float" office:value="0.00856428749741569" calcext:value-type="float">
            <text:p>0.008564287497416</text:p>
          </table:table-cell>
          <table:table-cell table:formula="of:=0.5*[.HT12]*(([.HT6]-[.HS6])/([.HT1]-[.HS1]))^2" office:value-type="float" office:value="0.000181877949051415" calcext:value-type="float">
            <text:p>0.000181877949051</text:p>
          </table:table-cell>
          <table:table-cell table:formula="of:=0.5*[.HU12]*(([.HU6]-[.HT6])/([.HU1]-[.HT1]))^2" office:value-type="float" office:value="0.0000540189974305063" calcext:value-type="float">
            <text:p>5.40189974305063E-05</text:p>
          </table:table-cell>
          <table:table-cell table:formula="of:=0.5*[.HV12]*(([.HV6]-[.HU6])/([.HV1]-[.HU1]))^2" office:value-type="float" office:value="0.00245612214741848" calcext:value-type="float">
            <text:p>0.002456122147418</text:p>
          </table:table-cell>
          <table:table-cell table:formula="of:=0.5*[.HW12]*(([.HW6]-[.HV6])/([.HW1]-[.HV1]))^2" office:value-type="float" office:value="0.00152889049575358" calcext:value-type="float">
            <text:p>0.001528890495754</text:p>
          </table:table-cell>
          <table:table-cell table:formula="of:=0.5*[.HX12]*(([.HX6]-[.HW6])/([.HX1]-[.HW1]))^2" office:value-type="float" office:value="0.0189191362073831" calcext:value-type="float">
            <text:p>0.018919136207383</text:p>
          </table:table-cell>
          <table:table-cell table:formula="of:=0.5*[.HY12]*(([.HY6]-[.HX6])/([.HY1]-[.HX1]))^2" office:value-type="float" office:value="0.0185742482502179" calcext:value-type="float">
            <text:p>0.018574248250218</text:p>
          </table:table-cell>
          <table:table-cell table:formula="of:=0.5*[.HZ12]*(([.HZ6]-[.HY6])/([.HZ1]-[.HY1]))^2" office:value-type="float" office:value="0.0138119548586184" calcext:value-type="float">
            <text:p>0.013811954858618</text:p>
          </table:table-cell>
          <table:table-cell table:formula="of:=0.5*[.IA12]*(([.IA6]-[.HZ6])/([.IA1]-[.HZ1]))^2" office:value-type="float" office:value="0.00645202757380649" calcext:value-type="float">
            <text:p>0.006452027573806</text:p>
          </table:table-cell>
          <table:table-cell table:formula="of:=0.5*[.IB12]*(([.IB6]-[.IA6])/([.IB1]-[.IA1]))^2" office:value-type="float" office:value="0.00230850378038113" calcext:value-type="float">
            <text:p>0.002308503780381</text:p>
          </table:table-cell>
          <table:table-cell table:formula="of:=0.5*[.IC12]*(([.IC6]-[.IB6])/([.IC1]-[.IB1]))^2" office:value-type="float" office:value="0.044463016614401" calcext:value-type="float">
            <text:p>0.044463016614401</text:p>
          </table:table-cell>
          <table:table-cell table:formula="of:=0.5*[.ID12]*(([.ID6]-[.IC6])/([.ID1]-[.IC1]))^2" office:value-type="float" office:value="0.000928459995619548" calcext:value-type="float">
            <text:p>0.00092845999562</text:p>
          </table:table-cell>
          <table:table-cell table:formula="of:=0.5*[.IE12]*(([.IE6]-[.ID6])/([.IE1]-[.ID1]))^2" office:value-type="float" office:value="0.000201851377086975" calcext:value-type="float">
            <text:p>0.000201851377087</text:p>
          </table:table-cell>
          <table:table-cell table:formula="of:=0.5*[.IF12]*(([.IF6]-[.IE6])/([.IF1]-[.IE1]))^2" office:value-type="float" office:value="0.0000663949944528808" calcext:value-type="float">
            <text:p>6.63949944528808E-05</text:p>
          </table:table-cell>
          <table:table-cell table:formula="of:=0.5*[.IG12]*(([.IG6]-[.IF6])/([.IG1]-[.IF1]))^2" office:value-type="float" office:value="0.000467581255061073" calcext:value-type="float">
            <text:p>0.000467581255061</text:p>
          </table:table-cell>
          <table:table-cell table:formula="of:=0.5*[.IH12]*(([.IH6]-[.IG6])/([.IH1]-[.IG1]))^2" office:value-type="float" office:value="0.0000602930239337804" calcext:value-type="float">
            <text:p>6.02930239337804E-05</text:p>
          </table:table-cell>
          <table:table-cell table:formula="of:=0.5*[.II12]*(([.II6]-[.IH6])/([.II1]-[.IH1]))^2" office:value-type="float" office:value="0.000667493055241459" calcext:value-type="float">
            <text:p>0.000667493055241</text:p>
          </table:table-cell>
          <table:table-cell table:formula="of:=0.5*[.IJ12]*(([.IJ6]-[.II6])/([.IJ1]-[.II1]))^2" office:value-type="float" office:value="0.00104622855847016" calcext:value-type="float">
            <text:p>0.00104622855847</text:p>
          </table:table-cell>
          <table:table-cell table:formula="of:=0.5*[.IK12]*(([.IK6]-[.IJ6])/([.IK1]-[.IJ1]))^2" office:value-type="float" office:value="0.000232176532282898" calcext:value-type="float">
            <text:p>0.000232176532283</text:p>
          </table:table-cell>
          <table:table-cell table:formula="of:=0.5*[.IL12]*(([.IL6]-[.IK6])/([.IL1]-[.IK1]))^2" office:value-type="float" office:value="0.000000975932252311802" calcext:value-type="float">
            <text:p>9.75932252311802E-07</text:p>
          </table:table-cell>
          <table:table-cell table:formula="of:=0.5*[.IM12]*(([.IM6]-[.IL6])/([.IM1]-[.IL1]))^2" office:value-type="float" office:value="0.00000544685544027612" calcext:value-type="float">
            <text:p>5.44685544027612E-06</text:p>
          </table:table-cell>
          <table:table-cell table:formula="of:=0.5*[.IN12]*(([.IN6]-[.IM6])/([.IN1]-[.IM1]))^2" office:value-type="float" office:value="0.0000674295502376022" calcext:value-type="float">
            <text:p>6.74295502376022E-05</text:p>
          </table:table-cell>
          <table:table-cell table:formula="of:=0.5*[.IO12]*(([.IO6]-[.IN6])/([.IO1]-[.IN1]))^2" office:value-type="float" office:value="0.0000395082552529725" calcext:value-type="float">
            <text:p>3.95082552529725E-05</text:p>
          </table:table-cell>
          <table:table-cell table:formula="of:=0.5*[.IP12]*(([.IP6]-[.IO6])/([.IP1]-[.IO1]))^2" office:value-type="float" office:value="0.0000142170072082266" calcext:value-type="float">
            <text:p>1.42170072082266E-05</text:p>
          </table:table-cell>
          <table:table-cell table:formula="of:=0.5*[.IQ12]*(([.IQ6]-[.IP6])/([.IQ1]-[.IP1]))^2" office:value-type="float" office:value="0.00000113581482351234" calcext:value-type="float">
            <text:p>1.13581482351234E-06</text:p>
          </table:table-cell>
          <table:table-cell table:formula="of:=0.5*[.IR12]*(([.IR6]-[.IQ6])/([.IR1]-[.IQ1]))^2" office:value-type="float" office:value="0.0000107786480139794" calcext:value-type="float">
            <text:p>1.07786480139794E-05</text:p>
          </table:table-cell>
          <table:table-cell table:formula="of:=0.5*[.IS12]*(([.IS6]-[.IR6])/([.IS1]-[.IR1]))^2" office:value-type="float" office:value="0.00000972620793500541" calcext:value-type="float">
            <text:p>9.72620793500541E-06</text:p>
          </table:table-cell>
          <table:table-cell table:formula="of:=0.5*[.IT12]*(([.IT6]-[.IS6])/([.IT1]-[.IS1]))^2" office:value-type="float" office:value="0.000000294194316744697" calcext:value-type="float">
            <text:p>2.94194316744697E-07</text:p>
          </table:table-cell>
          <table:table-cell table:formula="of:=0.5*[.IU12]*(([.IU6]-[.IT6])/([.IU1]-[.IT1]))^2" office:value-type="float" office:value="0.000000207697082684448" calcext:value-type="float">
            <text:p>2.07697082684448E-07</text:p>
          </table:table-cell>
          <table:table-cell table:formula="of:=0.5*[.IV12]*(([.IV6]-[.IU6])/([.IV1]-[.IU1]))^2" office:value-type="float" office:value="0.00000265635680850254" calcext:value-type="float">
            <text:p>2.65635680850254E-06</text:p>
          </table:table-cell>
          <table:table-cell table:formula="of:=0.5*[.IW12]*(([.IW6]-[.IV6])/([.IW1]-[.IV1]))^2" office:value-type="float" office:value="0.00000182483597428259" calcext:value-type="float">
            <text:p>1.82483597428259E-06</text:p>
          </table:table-cell>
          <table:table-cell table:formula="of:=0.5*[.IX12]*(([.IX6]-[.IW6])/([.IX1]-[.IW1]))^2" office:value-type="float" office:value="0.000000177380954738819" calcext:value-type="float">
            <text:p>1.77380954738819E-07</text:p>
          </table:table-cell>
          <table:table-cell table:formula="of:=0.5*[.IY12]*(([.IY6]-[.IX6])/([.IY1]-[.IX1]))^2" office:value-type="float" office:value="0.00000187936034745351" calcext:value-type="float">
            <text:p>1.87936034745351E-06</text:p>
          </table:table-cell>
          <table:table-cell table:formula="of:=0.5*[.IZ12]*(([.IZ6]-[.IY6])/([.IZ1]-[.IY1]))^2" office:value-type="float" office:value="0.0000000101338147559781" calcext:value-type="float">
            <text:p>1.01338147559781E-08</text:p>
          </table:table-cell>
          <table:table-cell table:formula="of:=0.5*[.JA12]*(([.JA6]-[.IZ6])/([.JA1]-[.IZ1]))^2" office:value-type="float" office:value="0.00000404956145923619" calcext:value-type="float">
            <text:p>4.04956145923619E-06</text:p>
          </table:table-cell>
          <table:table-cell table:formula="of:=0.5*[.JB12]*(([.JB6]-[.JA6])/([.JB1]-[.JA1]))^2" office:value-type="float" office:value="0.00000000488830297084382" calcext:value-type="float">
            <text:p>4.88830297084382E-09</text:p>
          </table:table-cell>
          <table:table-cell table:formula="of:=0.5*[.JC12]*(([.JC6]-[.JB6])/([.JC1]-[.JB1]))^2" office:value-type="float" office:value="0.000000612544729751883" calcext:value-type="float">
            <text:p>6.12544729751883E-07</text:p>
          </table:table-cell>
          <table:table-cell table:formula="of:=0.5*[.JD12]*(([.JD6]-[.JC6])/([.JD1]-[.JC1]))^2" office:value-type="float" office:value="0.0000000215128478547555" calcext:value-type="float">
            <text:p>2.15128478547555E-08</text:p>
          </table:table-cell>
          <table:table-cell table:formula="of:=0.5*[.JE12]*(([.JE6]-[.JD6])/([.JE1]-[.JD1]))^2" office:value-type="float" office:value="0.000000122540599690619" calcext:value-type="float">
            <text:p>1.22540599690619E-07</text:p>
          </table:table-cell>
          <table:table-cell table:formula="of:=0.5*[.JF12]*(([.JF6]-[.JE6])/([.JF1]-[.JE1]))^2" office:value-type="float" office:value="0.000000189621667869382" calcext:value-type="float">
            <text:p>1.89621667869382E-07</text:p>
          </table:table-cell>
          <table:table-cell table:formula="of:=0.5*[.JG12]*(([.JG6]-[.JF6])/([.JG1]-[.JF1]))^2" office:value-type="float" office:value="0.000000376192730161237" calcext:value-type="float">
            <text:p>3.76192730161237E-07</text:p>
          </table:table-cell>
          <table:table-cell table:formula="of:=0.5*[.JH12]*(([.JH6]-[.JG6])/([.JH1]-[.JG1]))^2" office:value-type="float" office:value="0.0000000962384350007187" calcext:value-type="float">
            <text:p>9.62384350007187E-08</text:p>
          </table:table-cell>
          <table:table-cell table:formula="of:=0.5*[.JI12]*(([.JI6]-[.JH6])/([.JI1]-[.JH1]))^2" office:value-type="float" office:value="0.000000224465082924128" calcext:value-type="float">
            <text:p>2.24465082924128E-07</text:p>
          </table:table-cell>
          <table:table-cell table:formula="of:=0.5*[.JJ12]*(([.JJ6]-[.JI6])/([.JJ1]-[.JI1]))^2" office:value-type="float" office:value="0.000000449280805625362" calcext:value-type="float">
            <text:p>4.49280805625362E-07</text:p>
          </table:table-cell>
          <table:table-cell table:formula="of:=0.5*[.JK12]*(([.JK6]-[.JJ6])/([.JK1]-[.JJ1]))^2" office:value-type="float" office:value="0.00000427348128523425" calcext:value-type="float">
            <text:p>4.27348128523425E-06</text:p>
          </table:table-cell>
          <table:table-cell table:formula="of:=0.5*[.JL12]*(([.JL6]-[.JK6])/([.JL1]-[.JK1]))^2" office:value-type="float" office:value="0.000000432949466660115" calcext:value-type="float">
            <text:p>4.32949466660115E-07</text:p>
          </table:table-cell>
          <table:table-cell table:formula="of:=0.5*[.JM12]*(([.JM6]-[.JL6])/([.JM1]-[.JL1]))^2" office:value-type="float" office:value="0.00000043927756962492" calcext:value-type="float">
            <text:p>4.3927756962492E-07</text:p>
          </table:table-cell>
          <table:table-cell table:formula="of:=0.5*[.JN12]*(([.JN6]-[.JM6])/([.JN1]-[.JM1]))^2" office:value-type="float" office:value="0.000000400771334118802" calcext:value-type="float">
            <text:p>4.00771334118802E-07</text:p>
          </table:table-cell>
          <table:table-cell table:formula="of:=0.5*[.JO12]*(([.JO6]-[.JN6])/([.JO1]-[.JN1]))^2" office:value-type="float" office:value="0.000000299519092088786" calcext:value-type="float">
            <text:p>2.99519092088786E-07</text:p>
          </table:table-cell>
          <table:table-cell table:formula="of:=0.5*[.JP12]*(([.JP6]-[.JO6])/([.JP1]-[.JO1]))^2" office:value-type="float" office:value="0.0000000545701050502662" calcext:value-type="float">
            <text:p>5.45701050502662E-08</text:p>
          </table:table-cell>
          <table:table-cell table:formula="of:=0.5*[.JQ12]*(([.JQ6]-[.JP6])/([.JQ1]-[.JP1]))^2" office:value-type="float" office:value="0.00000000675875910354891" calcext:value-type="float">
            <text:p>6.75875910354891E-09</text:p>
          </table:table-cell>
          <table:table-cell table:formula="of:=0.5*[.JR12]*(([.JR6]-[.JQ6])/([.JR1]-[.JQ1]))^2" office:value-type="float" office:value="0.0000000314632376320236" calcext:value-type="float">
            <text:p>3.14632376320236E-08</text:p>
          </table:table-cell>
          <table:table-cell table:formula="of:=0.5*[.JS12]*(([.JS6]-[.JR6])/([.JS1]-[.JR1]))^2" office:value-type="float" office:value="0.0000000587441005324052" calcext:value-type="float">
            <text:p>5.87441005324052E-08</text:p>
          </table:table-cell>
          <table:table-cell table:formula="of:=0.5*[.JT12]*(([.JT6]-[.JS6])/([.JT1]-[.JS1]))^2" office:value-type="float" office:value="0.0000000792192777803449" calcext:value-type="float">
            <text:p>7.92192777803449E-08</text:p>
          </table:table-cell>
          <table:table-cell table:formula="of:=0.5*[.JU12]*(([.JU6]-[.JT6])/([.JU1]-[.JT1]))^2" office:value-type="float" office:value="0.000000186647924264727" calcext:value-type="float">
            <text:p>1.86647924264727E-07</text:p>
          </table:table-cell>
          <table:table-cell table:formula="of:=0.5*[.JV12]*(([.JV6]-[.JU6])/([.JV1]-[.JU1]))^2" office:value-type="float" office:value="0.00000078638007189272" calcext:value-type="float">
            <text:p>7.8638007189272E-07</text:p>
          </table:table-cell>
          <table:table-cell table:formula="of:=0.5*[.JW12]*(([.JW6]-[.JV6])/([.JW1]-[.JV1]))^2" office:value-type="float" office:value="0.00000217396114427111" calcext:value-type="float">
            <text:p>2.17396114427111E-06</text:p>
          </table:table-cell>
          <table:table-cell table:formula="of:=0.5*[.JX12]*(([.JX6]-[.JW6])/([.JX1]-[.JW1]))^2" office:value-type="float" office:value="0.000000135154418722969" calcext:value-type="float">
            <text:p>1.35154418722969E-07</text:p>
          </table:table-cell>
          <table:table-cell table:formula="of:=0.5*[.JY12]*(([.JY6]-[.JX6])/([.JY1]-[.JX1]))^2" office:value-type="float" office:value="0.0000000000270830590620517" calcext:value-type="float">
            <text:p>2.70830590620517E-11</text:p>
          </table:table-cell>
          <table:table-cell table:formula="of:=0.5*[.JZ12]*(([.JZ6]-[.JY6])/([.JZ1]-[.JY1]))^2" office:value-type="float" office:value="0.00000030963614436075" calcext:value-type="float">
            <text:p>3.0963614436075E-07</text:p>
          </table:table-cell>
          <table:table-cell table:formula="of:=0.5*[.KA12]*(([.KA6]-[.JZ6])/([.KA1]-[.JZ1]))^2" office:value-type="float" office:value="0.00000000343229547733155" calcext:value-type="float">
            <text:p>3.43229547733155E-09</text:p>
          </table:table-cell>
          <table:table-cell table:formula="of:=0.5*[.KB12]*(([.KB6]-[.KA6])/([.KB1]-[.KA1]))^2" office:value-type="float" office:value="0.0000000490121386396031" calcext:value-type="float">
            <text:p>4.90121386396031E-08</text:p>
          </table:table-cell>
          <table:table-cell table:formula="of:=0.5*[.KC12]*(([.KC6]-[.KB6])/([.KC1]-[.KB1]))^2" office:value-type="float" office:value="0.00000000268203243631939" calcext:value-type="float">
            <text:p>2.68203243631939E-09</text:p>
          </table:table-cell>
          <table:table-cell table:formula="of:=0.5*[.KD12]*(([.KD6]-[.KC6])/([.KD1]-[.KC1]))^2" office:value-type="float" office:value="0.0000000208248598831392" calcext:value-type="float">
            <text:p>2.08248598831392E-08</text:p>
          </table:table-cell>
          <table:table-cell table:formula="of:=0.5*[.KE12]*(([.KE6]-[.KD6])/([.KE1]-[.KD1]))^2" office:value-type="float" office:value="0.00000036321989601055" calcext:value-type="float">
            <text:p>3.6321989601055E-07</text:p>
          </table:table-cell>
          <table:table-cell table:formula="of:=0.5*[.KF12]*(([.KF6]-[.KE6])/([.KF1]-[.KE1]))^2" office:value-type="float" office:value="0.0000000000869028595988562" calcext:value-type="float">
            <text:p>8.69028595988562E-11</text:p>
          </table:table-cell>
          <table:table-cell table:formula="of:=0.5*[.KG12]*(([.KG6]-[.KF6])/([.KG1]-[.KF1]))^2" office:value-type="float" office:value="0.000000403264660740589" calcext:value-type="float">
            <text:p>4.03264660740589E-07</text:p>
          </table:table-cell>
          <table:table-cell table:formula="of:=0.5*[.KH12]*(([.KH6]-[.KG6])/([.KH1]-[.KG1]))^2" office:value-type="float" office:value="0.00000000144238060248269" calcext:value-type="float">
            <text:p>1.44238060248269E-09</text:p>
          </table:table-cell>
          <table:table-cell table:formula="of:=0.5*[.KI12]*(([.KI6]-[.KH6])/([.KI1]-[.KH1]))^2" office:value-type="float" office:value="0.000000130284909654374" calcext:value-type="float">
            <text:p>1.30284909654374E-07</text:p>
          </table:table-cell>
          <table:table-cell table:formula="of:=0.5*[.KJ12]*(([.KJ6]-[.KI6])/([.KJ1]-[.KI1]))^2" office:value-type="float" office:value="0.000000109259324476678" calcext:value-type="float">
            <text:p>1.09259324476678E-07</text:p>
          </table:table-cell>
          <table:table-cell table:formula="of:=0.5*[.KK12]*(([.KK6]-[.KJ6])/([.KK1]-[.KJ1]))^2" office:value-type="float" office:value="0.00000221282305579338" calcext:value-type="float">
            <text:p>2.21282305579338E-06</text:p>
          </table:table-cell>
          <table:table-cell table:formula="of:=0.5*[.KL12]*(([.KL6]-[.KK6])/([.KL1]-[.KK1]))^2" office:value-type="float" office:value="0.000000584902289837122" calcext:value-type="float">
            <text:p>5.84902289837122E-07</text:p>
          </table:table-cell>
          <table:table-cell table:formula="of:=0.5*[.KM12]*(([.KM6]-[.KL6])/([.KM1]-[.KL1]))^2" office:value-type="float" office:value="0.00000032134889340446" calcext:value-type="float">
            <text:p>3.2134889340446E-07</text:p>
          </table:table-cell>
          <table:table-cell table:formula="of:=0.5*[.KN12]*(([.KN6]-[.KM6])/([.KN1]-[.KM1]))^2" office:value-type="float" office:value="0.000000657274294568386" calcext:value-type="float">
            <text:p>6.57274294568386E-07</text:p>
          </table:table-cell>
          <table:table-cell table:formula="of:=0.5*[.KO12]*(([.KO6]-[.KN6])/([.KO1]-[.KN1]))^2" office:value-type="float" office:value="0.00000134206575664378" calcext:value-type="float">
            <text:p>1.34206575664378E-06</text:p>
          </table:table-cell>
          <table:table-cell table:formula="of:=0.5*[.KP12]*(([.KP6]-[.KO6])/([.KP1]-[.KO1]))^2" office:value-type="float" office:value="0.000000355397060582588" calcext:value-type="float">
            <text:p>3.55397060582588E-07</text:p>
          </table:table-cell>
          <table:table-cell table:formula="of:=0.5*[.KQ12]*(([.KQ6]-[.KP6])/([.KQ1]-[.KP1]))^2" office:value-type="float" office:value="0.0000000542001533712983" calcext:value-type="float">
            <text:p>5.42001533712983E-08</text:p>
          </table:table-cell>
          <table:table-cell table:formula="of:=0.5*[.KR12]*(([.KR6]-[.KQ6])/([.KR1]-[.KQ1]))^2" office:value-type="float" office:value="0.00000197591256137875" calcext:value-type="float">
            <text:p>1.97591256137875E-06</text:p>
          </table:table-cell>
          <table:table-cell table:formula="of:=0.5*[.KS12]*(([.KS6]-[.KR6])/([.KS1]-[.KR1]))^2" office:value-type="float" office:value="0.000000498358580449871" calcext:value-type="float">
            <text:p>4.98358580449871E-07</text:p>
          </table:table-cell>
          <table:table-cell table:formula="of:=0.5*[.KT12]*(([.KT6]-[.KS6])/([.KT1]-[.KS1]))^2" office:value-type="float" office:value="0.0000000931724805436308" calcext:value-type="float">
            <text:p>9.31724805436308E-08</text:p>
          </table:table-cell>
          <table:table-cell table:formula="of:=0.5*[.KU12]*(([.KU6]-[.KT6])/([.KU1]-[.KT1]))^2" office:value-type="float" office:value="0.000000347259288702963" calcext:value-type="float">
            <text:p>3.47259288702963E-07</text:p>
          </table:table-cell>
          <table:table-cell table:formula="of:=0.5*[.KV12]*(([.KV6]-[.KU6])/([.KV1]-[.KU1]))^2" office:value-type="float" office:value="0.000000412418053213506" calcext:value-type="float">
            <text:p>4.12418053213506E-07</text:p>
          </table:table-cell>
          <table:table-cell table:formula="of:=0.5*[.KW12]*(([.KW6]-[.KV6])/([.KW1]-[.KV1]))^2" office:value-type="float" office:value="0.000000135943613738759" calcext:value-type="float">
            <text:p>1.35943613738759E-07</text:p>
          </table:table-cell>
          <table:table-cell table:formula="of:=0.5*[.KX12]*(([.KX6]-[.KW6])/([.KX1]-[.KW1]))^2" office:value-type="float" office:value="0.000000000498587245484161" calcext:value-type="float">
            <text:p>4.98587245484161E-10</text:p>
          </table:table-cell>
          <table:table-cell table:formula="of:=0.5*[.KY12]*(([.KY6]-[.KX6])/([.KY1]-[.KX1]))^2" office:value-type="float" office:value="0.000000243281171190501" calcext:value-type="float">
            <text:p>2.43281171190501E-07</text:p>
          </table:table-cell>
          <table:table-cell table:formula="of:=0.5*[.KZ12]*(([.KZ6]-[.KY6])/([.KZ1]-[.KY1]))^2" office:value-type="float" office:value="0.000000128767024900243" calcext:value-type="float">
            <text:p>1.28767024900243E-07</text:p>
          </table:table-cell>
          <table:table-cell table:formula="of:=0.5*[.LA12]*(([.LA6]-[.KZ6])/([.LA1]-[.KZ1]))^2" office:value-type="float" office:value="0.000000667979343633073" calcext:value-type="float">
            <text:p>6.67979343633073E-07</text:p>
          </table:table-cell>
          <table:table-cell table:formula="of:=0.5*[.LB12]*(([.LB6]-[.LA6])/([.LB1]-[.LA1]))^2" office:value-type="float" office:value="0.000000117532169873259" calcext:value-type="float">
            <text:p>1.17532169873259E-07</text:p>
          </table:table-cell>
          <table:table-cell table:formula="of:=0.5*[.LC12]*(([.LC6]-[.LB6])/([.LC1]-[.LB1]))^2" office:value-type="float" office:value="0.00000000287013984376106" calcext:value-type="float">
            <text:p>2.87013984376106E-09</text:p>
          </table:table-cell>
          <table:table-cell table:formula="of:=0.5*[.LD12]*(([.LD6]-[.LC6])/([.LD1]-[.LC1]))^2" office:value-type="float" office:value="0.0000000506601233268779" calcext:value-type="float">
            <text:p>5.06601233268779E-08</text:p>
          </table:table-cell>
          <table:table-cell table:formula="of:=0.5*[.LE12]*(([.LE6]-[.LD6])/([.LE1]-[.LD1]))^2" office:value-type="float" office:value="0.0000000425575623070602" calcext:value-type="float">
            <text:p>4.25575623070602E-08</text:p>
          </table:table-cell>
          <table:table-cell table:formula="of:=0.5*[.LF12]*(([.LF6]-[.LE6])/([.LF1]-[.LE1]))^2" office:value-type="float" office:value="0.0000000750332406844964" calcext:value-type="float">
            <text:p>7.50332406844964E-08</text:p>
          </table:table-cell>
          <table:table-cell table:formula="of:=0.5*[.LG12]*(([.LG6]-[.LF6])/([.LG1]-[.LF1]))^2" office:value-type="float" office:value="0.00000188094251315388" calcext:value-type="float">
            <text:p>1.88094251315388E-06</text:p>
          </table:table-cell>
          <table:table-cell table:formula="of:=0.5*[.LH12]*(([.LH6]-[.LG6])/([.LH1]-[.LG1]))^2" office:value-type="float" office:value="0.000000311466459179282" calcext:value-type="float">
            <text:p>3.11466459179282E-07</text:p>
          </table:table-cell>
          <table:table-cell table:formula="of:=0.5*[.LI12]*(([.LI6]-[.LH6])/([.LI1]-[.LH1]))^2" office:value-type="float" office:value="0.00000000138368319012523" calcext:value-type="float">
            <text:p>1.38368319012523E-09</text:p>
          </table:table-cell>
          <table:table-cell table:formula="of:=0.5*[.LJ12]*(([.LJ6]-[.LI6])/([.LJ1]-[.LI1]))^2" office:value-type="float" office:value="0.00000000437501741622579" calcext:value-type="float">
            <text:p>4.37501741622579E-09</text:p>
          </table:table-cell>
          <table:table-cell table:formula="of:=0.5*[.LK12]*(([.LK6]-[.LJ6])/([.LK1]-[.LJ1]))^2" office:value-type="float" office:value="0.000000189206857733948" calcext:value-type="float">
            <text:p>1.89206857733948E-07</text:p>
          </table:table-cell>
          <table:table-cell table:formula="of:=0.5*[.LL12]*(([.LL6]-[.LK6])/([.LL1]-[.LK1]))^2" office:value-type="float" office:value="0.0000000000134611339322432" calcext:value-type="float">
            <text:p>1.34611339322432E-11</text:p>
          </table:table-cell>
          <table:table-cell table:formula="of:=0.5*[.LM12]*(([.LM6]-[.LL6])/([.LM1]-[.LL1]))^2" office:value-type="float" office:value="0.00000000193818565847778" calcext:value-type="float">
            <text:p>1.93818565847778E-09</text:p>
          </table:table-cell>
          <table:table-cell table:formula="of:=0.5*[.LN12]*(([.LN6]-[.LM6])/([.LN1]-[.LM1]))^2" office:value-type="float" office:value="0.0003459545840538" calcext:value-type="float">
            <text:p>0.000345954584054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M13])" office:value-type="float" office:value="4.36889027523474" calcext:value-type="float">
            <text:p>4.3688902752347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M14])" office:value-type="float" office:value="1.57454658932315" calcext:value-type="float">
            <text:p>1.5745465893231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94343686455789" calcext:value-type="float">
            <text:p>5.94343686455789</text:p>
          </table:table-cell>
          <table:table-cell table:formula="of:=[.B17]+[.C9]" office:value-type="float" office:value="15.267983900378" calcext:value-type="float">
            <text:p>15.267983900378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7:17:18.815138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7:19:14.201873505</dc:date>
    <meta:editing-duration>PT2M28S</meta:editing-duration>
    <meta:editing-cycles>2</meta:editing-cycles>
    <meta:generator>LibreOffice/6.4.7.2$Linux_X86_64 LibreOffice_project/40$Build-2</meta:generator>
    <meta:document-statistic meta:table-count="1" meta:cell-count="514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scatter" chart:style-name="ch1">
        <chart:legend chart:legend-position="end" svg:x="12.705cm" svg:y="3.954cm" style:legend-expansion="high" chart:style-name="ch2"/>
        <chart:plot-area chart:style-name="ch3" table:cell-range-address="tfoot14.A1:tfoot14.LM1 tfoot14.A6:tfoot14.LM6 tfoot14.A8:tfoot14.LM8" chart:data-source-has-labels="both" svg:x="0.319cm" svg:y="0.18cm" svg:width="12.067cm" svg:height="8.645cm">
          <chartooo:coordinate-region svg:x="1.337cm" svg:y="0.379cm" svg:width="10.862cm" svg:height="8.247cm"/>
          <chart:axis chart:dimension="x" chart:name="primary-x" chart:style-name="ch4" chartooo:axis-type="auto">
            <chart:categories table:cell-range-address="tfoot14.B1:tfoot14.LM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14.B6:tfoot14.LM6" chart:label-cell-address="tfoot14.A6:tfoot14.A6" chart:class="chart:scatter">
            <chart:domain table:cell-range-address="tfoot14.B1:tfoot14.LM1"/>
            <chart:data-point chart:repeated="324"/>
          </chart:series>
          <chart:series chart:style-name="ch7" chart:values-cell-range-address="tfoot14.B8:tfoot14.LM8" chart:label-cell-address="tfoot14.A8:tfoot14.A8" chart:class="chart:scatter">
            <chart:data-point chart:repeated="3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14.B1:tfoot14.LM1</svg:desc>
                </draw:g>
              </table:table-cell>
              <table:table-cell office:value-type="float" office:value="0.0667178630828857">
                <text:p>0.0667178630828857</text:p>
              </table:table-cell>
              <table:table-cell office:value-type="float" office:value="0.100076913833618">
                <text:p>0.100076913833618</text:p>
              </table:table-cell>
              <table:table-cell office:value-type="float" office:value="0.166794776916504">
                <text:p>0.166794776916504</text:p>
              </table:table-cell>
              <table:table-cell office:value-type="float" office:value="0.233513116836548">
                <text:p>0.233513116836548</text:p>
              </table:table-cell>
              <table:table-cell office:value-type="float" office:value="0.300231456756592">
                <text:p>0.300231456756592</text:p>
              </table:table-cell>
              <table:table-cell office:value-type="float" office:value="0.366949558258057">
                <text:p>0.366949558258057</text:p>
              </table:table-cell>
              <table:table-cell office:value-type="float" office:value="0.400308847427368">
                <text:p>0.400308847427368</text:p>
              </table:table-cell>
              <table:table-cell office:value-type="float" office:value="0.433667898178101">
                <text:p>0.433667898178101</text:p>
              </table:table-cell>
              <table:table-cell office:value-type="float" office:value="0.467027187347412">
                <text:p>0.467027187347412</text:p>
              </table:table-cell>
              <table:table-cell office:value-type="float" office:value="0.500386476516724">
                <text:p>0.500386476516724</text:p>
              </table:table-cell>
              <table:table-cell office:value-type="float" office:value="0.533745765686035">
                <text:p>0.533745765686035</text:p>
              </table:table-cell>
              <table:table-cell office:value-type="float" office:value="0.567104816436768">
                <text:p>0.567104816436768</text:p>
              </table:table-cell>
              <table:table-cell office:value-type="float" office:value="0.600464344024658">
                <text:p>0.600464344024658</text:p>
              </table:table-cell>
              <table:table-cell office:value-type="float" office:value="0.667182683944702">
                <text:p>0.667182683944702</text:p>
              </table:table-cell>
              <table:table-cell office:value-type="float" office:value="0.700542211532593">
                <text:p>0.700542211532593</text:p>
              </table:table-cell>
              <table:table-cell office:value-type="float" office:value="0.733901500701904">
                <text:p>0.733901500701904</text:p>
              </table:table-cell>
              <table:table-cell office:value-type="float" office:value="0.767260789871216">
                <text:p>0.767260789871216</text:p>
              </table:table-cell>
              <table:table-cell office:value-type="float" office:value="0.833978176116943">
                <text:p>0.833978176116943</text:p>
              </table:table-cell>
              <table:table-cell office:value-type="float" office:value="0.867336273193359">
                <text:p>0.867336273193359</text:p>
              </table:table-cell>
              <table:table-cell office:value-type="float" office:value="0.934052228927612">
                <text:p>0.934052228927612</text:p>
              </table:table-cell>
              <table:table-cell office:value-type="float" office:value="1.00076818466187">
                <text:p>1.00076818466187</text:p>
              </table:table-cell>
              <table:table-cell office:value-type="float" office:value="1.0674843788147">
                <text:p>1.0674843788147</text:p>
              </table:table-cell>
              <table:table-cell office:value-type="float" office:value="1.10084247589111">
                <text:p>1.10084247589111</text:p>
              </table:table-cell>
              <table:table-cell office:value-type="float" office:value="1.13420057296753">
                <text:p>1.13420057296753</text:p>
              </table:table-cell>
              <table:table-cell office:value-type="float" office:value="1.20091652870178">
                <text:p>1.20091652870178</text:p>
              </table:table-cell>
              <table:table-cell office:value-type="float" office:value="1.26763296127319">
                <text:p>1.26763296127319</text:p>
              </table:table-cell>
              <table:table-cell office:value-type="float" office:value="1.30099105834961">
                <text:p>1.30099105834961</text:p>
              </table:table-cell>
              <table:table-cell office:value-type="float" office:value="1.3677077293396">
                <text:p>1.3677077293396</text:p>
              </table:table-cell>
              <table:table-cell office:value-type="float" office:value="1.43442392349243">
                <text:p>1.43442392349243</text:p>
              </table:table-cell>
              <table:table-cell office:value-type="float" office:value="1.50114059448242">
                <text:p>1.50114059448242</text:p>
              </table:table-cell>
              <table:table-cell office:value-type="float" office:value="1.56785702705383">
                <text:p>1.56785702705383</text:p>
              </table:table-cell>
              <table:table-cell office:value-type="float" office:value="1.63457369804382">
                <text:p>1.63457369804382</text:p>
              </table:table-cell>
              <table:table-cell office:value-type="float" office:value="1.70129036903381">
                <text:p>1.70129036903381</text:p>
              </table:table-cell>
              <table:table-cell office:value-type="float" office:value="1.7680070400238">
                <text:p>1.7680070400238</text:p>
              </table:table-cell>
              <table:table-cell office:value-type="float" office:value="1.83472299575806">
                <text:p>1.83472299575806</text:p>
              </table:table-cell>
              <table:table-cell office:value-type="float" office:value="1.90143823623657">
                <text:p>1.90143823623657</text:p>
              </table:table-cell>
              <table:table-cell office:value-type="float" office:value="1.93479585647583">
                <text:p>1.93479585647583</text:p>
              </table:table-cell>
              <table:table-cell office:value-type="float" office:value="1.96815347671509">
                <text:p>1.96815347671509</text:p>
              </table:table-cell>
              <table:table-cell office:value-type="float" office:value="2.00151109695435">
                <text:p>2.00151109695435</text:p>
              </table:table-cell>
              <table:table-cell office:value-type="float" office:value="2.03486847877502">
                <text:p>2.03486847877502</text:p>
              </table:table-cell>
              <table:table-cell office:value-type="float" office:value="2.10158395767212">
                <text:p>2.10158395767212</text:p>
              </table:table-cell>
              <table:table-cell office:value-type="float" office:value="2.13494157791138">
                <text:p>2.13494157791138</text:p>
              </table:table-cell>
              <table:table-cell office:value-type="float" office:value="2.20165657997131">
                <text:p>2.20165657997131</text:p>
              </table:table-cell>
              <table:table-cell office:value-type="float" office:value="2.26837205886841">
                <text:p>2.26837205886841</text:p>
              </table:table-cell>
              <table:table-cell office:value-type="float" office:value="2.33508729934692">
                <text:p>2.33508729934692</text:p>
              </table:table-cell>
              <table:table-cell office:value-type="float" office:value="2.40180230140686">
                <text:p>2.40180230140686</text:p>
              </table:table-cell>
              <table:table-cell office:value-type="float" office:value="2.4351601600647">
                <text:p>2.4351601600647</text:p>
              </table:table-cell>
              <table:table-cell office:value-type="float" office:value="2.46851778030395">
                <text:p>2.46851778030395</text:p>
              </table:table-cell>
              <table:table-cell office:value-type="float" office:value="2.53523278236389">
                <text:p>2.53523278236389</text:p>
              </table:table-cell>
              <table:table-cell office:value-type="float" office:value="2.60194802284241">
                <text:p>2.60194802284241</text:p>
              </table:table-cell>
              <table:table-cell office:value-type="float" office:value="2.63530588150024">
                <text:p>2.63530588150024</text:p>
              </table:table-cell>
              <table:table-cell office:value-type="float" office:value="2.70202112197876">
                <text:p>2.70202112197876</text:p>
              </table:table-cell>
              <table:table-cell office:value-type="float" office:value="2.73537850379944">
                <text:p>2.73537850379944</text:p>
              </table:table-cell>
              <table:table-cell office:value-type="float" office:value="2.7687361240387">
                <text:p>2.7687361240387</text:p>
              </table:table-cell>
              <table:table-cell office:value-type="float" office:value="3.23572635650635">
                <text:p>3.23572635650635</text:p>
              </table:table-cell>
              <table:table-cell office:value-type="float" office:value="3.26908254623413">
                <text:p>3.26908254623413</text:p>
              </table:table-cell>
              <table:table-cell office:value-type="float" office:value="3.30243897438049">
                <text:p>3.30243897438049</text:p>
              </table:table-cell>
              <table:table-cell office:value-type="float" office:value="3.36915159225464">
                <text:p>3.36915159225464</text:p>
              </table:table-cell>
              <table:table-cell office:value-type="float" office:value="3.40250778198242">
                <text:p>3.40250778198242</text:p>
              </table:table-cell>
              <table:table-cell office:value-type="float" office:value="3.46922039985657">
                <text:p>3.46922039985657</text:p>
              </table:table-cell>
              <table:table-cell office:value-type="float" office:value="3.53593277931213">
                <text:p>3.53593277931213</text:p>
              </table:table-cell>
              <table:table-cell office:value-type="float" office:value="3.66935753822327">
                <text:p>3.66935753822327</text:p>
              </table:table-cell>
              <table:table-cell office:value-type="float" office:value="3.70271372795105">
                <text:p>3.70271372795105</text:p>
              </table:table-cell>
              <table:table-cell office:value-type="float" office:value="3.86949634552002">
                <text:p>3.86949634552002</text:p>
              </table:table-cell>
              <table:table-cell office:value-type="float" office:value="3.90285325050354">
                <text:p>3.90285325050354</text:p>
              </table:table-cell>
              <table:table-cell office:value-type="float" office:value="3.93621039390564">
                <text:p>3.93621039390564</text:p>
              </table:table-cell>
              <table:table-cell office:value-type="float" office:value="3.96956729888916">
                <text:p>3.96956729888916</text:p>
              </table:table-cell>
              <table:table-cell office:value-type="float" office:value="4.0362811088562">
                <text:p>4.0362811088562</text:p>
              </table:table-cell>
              <table:table-cell office:value-type="float" office:value="4.0696382522583">
                <text:p>4.0696382522583</text:p>
              </table:table-cell>
              <table:table-cell office:value-type="float" office:value="4.13635230064392">
                <text:p>4.13635230064392</text:p>
              </table:table-cell>
              <table:table-cell office:value-type="float" office:value="4.20306611061096">
                <text:p>4.20306611061096</text:p>
              </table:table-cell>
              <table:table-cell office:value-type="float" office:value="4.50327897071838">
                <text:p>4.50327897071838</text:p>
              </table:table-cell>
              <table:table-cell office:value-type="float" office:value="4.569993019104">
                <text:p>4.569993019104</text:p>
              </table:table-cell>
              <table:table-cell office:value-type="float" office:value="4.67006421089172">
                <text:p>4.67006421089172</text:p>
              </table:table-cell>
              <table:table-cell office:value-type="float" office:value="4.70342111587524">
                <text:p>4.70342111587524</text:p>
              </table:table-cell>
              <table:table-cell office:value-type="float" office:value="4.73677802085876">
                <text:p>4.73677802085876</text:p>
              </table:table-cell>
              <table:table-cell office:value-type="float" office:value="4.80349206924439">
                <text:p>4.80349206924439</text:p>
              </table:table-cell>
              <table:table-cell office:value-type="float" office:value="4.90356302261353">
                <text:p>4.90356302261353</text:p>
              </table:table-cell>
              <table:table-cell office:value-type="float" office:value="4.97027707099915">
                <text:p>4.97027707099915</text:p>
              </table:table-cell>
              <table:table-cell office:value-type="float" office:value="5.03699111938477">
                <text:p>5.03699111938477</text:p>
              </table:table-cell>
              <table:table-cell office:value-type="float" office:value="5.13706207275391">
                <text:p>5.13706207275391</text:p>
              </table:table-cell>
              <table:table-cell office:value-type="float" office:value="5.20377635955811">
                <text:p>5.20377635955811</text:p>
              </table:table-cell>
              <table:table-cell office:value-type="float" office:value="5.27049016952515">
                <text:p>5.27049016952515</text:p>
              </table:table-cell>
              <table:table-cell office:value-type="float" office:value="5.30384731292725">
                <text:p>5.30384731292725</text:p>
              </table:table-cell>
              <table:table-cell office:value-type="float" office:value="5.53734636306763">
                <text:p>5.53734636306763</text:p>
              </table:table-cell>
              <table:table-cell office:value-type="float" office:value="5.60406017303467">
                <text:p>5.60406017303467</text:p>
              </table:table-cell>
              <table:table-cell office:value-type="float" office:value="5.67077422142029">
                <text:p>5.67077422142029</text:p>
              </table:table-cell>
              <table:table-cell office:value-type="float" office:value="5.70413112640381">
                <text:p>5.70413112640381</text:p>
              </table:table-cell>
              <table:table-cell office:value-type="float" office:value="5.80420231819153">
                <text:p>5.80420231819153</text:p>
              </table:table-cell>
              <table:table-cell office:value-type="float" office:value="5.83755922317505">
                <text:p>5.83755922317505</text:p>
              </table:table-cell>
              <table:table-cell office:value-type="float" office:value="5.90427303314209">
                <text:p>5.90427303314209</text:p>
              </table:table-cell>
              <table:table-cell office:value-type="float" office:value="5.93762993812561">
                <text:p>5.93762993812561</text:p>
              </table:table-cell>
              <table:table-cell office:value-type="float" office:value="5.97098684310913">
                <text:p>5.97098684310913</text:p>
              </table:table-cell>
              <table:table-cell office:value-type="float" office:value="6.00434398651123">
                <text:p>6.00434398651123</text:p>
              </table:table-cell>
              <table:table-cell office:value-type="float" office:value="6.03770089149475">
                <text:p>6.03770089149475</text:p>
              </table:table-cell>
              <table:table-cell office:value-type="float" office:value="6.10441446304321">
                <text:p>6.10441446304321</text:p>
              </table:table-cell>
              <table:table-cell office:value-type="float" office:value="6.30455613136292">
                <text:p>6.30455613136292</text:p>
              </table:table-cell>
              <table:table-cell office:value-type="float" office:value="6.37126970291138">
                <text:p>6.37126970291138</text:p>
              </table:table-cell>
              <table:table-cell office:value-type="float" office:value="6.43798351287842">
                <text:p>6.43798351287842</text:p>
              </table:table-cell>
              <table:table-cell office:value-type="float" office:value="6.47134041786194">
                <text:p>6.47134041786194</text:p>
              </table:table-cell>
              <table:table-cell office:value-type="float" office:value="6.50469732284546">
                <text:p>6.50469732284546</text:p>
              </table:table-cell>
              <table:table-cell office:value-type="float" office:value="6.53805422782898">
                <text:p>6.53805422782898</text:p>
              </table:table-cell>
              <table:table-cell office:value-type="float" office:value="6.5714111328125">
                <text:p>6.5714111328125</text:p>
              </table:table-cell>
              <table:table-cell office:value-type="float" office:value="6.63812494277954">
                <text:p>6.63812494277954</text:p>
              </table:table-cell>
              <table:table-cell office:value-type="float" office:value="6.73819541931152">
                <text:p>6.73819541931152</text:p>
              </table:table-cell>
              <table:table-cell office:value-type="float" office:value="6.80490922927856">
                <text:p>6.80490922927856</text:p>
              </table:table-cell>
              <table:table-cell office:value-type="float" office:value="7.13850808143616">
                <text:p>7.13850808143616</text:p>
              </table:table-cell>
              <table:table-cell office:value-type="float" office:value="7.20522809028626">
                <text:p>7.20522809028626</text:p>
              </table:table-cell>
              <table:table-cell office:value-type="float" office:value="7.27194809913635">
                <text:p>7.27194809913635</text:p>
              </table:table-cell>
              <table:table-cell office:value-type="float" office:value="7.33866834640503">
                <text:p>7.33866834640503</text:p>
              </table:table-cell>
              <table:table-cell office:value-type="float" office:value="7.40538859367371">
                <text:p>7.40538859367371</text:p>
              </table:table-cell>
              <table:table-cell office:value-type="float" office:value="7.53882908821106">
                <text:p>7.53882908821106</text:p>
              </table:table-cell>
              <table:table-cell office:value-type="float" office:value="7.60554957389832">
                <text:p>7.60554957389832</text:p>
              </table:table-cell>
              <table:table-cell office:value-type="float" office:value="7.67226982116699">
                <text:p>7.67226982116699</text:p>
              </table:table-cell>
              <table:table-cell office:value-type="float" office:value="7.7056303024292">
                <text:p>7.7056303024292</text:p>
              </table:table-cell>
              <table:table-cell office:value-type="float" office:value="7.77235078811646">
                <text:p>7.77235078811646</text:p>
              </table:table-cell>
              <table:table-cell office:value-type="float" office:value="7.83906841278076">
                <text:p>7.83906841278076</text:p>
              </table:table-cell>
              <table:table-cell office:value-type="float" office:value="7.90578389167786">
                <text:p>7.90578389167786</text:p>
              </table:table-cell>
              <table:table-cell office:value-type="float" office:value="8.17264485359192">
                <text:p>8.17264485359192</text:p>
              </table:table-cell>
              <table:table-cell office:value-type="float" office:value="8.20600247383118">
                <text:p>8.20600247383118</text:p>
              </table:table-cell>
              <table:table-cell office:value-type="float" office:value="8.30607557296753">
                <text:p>8.30607557296753</text:p>
              </table:table-cell>
              <table:table-cell office:value-type="float" office:value="8.37279081344605">
                <text:p>8.37279081344605</text:p>
              </table:table-cell>
              <table:table-cell office:value-type="float" office:value="8.40614867210388">
                <text:p>8.40614867210388</text:p>
              </table:table-cell>
              <table:table-cell office:value-type="float" office:value="8.43950629234314">
                <text:p>8.43950629234314</text:p>
              </table:table-cell>
              <table:table-cell office:value-type="float" office:value="8.4728639125824">
                <text:p>8.4728639125824</text:p>
              </table:table-cell>
              <table:table-cell office:value-type="float" office:value="8.50622153282166">
                <text:p>8.50622153282166</text:p>
              </table:table-cell>
              <table:table-cell office:value-type="float" office:value="8.53957939147949">
                <text:p>8.53957939147949</text:p>
              </table:table-cell>
              <table:table-cell office:value-type="float" office:value="8.57293725013733">
                <text:p>8.57293725013733</text:p>
              </table:table-cell>
              <table:table-cell office:value-type="float" office:value="8.60629487037659">
                <text:p>8.60629487037659</text:p>
              </table:table-cell>
              <table:table-cell office:value-type="float" office:value="8.63965249061585">
                <text:p>8.63965249061585</text:p>
              </table:table-cell>
              <table:table-cell office:value-type="float" office:value="8.83979749679565">
                <text:p>8.83979749679565</text:p>
              </table:table-cell>
              <table:table-cell office:value-type="float" office:value="8.97322392463684">
                <text:p>8.97322392463684</text:p>
              </table:table-cell>
              <table:table-cell office:value-type="float" office:value="9.00658059120178">
                <text:p>9.00658059120178</text:p>
              </table:table-cell>
              <table:table-cell office:value-type="float" office:value="9.07329392433167">
                <text:p>9.07329392433167</text:p>
              </table:table-cell>
              <table:table-cell office:value-type="float" office:value="9.10665059089661">
                <text:p>9.10665059089661</text:p>
              </table:table-cell>
              <table:table-cell office:value-type="float" office:value="9.17336368560791">
                <text:p>9.17336368560791</text:p>
              </table:table-cell>
              <table:table-cell office:value-type="float" office:value="9.27343320846558">
                <text:p>9.27343320846558</text:p>
              </table:table-cell>
              <table:table-cell office:value-type="float" office:value="9.30678987503052">
                <text:p>9.30678987503052</text:p>
              </table:table-cell>
              <table:table-cell office:value-type="float" office:value="9.34014630317688">
                <text:p>9.34014630317688</text:p>
              </table:table-cell>
              <table:table-cell office:value-type="float" office:value="9.67371153831482">
                <text:p>9.67371153831482</text:p>
              </table:table-cell>
              <table:table-cell office:value-type="float" office:value="9.74042439460754">
                <text:p>9.74042439460754</text:p>
              </table:table-cell>
              <table:table-cell office:value-type="float" office:value="9.84049582481384">
                <text:p>9.84049582481384</text:p>
              </table:table-cell>
              <table:table-cell office:value-type="float" office:value="9.90721249580383">
                <text:p>9.90721249580383</text:p>
              </table:table-cell>
              <table:table-cell office:value-type="float" office:value="10.0072875022888">
                <text:p>10.0072875022888</text:p>
              </table:table-cell>
              <table:table-cell office:value-type="float" office:value="10.174079656601">
                <text:p>10.174079656601</text:p>
              </table:table-cell>
              <table:table-cell office:value-type="float" office:value="10.2741551399231">
                <text:p>10.2741551399231</text:p>
              </table:table-cell>
              <table:table-cell office:value-type="float" office:value="10.3075134754181">
                <text:p>10.3075134754181</text:p>
              </table:table-cell>
              <table:table-cell office:value-type="float" office:value="10.3742306232452">
                <text:p>10.3742306232452</text:p>
              </table:table-cell>
              <table:table-cell office:value-type="float" office:value="10.440948009491">
                <text:p>10.440948009491</text:p>
              </table:table-cell>
              <table:table-cell office:value-type="float" office:value="10.5076649188995">
                <text:p>10.5076649188995</text:p>
              </table:table-cell>
              <table:table-cell office:value-type="float" office:value="10.8412494659424">
                <text:p>10.8412494659424</text:p>
              </table:table-cell>
              <table:table-cell office:value-type="float" office:value="10.9079632759094">
                <text:p>10.9079632759094</text:p>
              </table:table-cell>
              <table:table-cell office:value-type="float" office:value="10.9746768474579">
                <text:p>10.9746768474579</text:p>
              </table:table-cell>
              <table:table-cell office:value-type="float" office:value="11.1081042289734">
                <text:p>11.1081042289734</text:p>
              </table:table-cell>
              <table:table-cell office:value-type="float" office:value="11.1748178005219">
                <text:p>11.1748178005219</text:p>
              </table:table-cell>
              <table:table-cell office:value-type="float" office:value="11.2081747055054">
                <text:p>11.2081747055054</text:p>
              </table:table-cell>
              <table:table-cell office:value-type="float" office:value="11.2415313720703">
                <text:p>11.2415313720703</text:p>
              </table:table-cell>
              <table:table-cell office:value-type="float" office:value="11.2748882770538">
                <text:p>11.2748882770538</text:p>
              </table:table-cell>
              <table:table-cell office:value-type="float" office:value="11.5083858966827">
                <text:p>11.5083858966827</text:p>
              </table:table-cell>
              <table:table-cell office:value-type="float" office:value="11.5750992298126">
                <text:p>11.5750992298126</text:p>
              </table:table-cell>
              <table:table-cell office:value-type="float" office:value="11.6418128013611">
                <text:p>11.6418128013611</text:p>
              </table:table-cell>
              <table:table-cell office:value-type="float" office:value="11.7085263729095">
                <text:p>11.7085263729095</text:p>
              </table:table-cell>
              <table:table-cell office:value-type="float" office:value="11.7418832778931">
                <text:p>11.7418832778931</text:p>
              </table:table-cell>
              <table:table-cell office:value-type="float" office:value="11.808596611023">
                <text:p>11.808596611023</text:p>
              </table:table-cell>
              <table:table-cell office:value-type="float" office:value="11.8419528007507">
                <text:p>11.8419528007507</text:p>
              </table:table-cell>
              <table:table-cell office:value-type="float" office:value="11.9086647033691">
                <text:p>11.9086647033691</text:p>
              </table:table-cell>
              <table:table-cell office:value-type="float" office:value="12.2755808830261">
                <text:p>12.2755808830261</text:p>
              </table:table-cell>
              <table:table-cell office:value-type="float" office:value="12.342292547226">
                <text:p>12.342292547226</text:p>
              </table:table-cell>
              <table:table-cell office:value-type="float" office:value="12.4090044498444">
                <text:p>12.4090044498444</text:p>
              </table:table-cell>
              <table:table-cell office:value-type="float" office:value="12.4423604011536">
                <text:p>12.4423604011536</text:p>
              </table:table-cell>
              <table:table-cell office:value-type="float" office:value="12.4757163524628">
                <text:p>12.4757163524628</text:p>
              </table:table-cell>
              <table:table-cell office:value-type="float" office:value="12.5090720653534">
                <text:p>12.5090720653534</text:p>
              </table:table-cell>
              <table:table-cell office:value-type="float" office:value="12.6758513450623">
                <text:p>12.6758513450623</text:p>
              </table:table-cell>
              <table:table-cell office:value-type="float" office:value="12.7425630092621">
                <text:p>12.7425630092621</text:p>
              </table:table-cell>
              <table:table-cell office:value-type="float" office:value="12.8426320552826">
                <text:p>12.8426320552826</text:p>
              </table:table-cell>
              <table:table-cell office:value-type="float" office:value="12.9093463420868">
                <text:p>12.9093463420868</text:p>
              </table:table-cell>
              <table:table-cell office:value-type="float" office:value="12.9760608673096">
                <text:p>12.9760608673096</text:p>
              </table:table-cell>
              <table:table-cell office:value-type="float" office:value="13.0427756309509">
                <text:p>13.0427756309509</text:p>
              </table:table-cell>
              <table:table-cell office:value-type="float" office:value="13.076132774353">
                <text:p>13.076132774353</text:p>
              </table:table-cell>
              <table:table-cell office:value-type="float" office:value="13.1762044429779">
                <text:p>13.1762044429779</text:p>
              </table:table-cell>
              <table:table-cell office:value-type="float" office:value="13.3429906368256">
                <text:p>13.3429906368256</text:p>
              </table:table-cell>
              <table:table-cell office:value-type="float" office:value="13.3763480186462">
                <text:p>13.3763480186462</text:p>
              </table:table-cell>
              <table:table-cell office:value-type="float" office:value="13.4097051620483">
                <text:p>13.4097051620483</text:p>
              </table:table-cell>
              <table:table-cell office:value-type="float" office:value="13.4430623054504">
                <text:p>13.4430623054504</text:p>
              </table:table-cell>
              <table:table-cell office:value-type="float" office:value="13.4764199256897">
                <text:p>13.4764199256897</text:p>
              </table:table-cell>
              <table:table-cell office:value-type="float" office:value="13.5097770690918">
                <text:p>13.5097770690918</text:p>
              </table:table-cell>
              <table:table-cell office:value-type="float" office:value="13.5431344509125">
                <text:p>13.5431344509125</text:p>
              </table:table-cell>
              <table:table-cell office:value-type="float" office:value="13.5764915943146">
                <text:p>13.5764915943146</text:p>
              </table:table-cell>
              <table:table-cell office:value-type="float" office:value="13.6098487377167">
                <text:p>13.6098487377167</text:p>
              </table:table-cell>
              <table:table-cell office:value-type="float" office:value="13.6432061195374">
                <text:p>13.6432061195374</text:p>
              </table:table-cell>
              <table:table-cell office:value-type="float" office:value="13.7099208831787">
                <text:p>13.7099208831787</text:p>
              </table:table-cell>
              <table:table-cell office:value-type="float" office:value="13.7766354084015">
                <text:p>13.7766354084015</text:p>
              </table:table-cell>
              <table:table-cell office:value-type="float" office:value="13.84334897995">
                <text:p>13.84334897995</text:p>
              </table:table-cell>
              <table:table-cell office:value-type="float" office:value="14.0768446922302">
                <text:p>14.0768446922302</text:p>
              </table:table-cell>
              <table:table-cell office:value-type="float" office:value="14.143557548523">
                <text:p>14.143557548523</text:p>
              </table:table-cell>
              <table:table-cell office:value-type="float" office:value="14.2102704048157">
                <text:p>14.2102704048157</text:p>
              </table:table-cell>
              <table:table-cell office:value-type="float" office:value="14.243626832962">
                <text:p>14.243626832962</text:p>
              </table:table-cell>
              <table:table-cell office:value-type="float" office:value="14.2769832611084">
                <text:p>14.2769832611084</text:p>
              </table:table-cell>
              <table:table-cell office:value-type="float" office:value="14.94411444664">
                <text:p>14.94411444664</text:p>
              </table:table-cell>
              <table:table-cell office:value-type="float" office:value="15.0108287334442">
                <text:p>15.0108287334442</text:p>
              </table:table-cell>
              <table:table-cell office:value-type="float" office:value="15.0775427818298">
                <text:p>15.0775427818298</text:p>
              </table:table-cell>
              <table:table-cell office:value-type="float" office:value="15.1442573070526">
                <text:p>15.1442573070526</text:p>
              </table:table-cell>
              <table:table-cell office:value-type="float" office:value="15.2109715938568">
                <text:p>15.2109715938568</text:p>
              </table:table-cell>
              <table:table-cell office:value-type="float" office:value="15.2776856422424">
                <text:p>15.2776856422424</text:p>
              </table:table-cell>
              <table:table-cell office:value-type="float" office:value="15.3110427856445">
                <text:p>15.3110427856445</text:p>
              </table:table-cell>
              <table:table-cell office:value-type="float" office:value="15.3443999290466">
                <text:p>15.3443999290466</text:p>
              </table:table-cell>
              <table:table-cell office:value-type="float" office:value="15.4111142158508">
                <text:p>15.4111142158508</text:p>
              </table:table-cell>
              <table:table-cell office:value-type="float" office:value="15.477828502655">
                <text:p>15.477828502655</text:p>
              </table:table-cell>
              <table:table-cell office:value-type="float" office:value="15.5445425510407">
                <text:p>15.5445425510407</text:p>
              </table:table-cell>
              <table:table-cell office:value-type="float" office:value="15.5778996944428">
                <text:p>15.5778996944428</text:p>
              </table:table-cell>
              <table:table-cell office:value-type="float" office:value="15.677971124649">
                <text:p>15.677971124649</text:p>
              </table:table-cell>
              <table:table-cell office:value-type="float" office:value="15.7113282680511">
                <text:p>15.7113282680511</text:p>
              </table:table-cell>
              <table:table-cell office:value-type="float" office:value="15.7446854114532">
                <text:p>15.7446854114532</text:p>
              </table:table-cell>
              <table:table-cell office:value-type="float" office:value="15.911473274231">
                <text:p>15.911473274231</text:p>
              </table:table-cell>
              <table:table-cell office:value-type="float" office:value="15.9781892299652">
                <text:p>15.9781892299652</text:p>
              </table:table-cell>
              <table:table-cell office:value-type="float" office:value="16.0115473270416">
                <text:p>16.0115473270416</text:p>
              </table:table-cell>
              <table:table-cell office:value-type="float" office:value="16.0782632827759">
                <text:p>16.0782632827759</text:p>
              </table:table-cell>
              <table:table-cell office:value-type="float" office:value="16.1116211414337">
                <text:p>16.1116211414337</text:p>
              </table:table-cell>
              <table:table-cell office:value-type="float" office:value="16.1783373355865">
                <text:p>16.1783373355865</text:p>
              </table:table-cell>
              <table:table-cell office:value-type="float" office:value="16.2116951942444">
                <text:p>16.2116951942444</text:p>
              </table:table-cell>
              <table:table-cell office:value-type="float" office:value="16.2784113883972">
                <text:p>16.2784113883972</text:p>
              </table:table-cell>
              <table:table-cell office:value-type="float" office:value="16.3117694854736">
                <text:p>16.3117694854736</text:p>
              </table:table-cell>
              <table:table-cell office:value-type="float" office:value="16.3451273441315">
                <text:p>16.3451273441315</text:p>
              </table:table-cell>
              <table:table-cell office:value-type="float" office:value="16.3784854412079">
                <text:p>16.3784854412079</text:p>
              </table:table-cell>
              <table:table-cell office:value-type="float" office:value="16.6453499794006">
                <text:p>16.6453499794006</text:p>
              </table:table-cell>
              <table:table-cell office:value-type="float" office:value="16.712066411972">
                <text:p>16.712066411972</text:p>
              </table:table-cell>
              <table:table-cell office:value-type="float" office:value="16.7787826061249">
                <text:p>16.7787826061249</text:p>
              </table:table-cell>
              <table:table-cell office:value-type="float" office:value="17.4125609397888">
                <text:p>17.4125609397888</text:p>
              </table:table-cell>
              <table:table-cell office:value-type="float" office:value="17.4459176063538">
                <text:p>17.4459176063538</text:p>
              </table:table-cell>
              <table:table-cell office:value-type="float" office:value="17.5126307010651">
                <text:p>17.5126307010651</text:p>
              </table:table-cell>
              <table:table-cell office:value-type="float" office:value="17.54598736763">
                <text:p>17.54598736763</text:p>
              </table:table-cell>
              <table:table-cell office:value-type="float" office:value="17.5793440341949">
                <text:p>17.5793440341949</text:p>
              </table:table-cell>
              <table:table-cell office:value-type="float" office:value="17.6127004623413">
                <text:p>17.6127004623413</text:p>
              </table:table-cell>
              <table:table-cell office:value-type="float" office:value="17.6794137954712">
                <text:p>17.6794137954712</text:p>
              </table:table-cell>
              <table:table-cell office:value-type="float" office:value="17.7461271286011">
                <text:p>17.7461271286011</text:p>
              </table:table-cell>
              <table:table-cell office:value-type="float" office:value="17.8128402233124">
                <text:p>17.8128402233124</text:p>
              </table:table-cell>
              <table:table-cell office:value-type="float" office:value="17.8461971282959">
                <text:p>17.8461971282959</text:p>
              </table:table-cell>
              <table:table-cell office:value-type="float" office:value="17.9129111766815">
                <text:p>17.9129111766815</text:p>
              </table:table-cell>
              <table:table-cell office:value-type="float" office:value="17.9462685585022">
                <text:p>17.9462685585022</text:p>
              </table:table-cell>
              <table:table-cell office:value-type="float" office:value="18.0129826068878">
                <text:p>18.0129826068878</text:p>
              </table:table-cell>
              <table:table-cell office:value-type="float" office:value="18.0463397502899">
                <text:p>18.0463397502899</text:p>
              </table:table-cell>
              <table:table-cell office:value-type="float" office:value="18.1130537986755">
                <text:p>18.1130537986755</text:p>
              </table:table-cell>
              <table:table-cell office:value-type="float" office:value="18.1797678470612">
                <text:p>18.1797678470612</text:p>
              </table:table-cell>
              <table:table-cell office:value-type="float" office:value="18.2131252288818">
                <text:p>18.2131252288818</text:p>
              </table:table-cell>
              <table:table-cell office:value-type="float" office:value="18.2464821338654">
                <text:p>18.2464821338654</text:p>
              </table:table-cell>
              <table:table-cell office:value-type="float" office:value="18.2798392772675">
                <text:p>18.2798392772675</text:p>
              </table:table-cell>
              <table:table-cell office:value-type="float" office:value="18.3465533256531">
                <text:p>18.3465533256531</text:p>
              </table:table-cell>
              <table:table-cell office:value-type="float" office:value="18.4132676124573">
                <text:p>18.4132676124573</text:p>
              </table:table-cell>
              <table:table-cell office:value-type="float" office:value="18.4799818992615">
                <text:p>18.4799818992615</text:p>
              </table:table-cell>
              <table:table-cell office:value-type="float" office:value="18.5466959476471">
                <text:p>18.5466959476471</text:p>
              </table:table-cell>
              <table:table-cell office:value-type="float" office:value="18.5800530910492">
                <text:p>18.5800530910492</text:p>
              </table:table-cell>
              <table:table-cell office:value-type="float" office:value="18.6134099960327">
                <text:p>18.6134099960327</text:p>
              </table:table-cell>
              <table:table-cell office:value-type="float" office:value="18.6467671394348">
                <text:p>18.6467671394348</text:p>
              </table:table-cell>
              <table:table-cell office:value-type="float" office:value="18.713481426239">
                <text:p>18.713481426239</text:p>
              </table:table-cell>
              <table:table-cell office:value-type="float" office:value="18.7801957130432">
                <text:p>18.7801957130432</text:p>
              </table:table-cell>
              <table:table-cell office:value-type="float" office:value="18.8469092845917">
                <text:p>18.8469092845917</text:p>
              </table:table-cell>
              <table:table-cell office:value-type="float" office:value="18.8802659511566">
                <text:p>18.8802659511566</text:p>
              </table:table-cell>
              <table:table-cell office:value-type="float" office:value="18.9136226177216">
                <text:p>18.9136226177216</text:p>
              </table:table-cell>
              <table:table-cell office:value-type="float" office:value="18.9469792842865">
                <text:p>18.9469792842865</text:p>
              </table:table-cell>
              <table:table-cell office:value-type="float" office:value="18.98033618927">
                <text:p>18.98033618927</text:p>
              </table:table-cell>
              <table:table-cell office:value-type="float" office:value="19.013692855835">
                <text:p>19.013692855835</text:p>
              </table:table-cell>
              <table:table-cell office:value-type="float" office:value="19.0470495223999">
                <text:p>19.0470495223999</text:p>
              </table:table-cell>
              <table:table-cell office:value-type="float" office:value="19.1137626171112">
                <text:p>19.1137626171112</text:p>
              </table:table-cell>
              <table:table-cell office:value-type="float" office:value="19.1471192836761">
                <text:p>19.1471192836761</text:p>
              </table:table-cell>
              <table:table-cell office:value-type="float" office:value="19.2138323783875">
                <text:p>19.2138323783875</text:p>
              </table:table-cell>
              <table:table-cell office:value-type="float" office:value="19.2805457115173">
                <text:p>19.2805457115173</text:p>
              </table:table-cell>
              <table:table-cell office:value-type="float" office:value="19.3139021396637">
                <text:p>19.3139021396637</text:p>
              </table:table-cell>
              <table:table-cell office:value-type="float" office:value="19.3806154727936">
                <text:p>19.3806154727936</text:p>
              </table:table-cell>
              <table:table-cell office:value-type="float" office:value="19.4139721393585">
                <text:p>19.4139721393585</text:p>
              </table:table-cell>
              <table:table-cell office:value-type="float" office:value="19.4806852340698">
                <text:p>19.4806852340698</text:p>
              </table:table-cell>
              <table:table-cell office:value-type="float" office:value="19.5473983287811">
                <text:p>19.5473983287811</text:p>
              </table:table-cell>
              <table:table-cell office:value-type="float" office:value="19.6141114234924">
                <text:p>19.6141114234924</text:p>
              </table:table-cell>
              <table:table-cell office:value-type="float" office:value="19.6474678516388">
                <text:p>19.6474678516388</text:p>
              </table:table-cell>
              <table:table-cell office:value-type="float" office:value="19.7141809463501">
                <text:p>19.7141809463501</text:p>
              </table:table-cell>
              <table:table-cell office:value-type="float" office:value="19.78089427948">
                <text:p>19.78089427948</text:p>
              </table:table-cell>
              <table:table-cell office:value-type="float" office:value="19.8809645175934">
                <text:p>19.8809645175934</text:p>
              </table:table-cell>
              <table:table-cell office:value-type="float" office:value="19.9143214225769">
                <text:p>19.9143214225769</text:p>
              </table:table-cell>
              <table:table-cell office:value-type="float" office:value="19.9476783275604">
                <text:p>19.9476783275604</text:p>
              </table:table-cell>
              <table:table-cell office:value-type="float" office:value="19.9810352325439">
                <text:p>19.9810352325439</text:p>
              </table:table-cell>
              <table:table-cell office:value-type="float" office:value="20.0143921375275">
                <text:p>20.0143921375275</text:p>
              </table:table-cell>
              <table:table-cell office:value-type="float" office:value="20.0477488040924">
                <text:p>20.0477488040924</text:p>
              </table:table-cell>
              <table:table-cell office:value-type="float" office:value="20.0811059474945">
                <text:p>20.0811059474945</text:p>
              </table:table-cell>
              <table:table-cell office:value-type="float" office:value="20.114462852478">
                <text:p>20.114462852478</text:p>
              </table:table-cell>
              <table:table-cell office:value-type="float" office:value="20.1478197574615">
                <text:p>20.1478197574615</text:p>
              </table:table-cell>
              <table:table-cell office:value-type="float" office:value="20.1811766624451">
                <text:p>20.1811766624451</text:p>
              </table:table-cell>
              <table:table-cell office:value-type="float" office:value="20.2478902339935">
                <text:p>20.2478902339935</text:p>
              </table:table-cell>
              <table:table-cell office:value-type="float" office:value="20.3146040439606">
                <text:p>20.3146040439606</text:p>
              </table:table-cell>
              <table:table-cell office:value-type="float" office:value="20.3813178539276">
                <text:p>20.3813178539276</text:p>
              </table:table-cell>
              <table:table-cell office:value-type="float" office:value="20.4480314254761">
                <text:p>20.4480314254761</text:p>
              </table:table-cell>
              <table:table-cell office:value-type="float" office:value="20.5147452354431">
                <text:p>20.5147452354431</text:p>
              </table:table-cell>
              <table:table-cell office:value-type="float" office:value="20.5481019020081">
                <text:p>20.5481019020081</text:p>
              </table:table-cell>
              <table:table-cell office:value-type="float" office:value="20.5814588069916">
                <text:p>20.5814588069916</text:p>
              </table:table-cell>
              <table:table-cell office:value-type="float" office:value="20.6148157119751">
                <text:p>20.6148157119751</text:p>
              </table:table-cell>
              <table:table-cell office:value-type="float" office:value="20.6815295219421">
                <text:p>20.6815295219421</text:p>
              </table:table-cell>
              <table:table-cell office:value-type="float" office:value="20.7148861885071">
                <text:p>20.7148861885071</text:p>
              </table:table-cell>
              <table:table-cell office:value-type="float" office:value="20.7482430934906">
                <text:p>20.7482430934906</text:p>
              </table:table-cell>
              <table:table-cell office:value-type="float" office:value="20.8149566650391">
                <text:p>20.8149566650391</text:p>
              </table:table-cell>
              <table:table-cell office:value-type="float" office:value="20.8483135700226">
                <text:p>20.8483135700226</text:p>
              </table:table-cell>
              <table:table-cell office:value-type="float" office:value="20.9155271053314">
                <text:p>20.9155271053314</text:p>
              </table:table-cell>
              <table:table-cell office:value-type="float" office:value="20.9827470779419">
                <text:p>20.9827470779419</text:p>
              </table:table-cell>
              <table:table-cell office:value-type="float" office:value="21.0499730110168">
                <text:p>21.0499730110168</text:p>
              </table:table-cell>
              <table:table-cell office:value-type="float" office:value="21.0835888385773">
                <text:p>21.0835888385773</text:p>
              </table:table-cell>
              <table:table-cell office:value-type="float" office:value="21.1508243083954">
                <text:p>21.1508243083954</text:p>
              </table:table-cell>
              <table:table-cell office:value-type="float" office:value="21.1844446659088">
                <text:p>21.1844446659088</text:p>
              </table:table-cell>
              <table:table-cell office:value-type="float" office:value="21.2180666923523">
                <text:p>21.2180666923523</text:p>
              </table:table-cell>
              <table:table-cell office:value-type="float" office:value="21.2853152751923">
                <text:p>21.2853152751923</text:p>
              </table:table-cell>
              <table:table-cell office:value-type="float" office:value="21.3525702953339">
                <text:p>21.3525702953339</text:p>
              </table:table-cell>
              <table:table-cell office:value-type="float" office:value="21.4198317527771">
                <text:p>21.4198317527771</text:p>
              </table:table-cell>
              <table:table-cell office:value-type="float" office:value="21.4870994091034">
                <text:p>21.4870994091034</text:p>
              </table:table-cell>
              <table:table-cell office:value-type="float" office:value="21.5543735027313">
                <text:p>21.5543735027313</text:p>
              </table:table-cell>
              <table:table-cell office:value-type="float" office:value="21.5880131721497">
                <text:p>21.5880131721497</text:p>
              </table:table-cell>
              <table:table-cell office:value-type="float" office:value="21.6216542720795">
                <text:p>21.6216542720795</text:p>
              </table:table-cell>
              <table:table-cell office:value-type="float" office:value="21.7225868701935">
                <text:p>21.7225868701935</text:p>
              </table:table-cell>
              <table:table-cell office:value-type="float" office:value="21.7898833751678">
                <text:p>21.7898833751678</text:p>
              </table:table-cell>
              <table:table-cell office:value-type="float" office:value="21.8571798801422">
                <text:p>21.8571798801422</text:p>
              </table:table-cell>
              <table:table-cell office:value-type="float" office:value="21.8905119895935">
                <text:p>21.8905119895935</text:p>
              </table:table-cell>
              <table:table-cell office:value-type="float" office:value="21.9238440990448">
                <text:p>21.9238440990448</text:p>
              </table:table-cell>
              <table:table-cell office:value-type="float" office:value="21.9905073642731">
                <text:p>21.9905073642731</text:p>
              </table:table-cell>
              <table:table-cell office:value-type="float" office:value="22.0238387584686">
                <text:p>22.0238387584686</text:p>
              </table:table-cell>
              <table:table-cell office:value-type="float" office:value="22.0571699142456">
                <text:p>22.0571699142456</text:p>
              </table:table-cell>
              <table:table-cell office:value-type="float" office:value="22.0905005931854">
                <text:p>22.0905005931854</text:p>
              </table:table-cell>
              <table:table-cell office:value-type="float" office:value="22.1238315105438">
                <text:p>22.1238315105438</text:p>
              </table:table-cell>
              <table:table-cell office:value-type="float" office:value="22.1571617126465">
                <text:p>22.1571617126465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tfoot14.A6:tfoot14.A6</svg:desc>
                </draw:g>
              </table:table-cell>
              <table:table-cell office:value-type="float" office:value="0.301777213387521">
                <text:p>0.301777213387521</text:p>
                <draw:g>
                  <svg:desc>tfoot14.B6:tfoot14.LM6</svg:desc>
                </draw:g>
              </table:table-cell>
              <table:table-cell office:value-type="float" office:value="0.301779049839462">
                <text:p>0.301779049839462</text:p>
              </table:table-cell>
              <table:table-cell office:value-type="float" office:value="0.30176684458494">
                <text:p>0.30176684458494</text:p>
              </table:table-cell>
              <table:table-cell office:value-type="float" office:value="0.301782354665589">
                <text:p>0.301782354665589</text:p>
              </table:table-cell>
              <table:table-cell office:value-type="float" office:value="0.301739622411217">
                <text:p>0.301739622411217</text:p>
              </table:table-cell>
              <table:table-cell office:value-type="float" office:value="0.301773605493475">
                <text:p>0.301773605493475</text:p>
              </table:table-cell>
              <table:table-cell office:value-type="float" office:value="0.301790745643636">
                <text:p>0.301790745643636</text:p>
              </table:table-cell>
              <table:table-cell office:value-type="float" office:value="0.301767940794953">
                <text:p>0.301767940794953</text:p>
              </table:table-cell>
              <table:table-cell office:value-type="float" office:value="0.301771026045896">
                <text:p>0.301771026045896</text:p>
              </table:table-cell>
              <table:table-cell office:value-type="float" office:value="0.301777099879002">
                <text:p>0.301777099879002</text:p>
              </table:table-cell>
              <table:table-cell office:value-type="float" office:value="0.301769676550675">
                <text:p>0.301769676550675</text:p>
              </table:table-cell>
              <table:table-cell office:value-type="float" office:value="0.301780865168748">
                <text:p>0.301780865168748</text:p>
              </table:table-cell>
              <table:table-cell office:value-type="float" office:value="0.301758929721193">
                <text:p>0.301758929721193</text:p>
              </table:table-cell>
              <table:table-cell office:value-type="float" office:value="0.301787185629465">
                <text:p>0.301787185629465</text:p>
              </table:table-cell>
              <table:table-cell office:value-type="float" office:value="0.301780667699047">
                <text:p>0.301780667699047</text:p>
              </table:table-cell>
              <table:table-cell office:value-type="float" office:value="0.301771114656564">
                <text:p>0.301771114656564</text:p>
              </table:table-cell>
              <table:table-cell office:value-type="float" office:value="0.301768884878975">
                <text:p>0.301768884878975</text:p>
              </table:table-cell>
              <table:table-cell office:value-type="float" office:value="0.301768346700106">
                <text:p>0.301768346700106</text:p>
              </table:table-cell>
              <table:table-cell office:value-type="float" office:value="0.301759580493062">
                <text:p>0.301759580493062</text:p>
              </table:table-cell>
              <table:table-cell office:value-type="float" office:value="0.301771813608298">
                <text:p>0.301771813608298</text:p>
              </table:table-cell>
              <table:table-cell office:value-type="float" office:value="0.301772603241079">
                <text:p>0.301772603241079</text:p>
              </table:table-cell>
              <table:table-cell office:value-type="float" office:value="0.301761169741328">
                <text:p>0.301761169741328</text:p>
              </table:table-cell>
              <table:table-cell office:value-type="float" office:value="0.301790189530449">
                <text:p>0.301790189530449</text:p>
              </table:table-cell>
              <table:table-cell office:value-type="float" office:value="0.301779391091432">
                <text:p>0.301779391091432</text:p>
              </table:table-cell>
              <table:table-cell office:value-type="float" office:value="0.301774084207824">
                <text:p>0.301774084207824</text:p>
              </table:table-cell>
              <table:table-cell office:value-type="float" office:value="0.301769553675512">
                <text:p>0.301769553675512</text:p>
              </table:table-cell>
              <table:table-cell office:value-type="float" office:value="0.301758117273423">
                <text:p>0.301758117273423</text:p>
              </table:table-cell>
              <table:table-cell office:value-type="float" office:value="0.301781278376716">
                <text:p>0.301781278376716</text:p>
              </table:table-cell>
              <table:table-cell office:value-type="float" office:value="0.301784153860857">
                <text:p>0.301784153860857</text:p>
              </table:table-cell>
              <table:table-cell office:value-type="float" office:value="0.301765809818427">
                <text:p>0.301765809818427</text:p>
              </table:table-cell>
              <table:table-cell office:value-type="float" office:value="0.301782005683038">
                <text:p>0.301782005683038</text:p>
              </table:table-cell>
              <table:table-cell office:value-type="float" office:value="0.301756319114051">
                <text:p>0.301756319114051</text:p>
              </table:table-cell>
              <table:table-cell office:value-type="float" office:value="0.301782999998317">
                <text:p>0.301782999998317</text:p>
              </table:table-cell>
              <table:table-cell office:value-type="float" office:value="0.301775108615085">
                <text:p>0.301775108615085</text:p>
              </table:table-cell>
              <table:table-cell office:value-type="float" office:value="0.301766644705242">
                <text:p>0.301766644705242</text:p>
              </table:table-cell>
              <table:table-cell office:value-type="float" office:value="0.301783238343398">
                <text:p>0.301783238343398</text:p>
              </table:table-cell>
              <table:table-cell office:value-type="float" office:value="0.301765356741335">
                <text:p>0.301765356741335</text:p>
              </table:table-cell>
              <table:table-cell office:value-type="float" office:value="0.301759980853379">
                <text:p>0.301759980853379</text:p>
              </table:table-cell>
              <table:table-cell office:value-type="float" office:value="0.301757422085974">
                <text:p>0.301757422085974</text:p>
              </table:table-cell>
              <table:table-cell office:value-type="float" office:value="0.301751752106086">
                <text:p>0.301751752106086</text:p>
              </table:table-cell>
              <table:table-cell office:value-type="float" office:value="0.301768465177564">
                <text:p>0.301768465177564</text:p>
              </table:table-cell>
              <table:table-cell office:value-type="float" office:value="0.301768338647557">
                <text:p>0.301768338647557</text:p>
              </table:table-cell>
              <table:table-cell office:value-type="float" office:value="0.301771370708906">
                <text:p>0.301771370708906</text:p>
              </table:table-cell>
              <table:table-cell office:value-type="float" office:value="0.301478784926139">
                <text:p>0.301478784926139</text:p>
              </table:table-cell>
              <table:table-cell office:value-type="float" office:value="0.301511819350719">
                <text:p>0.301511819350719</text:p>
              </table:table-cell>
              <table:table-cell office:value-type="float" office:value="0.301424427356582">
                <text:p>0.301424427356582</text:p>
              </table:table-cell>
              <table:table-cell office:value-type="float" office:value="0.301843716893714">
                <text:p>0.301843716893714</text:p>
              </table:table-cell>
              <table:table-cell office:value-type="float" office:value="0.302382492934312">
                <text:p>0.302382492934312</text:p>
              </table:table-cell>
              <table:table-cell office:value-type="float" office:value="0.303004591920359">
                <text:p>0.303004591920359</text:p>
              </table:table-cell>
              <table:table-cell office:value-type="float" office:value="0.303421611763126">
                <text:p>0.303421611763126</text:p>
              </table:table-cell>
              <table:table-cell office:value-type="float" office:value="0.30346791747992">
                <text:p>0.30346791747992</text:p>
              </table:table-cell>
              <table:table-cell office:value-type="float" office:value="0.30321517136306">
                <text:p>0.30321517136306</text:p>
              </table:table-cell>
              <table:table-cell office:value-type="float" office:value="0.302368163839091">
                <text:p>0.302368163839091</text:p>
              </table:table-cell>
              <table:table-cell office:value-type="float" office:value="0.301275561143434">
                <text:p>0.301275561143434</text:p>
              </table:table-cell>
              <table:table-cell office:value-type="float" office:value="0.302712192627769">
                <text:p>0.302712192627769</text:p>
              </table:table-cell>
              <table:table-cell office:value-type="float" office:value="0.347018026738015">
                <text:p>0.347018026738015</text:p>
              </table:table-cell>
              <table:table-cell office:value-type="float" office:value="0.346451821524691">
                <text:p>0.346451821524691</text:p>
              </table:table-cell>
              <table:table-cell office:value-type="float" office:value="0.3462847612556">
                <text:p>0.3462847612556</text:p>
              </table:table-cell>
              <table:table-cell office:value-type="float" office:value="0.346842112280294">
                <text:p>0.346842112280294</text:p>
              </table:table-cell>
              <table:table-cell office:value-type="float" office:value="0.3477627040514">
                <text:p>0.3477627040514</text:p>
              </table:table-cell>
              <table:table-cell office:value-type="float" office:value="0.346130329836233">
                <text:p>0.346130329836233</text:p>
              </table:table-cell>
              <table:table-cell office:value-type="float" office:value="0.336631380017995">
                <text:p>0.336631380017995</text:p>
              </table:table-cell>
              <table:table-cell office:value-type="float" office:value="0.313506313632814">
                <text:p>0.313506313632814</text:p>
              </table:table-cell>
              <table:table-cell office:value-type="float" office:value="0.310953050447657">
                <text:p>0.310953050447657</text:p>
              </table:table-cell>
              <table:table-cell office:value-type="float" office:value="0.306255322130289">
                <text:p>0.306255322130289</text:p>
              </table:table-cell>
              <table:table-cell office:value-type="float" office:value="0.306327170946589">
                <text:p>0.306327170946589</text:p>
              </table:table-cell>
              <table:table-cell office:value-type="float" office:value="0.305770048921886">
                <text:p>0.305770048921886</text:p>
              </table:table-cell>
              <table:table-cell office:value-type="float" office:value="0.303982025436795">
                <text:p>0.303982025436795</text:p>
              </table:table-cell>
              <table:table-cell office:value-type="float" office:value="0.298808710941587">
                <text:p>0.298808710941587</text:p>
              </table:table-cell>
              <table:table-cell office:value-type="float" office:value="0.298287378700008">
                <text:p>0.298287378700008</text:p>
              </table:table-cell>
              <table:table-cell office:value-type="float" office:value="0.298671242857963">
                <text:p>0.298671242857963</text:p>
              </table:table-cell>
              <table:table-cell office:value-type="float" office:value="0.298978525906437">
                <text:p>0.298978525906437</text:p>
              </table:table-cell>
              <table:table-cell office:value-type="float" office:value="0.340239606039685">
                <text:p>0.340239606039685</text:p>
              </table:table-cell>
              <table:table-cell office:value-type="float" office:value="0.337760237476052">
                <text:p>0.337760237476052</text:p>
              </table:table-cell>
              <table:table-cell office:value-type="float" office:value="0.328149840877768">
                <text:p>0.328149840877768</text:p>
              </table:table-cell>
              <table:table-cell office:value-type="float" office:value="0.324892339774692">
                <text:p>0.324892339774692</text:p>
              </table:table-cell>
              <table:table-cell office:value-type="float" office:value="0.322225289262753">
                <text:p>0.322225289262753</text:p>
              </table:table-cell>
              <table:table-cell office:value-type="float" office:value="0.317292883489042">
                <text:p>0.317292883489042</text:p>
              </table:table-cell>
              <table:table-cell office:value-type="float" office:value="0.304962798529784">
                <text:p>0.304962798529784</text:p>
              </table:table-cell>
              <table:table-cell office:value-type="float" office:value="0.312136392158618">
                <text:p>0.312136392158618</text:p>
              </table:table-cell>
              <table:table-cell office:value-type="float" office:value="0.309243673500083">
                <text:p>0.309243673500083</text:p>
              </table:table-cell>
              <table:table-cell office:value-type="float" office:value="0.309426297009448">
                <text:p>0.309426297009448</text:p>
              </table:table-cell>
              <table:table-cell office:value-type="float" office:value="0.310110806432362">
                <text:p>0.310110806432362</text:p>
              </table:table-cell>
              <table:table-cell office:value-type="float" office:value="0.30828606317791">
                <text:p>0.30828606317791</text:p>
              </table:table-cell>
              <table:table-cell office:value-type="float" office:value="0.305055454781734">
                <text:p>0.305055454781734</text:p>
              </table:table-cell>
              <table:table-cell office:value-type="float" office:value="0.32325116571242">
                <text:p>0.32325116571242</text:p>
              </table:table-cell>
              <table:table-cell office:value-type="float" office:value="0.323752409877522">
                <text:p>0.323752409877522</text:p>
              </table:table-cell>
              <table:table-cell office:value-type="float" office:value="0.337212414170809">
                <text:p>0.337212414170809</text:p>
              </table:table-cell>
              <table:table-cell office:value-type="float" office:value="0.341237588335693">
                <text:p>0.341237588335693</text:p>
              </table:table-cell>
              <table:table-cell office:value-type="float" office:value="0.34574321035521">
                <text:p>0.34574321035521</text:p>
              </table:table-cell>
              <table:table-cell office:value-type="float" office:value="0.345917933575793">
                <text:p>0.345917933575793</text:p>
              </table:table-cell>
              <table:table-cell office:value-type="float" office:value="0.344030403058648">
                <text:p>0.344030403058648</text:p>
              </table:table-cell>
              <table:table-cell office:value-type="float" office:value="0.344260007364707">
                <text:p>0.344260007364707</text:p>
              </table:table-cell>
              <table:table-cell office:value-type="float" office:value="0.345728071722091">
                <text:p>0.345728071722091</text:p>
              </table:table-cell>
              <table:table-cell office:value-type="float" office:value="0.346036226331261">
                <text:p>0.346036226331261</text:p>
              </table:table-cell>
              <table:table-cell office:value-type="float" office:value="0.345743198602198">
                <text:p>0.345743198602198</text:p>
              </table:table-cell>
              <table:table-cell office:value-type="float" office:value="0.341126516536098">
                <text:p>0.341126516536098</text:p>
              </table:table-cell>
              <table:table-cell office:value-type="float" office:value="0.315339435055166">
                <text:p>0.315339435055166</text:p>
              </table:table-cell>
              <table:table-cell office:value-type="float" office:value="0.310477714273928">
                <text:p>0.310477714273928</text:p>
              </table:table-cell>
              <table:table-cell office:value-type="float" office:value="0.308767747044915">
                <text:p>0.308767747044915</text:p>
              </table:table-cell>
              <table:table-cell office:value-type="float" office:value="0.308568231885899">
                <text:p>0.308568231885899</text:p>
              </table:table-cell>
              <table:table-cell office:value-type="float" office:value="0.308439426838466">
                <text:p>0.308439426838466</text:p>
              </table:table-cell>
              <table:table-cell office:value-type="float" office:value="0.308304533788418">
                <text:p>0.308304533788418</text:p>
              </table:table-cell>
              <table:table-cell office:value-type="float" office:value="0.307796476487697">
                <text:p>0.307796476487697</text:p>
              </table:table-cell>
              <table:table-cell office:value-type="float" office:value="0.305886833800427">
                <text:p>0.305886833800427</text:p>
              </table:table-cell>
              <table:table-cell office:value-type="float" office:value="0.303912827223003">
                <text:p>0.303912827223003</text:p>
              </table:table-cell>
              <table:table-cell office:value-type="float" office:value="0.306815254925586">
                <text:p>0.306815254925586</text:p>
              </table:table-cell>
              <table:table-cell office:value-type="float" office:value="0.341511676709172">
                <text:p>0.341511676709172</text:p>
              </table:table-cell>
              <table:table-cell office:value-type="float" office:value="0.337529749193112">
                <text:p>0.337529749193112</text:p>
              </table:table-cell>
              <table:table-cell office:value-type="float" office:value="0.330350039057977">
                <text:p>0.330350039057977</text:p>
              </table:table-cell>
              <table:table-cell office:value-type="float" office:value="0.327676296256542">
                <text:p>0.327676296256542</text:p>
              </table:table-cell>
              <table:table-cell office:value-type="float" office:value="0.324269476377035">
                <text:p>0.324269476377035</text:p>
              </table:table-cell>
              <table:table-cell office:value-type="float" office:value="0.31175048101149">
                <text:p>0.31175048101149</text:p>
              </table:table-cell>
              <table:table-cell office:value-type="float" office:value="0.310167783231135">
                <text:p>0.310167783231135</text:p>
              </table:table-cell>
              <table:table-cell office:value-type="float" office:value="0.30839821728407">
                <text:p>0.30839821728407</text:p>
              </table:table-cell>
              <table:table-cell office:value-type="float" office:value="0.308947215392712">
                <text:p>0.308947215392712</text:p>
              </table:table-cell>
              <table:table-cell office:value-type="float" office:value="0.3111308023949">
                <text:p>0.3111308023949</text:p>
              </table:table-cell>
              <table:table-cell office:value-type="float" office:value="0.311591852946065">
                <text:p>0.311591852946065</text:p>
              </table:table-cell>
              <table:table-cell office:value-type="float" office:value="0.309133140521954">
                <text:p>0.309133140521954</text:p>
              </table:table-cell>
              <table:table-cell office:value-type="float" office:value="0.326441468162112">
                <text:p>0.326441468162112</text:p>
              </table:table-cell>
              <table:table-cell office:value-type="float" office:value="0.330871262784816">
                <text:p>0.330871262784816</text:p>
              </table:table-cell>
              <table:table-cell office:value-type="float" office:value="0.344776656010179">
                <text:p>0.344776656010179</text:p>
              </table:table-cell>
              <table:table-cell office:value-type="float" office:value="0.345831538438349">
                <text:p>0.345831538438349</text:p>
              </table:table-cell>
              <table:table-cell office:value-type="float" office:value="0.344822485812373">
                <text:p>0.344822485812373</text:p>
              </table:table-cell>
              <table:table-cell office:value-type="float" office:value="0.342625354308817">
                <text:p>0.342625354308817</text:p>
              </table:table-cell>
              <table:table-cell office:value-type="float" office:value="0.342216119100311">
                <text:p>0.342216119100311</text:p>
              </table:table-cell>
              <table:table-cell office:value-type="float" office:value="0.342414949168748">
                <text:p>0.342414949168748</text:p>
              </table:table-cell>
              <table:table-cell office:value-type="float" office:value="0.34448001308223">
                <text:p>0.34448001308223</text:p>
              </table:table-cell>
              <table:table-cell office:value-type="float" office:value="0.345229763702188">
                <text:p>0.345229763702188</text:p>
              </table:table-cell>
              <table:table-cell office:value-type="float" office:value="0.345323510965547">
                <text:p>0.345323510965547</text:p>
              </table:table-cell>
              <table:table-cell office:value-type="float" office:value="0.342375379244623">
                <text:p>0.342375379244623</text:p>
              </table:table-cell>
              <table:table-cell office:value-type="float" office:value="0.314040442651244">
                <text:p>0.314040442651244</text:p>
              </table:table-cell>
              <table:table-cell office:value-type="float" office:value="0.311727067864604">
                <text:p>0.311727067864604</text:p>
              </table:table-cell>
              <table:table-cell office:value-type="float" office:value="0.311196430600439">
                <text:p>0.311196430600439</text:p>
              </table:table-cell>
              <table:table-cell office:value-type="float" office:value="0.31016459322762">
                <text:p>0.31016459322762</text:p>
              </table:table-cell>
              <table:table-cell office:value-type="float" office:value="0.308881847336619">
                <text:p>0.308881847336619</text:p>
              </table:table-cell>
              <table:table-cell office:value-type="float" office:value="0.306131600585586">
                <text:p>0.306131600585586</text:p>
              </table:table-cell>
              <table:table-cell office:value-type="float" office:value="0.303019211409176">
                <text:p>0.303019211409176</text:p>
              </table:table-cell>
              <table:table-cell office:value-type="float" office:value="0.302710550246117">
                <text:p>0.302710550246117</text:p>
              </table:table-cell>
              <table:table-cell office:value-type="float" office:value="0.302473417254392">
                <text:p>0.302473417254392</text:p>
              </table:table-cell>
              <table:table-cell office:value-type="float" office:value="0.343067305622171">
                <text:p>0.343067305622171</text:p>
              </table:table-cell>
              <table:table-cell office:value-type="float" office:value="0.341110106159324">
                <text:p>0.341110106159324</text:p>
              </table:table-cell>
              <table:table-cell office:value-type="float" office:value="0.335412395419222">
                <text:p>0.335412395419222</text:p>
              </table:table-cell>
              <table:table-cell office:value-type="float" office:value="0.333116195396674">
                <text:p>0.333116195396674</text:p>
              </table:table-cell>
              <table:table-cell office:value-type="float" office:value="0.328212153185518">
                <text:p>0.328212153185518</text:p>
              </table:table-cell>
              <table:table-cell office:value-type="float" office:value="0.31026478200497">
                <text:p>0.31026478200497</text:p>
              </table:table-cell>
              <table:table-cell office:value-type="float" office:value="0.308316683869445">
                <text:p>0.308316683869445</text:p>
              </table:table-cell>
              <table:table-cell office:value-type="float" office:value="0.309242984329775">
                <text:p>0.309242984329775</text:p>
              </table:table-cell>
              <table:table-cell office:value-type="float" office:value="0.309308150623516">
                <text:p>0.309308150623516</text:p>
              </table:table-cell>
              <table:table-cell office:value-type="float" office:value="0.308356491464576">
                <text:p>0.308356491464576</text:p>
              </table:table-cell>
              <table:table-cell office:value-type="float" office:value="0.307657076849151">
                <text:p>0.307657076849151</text:p>
              </table:table-cell>
              <table:table-cell office:value-type="float" office:value="0.342727314321685">
                <text:p>0.342727314321685</text:p>
              </table:table-cell>
              <table:table-cell office:value-type="float" office:value="0.346091377401704">
                <text:p>0.346091377401704</text:p>
              </table:table-cell>
              <table:table-cell office:value-type="float" office:value="0.347624803622544">
                <text:p>0.347624803622544</text:p>
              </table:table-cell>
              <table:table-cell office:value-type="float" office:value="0.347996873029004">
                <text:p>0.347996873029004</text:p>
              </table:table-cell>
              <table:table-cell office:value-type="float" office:value="0.349144374619523">
                <text:p>0.349144374619523</text:p>
              </table:table-cell>
              <table:table-cell office:value-type="float" office:value="0.348208562531258">
                <text:p>0.348208562531258</text:p>
              </table:table-cell>
              <table:table-cell office:value-type="float" office:value="0.345984130240353">
                <text:p>0.345984130240353</text:p>
              </table:table-cell>
              <table:table-cell office:value-type="float" office:value="0.342153157857026">
                <text:p>0.342153157857026</text:p>
              </table:table-cell>
              <table:table-cell office:value-type="float" office:value="0.309736760250728">
                <text:p>0.309736760250728</text:p>
              </table:table-cell>
              <table:table-cell office:value-type="float" office:value="0.308644909090497">
                <text:p>0.308644909090497</text:p>
              </table:table-cell>
              <table:table-cell office:value-type="float" office:value="0.307918335641201">
                <text:p>0.307918335641201</text:p>
              </table:table-cell>
              <table:table-cell office:value-type="float" office:value="0.306709166347436">
                <text:p>0.306709166347436</text:p>
              </table:table-cell>
              <table:table-cell office:value-type="float" office:value="0.306242367325419">
                <text:p>0.306242367325419</text:p>
              </table:table-cell>
              <table:table-cell office:value-type="float" office:value="0.305396055681017">
                <text:p>0.305396055681017</text:p>
              </table:table-cell>
              <table:table-cell office:value-type="float" office:value="0.305072445990762">
                <text:p>0.305072445990762</text:p>
              </table:table-cell>
              <table:table-cell office:value-type="float" office:value="0.304300159902638">
                <text:p>0.304300159902638</text:p>
              </table:table-cell>
              <table:table-cell office:value-type="float" office:value="0.341413546274932">
                <text:p>0.341413546274932</text:p>
              </table:table-cell>
              <table:table-cell office:value-type="float" office:value="0.338650423576429">
                <text:p>0.338650423576429</text:p>
              </table:table-cell>
              <table:table-cell office:value-type="float" office:value="0.330243293282088">
                <text:p>0.330243293282088</text:p>
              </table:table-cell>
              <table:table-cell office:value-type="float" office:value="0.327925140524168">
                <text:p>0.327925140524168</text:p>
              </table:table-cell>
              <table:table-cell office:value-type="float" office:value="0.326709174240223">
                <text:p>0.326709174240223</text:p>
              </table:table-cell>
              <table:table-cell office:value-type="float" office:value="0.32523422653571">
                <text:p>0.32523422653571</text:p>
              </table:table-cell>
              <table:table-cell office:value-type="float" office:value="0.312916615885997">
                <text:p>0.312916615885997</text:p>
              </table:table-cell>
              <table:table-cell office:value-type="float" office:value="0.313207924604313">
                <text:p>0.313207924604313</text:p>
              </table:table-cell>
              <table:table-cell office:value-type="float" office:value="0.31151228464888">
                <text:p>0.31151228464888</text:p>
              </table:table-cell>
              <table:table-cell office:value-type="float" office:value="0.312741159596691">
                <text:p>0.312741159596691</text:p>
              </table:table-cell>
              <table:table-cell office:value-type="float" office:value="0.312688755382527">
                <text:p>0.312688755382527</text:p>
              </table:table-cell>
              <table:table-cell office:value-type="float" office:value="0.310063422158129">
                <text:p>0.310063422158129</text:p>
              </table:table-cell>
              <table:table-cell office:value-type="float" office:value="0.306678932518479">
                <text:p>0.306678932518479</text:p>
              </table:table-cell>
              <table:table-cell office:value-type="float" office:value="0.327513661266278">
                <text:p>0.327513661266278</text:p>
              </table:table-cell>
              <table:table-cell office:value-type="float" office:value="0.331966331044173">
                <text:p>0.331966331044173</text:p>
              </table:table-cell>
              <table:table-cell office:value-type="float" office:value="0.338111931214335">
                <text:p>0.338111931214335</text:p>
              </table:table-cell>
              <table:table-cell office:value-type="float" office:value="0.342278288897055">
                <text:p>0.342278288897055</text:p>
              </table:table-cell>
              <table:table-cell office:value-type="float" office:value="0.34501335711932">
                <text:p>0.34501335711932</text:p>
              </table:table-cell>
              <table:table-cell office:value-type="float" office:value="0.346886206411627">
                <text:p>0.346886206411627</text:p>
              </table:table-cell>
              <table:table-cell office:value-type="float" office:value="0.349466222946963">
                <text:p>0.349466222946963</text:p>
              </table:table-cell>
              <table:table-cell office:value-type="float" office:value="0.348981349174833">
                <text:p>0.348981349174833</text:p>
              </table:table-cell>
              <table:table-cell office:value-type="float" office:value="0.348291974137212">
                <text:p>0.348291974137212</text:p>
              </table:table-cell>
              <table:table-cell office:value-type="float" office:value="0.34806823904098">
                <text:p>0.34806823904098</text:p>
              </table:table-cell>
              <table:table-cell office:value-type="float" office:value="0.348416578313047">
                <text:p>0.348416578313047</text:p>
              </table:table-cell>
              <table:table-cell office:value-type="float" office:value="0.351041479112237">
                <text:p>0.351041479112237</text:p>
              </table:table-cell>
              <table:table-cell office:value-type="float" office:value="0.350079250772447">
                <text:p>0.350079250772447</text:p>
              </table:table-cell>
              <table:table-cell office:value-type="float" office:value="0.346343371431744">
                <text:p>0.346343371431744</text:p>
              </table:table-cell>
              <table:table-cell office:value-type="float" office:value="0.314146299580883">
                <text:p>0.314146299580883</text:p>
              </table:table-cell>
              <table:table-cell office:value-type="float" office:value="0.311477523916387">
                <text:p>0.311477523916387</text:p>
              </table:table-cell>
              <table:table-cell office:value-type="float" office:value="0.310482405084385">
                <text:p>0.310482405084385</text:p>
              </table:table-cell>
              <table:table-cell office:value-type="float" office:value="0.310333268114396">
                <text:p>0.310333268114396</text:p>
              </table:table-cell>
              <table:table-cell office:value-type="float" office:value="0.310145967180986">
                <text:p>0.310145967180986</text:p>
              </table:table-cell>
              <table:table-cell office:value-type="float" office:value="0.330587691579844">
                <text:p>0.330587691579844</text:p>
              </table:table-cell>
              <table:table-cell office:value-type="float" office:value="0.321397155724705">
                <text:p>0.321397155724705</text:p>
              </table:table-cell>
              <table:table-cell office:value-type="float" office:value="0.316750925618661">
                <text:p>0.316750925618661</text:p>
              </table:table-cell>
              <table:table-cell office:value-type="float" office:value="0.307948729636504">
                <text:p>0.307948729636504</text:p>
              </table:table-cell>
              <table:table-cell office:value-type="float" office:value="0.308083802142302">
                <text:p>0.308083802142302</text:p>
              </table:table-cell>
              <table:table-cell office:value-type="float" office:value="0.31081254127852">
                <text:p>0.31081254127852</text:p>
              </table:table-cell>
              <table:table-cell office:value-type="float" office:value="0.309619002372845">
                <text:p>0.309619002372845</text:p>
              </table:table-cell>
              <table:table-cell office:value-type="float" office:value="0.308763414704506">
                <text:p>0.308763414704506</text:p>
              </table:table-cell>
              <table:table-cell office:value-type="float" office:value="0.307659356265298">
                <text:p>0.307659356265298</text:p>
              </table:table-cell>
              <table:table-cell office:value-type="float" office:value="0.307196637653375">
                <text:p>0.307196637653375</text:p>
              </table:table-cell>
              <table:table-cell office:value-type="float" office:value="0.30463764501162">
                <text:p>0.30463764501162</text:p>
              </table:table-cell>
              <table:table-cell office:value-type="float" office:value="0.303405708207917">
                <text:p>0.303405708207917</text:p>
              </table:table-cell>
              <table:table-cell office:value-type="float" office:value="0.306111139948551">
                <text:p>0.306111139948551</text:p>
              </table:table-cell>
              <table:table-cell office:value-type="float" office:value="0.311778326613848">
                <text:p>0.311778326613848</text:p>
              </table:table-cell>
              <table:table-cell office:value-type="float" office:value="0.317719979280527">
                <text:p>0.317719979280527</text:p>
              </table:table-cell>
              <table:table-cell office:value-type="float" office:value="0.323379806953416">
                <text:p>0.323379806953416</text:p>
              </table:table-cell>
              <table:table-cell office:value-type="float" office:value="0.334005957899756">
                <text:p>0.334005957899756</text:p>
              </table:table-cell>
              <table:table-cell office:value-type="float" office:value="0.336641912697222">
                <text:p>0.336641912697222</text:p>
              </table:table-cell>
              <table:table-cell office:value-type="float" office:value="0.339542272356556">
                <text:p>0.339542272356556</text:p>
              </table:table-cell>
              <table:table-cell office:value-type="float" office:value="0.339295671141695">
                <text:p>0.339295671141695</text:p>
              </table:table-cell>
              <table:table-cell office:value-type="float" office:value="0.338765979807645">
                <text:p>0.338765979807645</text:p>
              </table:table-cell>
              <table:table-cell office:value-type="float" office:value="0.338192967003978">
                <text:p>0.338192967003978</text:p>
              </table:table-cell>
              <table:table-cell office:value-type="float" office:value="0.34005016502453">
                <text:p>0.34005016502453</text:p>
              </table:table-cell>
              <table:table-cell office:value-type="float" office:value="0.340408671287148">
                <text:p>0.340408671287148</text:p>
              </table:table-cell>
              <table:table-cell office:value-type="float" office:value="0.339669755297687">
                <text:p>0.339669755297687</text:p>
              </table:table-cell>
              <table:table-cell office:value-type="float" office:value="0.336358439819915">
                <text:p>0.336358439819915</text:p>
              </table:table-cell>
              <table:table-cell office:value-type="float" office:value="0.317689594311583">
                <text:p>0.317689594311583</text:p>
              </table:table-cell>
              <table:table-cell office:value-type="float" office:value="0.317009445700329">
                <text:p>0.317009445700329</text:p>
              </table:table-cell>
              <table:table-cell office:value-type="float" office:value="0.316638777355012">
                <text:p>0.316638777355012</text:p>
              </table:table-cell>
              <table:table-cell office:value-type="float" office:value="0.34038220116832">
                <text:p>0.34038220116832</text:p>
              </table:table-cell>
              <table:table-cell office:value-type="float" office:value="0.339396258163988">
                <text:p>0.339396258163988</text:p>
              </table:table-cell>
              <table:table-cell office:value-type="float" office:value="0.33245972104006">
                <text:p>0.33245972104006</text:p>
              </table:table-cell>
              <table:table-cell office:value-type="float" office:value="0.329023198140138">
                <text:p>0.329023198140138</text:p>
              </table:table-cell>
              <table:table-cell office:value-type="float" office:value="0.326059791876224">
                <text:p>0.326059791876224</text:p>
              </table:table-cell>
              <table:table-cell office:value-type="float" office:value="0.324034402057074">
                <text:p>0.324034402057074</text:p>
              </table:table-cell>
              <table:table-cell office:value-type="float" office:value="0.321611371393986">
                <text:p>0.321611371393986</text:p>
              </table:table-cell>
              <table:table-cell office:value-type="float" office:value="0.310977459022471">
                <text:p>0.310977459022471</text:p>
              </table:table-cell>
              <table:table-cell office:value-type="float" office:value="0.312514104425392">
                <text:p>0.312514104425392</text:p>
              </table:table-cell>
              <table:table-cell office:value-type="float" office:value="0.312872351441554">
                <text:p>0.312872351441554</text:p>
              </table:table-cell>
              <table:table-cell office:value-type="float" office:value="0.312461423246351">
                <text:p>0.312461423246351</text:p>
              </table:table-cell>
              <table:table-cell office:value-type="float" office:value="0.313006680532788">
                <text:p>0.313006680532788</text:p>
              </table:table-cell>
              <table:table-cell office:value-type="float" office:value="0.313398270723508">
                <text:p>0.313398270723508</text:p>
              </table:table-cell>
              <table:table-cell office:value-type="float" office:value="0.312746802550524">
                <text:p>0.312746802550524</text:p>
              </table:table-cell>
              <table:table-cell office:value-type="float" office:value="0.31111558623528">
                <text:p>0.31111558623528</text:p>
              </table:table-cell>
              <table:table-cell office:value-type="float" office:value="0.310347150715152">
                <text:p>0.310347150715152</text:p>
              </table:table-cell>
              <table:table-cell office:value-type="float" office:value="0.310372061233641">
                <text:p>0.310372061233641</text:p>
              </table:table-cell>
              <table:table-cell office:value-type="float" office:value="0.310430910309621">
                <text:p>0.310430910309621</text:p>
              </table:table-cell>
              <table:table-cell office:value-type="float" office:value="0.310637969713375">
                <text:p>0.310637969713375</text:p>
              </table:table-cell>
              <table:table-cell office:value-type="float" office:value="0.310954957257194">
                <text:p>0.310954957257194</text:p>
              </table:table-cell>
              <table:table-cell office:value-type="float" office:value="0.311145110578372">
                <text:p>0.311145110578372</text:p>
              </table:table-cell>
              <table:table-cell office:value-type="float" office:value="0.311198857499324">
                <text:p>0.311198857499324</text:p>
              </table:table-cell>
              <table:table-cell office:value-type="float" office:value="0.311364427029415">
                <text:p>0.311364427029415</text:p>
              </table:table-cell>
              <table:table-cell office:value-type="float" office:value="0.311443066684981">
                <text:p>0.311443066684981</text:p>
              </table:table-cell>
              <table:table-cell office:value-type="float" office:value="0.311456743465039">
                <text:p>0.311456743465039</text:p>
              </table:table-cell>
              <table:table-cell office:value-type="float" office:value="0.311468235184779">
                <text:p>0.311468235184779</text:p>
              </table:table-cell>
              <table:table-cell office:value-type="float" office:value="0.311550429735962">
                <text:p>0.311550429735962</text:p>
              </table:table-cell>
              <table:table-cell office:value-type="float" office:value="0.311482303916349">
                <text:p>0.311482303916349</text:p>
              </table:table-cell>
              <table:table-cell office:value-type="float" office:value="0.311503543630186">
                <text:p>0.311503543630186</text:p>
              </table:table-cell>
              <table:table-cell office:value-type="float" office:value="0.31153811118412">
                <text:p>0.31153811118412</text:p>
              </table:table-cell>
              <table:table-cell office:value-type="float" office:value="0.311535572842329">
                <text:p>0.311535572842329</text:p>
              </table:table-cell>
              <table:table-cell office:value-type="float" office:value="0.311586314846499">
                <text:p>0.311586314846499</text:p>
              </table:table-cell>
              <table:table-cell office:value-type="float" office:value="0.311584551873012">
                <text:p>0.311584551873012</text:p>
              </table:table-cell>
              <table:table-cell office:value-type="float" office:value="0.311564817082384">
                <text:p>0.311564817082384</text:p>
              </table:table-cell>
              <table:table-cell office:value-type="float" office:value="0.311568515471244">
                <text:p>0.311568515471244</text:p>
              </table:table-cell>
              <table:table-cell office:value-type="float" office:value="0.311550861920768">
                <text:p>0.311550861920768</text:p>
              </table:table-cell>
              <table:table-cell office:value-type="float" office:value="0.311561842053764">
                <text:p>0.311561842053764</text:p>
              </table:table-cell>
              <table:table-cell office:value-type="float" office:value="0.311530910818638">
                <text:p>0.311530910818638</text:p>
              </table:table-cell>
              <table:table-cell office:value-type="float" office:value="0.311546555542106">
                <text:p>0.311546555542106</text:p>
              </table:table-cell>
              <table:table-cell office:value-type="float" office:value="0.31153460920098">
                <text:p>0.31153460920098</text:p>
              </table:table-cell>
              <table:table-cell office:value-type="float" office:value="0.31156841199099">
                <text:p>0.31156841199099</text:p>
              </table:table-cell>
              <table:table-cell office:value-type="float" office:value="0.311516285976238">
                <text:p>0.311516285976238</text:p>
              </table:table-cell>
              <table:table-cell office:value-type="float" office:value="0.311549468595768">
                <text:p>0.311549468595768</text:p>
              </table:table-cell>
              <table:table-cell office:value-type="float" office:value="0.311516044353007">
                <text:p>0.311516044353007</text:p>
              </table:table-cell>
              <table:table-cell office:value-type="float" office:value="0.311547970050051">
                <text:p>0.311547970050051</text:p>
              </table:table-cell>
              <table:table-cell office:value-type="float" office:value="0.31153417025074">
                <text:p>0.31153417025074</text:p>
              </table:table-cell>
              <table:table-cell office:value-type="float" office:value="0.311545950906287">
                <text:p>0.311545950906287</text:p>
              </table:table-cell>
              <table:table-cell office:value-type="float" office:value="0.311541804927279">
                <text:p>0.311541804927279</text:p>
              </table:table-cell>
              <table:table-cell office:value-type="float" office:value="0.31152838693264">
                <text:p>0.31152838693264</text:p>
              </table:table-cell>
              <table:table-cell office:value-type="float" office:value="0.311522275418052">
                <text:p>0.311522275418052</text:p>
              </table:table-cell>
              <table:table-cell office:value-type="float" office:value="0.311529372538288">
                <text:p>0.311529372538288</text:p>
              </table:table-cell>
              <table:table-cell office:value-type="float" office:value="0.311540266310896">
                <text:p>0.311540266310896</text:p>
              </table:table-cell>
              <table:table-cell office:value-type="float" office:value="0.311562626886203">
                <text:p>0.311562626886203</text:p>
              </table:table-cell>
              <table:table-cell office:value-type="float" office:value="0.311525448587858">
                <text:p>0.311525448587858</text:p>
              </table:table-cell>
              <table:table-cell office:value-type="float" office:value="0.311534718699237">
                <text:p>0.311534718699237</text:p>
              </table:table-cell>
              <table:table-cell office:value-type="float" office:value="0.311534587474539">
                <text:p>0.311534587474539</text:p>
              </table:table-cell>
              <table:table-cell office:value-type="float" office:value="0.311520556347752">
                <text:p>0.311520556347752</text:p>
              </table:table-cell>
              <table:table-cell office:value-type="float" office:value="0.311519079080544">
                <text:p>0.311519079080544</text:p>
              </table:table-cell>
              <table:table-cell office:value-type="float" office:value="0.311530243778896">
                <text:p>0.311530243778896</text:p>
              </table:table-cell>
              <table:table-cell office:value-type="float" office:value="0.311527632046163">
                <text:p>0.311527632046163</text:p>
              </table:table-cell>
              <table:table-cell office:value-type="float" office:value="0.311520354453176">
                <text:p>0.311520354453176</text:p>
              </table:table-cell>
              <table:table-cell office:value-type="float" office:value="0.311550747901902">
                <text:p>0.311550747901902</text:p>
              </table:table-cell>
              <table:table-cell office:value-type="float" office:value="0.311551218027342">
                <text:p>0.311551218027342</text:p>
              </table:table-cell>
              <table:table-cell office:value-type="float" office:value="0.311535205543593">
                <text:p>0.311535205543593</text:p>
              </table:table-cell>
              <table:table-cell office:value-type="float" office:value="0.311536163193256">
                <text:p>0.311536163193256</text:p>
              </table:table-cell>
              <table:table-cell office:value-type="float" office:value="0.311545264710193">
                <text:p>0.311545264710193</text:p>
              </table:table-cell>
              <table:table-cell office:value-type="float" office:value="0.311561934340746">
                <text:p>0.311561934340746</text:p>
              </table:table-cell>
              <table:table-cell office:value-type="float" office:value="0.311524425213147">
                <text:p>0.311524425213147</text:p>
              </table:table-cell>
              <table:table-cell office:value-type="float" office:value="0.311505140713095">
                <text:p>0.311505140713095</text:p>
              </table:table-cell>
              <table:table-cell office:value-type="float" office:value="0.311533728699802">
                <text:p>0.311533728699802</text:p>
              </table:table-cell>
              <table:table-cell office:value-type="float" office:value="0.311554171484156">
                <text:p>0.311554171484156</text:p>
              </table:table-cell>
              <table:table-cell office:value-type="float" office:value="0.311495310893968">
                <text:p>0.311495310893968</text:p>
              </table:table-cell>
              <table:table-cell office:value-type="float" office:value="0.311525603471115">
                <text:p>0.311525603471115</text:p>
              </table:table-cell>
              <table:table-cell office:value-type="float" office:value="0.311537434378979">
                <text:p>0.311537434378979</text:p>
              </table:table-cell>
              <table:table-cell office:value-type="float" office:value="0.311501714609785">
                <text:p>0.311501714609785</text:p>
              </table:table-cell>
              <table:table-cell office:value-type="float" office:value="0.311537594440855">
                <text:p>0.311537594440855</text:p>
              </table:table-cell>
              <table:table-cell office:value-type="float" office:value="0.311545352036378">
                <text:p>0.311545352036378</text:p>
              </table:table-cell>
              <table:table-cell office:value-type="float" office:value="0.311530374796116">
                <text:p>0.311530374796116</text:p>
              </table:table-cell>
              <table:table-cell office:value-type="float" office:value="0.311563021019371">
                <text:p>0.311563021019371</text:p>
              </table:table-cell>
              <table:table-cell office:value-type="float" office:value="0.311544276034771">
                <text:p>0.311544276034771</text:p>
              </table:table-cell>
              <table:table-cell office:value-type="float" office:value="0.311545411353576">
                <text:p>0.311545411353576</text:p>
              </table:table-cell>
              <table:table-cell office:value-type="float" office:value="0.311520330545707">
                <text:p>0.311520330545707</text:p>
              </table:table-cell>
              <table:table-cell office:value-type="float" office:value="0.311538579213358">
                <text:p>0.311538579213358</text:p>
              </table:table-cell>
              <table:table-cell office:value-type="float" office:value="0.311517795927488">
                <text:p>0.311517795927488</text:p>
              </table:table-cell>
              <table:table-cell office:value-type="float" office:value="0.311526514181931">
                <text:p>0.311526514181931</text:p>
              </table:table-cell>
              <table:table-cell office:value-type="float" office:value="0.311530601740204">
                <text:p>0.311530601740204</text:p>
              </table:table-cell>
              <table:table-cell office:value-type="float" office:value="0.311519151710671">
                <text:p>0.311519151710671</text:p>
              </table:table-cell>
              <table:table-cell office:value-type="float" office:value="0.311529646213219">
                <text:p>0.311529646213219</text:p>
              </table:table-cell>
              <table:table-cell office:value-type="float" office:value="0.311536548144436">
                <text:p>0.311536548144436</text:p>
              </table:table-cell>
              <table:table-cell office:value-type="float" office:value="0.311571104786621">
                <text:p>0.311571104786621</text:p>
              </table:table-cell>
              <table:table-cell office:value-type="float" office:value="0.311542981038447">
                <text:p>0.311542981038447</text:p>
              </table:table-cell>
              <table:table-cell office:value-type="float" office:value="0.311543918282704">
                <text:p>0.311543918282704</text:p>
              </table:table-cell>
              <table:table-cell office:value-type="float" office:value="0.31154558484381">
                <text:p>0.31154558484381</text:p>
              </table:table-cell>
              <table:table-cell office:value-type="float" office:value="0.311534625272356">
                <text:p>0.311534625272356</text:p>
              </table:table-cell>
              <table:table-cell office:value-type="float" office:value="0.311534532830413">
                <text:p>0.311534532830413</text:p>
              </table:table-cell>
              <table:table-cell office:value-type="float" office:value="0.311533423613174">
                <text:p>0.311533423613174</text:p>
              </table:table-cell>
            </table:table-row>
            <table:table-row>
              <table:table-cell office:value-type="string">
                <text:p>Potential diff</text:p>
                <draw:g>
                  <svg:desc>tfoot14.A8:tfoot14.A8</svg:desc>
                </draw:g>
              </table:table-cell>
              <table:table-cell office:value-type="float" office:value="0.00000898399563586949">
                <text:p>0.00000898399563586949</text:p>
                <draw:g>
                  <svg:desc>tfoot14.B8:tfoot14.LM8</svg:desc>
                </draw:g>
              </table:table-cell>
              <table:table-cell office:value-type="float" office:value="0.00000183645194035131">
                <text:p>0.00000183645194035131</text:p>
              </table:table-cell>
              <table:table-cell office:value-type="float" office:value="-0.0000122052545216689">
                <text:p>-0.0000122052545216689</text:p>
              </table:table-cell>
              <table:table-cell office:value-type="float" office:value="0.0000155100806489839">
                <text:p>0.0000155100806489839</text:p>
              </table:table-cell>
              <table:table-cell office:value-type="float" office:value="-0.0000427322543719577">
                <text:p>-0.0000427322543719577</text:p>
              </table:table-cell>
              <table:table-cell office:value-type="float" office:value="0.0000339830822581599">
                <text:p>0.0000339830822581599</text:p>
              </table:table-cell>
              <table:table-cell office:value-type="float" office:value="0.0000171401501610768">
                <text:p>0.0000171401501610768</text:p>
              </table:table-cell>
              <table:table-cell office:value-type="float" office:value="-0.0000228048486830557">
                <text:p>-0.0000228048486830557</text:p>
              </table:table-cell>
              <table:table-cell office:value-type="float" office:value="0.00000308525094322443">
                <text:p>0.00000308525094322443</text:p>
              </table:table-cell>
              <table:table-cell office:value-type="float" office:value="0.00000607383310596843">
                <text:p>0.00000607383310596843</text:p>
              </table:table-cell>
              <table:table-cell office:value-type="float" office:value="-0.00000742332832753823">
                <text:p>-0.00000742332832753823</text:p>
              </table:table-cell>
              <table:table-cell office:value-type="float" office:value="0.0000111886180731435">
                <text:p>0.0000111886180731435</text:p>
              </table:table-cell>
              <table:table-cell office:value-type="float" office:value="-0.0000219354475551881">
                <text:p>-0.0000219354475551881</text:p>
              </table:table-cell>
              <table:table-cell office:value-type="float" office:value="0.0000282559082725453">
                <text:p>0.0000282559082725453</text:p>
              </table:table-cell>
              <table:table-cell office:value-type="float" office:value="-0.00000651793041794857">
                <text:p>-0.00000651793041794857</text:p>
              </table:table-cell>
              <table:table-cell office:value-type="float" office:value="-0.00000955304248362321">
                <text:p>-0.00000955304248362321</text:p>
              </table:table-cell>
              <table:table-cell office:value-type="float" office:value="-0.00000222977758873588">
                <text:p>-0.00000222977758873588</text:p>
              </table:table-cell>
              <table:table-cell office:value-type="float" office:value="-0.000000538178869469164">
                <text:p>-0.000000538178869469164</text:p>
              </table:table-cell>
              <table:table-cell office:value-type="float" office:value="-0.00000876620704354236">
                <text:p>-0.00000876620704354236</text:p>
              </table:table-cell>
              <table:table-cell office:value-type="float" office:value="0.0000122331152355715">
                <text:p>0.0000122331152355715</text:p>
              </table:table-cell>
              <table:table-cell office:value-type="float" office:value="0.000000789632780995309">
                <text:p>0.000000789632780995309</text:p>
              </table:table-cell>
              <table:table-cell office:value-type="float" office:value="-0.000011433499750968">
                <text:p>-0.000011433499750968</text:p>
              </table:table-cell>
              <table:table-cell office:value-type="float" office:value="0.0000290197891214539">
                <text:p>0.0000290197891214539</text:p>
              </table:table-cell>
              <table:table-cell office:value-type="float" office:value="-0.0000107984390169125">
                <text:p>-0.0000107984390169125</text:p>
              </table:table-cell>
              <table:table-cell office:value-type="float" office:value="-0.00000530688360866893">
                <text:p>-0.00000530688360866893</text:p>
              </table:table-cell>
              <table:table-cell office:value-type="float" office:value="-0.00000453053231158629">
                <text:p>-0.00000453053231158629</text:p>
              </table:table-cell>
              <table:table-cell office:value-type="float" office:value="-0.0000114364020885605">
                <text:p>-0.0000114364020885605</text:p>
              </table:table-cell>
              <table:table-cell office:value-type="float" office:value="0.0000231611032930346">
                <text:p>0.0000231611032930346</text:p>
              </table:table-cell>
              <table:table-cell office:value-type="float" office:value="0.00000287548414013017">
                <text:p>0.00000287548414013017</text:p>
              </table:table-cell>
              <table:table-cell office:value-type="float" office:value="-0.0000183440424297854">
                <text:p>-0.0000183440424297854</text:p>
              </table:table-cell>
              <table:table-cell office:value-type="float" office:value="0.0000161958646109905">
                <text:p>0.0000161958646109905</text:p>
              </table:table-cell>
              <table:table-cell office:value-type="float" office:value="-0.0000256865689863828">
                <text:p>-0.0000256865689863828</text:p>
              </table:table-cell>
              <table:table-cell office:value-type="float" office:value="0.0000266808842659949">
                <text:p>0.0000266808842659949</text:p>
              </table:table-cell>
              <table:table-cell office:value-type="float" office:value="-0.00000789138323253891">
                <text:p>-0.00000789138323253891</text:p>
              </table:table-cell>
              <table:table-cell office:value-type="float" office:value="-0.00000846390984271528">
                <text:p>-0.00000846390984271528</text:p>
              </table:table-cell>
              <table:table-cell office:value-type="float" office:value="0.0000165936381559817">
                <text:p>0.0000165936381559817</text:p>
              </table:table-cell>
              <table:table-cell office:value-type="float" office:value="-0.0000178816020627304">
                <text:p>-0.0000178816020627304</text:p>
              </table:table-cell>
              <table:table-cell office:value-type="float" office:value="-0.00000537588795646027">
                <text:p>-0.00000537588795646027</text:p>
              </table:table-cell>
              <table:table-cell office:value-type="float" office:value="-0.00000255876740468119">
                <text:p>-0.00000255876740468119</text:p>
              </table:table-cell>
              <table:table-cell office:value-type="float" office:value="-0.00000566997988776796">
                <text:p>-0.00000566997988776796</text:p>
              </table:table-cell>
              <table:table-cell office:value-type="float" office:value="0.0000167130714778807">
                <text:p>0.0000167130714778807</text:p>
              </table:table-cell>
              <table:table-cell office:value-type="float" office:value="-0.000000126530007193981">
                <text:p>-0.000000126530007193981</text:p>
              </table:table-cell>
              <table:table-cell office:value-type="float" office:value="0.00000303206134921741">
                <text:p>0.00000303206134921741</text:p>
              </table:table-cell>
              <table:table-cell office:value-type="float" office:value="-0.000292585782767252">
                <text:p>-0.000292585782767252</text:p>
              </table:table-cell>
              <table:table-cell office:value-type="float" office:value="0.0000330344245801362">
                <text:p>0.0000330344245801362</text:p>
              </table:table-cell>
              <table:table-cell office:value-type="float" office:value="-0.0000873919941371537">
                <text:p>-0.0000873919941371537</text:p>
              </table:table-cell>
              <table:table-cell office:value-type="float" office:value="0.000419289537131662">
                <text:p>0.000419289537131662</text:p>
              </table:table-cell>
              <table:table-cell office:value-type="float" office:value="0.000538776040598044">
                <text:p>0.000538776040598044</text:p>
              </table:table-cell>
              <table:table-cell office:value-type="float" office:value="0.000622098986047037">
                <text:p>0.000622098986047037</text:p>
              </table:table-cell>
              <table:table-cell office:value-type="float" office:value="0.000417019842767319">
                <text:p>0.000417019842767319</text:p>
              </table:table-cell>
              <table:table-cell office:value-type="float" office:value="0.0000463057167936487">
                <text:p>0.0000463057167936487</text:p>
              </table:table-cell>
              <table:table-cell office:value-type="float" office:value="-0.00025274611685977">
                <text:p>-0.00025274611685977</text:p>
              </table:table-cell>
              <table:table-cell office:value-type="float" office:value="-0.000847007523969212">
                <text:p>-0.000847007523969212</text:p>
              </table:table-cell>
              <table:table-cell office:value-type="float" office:value="-0.0010926026956572">
                <text:p>-0.0010926026956572</text:p>
              </table:table-cell>
              <table:table-cell office:value-type="float" office:value="0.00143663148433587">
                <text:p>0.00143663148433587</text:p>
              </table:table-cell>
              <table:table-cell office:value-type="float" office:value="0.0443058341102457">
                <text:p>0.0443058341102457</text:p>
              </table:table-cell>
              <table:table-cell office:value-type="float" office:value="-0.000566205213324011">
                <text:p>-0.000566205213324011</text:p>
              </table:table-cell>
              <table:table-cell office:value-type="float" office:value="-0.000167060269090802">
                <text:p>-0.000167060269090802</text:p>
              </table:table-cell>
              <table:table-cell office:value-type="float" office:value="0.000557351024693509">
                <text:p>0.000557351024693509</text:p>
              </table:table-cell>
              <table:table-cell office:value-type="float" office:value="0.000920591771105872">
                <text:p>0.000920591771105872</text:p>
              </table:table-cell>
              <table:table-cell office:value-type="float" office:value="-0.00163237421516671">
                <text:p>-0.00163237421516671</text:p>
              </table:table-cell>
              <table:table-cell office:value-type="float" office:value="-0.0094989498182379">
                <text:p>-0.0094989498182379</text:p>
              </table:table-cell>
              <table:table-cell office:value-type="float" office:value="-0.023125066385181">
                <text:p>-0.023125066385181</text:p>
              </table:table-cell>
              <table:table-cell office:value-type="float" office:value="-0.00255326318515747">
                <text:p>-0.00255326318515747</text:p>
              </table:table-cell>
              <table:table-cell office:value-type="float" office:value="-0.00469772831736731">
                <text:p>-0.00469772831736731</text:p>
              </table:table-cell>
              <table:table-cell office:value-type="float" office:value="0.000071848816300013">
                <text:p>0.000071848816300013</text:p>
              </table:table-cell>
              <table:table-cell office:value-type="float" office:value="-0.000557122024702983">
                <text:p>-0.000557122024702983</text:p>
              </table:table-cell>
              <table:table-cell office:value-type="float" office:value="-0.00178802348509138">
                <text:p>-0.00178802348509138</text:p>
              </table:table-cell>
              <table:table-cell office:value-type="float" office:value="-0.00517331449520775">
                <text:p>-0.00517331449520775</text:p>
              </table:table-cell>
              <table:table-cell office:value-type="float" office:value="-0.000521332241579409">
                <text:p>-0.000521332241579409</text:p>
              </table:table-cell>
              <table:table-cell office:value-type="float" office:value="0.000383864157954883">
                <text:p>0.000383864157954883</text:p>
              </table:table-cell>
              <table:table-cell office:value-type="float" office:value="0.000307283048474494">
                <text:p>0.000307283048474494</text:p>
              </table:table-cell>
              <table:table-cell office:value-type="float" office:value="0.0412610801332476">
                <text:p>0.0412610801332476</text:p>
              </table:table-cell>
              <table:table-cell office:value-type="float" office:value="-0.00247936856363268">
                <text:p>-0.00247936856363268</text:p>
              </table:table-cell>
              <table:table-cell office:value-type="float" office:value="-0.0096103965982845">
                <text:p>-0.0096103965982845</text:p>
              </table:table-cell>
              <table:table-cell office:value-type="float" office:value="-0.00325750110307571">
                <text:p>-0.00325750110307571</text:p>
              </table:table-cell>
              <table:table-cell office:value-type="float" office:value="-0.00266705051193933">
                <text:p>-0.00266705051193933</text:p>
              </table:table-cell>
              <table:table-cell office:value-type="float" office:value="-0.00493240577371068">
                <text:p>-0.00493240577371068</text:p>
              </table:table-cell>
              <table:table-cell office:value-type="float" office:value="-0.0123300849592577">
                <text:p>-0.0123300849592577</text:p>
              </table:table-cell>
              <table:table-cell office:value-type="float" office:value="0.00717359362883369">
                <text:p>0.00717359362883369</text:p>
              </table:table-cell>
              <table:table-cell office:value-type="float" office:value="-0.00289271865853474">
                <text:p>-0.00289271865853474</text:p>
              </table:table-cell>
              <table:table-cell office:value-type="float" office:value="0.000182623509365265">
                <text:p>0.000182623509365265</text:p>
              </table:table-cell>
              <table:table-cell office:value-type="float" office:value="0.000684509422913149">
                <text:p>0.000684509422913149</text:p>
              </table:table-cell>
              <table:table-cell office:value-type="float" office:value="-0.00182474325445198">
                <text:p>-0.00182474325445198</text:p>
              </table:table-cell>
              <table:table-cell office:value-type="float" office:value="-0.00323060839617551">
                <text:p>-0.00323060839617551</text:p>
              </table:table-cell>
              <table:table-cell office:value-type="float" office:value="0.0181957109306856">
                <text:p>0.0181957109306856</text:p>
              </table:table-cell>
              <table:table-cell office:value-type="float" office:value="0.000501244165102444">
                <text:p>0.000501244165102444</text:p>
              </table:table-cell>
              <table:table-cell office:value-type="float" office:value="0.0134600042932869">
                <text:p>0.0134600042932869</text:p>
              </table:table-cell>
              <table:table-cell office:value-type="float" office:value="0.0040251741648839">
                <text:p>0.0040251741648839</text:p>
              </table:table-cell>
              <table:table-cell office:value-type="float" office:value="0.00450562201951754">
                <text:p>0.00450562201951754</text:p>
              </table:table-cell>
              <table:table-cell office:value-type="float" office:value="0.000174723220582096">
                <text:p>0.000174723220582096</text:p>
              </table:table-cell>
              <table:table-cell office:value-type="float" office:value="-0.00188753051714463">
                <text:p>-0.00188753051714463</text:p>
              </table:table-cell>
              <table:table-cell office:value-type="float" office:value="0.000229604306059561">
                <text:p>0.000229604306059561</text:p>
              </table:table-cell>
              <table:table-cell office:value-type="float" office:value="0.00146806435738395">
                <text:p>0.00146806435738395</text:p>
              </table:table-cell>
              <table:table-cell office:value-type="float" office:value="0.000308154609169609">
                <text:p>0.000308154609169609</text:p>
              </table:table-cell>
              <table:table-cell office:value-type="float" office:value="-0.0002930277290627">
                <text:p>-0.0002930277290627</text:p>
              </table:table-cell>
              <table:table-cell office:value-type="float" office:value="-0.00461668206610027">
                <text:p>-0.00461668206610027</text:p>
              </table:table-cell>
              <table:table-cell office:value-type="float" office:value="-0.0257870814809324">
                <text:p>-0.0257870814809324</text:p>
              </table:table-cell>
              <table:table-cell office:value-type="float" office:value="-0.00486172078123809">
                <text:p>-0.00486172078123809</text:p>
              </table:table-cell>
              <table:table-cell office:value-type="float" office:value="-0.00170996722901212">
                <text:p>-0.00170996722901212</text:p>
              </table:table-cell>
              <table:table-cell office:value-type="float" office:value="-0.00019951515901645">
                <text:p>-0.00019951515901645</text:p>
              </table:table-cell>
              <table:table-cell office:value-type="float" office:value="-0.000128805047432734">
                <text:p>-0.000128805047432734</text:p>
              </table:table-cell>
              <table:table-cell office:value-type="float" office:value="-0.000134893050047824">
                <text:p>-0.000134893050047824</text:p>
              </table:table-cell>
              <table:table-cell office:value-type="float" office:value="-0.000508057300721343">
                <text:p>-0.000508057300721343</text:p>
              </table:table-cell>
              <table:table-cell office:value-type="float" office:value="-0.0019096426872699">
                <text:p>-0.0019096426872699</text:p>
              </table:table-cell>
              <table:table-cell office:value-type="float" office:value="-0.00197400657742414">
                <text:p>-0.00197400657742414</text:p>
              </table:table-cell>
              <table:table-cell office:value-type="float" office:value="0.00290242770258281">
                <text:p>0.00290242770258281</text:p>
              </table:table-cell>
              <table:table-cell office:value-type="float" office:value="0.0346964217835861">
                <text:p>0.0346964217835861</text:p>
              </table:table-cell>
              <table:table-cell office:value-type="float" office:value="-0.00398192751605953">
                <text:p>-0.00398192751605953</text:p>
              </table:table-cell>
              <table:table-cell office:value-type="float" office:value="-0.00717971013513569">
                <text:p>-0.00717971013513569</text:p>
              </table:table-cell>
              <table:table-cell office:value-type="float" office:value="-0.00267374280143512">
                <text:p>-0.00267374280143512</text:p>
              </table:table-cell>
              <table:table-cell office:value-type="float" office:value="-0.00340681987950675">
                <text:p>-0.00340681987950675</text:p>
              </table:table-cell>
              <table:table-cell office:value-type="float" office:value="-0.0125189953655449">
                <text:p>-0.0125189953655449</text:p>
              </table:table-cell>
              <table:table-cell office:value-type="float" office:value="-0.00158269778035497">
                <text:p>-0.00158269778035497</text:p>
              </table:table-cell>
              <table:table-cell office:value-type="float" office:value="-0.00176956594706512">
                <text:p>-0.00176956594706512</text:p>
              </table:table-cell>
              <table:table-cell office:value-type="float" office:value="0.000548998108641785">
                <text:p>0.000548998108641785</text:p>
              </table:table-cell>
              <table:table-cell office:value-type="float" office:value="0.00218358700218857">
                <text:p>0.00218358700218857</text:p>
              </table:table-cell>
              <table:table-cell office:value-type="float" office:value="0.000461050551165132">
                <text:p>0.000461050551165132</text:p>
              </table:table-cell>
              <table:table-cell office:value-type="float" office:value="-0.00245871242411194">
                <text:p>-0.00245871242411194</text:p>
              </table:table-cell>
              <table:table-cell office:value-type="float" office:value="0.0173083276401584">
                <text:p>0.0173083276401584</text:p>
              </table:table-cell>
              <table:table-cell office:value-type="float" office:value="0.00442979462270376">
                <text:p>0.00442979462270376</text:p>
              </table:table-cell>
              <table:table-cell office:value-type="float" office:value="0.013905393225363">
                <text:p>0.013905393225363</text:p>
              </table:table-cell>
              <table:table-cell office:value-type="float" office:value="0.00105488242817009">
                <text:p>0.00105488242817009</text:p>
              </table:table-cell>
              <table:table-cell office:value-type="float" office:value="-0.00100905262597562">
                <text:p>-0.00100905262597562</text:p>
              </table:table-cell>
              <table:table-cell office:value-type="float" office:value="-0.00219713150355583">
                <text:p>-0.00219713150355583</text:p>
              </table:table-cell>
              <table:table-cell office:value-type="float" office:value="-0.000409235208506109">
                <text:p>-0.000409235208506109</text:p>
              </table:table-cell>
              <table:table-cell office:value-type="float" office:value="0.000198830068436573">
                <text:p>0.000198830068436573</text:p>
              </table:table-cell>
              <table:table-cell office:value-type="float" office:value="0.00206506391348249">
                <text:p>0.00206506391348249</text:p>
              </table:table-cell>
              <table:table-cell office:value-type="float" office:value="0.000749750619957579">
                <text:p>0.000749750619957579</text:p>
              </table:table-cell>
              <table:table-cell office:value-type="float" office:value="0.0000937472633587566">
                <text:p>0.0000937472633587566</text:p>
              </table:table-cell>
              <table:table-cell office:value-type="float" office:value="-0.00294813172092362">
                <text:p>-0.00294813172092362</text:p>
              </table:table-cell>
              <table:table-cell office:value-type="float" office:value="-0.0283349365933785">
                <text:p>-0.0283349365933785</text:p>
              </table:table-cell>
              <table:table-cell office:value-type="float" office:value="-0.00231337478664057">
                <text:p>-0.00231337478664057</text:p>
              </table:table-cell>
              <table:table-cell office:value-type="float" office:value="-0.000530637264164746">
                <text:p>-0.000530637264164746</text:p>
              </table:table-cell>
              <table:table-cell office:value-type="float" office:value="-0.00103183737281881">
                <text:p>-0.00103183737281881</text:p>
              </table:table-cell>
              <table:table-cell office:value-type="float" office:value="-0.00128274589100147">
                <text:p>-0.00128274589100147</text:p>
              </table:table-cell>
              <table:table-cell office:value-type="float" office:value="-0.00275024675103286">
                <text:p>-0.00275024675103286</text:p>
              </table:table-cell>
              <table:table-cell office:value-type="float" office:value="-0.00311238917641005">
                <text:p>-0.00311238917641005</text:p>
              </table:table-cell>
              <table:table-cell office:value-type="float" office:value="-0.00030866116305911">
                <text:p>-0.00030866116305911</text:p>
              </table:table-cell>
              <table:table-cell office:value-type="float" office:value="-0.000237132991724509">
                <text:p>-0.000237132991724509</text:p>
              </table:table-cell>
              <table:table-cell office:value-type="float" office:value="0.0405938883677784">
                <text:p>0.0405938883677784</text:p>
              </table:table-cell>
              <table:table-cell office:value-type="float" office:value="-0.00195719946284656">
                <text:p>-0.00195719946284656</text:p>
              </table:table-cell>
              <table:table-cell office:value-type="float" office:value="-0.00569771074010245">
                <text:p>-0.00569771074010245</text:p>
              </table:table-cell>
              <table:table-cell office:value-type="float" office:value="-0.00229620002254816">
                <text:p>-0.00229620002254816</text:p>
              </table:table-cell>
              <table:table-cell office:value-type="float" office:value="-0.00490404221115609">
                <text:p>-0.00490404221115609</text:p>
              </table:table-cell>
              <table:table-cell office:value-type="float" office:value="-0.0179473711805475">
                <text:p>-0.0179473711805475</text:p>
              </table:table-cell>
              <table:table-cell office:value-type="float" office:value="-0.00194809813552504">
                <text:p>-0.00194809813552504</text:p>
              </table:table-cell>
              <table:table-cell office:value-type="float" office:value="0.000926300460330098">
                <text:p>0.000926300460330098</text:p>
              </table:table-cell>
              <table:table-cell office:value-type="float" office:value="0.0000651662937412034">
                <text:p>0.0000651662937412034</text:p>
              </table:table-cell>
              <table:table-cell office:value-type="float" office:value="-0.000951659158940243">
                <text:p>-0.000951659158940243</text:p>
              </table:table-cell>
              <table:table-cell office:value-type="float" office:value="-0.000699414615425442">
                <text:p>-0.000699414615425442</text:p>
              </table:table-cell>
              <table:table-cell office:value-type="float" office:value="0.0350702374725342">
                <text:p>0.0350702374725342</text:p>
              </table:table-cell>
              <table:table-cell office:value-type="float" office:value="0.00336406308001908">
                <text:p>0.00336406308001908</text:p>
              </table:table-cell>
              <table:table-cell office:value-type="float" office:value="0.00153342622084013">
                <text:p>0.00153342622084013</text:p>
              </table:table-cell>
              <table:table-cell office:value-type="float" office:value="0.000372069406459841">
                <text:p>0.000372069406459841</text:p>
              </table:table-cell>
              <table:table-cell office:value-type="float" office:value="0.00114750159051891">
                <text:p>0.00114750159051891</text:p>
              </table:table-cell>
              <table:table-cell office:value-type="float" office:value="-0.000935812088264543">
                <text:p>-0.000935812088264543</text:p>
              </table:table-cell>
              <table:table-cell office:value-type="float" office:value="-0.00222443229090574">
                <text:p>-0.00222443229090574</text:p>
              </table:table-cell>
              <table:table-cell office:value-type="float" office:value="-0.00383097238332641">
                <text:p>-0.00383097238332641</text:p>
              </table:table-cell>
              <table:table-cell office:value-type="float" office:value="-0.0324163976062984">
                <text:p>-0.0324163976062984</text:p>
              </table:table-cell>
              <table:table-cell office:value-type="float" office:value="-0.00109185116023031">
                <text:p>-0.00109185116023031</text:p>
              </table:table-cell>
              <table:table-cell office:value-type="float" office:value="-0.000726573449296497">
                <text:p>-0.000726573449296497</text:p>
              </table:table-cell>
              <table:table-cell office:value-type="float" office:value="-0.00120916929376452">
                <text:p>-0.00120916929376452</text:p>
              </table:table-cell>
              <table:table-cell office:value-type="float" office:value="-0.000466799022017184">
                <text:p>-0.000466799022017184</text:p>
              </table:table-cell>
              <table:table-cell office:value-type="float" office:value="-0.000846311644402631">
                <text:p>-0.000846311644402631</text:p>
              </table:table-cell>
              <table:table-cell office:value-type="float" office:value="-0.000323609690254467">
                <text:p>-0.000323609690254467</text:p>
              </table:table-cell>
              <table:table-cell office:value-type="float" office:value="-0.00077228608812413">
                <text:p>-0.00077228608812413</text:p>
              </table:table-cell>
              <table:table-cell office:value-type="float" office:value="0.0371133863722941">
                <text:p>0.0371133863722941</text:p>
              </table:table-cell>
              <table:table-cell office:value-type="float" office:value="-0.00276312269850354">
                <text:p>-0.00276312269850354</text:p>
              </table:table-cell>
              <table:table-cell office:value-type="float" office:value="-0.00840713029434043">
                <text:p>-0.00840713029434043</text:p>
              </table:table-cell>
              <table:table-cell office:value-type="float" office:value="-0.00231815275791969">
                <text:p>-0.00231815275791969</text:p>
              </table:table-cell>
              <table:table-cell office:value-type="float" office:value="-0.00121596628394588">
                <text:p>-0.00121596628394588</text:p>
              </table:table-cell>
              <table:table-cell office:value-type="float" office:value="-0.00147494770451279">
                <text:p>-0.00147494770451279</text:p>
              </table:table-cell>
              <table:table-cell office:value-type="float" office:value="-0.0123176106497131">
                <text:p>-0.0123176106497131</text:p>
              </table:table-cell>
              <table:table-cell office:value-type="float" office:value="0.000291308718316174">
                <text:p>0.000291308718316174</text:p>
              </table:table-cell>
              <table:table-cell office:value-type="float" office:value="-0.00169563995543337">
                <text:p>-0.00169563995543337</text:p>
              </table:table-cell>
              <table:table-cell office:value-type="float" office:value="0.00122887494781115">
                <text:p>0.00122887494781115</text:p>
              </table:table-cell>
              <table:table-cell office:value-type="float" office:value="-0.0000524042141636372">
                <text:p>-0.0000524042141636372</text:p>
              </table:table-cell>
              <table:table-cell office:value-type="float" office:value="-0.00262533322439823">
                <text:p>-0.00262533322439823</text:p>
              </table:table-cell>
              <table:table-cell office:value-type="float" office:value="-0.00338448963965027">
                <text:p>-0.00338448963965027</text:p>
              </table:table-cell>
              <table:table-cell office:value-type="float" office:value="0.0208347287477992">
                <text:p>0.0208347287477992</text:p>
              </table:table-cell>
              <table:table-cell office:value-type="float" office:value="0.00445266977789488">
                <text:p>0.00445266977789488</text:p>
              </table:table-cell>
              <table:table-cell office:value-type="float" office:value="0.00614560017016241">
                <text:p>0.00614560017016241</text:p>
              </table:table-cell>
              <table:table-cell office:value-type="float" office:value="0.00416635768272045">
                <text:p>0.00416635768272045</text:p>
              </table:table-cell>
              <table:table-cell office:value-type="float" office:value="0.00273506822226438">
                <text:p>0.00273506822226438</text:p>
              </table:table-cell>
              <table:table-cell office:value-type="float" office:value="0.00187284929230702">
                <text:p>0.00187284929230702</text:p>
              </table:table-cell>
              <table:table-cell office:value-type="float" office:value="0.00258001653533579">
                <text:p>0.00258001653533579</text:p>
              </table:table-cell>
              <table:table-cell office:value-type="float" office:value="-0.000484873772129413">
                <text:p>-0.000484873772129413</text:p>
              </table:table-cell>
              <table:table-cell office:value-type="float" office:value="-0.000689375037621121">
                <text:p>-0.000689375037621121</text:p>
              </table:table-cell>
              <table:table-cell office:value-type="float" office:value="-0.000223735096231692">
                <text:p>-0.000223735096231692</text:p>
              </table:table-cell>
              <table:table-cell office:value-type="float" office:value="0.000348339272066123">
                <text:p>0.000348339272066123</text:p>
              </table:table-cell>
              <table:table-cell office:value-type="float" office:value="0.00262490079919037">
                <text:p>0.00262490079919037</text:p>
              </table:table-cell>
              <table:table-cell office:value-type="float" office:value="-0.00096222833979015">
                <text:p>-0.00096222833979015</text:p>
              </table:table-cell>
              <table:table-cell office:value-type="float" office:value="-0.00373587934070296">
                <text:p>-0.00373587934070296</text:p>
              </table:table-cell>
              <table:table-cell office:value-type="float" office:value="-0.032197071850861">
                <text:p>-0.032197071850861</text:p>
              </table:table-cell>
              <table:table-cell office:value-type="float" office:value="-0.0026687756644958">
                <text:p>-0.0026687756644958</text:p>
              </table:table-cell>
              <table:table-cell office:value-type="float" office:value="-0.000995118832001651">
                <text:p>-0.000995118832001651</text:p>
              </table:table-cell>
              <table:table-cell office:value-type="float" office:value="-0.000149136969988917">
                <text:p>-0.000149136969988917</text:p>
              </table:table-cell>
              <table:table-cell office:value-type="float" office:value="-0.000187300933409962">
                <text:p>-0.000187300933409962</text:p>
              </table:table-cell>
              <table:table-cell office:value-type="float" office:value="0.0204417243988576">
                <text:p>0.0204417243988576</text:p>
              </table:table-cell>
              <table:table-cell office:value-type="float" office:value="-0.00919053585513879">
                <text:p>-0.00919053585513879</text:p>
              </table:table-cell>
              <table:table-cell office:value-type="float" office:value="-0.00464623010604426">
                <text:p>-0.00464623010604426</text:p>
              </table:table-cell>
              <table:table-cell office:value-type="float" office:value="-0.0088021959821567">
                <text:p>-0.0088021959821567</text:p>
              </table:table-cell>
              <table:table-cell office:value-type="float" office:value="0.00013507250579764">
                <text:p>0.00013507250579764</text:p>
              </table:table-cell>
              <table:table-cell office:value-type="float" office:value="0.00272873913621757">
                <text:p>0.00272873913621757</text:p>
              </table:table-cell>
              <table:table-cell office:value-type="float" office:value="-0.00119353890567409">
                <text:p>-0.00119353890567409</text:p>
              </table:table-cell>
              <table:table-cell office:value-type="float" office:value="-0.000855587668339486">
                <text:p>-0.000855587668339486</text:p>
              </table:table-cell>
              <table:table-cell office:value-type="float" office:value="-0.00110405843920763">
                <text:p>-0.00110405843920763</text:p>
              </table:table-cell>
              <table:table-cell office:value-type="float" office:value="-0.000462718611923429">
                <text:p>-0.000462718611923429</text:p>
              </table:table-cell>
              <table:table-cell office:value-type="float" office:value="-0.00255899264175519">
                <text:p>-0.00255899264175519</text:p>
              </table:table-cell>
              <table:table-cell office:value-type="float" office:value="-0.0012319368037027">
                <text:p>-0.0012319368037027</text:p>
              </table:table-cell>
              <table:table-cell office:value-type="float" office:value="0.00270543174063431">
                <text:p>0.00270543174063431</text:p>
              </table:table-cell>
              <table:table-cell office:value-type="float" office:value="0.00566718666529625">
                <text:p>0.00566718666529625</text:p>
              </table:table-cell>
              <table:table-cell office:value-type="float" office:value="0.00594165266667973">
                <text:p>0.00594165266667973</text:p>
              </table:table-cell>
              <table:table-cell office:value-type="float" office:value="0.00565982767288892">
                <text:p>0.00565982767288892</text:p>
              </table:table-cell>
              <table:table-cell office:value-type="float" office:value="0.0106261509463395">
                <text:p>0.0106261509463395</text:p>
              </table:table-cell>
              <table:table-cell office:value-type="float" office:value="0.00263595479746587">
                <text:p>0.00263595479746587</text:p>
              </table:table-cell>
              <table:table-cell office:value-type="float" office:value="0.00290035965933477">
                <text:p>0.00290035965933477</text:p>
              </table:table-cell>
              <table:table-cell office:value-type="float" office:value="-0.000246601214860809">
                <text:p>-0.000246601214860809</text:p>
              </table:table-cell>
              <table:table-cell office:value-type="float" office:value="-0.000529691334050397">
                <text:p>-0.000529691334050397</text:p>
              </table:table-cell>
              <table:table-cell office:value-type="float" office:value="-0.000573012803667172">
                <text:p>-0.000573012803667172</text:p>
              </table:table-cell>
              <table:table-cell office:value-type="float" office:value="0.00185719802055195">
                <text:p>0.00185719802055195</text:p>
              </table:table-cell>
              <table:table-cell office:value-type="float" office:value="0.00035850626261813">
                <text:p>0.00035850626261813</text:p>
              </table:table-cell>
              <table:table-cell office:value-type="float" office:value="-0.000738915989461075">
                <text:p>-0.000738915989461075</text:p>
              </table:table-cell>
              <table:table-cell office:value-type="float" office:value="-0.00331131547777153">
                <text:p>-0.00331131547777153</text:p>
              </table:table-cell>
              <table:table-cell office:value-type="float" office:value="-0.0186688455083328">
                <text:p>-0.0186688455083328</text:p>
              </table:table-cell>
              <table:table-cell office:value-type="float" office:value="-0.000680148611253595">
                <text:p>-0.000680148611253595</text:p>
              </table:table-cell>
              <table:table-cell office:value-type="float" office:value="-0.000370668345317238">
                <text:p>-0.000370668345317238</text:p>
              </table:table-cell>
              <table:table-cell office:value-type="float" office:value="0.0237434238133083">
                <text:p>0.0237434238133083</text:p>
              </table:table-cell>
              <table:table-cell office:value-type="float" office:value="-0.000985943004331802">
                <text:p>-0.000985943004331802</text:p>
              </table:table-cell>
              <table:table-cell office:value-type="float" office:value="-0.00693653712392795">
                <text:p>-0.00693653712392795</text:p>
              </table:table-cell>
              <table:table-cell office:value-type="float" office:value="-0.00343652289992213">
                <text:p>-0.00343652289992213</text:p>
              </table:table-cell>
              <table:table-cell office:value-type="float" office:value="-0.00296340626391467">
                <text:p>-0.00296340626391467</text:p>
              </table:table-cell>
              <table:table-cell office:value-type="float" office:value="-0.00202538981914924">
                <text:p>-0.00202538981914924</text:p>
              </table:table-cell>
              <table:table-cell office:value-type="float" office:value="-0.00242303066308835">
                <text:p>-0.00242303066308835</text:p>
              </table:table-cell>
              <table:table-cell office:value-type="float" office:value="-0.0106339123715149">
                <text:p>-0.0106339123715149</text:p>
              </table:table-cell>
              <table:table-cell office:value-type="float" office:value="0.00153664540292081">
                <text:p>0.00153664540292081</text:p>
              </table:table-cell>
              <table:table-cell office:value-type="float" office:value="0.000358247016162494">
                <text:p>0.000358247016162494</text:p>
              </table:table-cell>
              <table:table-cell office:value-type="float" office:value="-0.000410928195203775">
                <text:p>-0.000410928195203775</text:p>
              </table:table-cell>
              <table:table-cell office:value-type="float" office:value="0.000545257286437062">
                <text:p>0.000545257286437062</text:p>
              </table:table-cell>
              <table:table-cell office:value-type="float" office:value="0.000391590190720659">
                <text:p>0.000391590190720659</text:p>
              </table:table-cell>
              <table:table-cell office:value-type="float" office:value="-0.000651468172984337">
                <text:p>-0.000651468172984337</text:p>
              </table:table-cell>
              <table:table-cell office:value-type="float" office:value="-0.00163121631524443">
                <text:p>-0.00163121631524443</text:p>
              </table:table-cell>
              <table:table-cell office:value-type="float" office:value="-0.000768435520128008">
                <text:p>-0.000768435520128008</text:p>
              </table:table-cell>
              <table:table-cell office:value-type="float" office:value="0.0000249105184894072">
                <text:p>0.0000249105184894072</text:p>
              </table:table-cell>
              <table:table-cell office:value-type="float" office:value="0.0000588490759802496">
                <text:p>0.0000588490759802496</text:p>
              </table:table-cell>
              <table:table-cell office:value-type="float" office:value="0.000207059403753484">
                <text:p>0.000207059403753484</text:p>
              </table:table-cell>
              <table:table-cell office:value-type="float" office:value="0.000316987543819425">
                <text:p>0.000316987543819425</text:p>
              </table:table-cell>
              <table:table-cell office:value-type="float" office:value="0.000190153321177444">
                <text:p>0.000190153321177444</text:p>
              </table:table-cell>
              <table:table-cell office:value-type="float" office:value="0.0000537469209522246">
                <text:p>0.0000537469209522246</text:p>
              </table:table-cell>
              <table:table-cell office:value-type="float" office:value="0.000165569530091225">
                <text:p>0.000165569530091225</text:p>
              </table:table-cell>
              <table:table-cell office:value-type="float" office:value="0.0000786396555659263">
                <text:p>0.0000786396555659263</text:p>
              </table:table-cell>
              <table:table-cell office:value-type="float" office:value="0.0000136767800583693">
                <text:p>0.0000136767800583693</text:p>
              </table:table-cell>
              <table:table-cell office:value-type="float" office:value="0.0000114917197394648">
                <text:p>0.0000114917197394648</text:p>
              </table:table-cell>
              <table:table-cell office:value-type="float" office:value="0.0000821945511835231">
                <text:p>0.0000821945511835231</text:p>
              </table:table-cell>
              <table:table-cell office:value-type="float" office:value="-0.0000681258196131296">
                <text:p>-0.0000681258196131296</text:p>
              </table:table-cell>
              <table:table-cell office:value-type="float" office:value="0.0000212397138364961">
                <text:p>0.0000212397138364961</text:p>
              </table:table-cell>
              <table:table-cell office:value-type="float" office:value="0.0000345675539344947">
                <text:p>0.0000345675539344947</text:p>
              </table:table-cell>
              <table:table-cell office:value-type="float" office:value="-0.00000253834179125834">
                <text:p>-0.00000253834179125834</text:p>
              </table:table-cell>
              <table:table-cell office:value-type="float" office:value="0.0000507420041702122">
                <text:p>0.0000507420041702122</text:p>
              </table:table-cell>
              <table:table-cell office:value-type="float" office:value="-0.00000176297348730703">
                <text:p>-0.00000176297348730703</text:p>
              </table:table-cell>
              <table:table-cell office:value-type="float" office:value="-0.0000197347906273904">
                <text:p>-0.0000197347906273904</text:p>
              </table:table-cell>
              <table:table-cell office:value-type="float" office:value="0.00000369838885921903">
                <text:p>0.00000369838885921903</text:p>
              </table:table-cell>
              <table:table-cell office:value-type="float" office:value="-0.0000176535504755604">
                <text:p>-0.0000176535504755604</text:p>
              </table:table-cell>
              <table:table-cell office:value-type="float" office:value="0.0000109801329958303">
                <text:p>0.0000109801329958303</text:p>
              </table:table-cell>
              <table:table-cell office:value-type="float" office:value="-0.0000309312351255975">
                <text:p>-0.0000309312351255975</text:p>
              </table:table-cell>
              <table:table-cell office:value-type="float" office:value="0.000015644723467545">
                <text:p>0.000015644723467545</text:p>
              </table:table-cell>
              <table:table-cell office:value-type="float" office:value="-0.0000119463411259457">
                <text:p>-0.0000119463411259457</text:p>
              </table:table-cell>
              <table:table-cell office:value-type="float" office:value="0.0000338027900105287">
                <text:p>0.0000338027900105287</text:p>
              </table:table-cell>
              <table:table-cell office:value-type="float" office:value="-0.0000521260147525737">
                <text:p>-0.0000521260147525737</text:p>
              </table:table-cell>
              <table:table-cell office:value-type="float" office:value="0.0000331826195297813">
                <text:p>0.0000331826195297813</text:p>
              </table:table-cell>
              <table:table-cell office:value-type="float" office:value="-0.000033424242760316">
                <text:p>-0.000033424242760316</text:p>
              </table:table-cell>
              <table:table-cell office:value-type="float" office:value="0.0000319256970435777">
                <text:p>0.0000319256970435777</text:p>
              </table:table-cell>
              <table:table-cell office:value-type="float" office:value="-0.0000137997993112093">
                <text:p>-0.0000137997993112093</text:p>
              </table:table-cell>
              <table:table-cell office:value-type="float" office:value="0.0000117806555472999">
                <text:p>0.0000117806555472999</text:p>
              </table:table-cell>
              <table:table-cell office:value-type="float" office:value="-0.00000414597900827429">
                <text:p>-0.00000414597900827429</text:p>
              </table:table-cell>
              <table:table-cell office:value-type="float" office:value="-0.0000134179946382207">
                <text:p>-0.0000134179946382207</text:p>
              </table:table-cell>
              <table:table-cell office:value-type="float" office:value="-0.00000611151458834724">
                <text:p>-0.00000611151458834724</text:p>
              </table:table-cell>
              <table:table-cell office:value-type="float" office:value="0.00000709712023594378">
                <text:p>0.00000709712023594378</text:p>
              </table:table-cell>
              <table:table-cell office:value-type="float" office:value="0.0000108937726077119">
                <text:p>0.0000108937726077119</text:p>
              </table:table-cell>
              <table:table-cell office:value-type="float" office:value="0.0000223605753074674">
                <text:p>0.0000223605753074674</text:p>
              </table:table-cell>
              <table:table-cell office:value-type="float" office:value="-0.0000371782983456526">
                <text:p>-0.0000371782983456526</text:p>
              </table:table-cell>
              <table:table-cell office:value-type="float" office:value="0.00000927011137924483">
                <text:p>0.00000927011137924483</text:p>
              </table:table-cell>
              <table:table-cell office:value-type="float" office:value="-0.000000131224697497156">
                <text:p>-0.000000131224697497156</text:p>
              </table:table-cell>
              <table:table-cell office:value-type="float" office:value="-0.0000140311267877724">
                <text:p>-0.0000140311267877724</text:p>
              </table:table-cell>
              <table:table-cell office:value-type="float" office:value="-0.00000147726720733932">
                <text:p>-0.00000147726720733932</text:p>
              </table:table-cell>
              <table:table-cell office:value-type="float" office:value="0.0000111646983518288">
                <text:p>0.0000111646983518288</text:p>
              </table:table-cell>
              <table:table-cell office:value-type="float" office:value="-0.00000261173273263804">
                <text:p>-0.00000261173273263804</text:p>
              </table:table-cell>
              <table:table-cell office:value-type="float" office:value="-0.00000727759298779773">
                <text:p>-0.00000727759298779773</text:p>
              </table:table-cell>
              <table:table-cell office:value-type="float" office:value="0.0000303934487261293">
                <text:p>0.0000303934487261293</text:p>
              </table:table-cell>
              <table:table-cell office:value-type="float" office:value="0.00000047012543974434">
                <text:p>0.00000047012543974434</text:p>
              </table:table-cell>
              <table:table-cell office:value-type="float" office:value="-0.0000160124837484954">
                <text:p>-0.0000160124837484954</text:p>
              </table:table-cell>
              <table:table-cell office:value-type="float" office:value="0.00000095764966329126">
                <text:p>0.00000095764966329126</text:p>
              </table:table-cell>
              <table:table-cell office:value-type="float" office:value="0.00000910151693694905">
                <text:p>0.00000910151693694905</text:p>
              </table:table-cell>
              <table:table-cell office:value-type="float" office:value="0.0000166696305524683">
                <text:p>0.0000166696305524683</text:p>
              </table:table-cell>
              <table:table-cell office:value-type="float" office:value="-0.0000375091275988115">
                <text:p>-0.0000375091275988115</text:p>
              </table:table-cell>
              <table:table-cell office:value-type="float" office:value="-0.0000192845000516195">
                <text:p>-0.0000192845000516195</text:p>
              </table:table-cell>
              <table:table-cell office:value-type="float" office:value="0.0000285879867066852">
                <text:p>0.0000285879867066852</text:p>
              </table:table-cell>
              <table:table-cell office:value-type="float" office:value="0.0000204427843539245">
                <text:p>0.0000204427843539245</text:p>
              </table:table-cell>
              <table:table-cell office:value-type="float" office:value="-0.0000588605901881145">
                <text:p>-0.0000588605901881145</text:p>
              </table:table-cell>
              <table:table-cell office:value-type="float" office:value="0.0000302925771472617">
                <text:p>0.0000302925771472617</text:p>
              </table:table-cell>
              <table:table-cell office:value-type="float" office:value="0.0000118309078643852">
                <text:p>0.0000118309078643852</text:p>
              </table:table-cell>
              <table:table-cell office:value-type="float" office:value="-0.000035719769194309">
                <text:p>-0.000035719769194309</text:p>
              </table:table-cell>
              <table:table-cell office:value-type="float" office:value="0.0000358798310694519">
                <text:p>0.0000358798310694519</text:p>
              </table:table-cell>
              <table:table-cell office:value-type="float" office:value="0.00000775759552329447">
                <text:p>0.00000775759552329447</text:p>
              </table:table-cell>
              <table:table-cell office:value-type="float" office:value="-0.0000149772402620596">
                <text:p>-0.0000149772402620596</text:p>
              </table:table-cell>
              <table:table-cell office:value-type="float" office:value="0.0000326462232554392">
                <text:p>0.0000326462232554392</text:p>
              </table:table-cell>
              <table:table-cell office:value-type="float" office:value="-0.0000187449846000831">
                <text:p>-0.0000187449846000831</text:p>
              </table:table-cell>
              <table:table-cell office:value-type="float" office:value="0.00000113531880485684">
                <text:p>0.00000113531880485684</text:p>
              </table:table-cell>
              <table:table-cell office:value-type="float" office:value="-0.0000250808078689491">
                <text:p>-0.0000250808078689491</text:p>
              </table:table-cell>
              <table:table-cell office:value-type="float" office:value="0.000018248667651044">
                <text:p>0.000018248667651044</text:p>
              </table:table-cell>
              <table:table-cell office:value-type="float" office:value="-0.0000207832858697965">
                <text:p>-0.0000207832858697965</text:p>
              </table:table-cell>
              <table:table-cell office:value-type="float" office:value="0.00000871825444231922">
                <text:p>0.00000871825444231922</text:p>
              </table:table-cell>
              <table:table-cell office:value-type="float" office:value="0.00000408755827341345">
                <text:p>0.00000408755827341345</text:p>
              </table:table-cell>
              <table:table-cell office:value-type="float" office:value="-0.0000114500295333442">
                <text:p>-0.0000114500295333442</text:p>
              </table:table-cell>
              <table:table-cell office:value-type="float" office:value="0.0000104945025482528">
                <text:p>0.0000104945025482528</text:p>
              </table:table-cell>
              <table:table-cell office:value-type="float" office:value="0.00000690193121705152">
                <text:p>0.00000690193121705152</text:p>
              </table:table-cell>
              <table:table-cell office:value-type="float" office:value="0.0000345566421854349">
                <text:p>0.0000345566421854349</text:p>
              </table:table-cell>
              <table:table-cell office:value-type="float" office:value="-0.0000281237481746799">
                <text:p>-0.0000281237481746799</text:p>
              </table:table-cell>
              <table:table-cell office:value-type="float" office:value="0.000000937244257315228">
                <text:p>0.000000937244257315228</text:p>
              </table:table-cell>
              <table:table-cell office:value-type="float" office:value="0.00000166656110633934">
                <text:p>0.00000166656110633934</text:p>
              </table:table-cell>
              <table:table-cell office:value-type="float" office:value="-0.000010959571454916">
                <text:p>-0.000010959571454916</text:p>
              </table:table-cell>
              <table:table-cell office:value-type="float" office:value="-0.0000000924419422121403">
                <text:p>-0.0000000924419422121403</text:p>
              </table:table-cell>
              <table:table-cell office:value-type="float" office:value="-0.0000011092172390037">
                <text:p>-0.0000011092172390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